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38mm" svg:height="146.68mm" svg:x="227.04mm" svg:y="28.37mm">
            <loext:p draw:notify-on-update-of-ranges="Sheet1.E5:Sheet1.E694 Sheet1.G5:Sheet1.G69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73.89mm" svg:height="172.19mm" svg:x="22.58mm" svg:y="69.79mm">
            <loext:p draw:notify-on-update-of-ranges="Sheet1.E6:Sheet1.E694 Sheet1.H6:Sheet1.H69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up to 90 client in 300sec</text:p>
          </table:table-cell>
          <table:table-cell table:number-columns-repeated="26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table:number-columns-repeated="2" office:value-type="float" office:value="1461835678" calcext:value-type="float">
            <text:p>1461835678</text:p>
          </table:table-cell>
          <table:table-cell table:formula="of:=[.D5]-[.C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90/300" office:value-type="float" office:value="0.3" calcext:value-type="float">
            <text:p>0,3</text:p>
          </table:table-cell>
          <table:table-cell table:number-columns-repeated="6"/>
          <table:table-cell office:value-type="float" office:value="1461835677307" calcext:value-type="float">
            <text:p>1461835677307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679" calcext:value-type="float">
            <text:p>1461835679</text:p>
          </table:table-cell>
          <table:table-cell table:formula="of:=[.D6]-[.C6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G6]-[.G5])/([.E6]-[.E5])" office:value-type="float" office:value="0" calcext:value-type="float">
            <text:p>0</text:p>
          </table:table-cell>
          <table:table-cell table:number-columns-repeated="7"/>
          <table:table-cell office:value-type="float" office:value="1461835678860" calcext:value-type="float">
            <text:p>1461835678860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681" calcext:value-type="float">
            <text:p>1461835681</text:p>
          </table:table-cell>
          <table:table-cell table:formula="of:=[.D7]-[.C7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G7]-[.G6])/([.E7]-[.E6])" office:value-type="float" office:value="0.5" calcext:value-type="float">
            <text:p>0,5</text:p>
          </table:table-cell>
          <table:table-cell table:number-columns-repeated="7"/>
          <table:table-cell office:value-type="float" office:value="1461835680185" calcext:value-type="float">
            <text:p>1461835680185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683" calcext:value-type="float">
            <text:p>1461835683</text:p>
          </table:table-cell>
          <table:table-cell table:formula="of:=[.D8]-[.C8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([.G8]-[.G7])/([.E8]-[.E7])" office:value-type="float" office:value="1" calcext:value-type="float">
            <text:p>1</text:p>
          </table:table-cell>
          <table:table-cell table:number-columns-repeated="7"/>
          <table:table-cell office:value-type="float" office:value="1461835680641" calcext:value-type="float">
            <text:p>1461835680641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684" calcext:value-type="float">
            <text:p>1461835684</text:p>
          </table:table-cell>
          <table:table-cell table:formula="of:=[.D9]-[.C9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[.G9]-[.G8])/([.E9]-[.E8])" office:value-type="float" office:value="2" calcext:value-type="float">
            <text:p>2</text:p>
          </table:table-cell>
          <table:table-cell table:number-columns-repeated="7"/>
          <table:table-cell office:value-type="float" office:value="1461835681614" calcext:value-type="float">
            <text:p>1461835681614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686" calcext:value-type="float">
            <text:p>1461835686</text:p>
          </table:table-cell>
          <table:table-cell table:formula="of:=[.D10]-[.C10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G10]-[.G9])/([.E10]-[.E9])" office:value-type="float" office:value="1" calcext:value-type="float">
            <text:p>1</text:p>
          </table:table-cell>
          <table:table-cell table:number-columns-repeated="7"/>
          <table:table-cell office:value-type="float" office:value="1461835682298" calcext:value-type="float">
            <text:p>1461835682298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688" calcext:value-type="float">
            <text:p>1461835688</text:p>
          </table:table-cell>
          <table:table-cell table:formula="of:=[.D11]-[.C11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([.G11]-[.G10])/([.E11]-[.E10])" office:value-type="float" office:value="2" calcext:value-type="float">
            <text:p>2</text:p>
          </table:table-cell>
          <table:table-cell table:number-columns-repeated="7"/>
          <table:table-cell office:value-type="float" office:value="1461835682949" calcext:value-type="float">
            <text:p>1461835682949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694" calcext:value-type="float">
            <text:p>1461835694</text:p>
          </table:table-cell>
          <table:table-cell table:formula="of:=[.D12]-[.C12]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formula="of:=([.G12]-[.G11])/([.E12]-[.E11])" office:value-type="float" office:value="2.16666666666667" calcext:value-type="float">
            <text:p>2,1666666667</text:p>
          </table:table-cell>
          <table:table-cell table:number-columns-repeated="7"/>
          <table:table-cell office:value-type="float" office:value="1461835683834" calcext:value-type="float">
            <text:p>146183568383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696" calcext:value-type="float">
            <text:p>1461835696</text:p>
          </table:table-cell>
          <table:table-cell table:formula="of:=[.D13]-[.C13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([.G13]-[.G12])/([.E13]-[.E12])" office:value-type="float" office:value="3" calcext:value-type="float">
            <text:p>3</text:p>
          </table:table-cell>
          <table:table-cell table:number-columns-repeated="7"/>
          <table:table-cell office:value-type="float" office:value="1461835683975" calcext:value-type="float">
            <text:p>146183568397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698" calcext:value-type="float">
            <text:p>1461835698</text:p>
          </table:table-cell>
          <table:table-cell table:formula="of:=[.D14]-[.C14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formula="of:=([.G14]-[.G13])/([.E14]-[.E13])" office:value-type="float" office:value="3.5" calcext:value-type="float">
            <text:p>3,5</text:p>
          </table:table-cell>
          <table:table-cell table:number-columns-repeated="7"/>
          <table:table-cell office:value-type="float" office:value="1461835684361" calcext:value-type="float">
            <text:p>1461835684361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699" calcext:value-type="float">
            <text:p>1461835699</text:p>
          </table:table-cell>
          <table:table-cell table:formula="of:=[.D15]-[.C15]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formula="of:=([.G15]-[.G14])/([.E15]-[.E14])" office:value-type="float" office:value="6" calcext:value-type="float">
            <text:p>6</text:p>
          </table:table-cell>
          <table:table-cell table:number-columns-repeated="7"/>
          <table:table-cell office:value-type="float" office:value="1461835684966" calcext:value-type="float">
            <text:p>146183568496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01" calcext:value-type="float">
            <text:p>1461835701</text:p>
          </table:table-cell>
          <table:table-cell table:formula="of:=[.D16]-[.C16]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([.G16]-[.G15])/([.E16]-[.E15])" office:value-type="float" office:value="3" calcext:value-type="float">
            <text:p>3</text:p>
          </table:table-cell>
          <table:table-cell table:number-columns-repeated="7"/>
          <table:table-cell office:value-type="float" office:value="1461835685178" calcext:value-type="float">
            <text:p>1461835685178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03" calcext:value-type="float">
            <text:p>1461835703</text:p>
          </table:table-cell>
          <table:table-cell table:formula="of:=[.D17]-[.C17]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formula="of:=([.G17]-[.G16])/([.E17]-[.E16])" office:value-type="float" office:value="2.5" calcext:value-type="float">
            <text:p>2,5</text:p>
          </table:table-cell>
          <table:table-cell table:number-columns-repeated="7"/>
          <table:table-cell office:value-type="float" office:value="1461835685815" calcext:value-type="float">
            <text:p>1461835685815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04" calcext:value-type="float">
            <text:p>1461835704</text:p>
          </table:table-cell>
          <table:table-cell table:formula="of:=[.D18]-[.C18]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formula="of:=([.G18]-[.G17])/([.E18]-[.E17])" office:value-type="float" office:value="10" calcext:value-type="float">
            <text:p>10</text:p>
          </table:table-cell>
          <table:table-cell table:number-columns-repeated="7"/>
          <table:table-cell office:value-type="float" office:value="1461835686228" calcext:value-type="float">
            <text:p>1461835686228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06" calcext:value-type="float">
            <text:p>1461835706</text:p>
          </table:table-cell>
          <table:table-cell table:formula="of:=[.D19]-[.C19]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([.G19]-[.G18])/([.E19]-[.E18])" office:value-type="float" office:value="3" calcext:value-type="float">
            <text:p>3</text:p>
          </table:table-cell>
          <table:table-cell table:number-columns-repeated="7"/>
          <table:table-cell office:value-type="float" office:value="1461835686942" calcext:value-type="float">
            <text:p>146183568694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08" calcext:value-type="float">
            <text:p>1461835708</text:p>
          </table:table-cell>
          <table:table-cell table:formula="of:=[.D20]-[.C20]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formula="of:=([.G20]-[.G19])/([.E20]-[.E19])" office:value-type="float" office:value="4.5" calcext:value-type="float">
            <text:p>4,5</text:p>
          </table:table-cell>
          <table:table-cell table:number-columns-repeated="7"/>
          <table:table-cell office:value-type="float" office:value="1461835687308" calcext:value-type="float">
            <text:p>1461835687308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20" calcext:value-type="float">
            <text:p>18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10" calcext:value-type="float">
            <text:p>1461835710</text:p>
          </table:table-cell>
          <table:table-cell table:formula="of:=[.D21]-[.C21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table:formula="of:=([.G21]-[.G20])/([.E21]-[.E20])" office:value-type="float" office:value="5" calcext:value-type="float">
            <text:p>5</text:p>
          </table:table-cell>
          <table:table-cell table:number-columns-repeated="7"/>
          <table:table-cell office:value-type="float" office:value="1461835687770" calcext:value-type="float">
            <text:p>1461835687770</text:p>
          </table:table-cell>
          <table:table-cell office:value-type="float" office:value="2204" calcext:value-type="float">
            <text:p>220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204" calcext:value-type="float">
            <text:p>2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12" calcext:value-type="float">
            <text:p>1461835712</text:p>
          </table:table-cell>
          <table:table-cell table:formula="of:=[.D22]-[.C22]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formula="of:=([.G22]-[.G21])/([.E22]-[.E21])" office:value-type="float" office:value="1.5" calcext:value-type="float">
            <text:p>1,5</text:p>
          </table:table-cell>
          <table:table-cell table:number-columns-repeated="7"/>
          <table:table-cell office:value-type="float" office:value="1461835688130" calcext:value-type="float">
            <text:p>1461835688130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478" calcext:value-type="float">
            <text:p>2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14" calcext:value-type="float">
            <text:p>1461835714</text:p>
          </table:table-cell>
          <table:table-cell table:formula="of:=[.D23]-[.C23]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formula="of:=([.G23]-[.G22])/([.E23]-[.E22])" office:value-type="float" office:value="2.5" calcext:value-type="float">
            <text:p>2,5</text:p>
          </table:table-cell>
          <table:table-cell table:number-columns-repeated="7"/>
          <table:table-cell office:value-type="float" office:value="1461835687872" calcext:value-type="float">
            <text:p>1461835687872</text:p>
          </table:table-cell>
          <table:table-cell office:value-type="float" office:value="2737" calcext:value-type="float">
            <text:p>273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737" calcext:value-type="float">
            <text:p>2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16" calcext:value-type="float">
            <text:p>1461835716</text:p>
          </table:table-cell>
          <table:table-cell table:formula="of:=[.D24]-[.C24]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table:formula="of:=([.G24]-[.G23])/([.E24]-[.E23])" office:value-type="float" office:value="3.5" calcext:value-type="float">
            <text:p>3,5</text:p>
          </table:table-cell>
          <table:table-cell table:number-columns-repeated="7"/>
          <table:table-cell office:value-type="float" office:value="1461835690129" calcext:value-type="float">
            <text:p>1461835690129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18" calcext:value-type="float">
            <text:p>1461835718</text:p>
          </table:table-cell>
          <table:table-cell table:formula="of:=[.D25]-[.C25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formula="of:=([.G25]-[.G24])/([.E25]-[.E24])" office:value-type="float" office:value="0.5" calcext:value-type="float">
            <text:p>0,5</text:p>
          </table:table-cell>
          <table:table-cell table:number-columns-repeated="7"/>
          <table:table-cell office:value-type="float" office:value="1461835690642" calcext:value-type="float">
            <text:p>1461835690642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19" calcext:value-type="float">
            <text:p>1461835719</text:p>
          </table:table-cell>
          <table:table-cell table:formula="of:=[.D26]-[.C26]"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table:formula="of:=([.G26]-[.G25])/([.E26]-[.E25])" office:value-type="float" office:value="9" calcext:value-type="float">
            <text:p>9</text:p>
          </table:table-cell>
          <table:table-cell table:number-columns-repeated="7"/>
          <table:table-cell office:value-type="float" office:value="1461835690975" calcext:value-type="float">
            <text:p>146183569097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21" calcext:value-type="float">
            <text:p>1461835721</text:p>
          </table:table-cell>
          <table:table-cell table:formula="of:=[.D27]-[.C27]"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formula="of:=([.G27]-[.G26])/([.E27]-[.E26])" office:value-type="float" office:value="3" calcext:value-type="float">
            <text:p>3</text:p>
          </table:table-cell>
          <table:table-cell table:number-columns-repeated="7"/>
          <table:table-cell office:value-type="float" office:value="1461835691609" calcext:value-type="float">
            <text:p>146183569160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23" calcext:value-type="float">
            <text:p>1461835723</text:p>
          </table:table-cell>
          <table:table-cell table:formula="of:=[.D28]-[.C28]"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table:formula="of:=([.G28]-[.G27])/([.E28]-[.E27])" office:value-type="float" office:value="6" calcext:value-type="float">
            <text:p>6</text:p>
          </table:table-cell>
          <table:table-cell table:number-columns-repeated="7"/>
          <table:table-cell office:value-type="float" office:value="1461835691611" calcext:value-type="float">
            <text:p>146183569161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24" calcext:value-type="float">
            <text:p>1461835724</text:p>
          </table:table-cell>
          <table:table-cell table:formula="of:=[.D29]-[.C29]"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table:formula="of:=([.G29]-[.G28])/([.E29]-[.E28])" office:value-type="float" office:value="9" calcext:value-type="float">
            <text:p>9</text:p>
          </table:table-cell>
          <table:table-cell table:number-columns-repeated="7"/>
          <table:table-cell office:value-type="float" office:value="1461835692122" calcext:value-type="float">
            <text:p>146183569212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26" calcext:value-type="float">
            <text:p>1461835726</text:p>
          </table:table-cell>
          <table:table-cell table:formula="of:=[.D30]-[.C30]"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table:formula="of:=([.G30]-[.G29])/([.E30]-[.E29])" office:value-type="float" office:value="7" calcext:value-type="float">
            <text:p>7</text:p>
          </table:table-cell>
          <table:table-cell table:number-columns-repeated="7"/>
          <table:table-cell office:value-type="float" office:value="1461835692242" calcext:value-type="float">
            <text:p>1461835692242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28" calcext:value-type="float">
            <text:p>1461835728</text:p>
          </table:table-cell>
          <table:table-cell table:formula="of:=[.D31]-[.C31]"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table:formula="of:=([.G31]-[.G30])/([.E31]-[.E30])" office:value-type="float" office:value="4.5" calcext:value-type="float">
            <text:p>4,5</text:p>
          </table:table-cell>
          <table:table-cell table:number-columns-repeated="7"/>
          <table:table-cell office:value-type="float" office:value="1461835692343" calcext:value-type="float">
            <text:p>146183569234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30" calcext:value-type="float">
            <text:p>1461835730</text:p>
          </table:table-cell>
          <table:table-cell table:formula="of:=[.D32]-[.C32]"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table:formula="of:=([.G32]-[.G31])/([.E32]-[.E31])" office:value-type="float" office:value="6" calcext:value-type="float">
            <text:p>6</text:p>
          </table:table-cell>
          <table:table-cell table:number-columns-repeated="7"/>
          <table:table-cell office:value-type="float" office:value="1461835692813" calcext:value-type="float">
            <text:p>1461835692813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32" calcext:value-type="float">
            <text:p>1461835732</text:p>
          </table:table-cell>
          <table:table-cell table:formula="of:=[.D33]-[.C33]"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table:formula="of:=([.G33]-[.G32])/([.E33]-[.E32])" office:value-type="float" office:value="4" calcext:value-type="float">
            <text:p>4</text:p>
          </table:table-cell>
          <table:table-cell table:number-columns-repeated="7"/>
          <table:table-cell office:value-type="float" office:value="1461835692991" calcext:value-type="float">
            <text:p>146183569299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33" calcext:value-type="float">
            <text:p>1461835733</text:p>
          </table:table-cell>
          <table:table-cell table:formula="of:=[.D34]-[.C34]"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formula="of:=([.G34]-[.G33])/([.E34]-[.E33])" office:value-type="float" office:value="8" calcext:value-type="float">
            <text:p>8</text:p>
          </table:table-cell>
          <table:table-cell table:number-columns-repeated="7"/>
          <table:table-cell office:value-type="float" office:value="1461835693240" calcext:value-type="float">
            <text:p>146183569324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35" calcext:value-type="float">
            <text:p>1461835735</text:p>
          </table:table-cell>
          <table:table-cell table:formula="of:=[.D35]-[.C35]"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01" calcext:value-type="float">
            <text:p>201</text:p>
          </table:table-cell>
          <table:table-cell table:formula="of:=([.G35]-[.G34])/([.E35]-[.E34])" office:value-type="float" office:value="4.5" calcext:value-type="float">
            <text:p>4,5</text:p>
          </table:table-cell>
          <table:table-cell table:number-columns-repeated="7"/>
          <table:table-cell office:value-type="float" office:value="1461835693526" calcext:value-type="float">
            <text:p>146183569352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37" calcext:value-type="float">
            <text:p>1461835737</text:p>
          </table:table-cell>
          <table:table-cell table:formula="of:=[.D36]-[.C36]"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table:formula="of:=([.G36]-[.G35])/([.E36]-[.E35])" office:value-type="float" office:value="2.5" calcext:value-type="float">
            <text:p>2,5</text:p>
          </table:table-cell>
          <table:table-cell table:number-columns-repeated="7"/>
          <table:table-cell office:value-type="float" office:value="1461835693540" calcext:value-type="float">
            <text:p>1461835693540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39" calcext:value-type="float">
            <text:p>1461835739</text:p>
          </table:table-cell>
          <table:table-cell table:formula="of:=[.D37]-[.C37]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table:formula="of:=([.G37]-[.G36])/([.E37]-[.E36])" office:value-type="float" office:value="1" calcext:value-type="float">
            <text:p>1</text:p>
          </table:table-cell>
          <table:table-cell table:number-columns-repeated="7"/>
          <table:table-cell office:value-type="float" office:value="1461835693974" calcext:value-type="float">
            <text:p>1461835693974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40" calcext:value-type="float">
            <text:p>1461835740</text:p>
          </table:table-cell>
          <table:table-cell table:formula="of:=[.D38]-[.C38]"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15" calcext:value-type="float">
            <text:p>215</text:p>
          </table:table-cell>
          <table:table-cell table:formula="of:=([.G38]-[.G37])/([.E38]-[.E37])" office:value-type="float" office:value="7" calcext:value-type="float">
            <text:p>7</text:p>
          </table:table-cell>
          <table:table-cell table:number-columns-repeated="7"/>
          <table:table-cell office:value-type="float" office:value="1461835694243" calcext:value-type="float">
            <text:p>146183569424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42" calcext:value-type="float">
            <text:p>1461835742</text:p>
          </table:table-cell>
          <table:table-cell table:formula="of:=[.D39]-[.C39]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221" calcext:value-type="float">
            <text:p>221</text:p>
          </table:table-cell>
          <table:table-cell table:formula="of:=([.G39]-[.G38])/([.E39]-[.E38])" office:value-type="float" office:value="3" calcext:value-type="float">
            <text:p>3</text:p>
          </table:table-cell>
          <table:table-cell table:number-columns-repeated="7"/>
          <table:table-cell office:value-type="float" office:value="1461835694066" calcext:value-type="float">
            <text:p>1461835694066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44" calcext:value-type="float">
            <text:p>1461835744</text:p>
          </table:table-cell>
          <table:table-cell table:formula="of:=[.D40]-[.C40]"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table:formula="of:=([.G40]-[.G39])/([.E40]-[.E39])" office:value-type="float" office:value="2.5" calcext:value-type="float">
            <text:p>2,5</text:p>
          </table:table-cell>
          <table:table-cell table:number-columns-repeated="7"/>
          <table:table-cell office:value-type="float" office:value="1461835694374" calcext:value-type="float">
            <text:p>1461835694374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46" calcext:value-type="float">
            <text:p>1461835746</text:p>
          </table:table-cell>
          <table:table-cell table:formula="of:=[.D41]-[.C41]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31" calcext:value-type="float">
            <text:p>231</text:p>
          </table:table-cell>
          <table:table-cell table:formula="of:=([.G41]-[.G40])/([.E41]-[.E40])" office:value-type="float" office:value="2.5" calcext:value-type="float">
            <text:p>2,5</text:p>
          </table:table-cell>
          <table:table-cell table:number-columns-repeated="7"/>
          <table:table-cell office:value-type="float" office:value="1461835694780" calcext:value-type="float">
            <text:p>146183569478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48" calcext:value-type="float">
            <text:p>1461835748</text:p>
          </table:table-cell>
          <table:table-cell table:formula="of:=[.D42]-[.C42]"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table:formula="of:=([.G42]-[.G41])/([.E42]-[.E41])" office:value-type="float" office:value="2" calcext:value-type="float">
            <text:p>2</text:p>
          </table:table-cell>
          <table:table-cell table:number-columns-repeated="7"/>
          <table:table-cell office:value-type="float" office:value="1461835695501" calcext:value-type="float">
            <text:p>146183569550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50" calcext:value-type="float">
            <text:p>1461835750</text:p>
          </table:table-cell>
          <table:table-cell table:formula="of:=[.D43]-[.C43]"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244" calcext:value-type="float">
            <text:p>244</text:p>
          </table:table-cell>
          <table:table-cell table:formula="of:=([.G43]-[.G42])/([.E43]-[.E42])" office:value-type="float" office:value="4.5" calcext:value-type="float">
            <text:p>4,5</text:p>
          </table:table-cell>
          <table:table-cell table:number-columns-repeated="7"/>
          <table:table-cell office:value-type="float" office:value="1461835695585" calcext:value-type="float">
            <text:p>1461835695585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52" calcext:value-type="float">
            <text:p>1461835752</text:p>
          </table:table-cell>
          <table:table-cell table:formula="of:=[.D44]-[.C44]"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table:formula="of:=([.G44]-[.G43])/([.E44]-[.E43])" office:value-type="float" office:value="3" calcext:value-type="float">
            <text:p>3</text:p>
          </table:table-cell>
          <table:table-cell table:number-columns-repeated="7"/>
          <table:table-cell office:value-type="float" office:value="1461835695152" calcext:value-type="float">
            <text:p>1461835695152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54" calcext:value-type="float">
            <text:p>1461835754</text:p>
          </table:table-cell>
          <table:table-cell table:formula="of:=[.D45]-[.C45]"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  <table:table-cell table:formula="of:=([.G45]-[.G44])/([.E45]-[.E44])" office:value-type="float" office:value="4" calcext:value-type="float">
            <text:p>4</text:p>
          </table:table-cell>
          <table:table-cell table:number-columns-repeated="7"/>
          <table:table-cell office:value-type="float" office:value="1461835695259" calcext:value-type="float">
            <text:p>1461835695259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56" calcext:value-type="float">
            <text:p>1461835756</text:p>
          </table:table-cell>
          <table:table-cell table:formula="of:=[.D46]-[.C46]"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266" calcext:value-type="float">
            <text:p>266</text:p>
          </table:table-cell>
          <table:table-cell table:formula="of:=([.G46]-[.G45])/([.E46]-[.E45])" office:value-type="float" office:value="4" calcext:value-type="float">
            <text:p>4</text:p>
          </table:table-cell>
          <table:table-cell table:number-columns-repeated="7"/>
          <table:table-cell office:value-type="float" office:value="1461835695792" calcext:value-type="float">
            <text:p>1461835695792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58" calcext:value-type="float">
            <text:p>1461835758</text:p>
          </table:table-cell>
          <table:table-cell table:formula="of:=[.D47]-[.C47]"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273" calcext:value-type="float">
            <text:p>273</text:p>
          </table:table-cell>
          <table:table-cell table:formula="of:=([.G47]-[.G46])/([.E47]-[.E46])" office:value-type="float" office:value="3.5" calcext:value-type="float">
            <text:p>3,5</text:p>
          </table:table-cell>
          <table:table-cell table:number-columns-repeated="7"/>
          <table:table-cell office:value-type="float" office:value="1461835696036" calcext:value-type="float">
            <text:p>1461835696036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60" calcext:value-type="float">
            <text:p>1461835760</text:p>
          </table:table-cell>
          <table:table-cell table:formula="of:=[.D48]-[.C48]"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280" calcext:value-type="float">
            <text:p>280</text:p>
          </table:table-cell>
          <table:table-cell table:formula="of:=([.G48]-[.G47])/([.E48]-[.E47])" office:value-type="float" office:value="3.5" calcext:value-type="float">
            <text:p>3,5</text:p>
          </table:table-cell>
          <table:table-cell table:number-columns-repeated="7"/>
          <table:table-cell office:value-type="float" office:value="1461835696797" calcext:value-type="float">
            <text:p>146183569679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62" calcext:value-type="float">
            <text:p>1461835762</text:p>
          </table:table-cell>
          <table:table-cell table:formula="of:=[.D49]-[.C49]"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84" calcext:value-type="float">
            <text:p>284</text:p>
          </table:table-cell>
          <table:table-cell table:formula="of:=([.G49]-[.G48])/([.E49]-[.E48])" office:value-type="float" office:value="2" calcext:value-type="float">
            <text:p>2</text:p>
          </table:table-cell>
          <table:table-cell table:number-columns-repeated="7"/>
          <table:table-cell office:value-type="float" office:value="1461835697163" calcext:value-type="float">
            <text:p>146183569716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64" calcext:value-type="float">
            <text:p>1461835764</text:p>
          </table:table-cell>
          <table:table-cell table:formula="of:=[.D50]-[.C50]"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table:formula="of:=([.G50]-[.G49])/([.E50]-[.E49])" office:value-type="float" office:value="2" calcext:value-type="float">
            <text:p>2</text:p>
          </table:table-cell>
          <table:table-cell table:number-columns-repeated="7"/>
          <table:table-cell office:value-type="float" office:value="1461835697409" calcext:value-type="float">
            <text:p>1461835697409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66" calcext:value-type="float">
            <text:p>1461835766</text:p>
          </table:table-cell>
          <table:table-cell table:formula="of:=[.D51]-[.C51]"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93" calcext:value-type="float">
            <text:p>293</text:p>
          </table:table-cell>
          <table:table-cell table:formula="of:=([.G51]-[.G50])/([.E51]-[.E50])" office:value-type="float" office:value="2.5" calcext:value-type="float">
            <text:p>2,5</text:p>
          </table:table-cell>
          <table:table-cell table:number-columns-repeated="7"/>
          <table:table-cell office:value-type="float" office:value="1461835697307" calcext:value-type="float">
            <text:p>1461835697307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67" calcext:value-type="float">
            <text:p>1461835767</text:p>
          </table:table-cell>
          <table:table-cell table:formula="of:=[.D52]-[.C52]"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table:formula="of:=([.G52]-[.G51])/([.E52]-[.E51])" office:value-type="float" office:value="4" calcext:value-type="float">
            <text:p>4</text:p>
          </table:table-cell>
          <table:table-cell table:number-columns-repeated="7"/>
          <table:table-cell office:value-type="float" office:value="1461835697287" calcext:value-type="float">
            <text:p>1461835697287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69" calcext:value-type="float">
            <text:p>1461835769</text:p>
          </table:table-cell>
          <table:table-cell table:formula="of:=[.D53]-[.C53]"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table:formula="of:=([.G53]-[.G52])/([.E53]-[.E52])" office:value-type="float" office:value="3" calcext:value-type="float">
            <text:p>3</text:p>
          </table:table-cell>
          <table:table-cell table:number-columns-repeated="7"/>
          <table:table-cell office:value-type="float" office:value="1461835697171" calcext:value-type="float">
            <text:p>1461835697171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71" calcext:value-type="float">
            <text:p>14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71" calcext:value-type="float">
            <text:p>1461835771</text:p>
          </table:table-cell>
          <table:table-cell table:formula="of:=[.D54]-[.C54]"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  <table:table-cell table:formula="of:=([.G54]-[.G53])/([.E54]-[.E53])" office:value-type="float" office:value="2.5" calcext:value-type="float">
            <text:p>2,5</text:p>
          </table:table-cell>
          <table:table-cell table:number-columns-repeated="7"/>
          <table:table-cell office:value-type="float" office:value="1461835697701" calcext:value-type="float">
            <text:p>1461835697701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72" calcext:value-type="float">
            <text:p>1461835772</text:p>
          </table:table-cell>
          <table:table-cell table:formula="of:=[.D55]-[.C55]"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313" calcext:value-type="float">
            <text:p>313</text:p>
          </table:table-cell>
          <table:table-cell table:formula="of:=([.G55]-[.G54])/([.E55]-[.E54])" office:value-type="float" office:value="5" calcext:value-type="float">
            <text:p>5</text:p>
          </table:table-cell>
          <table:table-cell table:number-columns-repeated="7"/>
          <table:table-cell office:value-type="float" office:value="1461835698559" calcext:value-type="float">
            <text:p>1461835698559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74" calcext:value-type="float">
            <text:p>1461835774</text:p>
          </table:table-cell>
          <table:table-cell table:formula="of:=[.D56]-[.C56]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table:formula="of:=([.G56]-[.G55])/([.E56]-[.E55])" office:value-type="float" office:value="0.5" calcext:value-type="float">
            <text:p>0,5</text:p>
          </table:table-cell>
          <table:table-cell table:number-columns-repeated="7"/>
          <table:table-cell office:value-type="float" office:value="1461835698345" calcext:value-type="float">
            <text:p>146183569834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75" calcext:value-type="float">
            <text:p>1461835775</text:p>
          </table:table-cell>
          <table:table-cell table:formula="of:=[.D57]-[.C57]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table:formula="of:=([.G57]-[.G56])/([.E57]-[.E56])" office:value-type="float" office:value="1" calcext:value-type="float">
            <text:p>1</text:p>
          </table:table-cell>
          <table:table-cell table:number-columns-repeated="7"/>
          <table:table-cell office:value-type="float" office:value="1461835699438" calcext:value-type="float">
            <text:p>146183569943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77" calcext:value-type="float">
            <text:p>1461835777</text:p>
          </table:table-cell>
          <table:table-cell table:formula="of:=[.D58]-[.C58]"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table:formula="of:=([.G58]-[.G57])/([.E58]-[.E57])" office:value-type="float" office:value="1" calcext:value-type="float">
            <text:p>1</text:p>
          </table:table-cell>
          <table:table-cell table:number-columns-repeated="7"/>
          <table:table-cell office:value-type="float" office:value="1461835699642" calcext:value-type="float">
            <text:p>146183569964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79" calcext:value-type="float">
            <text:p>1461835779</text:p>
          </table:table-cell>
          <table:table-cell table:formula="of:=[.D59]-[.C59]"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  <table:table-cell table:formula="of:=([.G59]-[.G58])/([.E59]-[.E58])" office:value-type="float" office:value="2" calcext:value-type="float">
            <text:p>2</text:p>
          </table:table-cell>
          <table:table-cell table:number-columns-repeated="7"/>
          <table:table-cell office:value-type="float" office:value="1461835699484" calcext:value-type="float">
            <text:p>1461835699484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80" calcext:value-type="float">
            <text:p>1461835780</text:p>
          </table:table-cell>
          <table:table-cell table:formula="of:=[.D60]-[.C60]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323" calcext:value-type="float">
            <text:p>323</text:p>
          </table:table-cell>
          <table:table-cell table:formula="of:=([.G60]-[.G59])/([.E60]-[.E59])" office:value-type="float" office:value="2" calcext:value-type="float">
            <text:p>2</text:p>
          </table:table-cell>
          <table:table-cell table:number-columns-repeated="7"/>
          <table:table-cell office:value-type="float" office:value="1461835699970" calcext:value-type="float">
            <text:p>146183569997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82" calcext:value-type="float">
            <text:p>1461835782</text:p>
          </table:table-cell>
          <table:table-cell table:formula="of:=[.D61]-[.C61]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table:formula="of:=([.G61]-[.G60])/([.E61]-[.E60])" office:value-type="float" office:value="0.5" calcext:value-type="float">
            <text:p>0,5</text:p>
          </table:table-cell>
          <table:table-cell table:number-columns-repeated="7"/>
          <table:table-cell office:value-type="float" office:value="1461835699636" calcext:value-type="float">
            <text:p>1461835699636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83" calcext:value-type="float">
            <text:p>1461835783</text:p>
          </table:table-cell>
          <table:table-cell table:formula="of:=[.D62]-[.C62]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formula="of:=([.G62]-[.G61])/([.E62]-[.E61])" office:value-type="float" office:value="0" calcext:value-type="float">
            <text:p>0</text:p>
          </table:table-cell>
          <table:table-cell table:number-columns-repeated="7"/>
          <table:table-cell office:value-type="float" office:value="1461835700155" calcext:value-type="float">
            <text:p>1461835700155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85" calcext:value-type="float">
            <text:p>1461835785</text:p>
          </table:table-cell>
          <table:table-cell table:formula="of:=[.D63]-[.C63]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table:formula="of:=([.G63]-[.G62])/([.E63]-[.E62])" office:value-type="float" office:value="0.5" calcext:value-type="float">
            <text:p>0,5</text:p>
          </table:table-cell>
          <table:table-cell table:number-columns-repeated="7"/>
          <table:table-cell office:value-type="float" office:value="1461835700580" calcext:value-type="float">
            <text:p>1461835700580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86" calcext:value-type="float">
            <text:p>1461835786</text:p>
          </table:table-cell>
          <table:table-cell table:formula="of:=[.D64]-[.C64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table:formula="of:=([.G64]-[.G63])/([.E64]-[.E63])" office:value-type="float" office:value="1" calcext:value-type="float">
            <text:p>1</text:p>
          </table:table-cell>
          <table:table-cell table:number-columns-repeated="7"/>
          <table:table-cell office:value-type="float" office:value="1461835700208" calcext:value-type="float">
            <text:p>1461835700208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88" calcext:value-type="float">
            <text:p>1461835788</text:p>
          </table:table-cell>
          <table:table-cell table:formula="of:=[.D65]-[.C65]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table:formula="of:=([.G65]-[.G64])/([.E65]-[.E64])" office:value-type="float" office:value="0" calcext:value-type="float">
            <text:p>0</text:p>
          </table:table-cell>
          <table:table-cell table:number-columns-repeated="7"/>
          <table:table-cell office:value-type="float" office:value="1461835700840" calcext:value-type="float">
            <text:p>146183570084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89" calcext:value-type="float">
            <text:p>1461835789</text:p>
          </table:table-cell>
          <table:table-cell table:formula="of:=[.D66]-[.C66]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formula="of:=([.G66]-[.G65])/([.E66]-[.E65])" office:value-type="float" office:value="1" calcext:value-type="float">
            <text:p>1</text:p>
          </table:table-cell>
          <table:table-cell table:number-columns-repeated="7"/>
          <table:table-cell office:value-type="float" office:value="1461835701212" calcext:value-type="float">
            <text:p>1461835701212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91" calcext:value-type="float">
            <text:p>1461835791</text:p>
          </table:table-cell>
          <table:table-cell table:formula="of:=[.D67]-[.C67]"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331" calcext:value-type="float">
            <text:p>331</text:p>
          </table:table-cell>
          <table:table-cell table:formula="of:=([.G67]-[.G66])/([.E67]-[.E66])" office:value-type="float" office:value="2" calcext:value-type="float">
            <text:p>2</text:p>
          </table:table-cell>
          <table:table-cell table:number-columns-repeated="7"/>
          <table:table-cell office:value-type="float" office:value="1461835700641" calcext:value-type="float">
            <text:p>1461835700641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92" calcext:value-type="float">
            <text:p>1461835792</text:p>
          </table:table-cell>
          <table:table-cell table:formula="of:=[.D68]-[.C68]"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table:formula="of:=([.G68]-[.G67])/([.E68]-[.E67])" office:value-type="float" office:value="2" calcext:value-type="float">
            <text:p>2</text:p>
          </table:table-cell>
          <table:table-cell table:number-columns-repeated="7"/>
          <table:table-cell office:value-type="float" office:value="1461835701290" calcext:value-type="float">
            <text:p>1461835701290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94" calcext:value-type="float">
            <text:p>1461835794</text:p>
          </table:table-cell>
          <table:table-cell table:formula="of:=[.D69]-[.C69]"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table:formula="of:=([.G69]-[.G68])/([.E69]-[.E68])" office:value-type="float" office:value="2" calcext:value-type="float">
            <text:p>2</text:p>
          </table:table-cell>
          <table:table-cell table:number-columns-repeated="7"/>
          <table:table-cell office:value-type="float" office:value="1461835701290" calcext:value-type="float">
            <text:p>1461835701290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96" calcext:value-type="float">
            <text:p>1461835796</text:p>
          </table:table-cell>
          <table:table-cell table:formula="of:=[.D70]-[.C70]"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342" calcext:value-type="float">
            <text:p>342</text:p>
          </table:table-cell>
          <table:table-cell table:formula="of:=([.G70]-[.G69])/([.E70]-[.E69])" office:value-type="float" office:value="2.5" calcext:value-type="float">
            <text:p>2,5</text:p>
          </table:table-cell>
          <table:table-cell table:number-columns-repeated="7"/>
          <table:table-cell office:value-type="float" office:value="1461835701884" calcext:value-type="float">
            <text:p>1461835701884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98" calcext:value-type="float">
            <text:p>1461835798</text:p>
          </table:table-cell>
          <table:table-cell table:formula="of:=[.D71]-[.C71]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table:formula="of:=([.G71]-[.G70])/([.E71]-[.E70])" office:value-type="float" office:value="0.5" calcext:value-type="float">
            <text:p>0,5</text:p>
          </table:table-cell>
          <table:table-cell table:number-columns-repeated="7"/>
          <table:table-cell office:value-type="float" office:value="1461835702237" calcext:value-type="float">
            <text:p>1461835702237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799" calcext:value-type="float">
            <text:p>1461835799</text:p>
          </table:table-cell>
          <table:table-cell table:formula="of:=[.D72]-[.C72]"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347" calcext:value-type="float">
            <text:p>347</text:p>
          </table:table-cell>
          <table:table-cell table:formula="of:=([.G72]-[.G71])/([.E72]-[.E71])" office:value-type="float" office:value="4" calcext:value-type="float">
            <text:p>4</text:p>
          </table:table-cell>
          <table:table-cell table:number-columns-repeated="7"/>
          <table:table-cell office:value-type="float" office:value="1461835702234" calcext:value-type="float">
            <text:p>1461835702234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01" calcext:value-type="float">
            <text:p>1461835801</text:p>
          </table:table-cell>
          <table:table-cell table:formula="of:=[.D73]-[.C73]"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table:formula="of:=([.G73]-[.G72])/([.E73]-[.E72])" office:value-type="float" office:value="1" calcext:value-type="float">
            <text:p>1</text:p>
          </table:table-cell>
          <table:table-cell table:number-columns-repeated="7"/>
          <table:table-cell office:value-type="float" office:value="1461835702578" calcext:value-type="float">
            <text:p>146183570257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03" calcext:value-type="float">
            <text:p>1461835803</text:p>
          </table:table-cell>
          <table:table-cell table:formula="of:=[.D74]-[.C74]"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352" calcext:value-type="float">
            <text:p>352</text:p>
          </table:table-cell>
          <table:table-cell table:formula="of:=([.G74]-[.G73])/([.E74]-[.E73])" office:value-type="float" office:value="1.5" calcext:value-type="float">
            <text:p>1,5</text:p>
          </table:table-cell>
          <table:table-cell table:number-columns-repeated="7"/>
          <table:table-cell office:value-type="float" office:value="1461835702980" calcext:value-type="float">
            <text:p>1461835702980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05" calcext:value-type="float">
            <text:p>1461835805</text:p>
          </table:table-cell>
          <table:table-cell table:formula="of:=[.D75]-[.C75]"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356" calcext:value-type="float">
            <text:p>356</text:p>
          </table:table-cell>
          <table:table-cell table:formula="of:=([.G75]-[.G74])/([.E75]-[.E74])" office:value-type="float" office:value="2" calcext:value-type="float">
            <text:p>2</text:p>
          </table:table-cell>
          <table:table-cell table:number-columns-repeated="7"/>
          <table:table-cell office:value-type="float" office:value="1461835703304" calcext:value-type="float">
            <text:p>1461835703304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07" calcext:value-type="float">
            <text:p>1461835807</text:p>
          </table:table-cell>
          <table:table-cell table:formula="of:=[.D76]-[.C76]"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formula="of:=([.G76]-[.G75])/([.E76]-[.E75])" office:value-type="float" office:value="2" calcext:value-type="float">
            <text:p>2</text:p>
          </table:table-cell>
          <table:table-cell table:number-columns-repeated="7"/>
          <table:table-cell office:value-type="float" office:value="1461835703612" calcext:value-type="float">
            <text:p>1461835703612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08" calcext:value-type="float">
            <text:p>1461835808</text:p>
          </table:table-cell>
          <table:table-cell table:formula="of:=[.D77]-[.C77]"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  <table:table-cell table:formula="of:=([.G77]-[.G76])/([.E77]-[.E76])" office:value-type="float" office:value="10" calcext:value-type="float">
            <text:p>10</text:p>
          </table:table-cell>
          <table:table-cell table:number-columns-repeated="7"/>
          <table:table-cell office:value-type="float" office:value="1461835703084" calcext:value-type="float">
            <text:p>146183570308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10" calcext:value-type="float">
            <text:p>1461835810</text:p>
          </table:table-cell>
          <table:table-cell table:formula="of:=[.D78]-[.C78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([.G78]-[.G77])/([.E78]-[.E77])" office:value-type="float" office:value="0" calcext:value-type="float">
            <text:p>0</text:p>
          </table:table-cell>
          <table:table-cell table:number-columns-repeated="7"/>
          <table:table-cell office:value-type="float" office:value="1461835703222" calcext:value-type="float">
            <text:p>1461835703222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12" calcext:value-type="float">
            <text:p>1461835812</text:p>
          </table:table-cell>
          <table:table-cell table:formula="of:=[.D79]-[.C79]"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373" calcext:value-type="float">
            <text:p>373</text:p>
          </table:table-cell>
          <table:table-cell table:formula="of:=([.G79]-[.G78])/([.E79]-[.E78])" office:value-type="float" office:value="1.5" calcext:value-type="float">
            <text:p>1,5</text:p>
          </table:table-cell>
          <table:table-cell table:number-columns-repeated="7"/>
          <table:table-cell office:value-type="float" office:value="1461835704004" calcext:value-type="float">
            <text:p>1461835704004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13" calcext:value-type="float">
            <text:p>1461835813</text:p>
          </table:table-cell>
          <table:table-cell table:formula="of:=[.D80]-[.C80]"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376" calcext:value-type="float">
            <text:p>376</text:p>
          </table:table-cell>
          <table:table-cell table:formula="of:=([.G80]-[.G79])/([.E80]-[.E79])" office:value-type="float" office:value="3" calcext:value-type="float">
            <text:p>3</text:p>
          </table:table-cell>
          <table:table-cell table:number-columns-repeated="7"/>
          <table:table-cell office:value-type="float" office:value="1461835704030" calcext:value-type="float">
            <text:p>146183570403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15" calcext:value-type="float">
            <text:p>1461835815</text:p>
          </table:table-cell>
          <table:table-cell table:formula="of:=[.D81]-[.C81]"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379" calcext:value-type="float">
            <text:p>379</text:p>
          </table:table-cell>
          <table:table-cell table:formula="of:=([.G81]-[.G80])/([.E81]-[.E80])" office:value-type="float" office:value="1.5" calcext:value-type="float">
            <text:p>1,5</text:p>
          </table:table-cell>
          <table:table-cell table:number-columns-repeated="7"/>
          <table:table-cell office:value-type="float" office:value="1461835704010" calcext:value-type="float">
            <text:p>146183570401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16" calcext:value-type="float">
            <text:p>1461835816</text:p>
          </table:table-cell>
          <table:table-cell table:formula="of:=[.D82]-[.C82]"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383" calcext:value-type="float">
            <text:p>383</text:p>
          </table:table-cell>
          <table:table-cell table:formula="of:=([.G82]-[.G81])/([.E82]-[.E81])" office:value-type="float" office:value="4" calcext:value-type="float">
            <text:p>4</text:p>
          </table:table-cell>
          <table:table-cell table:number-columns-repeated="7"/>
          <table:table-cell office:value-type="float" office:value="1461835703975" calcext:value-type="float">
            <text:p>146183570397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18" calcext:value-type="float">
            <text:p>1461835818</text:p>
          </table:table-cell>
          <table:table-cell table:formula="of:=[.D83]-[.C83]"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table:formula="of:=([.G83]-[.G82])/([.E83]-[.E82])" office:value-type="float" office:value="1" calcext:value-type="float">
            <text:p>1</text:p>
          </table:table-cell>
          <table:table-cell table:number-columns-repeated="7"/>
          <table:table-cell office:value-type="float" office:value="1461835704527" calcext:value-type="float">
            <text:p>1461835704527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19" calcext:value-type="float">
            <text:p>1461835819</text:p>
          </table:table-cell>
          <table:table-cell table:formula="of:=[.D84]-[.C84]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table:formula="of:=([.G84]-[.G83])/([.E84]-[.E83])" office:value-type="float" office:value="1" calcext:value-type="float">
            <text:p>1</text:p>
          </table:table-cell>
          <table:table-cell table:number-columns-repeated="7"/>
          <table:table-cell office:value-type="float" office:value="1461835705186" calcext:value-type="float">
            <text:p>1461835705186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21" calcext:value-type="float">
            <text:p>1461835821</text:p>
          </table:table-cell>
          <table:table-cell table:formula="of:=[.D85]-[.C85]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table:formula="of:=([.G85]-[.G84])/([.E85]-[.E84])" office:value-type="float" office:value="0.5" calcext:value-type="float">
            <text:p>0,5</text:p>
          </table:table-cell>
          <table:table-cell table:number-columns-repeated="7"/>
          <table:table-cell office:value-type="float" office:value="1461835705198" calcext:value-type="float">
            <text:p>146183570519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22" calcext:value-type="float">
            <text:p>1461835822</text:p>
          </table:table-cell>
          <table:table-cell table:formula="of:=[.D86]-[.C86]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391" calcext:value-type="float">
            <text:p>391</text:p>
          </table:table-cell>
          <table:table-cell table:formula="of:=([.G86]-[.G85])/([.E86]-[.E85])" office:value-type="float" office:value="4" calcext:value-type="float">
            <text:p>4</text:p>
          </table:table-cell>
          <table:table-cell table:number-columns-repeated="7"/>
          <table:table-cell office:value-type="float" office:value="1461835705222" calcext:value-type="float">
            <text:p>1461835705222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23" calcext:value-type="float">
            <text:p>1461835823</text:p>
          </table:table-cell>
          <table:table-cell table:formula="of:=[.D87]-[.C87]"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395" calcext:value-type="float">
            <text:p>395</text:p>
          </table:table-cell>
          <table:table-cell table:formula="of:=([.G87]-[.G86])/([.E87]-[.E86])" office:value-type="float" office:value="4" calcext:value-type="float">
            <text:p>4</text:p>
          </table:table-cell>
          <table:table-cell table:number-columns-repeated="7"/>
          <table:table-cell office:value-type="float" office:value="1461835705179" calcext:value-type="float">
            <text:p>1461835705179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25" calcext:value-type="float">
            <text:p>1461835825</text:p>
          </table:table-cell>
          <table:table-cell table:formula="of:=[.D88]-[.C88]"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398" calcext:value-type="float">
            <text:p>398</text:p>
          </table:table-cell>
          <table:table-cell table:formula="of:=([.G88]-[.G87])/([.E88]-[.E87])" office:value-type="float" office:value="1.5" calcext:value-type="float">
            <text:p>1,5</text:p>
          </table:table-cell>
          <table:table-cell table:number-columns-repeated="7"/>
          <table:table-cell office:value-type="float" office:value="1461835705388" calcext:value-type="float">
            <text:p>1461835705388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27" calcext:value-type="float">
            <text:p>1461835827</text:p>
          </table:table-cell>
          <table:table-cell table:formula="of:=[.D89]-[.C89]"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  <table:table-cell table:formula="of:=([.G89]-[.G88])/([.E89]-[.E88])" office:value-type="float" office:value="1.5" calcext:value-type="float">
            <text:p>1,5</text:p>
          </table:table-cell>
          <table:table-cell table:number-columns-repeated="7"/>
          <table:table-cell office:value-type="float" office:value="1461835705269" calcext:value-type="float">
            <text:p>146183570526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29" calcext:value-type="float">
            <text:p>1461835829</text:p>
          </table:table-cell>
          <table:table-cell table:formula="of:=[.D90]-[.C90]"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403" calcext:value-type="float">
            <text:p>403</text:p>
          </table:table-cell>
          <table:table-cell table:formula="of:=([.G90]-[.G89])/([.E90]-[.E89])" office:value-type="float" office:value="1" calcext:value-type="float">
            <text:p>1</text:p>
          </table:table-cell>
          <table:table-cell table:number-columns-repeated="7"/>
          <table:table-cell office:value-type="float" office:value="1461835705454" calcext:value-type="float">
            <text:p>1461835705454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30" calcext:value-type="float">
            <text:p>1461835830</text:p>
          </table:table-cell>
          <table:table-cell table:formula="of:=[.D91]-[.C91]"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407" calcext:value-type="float">
            <text:p>407</text:p>
          </table:table-cell>
          <table:table-cell table:formula="of:=([.G91]-[.G90])/([.E91]-[.E90])" office:value-type="float" office:value="4" calcext:value-type="float">
            <text:p>4</text:p>
          </table:table-cell>
          <table:table-cell table:number-columns-repeated="7"/>
          <table:table-cell office:value-type="float" office:value="1461835705532" calcext:value-type="float">
            <text:p>146183570553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31" calcext:value-type="float">
            <text:p>1461835831</text:p>
          </table:table-cell>
          <table:table-cell table:formula="of:=[.D92]-[.C92]"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411" calcext:value-type="float">
            <text:p>411</text:p>
          </table:table-cell>
          <table:table-cell table:formula="of:=([.G92]-[.G91])/([.E92]-[.E91])" office:value-type="float" office:value="4" calcext:value-type="float">
            <text:p>4</text:p>
          </table:table-cell>
          <table:table-cell table:number-columns-repeated="7"/>
          <table:table-cell office:value-type="float" office:value="1461835706652" calcext:value-type="float">
            <text:p>1461835706652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33" calcext:value-type="float">
            <text:p>1461835833</text:p>
          </table:table-cell>
          <table:table-cell table:formula="of:=[.D93]-[.C93]"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416" calcext:value-type="float">
            <text:p>416</text:p>
          </table:table-cell>
          <table:table-cell table:formula="of:=([.G93]-[.G92])/([.E93]-[.E92])" office:value-type="float" office:value="2.5" calcext:value-type="float">
            <text:p>2,5</text:p>
          </table:table-cell>
          <table:table-cell table:number-columns-repeated="7"/>
          <table:table-cell office:value-type="float" office:value="1461835706900" calcext:value-type="float">
            <text:p>146183570690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34" calcext:value-type="float">
            <text:p>1461835834</text:p>
          </table:table-cell>
          <table:table-cell table:formula="of:=[.D94]-[.C94]"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420" calcext:value-type="float">
            <text:p>420</text:p>
          </table:table-cell>
          <table:table-cell table:formula="of:=([.G94]-[.G93])/([.E94]-[.E93])" office:value-type="float" office:value="4" calcext:value-type="float">
            <text:p>4</text:p>
          </table:table-cell>
          <table:table-cell table:number-columns-repeated="7"/>
          <table:table-cell office:value-type="float" office:value="1461835707256" calcext:value-type="float">
            <text:p>1461835707256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36" calcext:value-type="float">
            <text:p>1461835836</text:p>
          </table:table-cell>
          <table:table-cell table:formula="of:=[.D95]-[.C95]"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table:formula="of:=([.G95]-[.G94])/([.E95]-[.E94])" office:value-type="float" office:value="1.5" calcext:value-type="float">
            <text:p>1,5</text:p>
          </table:table-cell>
          <table:table-cell table:number-columns-repeated="7"/>
          <table:table-cell office:value-type="float" office:value="1461835707299" calcext:value-type="float">
            <text:p>1461835707299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38" calcext:value-type="float">
            <text:p>1461835838</text:p>
          </table:table-cell>
          <table:table-cell table:formula="of:=[.D96]-[.C96]"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429" calcext:value-type="float">
            <text:p>429</text:p>
          </table:table-cell>
          <table:table-cell table:formula="of:=([.G96]-[.G95])/([.E96]-[.E95])" office:value-type="float" office:value="3" calcext:value-type="float">
            <text:p>3</text:p>
          </table:table-cell>
          <table:table-cell table:number-columns-repeated="7"/>
          <table:table-cell office:value-type="float" office:value="1461835706910" calcext:value-type="float">
            <text:p>1461835706910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29" calcext:value-type="float">
            <text:p>17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39" calcext:value-type="float">
            <text:p>1461835839</text:p>
          </table:table-cell>
          <table:table-cell table:formula="of:=[.D97]-[.C97]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table:formula="of:=([.G97]-[.G96])/([.E97]-[.E96])" office:value-type="float" office:value="3" calcext:value-type="float">
            <text:p>3</text:p>
          </table:table-cell>
          <table:table-cell table:number-columns-repeated="7"/>
          <table:table-cell office:value-type="float" office:value="1461835706900" calcext:value-type="float">
            <text:p>1461835706900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658" calcext:value-type="float">
            <text:p>26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41" calcext:value-type="float">
            <text:p>1461835841</text:p>
          </table:table-cell>
          <table:table-cell table:formula="of:=[.D98]-[.C98]"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table:formula="of:=([.G98]-[.G97])/([.E98]-[.E97])" office:value-type="float" office:value="2.5" calcext:value-type="float">
            <text:p>2,5</text:p>
          </table:table-cell>
          <table:table-cell table:number-columns-repeated="7"/>
          <table:table-cell office:value-type="float" office:value="1461835707307" calcext:value-type="float">
            <text:p>1461835707307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255" calcext:value-type="float">
            <text:p>2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42" calcext:value-type="float">
            <text:p>1461835842</text:p>
          </table:table-cell>
          <table:table-cell table:formula="of:=[.D99]-[.C99]"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442" calcext:value-type="float">
            <text:p>442</text:p>
          </table:table-cell>
          <table:table-cell table:formula="of:=([.G99]-[.G98])/([.E99]-[.E98])" office:value-type="float" office:value="5" calcext:value-type="float">
            <text:p>5</text:p>
          </table:table-cell>
          <table:table-cell table:number-columns-repeated="7"/>
          <table:table-cell office:value-type="float" office:value="1461835707512" calcext:value-type="float">
            <text:p>1461835707512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868" calcext:value-type="float">
            <text:p>28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44" calcext:value-type="float">
            <text:p>1461835844</text:p>
          </table:table-cell>
          <table:table-cell table:formula="of:=[.D100]-[.C100]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table:formula="of:=([.G100]-[.G99])/([.E100]-[.E99])" office:value-type="float" office:value="0.5" calcext:value-type="float">
            <text:p>0,5</text:p>
          </table:table-cell>
          <table:table-cell table:number-columns-repeated="7"/>
          <table:table-cell office:value-type="float" office:value="1461835707477" calcext:value-type="float">
            <text:p>1461835707477</text:p>
          </table:table-cell>
          <table:table-cell office:value-type="float" office:value="3718" calcext:value-type="float">
            <text:p>37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718" calcext:value-type="float">
            <text:p>37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46" calcext:value-type="float">
            <text:p>1461835846</text:p>
          </table:table-cell>
          <table:table-cell table:formula="of:=[.D101]-[.C101]"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446" calcext:value-type="float">
            <text:p>446</text:p>
          </table:table-cell>
          <table:table-cell table:formula="of:=([.G101]-[.G100])/([.E101]-[.E100])" office:value-type="float" office:value="1.5" calcext:value-type="float">
            <text:p>1,5</text:p>
          </table:table-cell>
          <table:table-cell table:number-columns-repeated="7"/>
          <table:table-cell office:value-type="float" office:value="1461835708162" calcext:value-type="float">
            <text:p>1461835708162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037" calcext:value-type="float">
            <text:p>3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48" calcext:value-type="float">
            <text:p>1461835848</text:p>
          </table:table-cell>
          <table:table-cell table:formula="of:=[.D102]-[.C102]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table:formula="of:=([.G102]-[.G101])/([.E102]-[.E101])" office:value-type="float" office:value="0.5" calcext:value-type="float">
            <text:p>0,5</text:p>
          </table:table-cell>
          <table:table-cell table:number-columns-repeated="7"/>
          <table:table-cell office:value-type="float" office:value="1461835707536" calcext:value-type="float">
            <text:p>1461835707536</text:p>
          </table:table-cell>
          <table:table-cell office:value-type="float" office:value="4551" calcext:value-type="float">
            <text:p>45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551" calcext:value-type="float">
            <text:p>4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49" calcext:value-type="float">
            <text:p>1461835849</text:p>
          </table:table-cell>
          <table:table-cell table:formula="of:=[.D103]-[.C103]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table:formula="of:=([.G103]-[.G102])/([.E103]-[.E102])" office:value-type="float" office:value="1" calcext:value-type="float">
            <text:p>1</text:p>
          </table:table-cell>
          <table:table-cell table:number-columns-repeated="7"/>
          <table:table-cell office:value-type="float" office:value="1461835708241" calcext:value-type="float">
            <text:p>1461835708241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850" calcext:value-type="float">
            <text:p>38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51" calcext:value-type="float">
            <text:p>1461835851</text:p>
          </table:table-cell>
          <table:table-cell table:formula="of:=[.D104]-[.C104]"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table:formula="of:=([.G104]-[.G103])/([.E104]-[.E103])" office:value-type="float" office:value="1" calcext:value-type="float">
            <text:p>1</text:p>
          </table:table-cell>
          <table:table-cell table:number-columns-repeated="7"/>
          <table:table-cell office:value-type="float" office:value="1461835709448" calcext:value-type="float">
            <text:p>1461835709448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860" calcext:value-type="float">
            <text:p>28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52" calcext:value-type="float">
            <text:p>1461835852</text:p>
          </table:table-cell>
          <table:table-cell table:formula="of:=[.D105]-[.C105]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table:formula="of:=([.G105]-[.G104])/([.E105]-[.E104])" office:value-type="float" office:value="1" calcext:value-type="float">
            <text:p>1</text:p>
          </table:table-cell>
          <table:table-cell table:number-columns-repeated="7"/>
          <table:table-cell office:value-type="float" office:value="1461835709232" calcext:value-type="float">
            <text:p>1461835709232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265" calcext:value-type="float">
            <text:p>32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54" calcext:value-type="float">
            <text:p>1461835854</text:p>
          </table:table-cell>
          <table:table-cell table:formula="of:=[.D106]-[.C106]"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455" calcext:value-type="float">
            <text:p>455</text:p>
          </table:table-cell>
          <table:table-cell table:formula="of:=([.G106]-[.G105])/([.E106]-[.E105])" office:value-type="float" office:value="2" calcext:value-type="float">
            <text:p>2</text:p>
          </table:table-cell>
          <table:table-cell table:number-columns-repeated="7"/>
          <table:table-cell office:value-type="float" office:value="1461835710559" calcext:value-type="float">
            <text:p>1461835710559</text:p>
          </table:table-cell>
          <table:table-cell office:value-type="float" office:value="2442" calcext:value-type="float">
            <text:p>244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442" calcext:value-type="float">
            <text:p>24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56" calcext:value-type="float">
            <text:p>1461835856</text:p>
          </table:table-cell>
          <table:table-cell table:formula="of:=[.D107]-[.C107]"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457" calcext:value-type="float">
            <text:p>457</text:p>
          </table:table-cell>
          <table:table-cell table:formula="of:=([.G107]-[.G106])/([.E107]-[.E106])" office:value-type="float" office:value="1" calcext:value-type="float">
            <text:p>1</text:p>
          </table:table-cell>
          <table:table-cell table:number-columns-repeated="7"/>
          <table:table-cell office:value-type="float" office:value="1461835710563" calcext:value-type="float">
            <text:p>1461835710563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441" calcext:value-type="float">
            <text:p>24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57" calcext:value-type="float">
            <text:p>1461835857</text:p>
          </table:table-cell>
          <table:table-cell table:formula="of:=[.D108]-[.C108]"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table:formula="of:=([.G108]-[.G107])/([.E108]-[.E107])" office:value-type="float" office:value="2" calcext:value-type="float">
            <text:p>2</text:p>
          </table:table-cell>
          <table:table-cell table:number-columns-repeated="7"/>
          <table:table-cell office:value-type="float" office:value="1461835710640" calcext:value-type="float">
            <text:p>1461835710640</text:p>
          </table:table-cell>
          <table:table-cell office:value-type="float" office:value="2938" calcext:value-type="float">
            <text:p>293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938" calcext:value-type="float">
            <text:p>29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59" calcext:value-type="float">
            <text:p>1461835859</text:p>
          </table:table-cell>
          <table:table-cell table:formula="of:=[.D109]-[.C109]"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461" calcext:value-type="float">
            <text:p>461</text:p>
          </table:table-cell>
          <table:table-cell table:formula="of:=([.G109]-[.G108])/([.E109]-[.E108])" office:value-type="float" office:value="1" calcext:value-type="float">
            <text:p>1</text:p>
          </table:table-cell>
          <table:table-cell table:number-columns-repeated="7"/>
          <table:table-cell office:value-type="float" office:value="1461835709640" calcext:value-type="float">
            <text:p>1461835709640</text:p>
          </table:table-cell>
          <table:table-cell office:value-type="float" office:value="4505" calcext:value-type="float">
            <text:p>450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505" calcext:value-type="float">
            <text:p>4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61" calcext:value-type="float">
            <text:p>1461835861</text:p>
          </table:table-cell>
          <table:table-cell table:formula="of:=[.D110]-[.C110]"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table:formula="of:=([.G110]-[.G109])/([.E110]-[.E109])" office:value-type="float" office:value="2" calcext:value-type="float">
            <text:p>2</text:p>
          </table:table-cell>
          <table:table-cell table:number-columns-repeated="7"/>
          <table:table-cell office:value-type="float" office:value="1461835712195" calcext:value-type="float">
            <text:p>1461835712195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402" calcext:value-type="float">
            <text:p>34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63" calcext:value-type="float">
            <text:p>1461835863</text:p>
          </table:table-cell>
          <table:table-cell table:formula="of:=[.D111]-[.C111]"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471" calcext:value-type="float">
            <text:p>471</text:p>
          </table:table-cell>
          <table:table-cell table:formula="of:=([.G111]-[.G110])/([.E111]-[.E110])" office:value-type="float" office:value="3" calcext:value-type="float">
            <text:p>3</text:p>
          </table:table-cell>
          <table:table-cell table:number-columns-repeated="7"/>
          <table:table-cell office:value-type="float" office:value="1461835711382" calcext:value-type="float">
            <text:p>1461835711382</text:p>
          </table:table-cell>
          <table:table-cell office:value-type="float" office:value="4216" calcext:value-type="float">
            <text:p>42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216" calcext:value-type="float">
            <text:p>42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64" calcext:value-type="float">
            <text:p>1461835864</text:p>
          </table:table-cell>
          <table:table-cell table:formula="of:=[.D112]-[.C112]"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476" calcext:value-type="float">
            <text:p>476</text:p>
          </table:table-cell>
          <table:table-cell table:formula="of:=([.G112]-[.G111])/([.E112]-[.E111])" office:value-type="float" office:value="5" calcext:value-type="float">
            <text:p>5</text:p>
          </table:table-cell>
          <table:table-cell table:number-columns-repeated="7"/>
          <table:table-cell office:value-type="float" office:value="1461835713092" calcext:value-type="float">
            <text:p>1461835713092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311" calcext:value-type="float">
            <text:p>33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66" calcext:value-type="float">
            <text:p>1461835866</text:p>
          </table:table-cell>
          <table:table-cell table:formula="of:=[.D113]-[.C113]"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 table:formula="of:=([.G113]-[.G112])/([.E113]-[.E112])" office:value-type="float" office:value="2" calcext:value-type="float">
            <text:p>2</text:p>
          </table:table-cell>
          <table:table-cell table:number-columns-repeated="7"/>
          <table:table-cell office:value-type="float" office:value="1461835713090" calcext:value-type="float">
            <text:p>1461835713090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334" calcext:value-type="float">
            <text:p>33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67" calcext:value-type="float">
            <text:p>1461835867</text:p>
          </table:table-cell>
          <table:table-cell table:formula="of:=[.D114]-[.C114]"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  <table:table-cell table:formula="of:=([.G114]-[.G113])/([.E114]-[.E113])" office:value-type="float" office:value="3" calcext:value-type="float">
            <text:p>3</text:p>
          </table:table-cell>
          <table:table-cell table:number-columns-repeated="7"/>
          <table:table-cell office:value-type="float" office:value="1461835712199" calcext:value-type="float">
            <text:p>1461835712199</text:p>
          </table:table-cell>
          <table:table-cell office:value-type="float" office:value="4227" calcext:value-type="float">
            <text:p>42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227" calcext:value-type="float">
            <text:p>42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69" calcext:value-type="float">
            <text:p>1461835869</text:p>
          </table:table-cell>
          <table:table-cell table:formula="of:=[.D115]-[.C115]"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489" calcext:value-type="float">
            <text:p>489</text:p>
          </table:table-cell>
          <table:table-cell table:formula="of:=([.G115]-[.G114])/([.E115]-[.E114])" office:value-type="float" office:value="3" calcext:value-type="float">
            <text:p>3</text:p>
          </table:table-cell>
          <table:table-cell table:number-columns-repeated="7"/>
          <table:table-cell office:value-type="float" office:value="1461835713310" calcext:value-type="float">
            <text:p>1461835713310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267" calcext:value-type="float">
            <text:p>32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71" calcext:value-type="float">
            <text:p>1461835871</text:p>
          </table:table-cell>
          <table:table-cell table:formula="of:=[.D116]-[.C116]"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494" calcext:value-type="float">
            <text:p>494</text:p>
          </table:table-cell>
          <table:table-cell table:formula="of:=([.G116]-[.G115])/([.E116]-[.E115])" office:value-type="float" office:value="2.5" calcext:value-type="float">
            <text:p>2,5</text:p>
          </table:table-cell>
          <table:table-cell table:number-columns-repeated="7"/>
          <table:table-cell office:value-type="float" office:value="1461835713499" calcext:value-type="float">
            <text:p>1461835713499</text:p>
          </table:table-cell>
          <table:table-cell office:value-type="float" office:value="3478" calcext:value-type="float">
            <text:p>34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478" calcext:value-type="float">
            <text:p>3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72" calcext:value-type="float">
            <text:p>1461835872</text:p>
          </table:table-cell>
          <table:table-cell table:formula="of:=[.D117]-[.C117]"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table:formula="of:=([.G117]-[.G116])/([.E117]-[.E116])" office:value-type="float" office:value="6" calcext:value-type="float">
            <text:p>6</text:p>
          </table:table-cell>
          <table:table-cell table:number-columns-repeated="7"/>
          <table:table-cell office:value-type="float" office:value="1461835714003" calcext:value-type="float">
            <text:p>1461835714003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051" calcext:value-type="float">
            <text:p>30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74" calcext:value-type="float">
            <text:p>1461835874</text:p>
          </table:table-cell>
          <table:table-cell table:formula="of:=[.D118]-[.C118]"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508" calcext:value-type="float">
            <text:p>508</text:p>
          </table:table-cell>
          <table:table-cell table:formula="of:=([.G118]-[.G117])/([.E118]-[.E117])" office:value-type="float" office:value="4" calcext:value-type="float">
            <text:p>4</text:p>
          </table:table-cell>
          <table:table-cell table:number-columns-repeated="7"/>
          <table:table-cell office:value-type="float" office:value="1461835714006" calcext:value-type="float">
            <text:p>1461835714006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092" calcext:value-type="float">
            <text:p>30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76" calcext:value-type="float">
            <text:p>1461835876</text:p>
          </table:table-cell>
          <table:table-cell table:formula="of:=[.D119]-[.C119]"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formula="of:=([.G119]-[.G118])/([.E119]-[.E118])" office:value-type="float" office:value="2" calcext:value-type="float">
            <text:p>2</text:p>
          </table:table-cell>
          <table:table-cell table:number-columns-repeated="7"/>
          <table:table-cell office:value-type="float" office:value="1461835715148" calcext:value-type="float">
            <text:p>1461835715148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380" calcext:value-type="float">
            <text:p>23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77" calcext:value-type="float">
            <text:p>1461835877</text:p>
          </table:table-cell>
          <table:table-cell table:formula="of:=[.D120]-[.C120]"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515" calcext:value-type="float">
            <text:p>515</text:p>
          </table:table-cell>
          <table:table-cell table:formula="of:=([.G120]-[.G119])/([.E120]-[.E119])" office:value-type="float" office:value="3" calcext:value-type="float">
            <text:p>3</text:p>
          </table:table-cell>
          <table:table-cell table:number-columns-repeated="7"/>
          <table:table-cell office:value-type="float" office:value="1461835716599" calcext:value-type="float">
            <text:p>1461835716599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79" calcext:value-type="float">
            <text:p>1461835879</text:p>
          </table:table-cell>
          <table:table-cell table:formula="of:=[.D121]-[.C121]"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518" calcext:value-type="float">
            <text:p>518</text:p>
          </table:table-cell>
          <table:table-cell table:formula="of:=([.G121]-[.G120])/([.E121]-[.E120])" office:value-type="float" office:value="1.5" calcext:value-type="float">
            <text:p>1,5</text:p>
          </table:table-cell>
          <table:table-cell table:number-columns-repeated="7"/>
          <table:table-cell office:value-type="float" office:value="1461835713974" calcext:value-type="float">
            <text:p>1461835713974</text:p>
          </table:table-cell>
          <table:table-cell office:value-type="float" office:value="3824" calcext:value-type="float">
            <text:p>382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824" calcext:value-type="float">
            <text:p>38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80" calcext:value-type="float">
            <text:p>1461835880</text:p>
          </table:table-cell>
          <table:table-cell table:formula="of:=[.D122]-[.C122]"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523" calcext:value-type="float">
            <text:p>523</text:p>
          </table:table-cell>
          <table:table-cell table:formula="of:=([.G122]-[.G121])/([.E122]-[.E121])" office:value-type="float" office:value="5" calcext:value-type="float">
            <text:p>5</text:p>
          </table:table-cell>
          <table:table-cell table:number-columns-repeated="7"/>
          <table:table-cell office:value-type="float" office:value="1461835716600" calcext:value-type="float">
            <text:p>1461835716600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566" calcext:value-type="float">
            <text:p>15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82" calcext:value-type="float">
            <text:p>1461835882</text:p>
          </table:table-cell>
          <table:table-cell table:formula="of:=[.D123]-[.C123]"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float" office:value="527" calcext:value-type="float">
            <text:p>527</text:p>
          </table:table-cell>
          <table:table-cell table:formula="of:=([.G123]-[.G122])/([.E123]-[.E122])" office:value-type="float" office:value="2" calcext:value-type="float">
            <text:p>2</text:p>
          </table:table-cell>
          <table:table-cell table:number-columns-repeated="7"/>
          <table:table-cell office:value-type="float" office:value="1461835714580" calcext:value-type="float">
            <text:p>1461835714580</text:p>
          </table:table-cell>
          <table:table-cell office:value-type="float" office:value="3589" calcext:value-type="float">
            <text:p>358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589" calcext:value-type="float">
            <text:p>35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83" calcext:value-type="float">
            <text:p>1461835883</text:p>
          </table:table-cell>
          <table:table-cell table:formula="of:=[.D124]-[.C124]"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532" calcext:value-type="float">
            <text:p>532</text:p>
          </table:table-cell>
          <table:table-cell table:formula="of:=([.G124]-[.G123])/([.E124]-[.E123])" office:value-type="float" office:value="5" calcext:value-type="float">
            <text:p>5</text:p>
          </table:table-cell>
          <table:table-cell table:number-columns-repeated="7"/>
          <table:table-cell office:value-type="float" office:value="1461835717308" calcext:value-type="float">
            <text:p>1461835717308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85" calcext:value-type="float">
            <text:p>1461835885</text:p>
          </table:table-cell>
          <table:table-cell table:formula="of:=[.D125]-[.C125]"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538" calcext:value-type="float">
            <text:p>538</text:p>
          </table:table-cell>
          <table:table-cell table:formula="of:=([.G125]-[.G124])/([.E125]-[.E124])" office:value-type="float" office:value="3" calcext:value-type="float">
            <text:p>3</text:p>
          </table:table-cell>
          <table:table-cell table:number-columns-repeated="7"/>
          <table:table-cell office:value-type="float" office:value="1461835717428" calcext:value-type="float">
            <text:p>1461835717428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86" calcext:value-type="float">
            <text:p>1461835886</text:p>
          </table:table-cell>
          <table:table-cell table:formula="of:=[.D126]-[.C126]"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formula="of:=([.G126]-[.G125])/([.E126]-[.E125])" office:value-type="float" office:value="3" calcext:value-type="float">
            <text:p>3</text:p>
          </table:table-cell>
          <table:table-cell table:number-columns-repeated="7"/>
          <table:table-cell office:value-type="float" office:value="1461835717578" calcext:value-type="float">
            <text:p>1461835717578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53" calcext:value-type="float">
            <text:p>16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87" calcext:value-type="float">
            <text:p>1461835887</text:p>
          </table:table-cell>
          <table:table-cell table:formula="of:=[.D127]-[.C127]"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float" office:value="544" calcext:value-type="float">
            <text:p>544</text:p>
          </table:table-cell>
          <table:table-cell table:formula="of:=([.G127]-[.G126])/([.E127]-[.E126])" office:value-type="float" office:value="3" calcext:value-type="float">
            <text:p>3</text:p>
          </table:table-cell>
          <table:table-cell table:number-columns-repeated="7"/>
          <table:table-cell office:value-type="float" office:value="1461835717425" calcext:value-type="float">
            <text:p>1461835717425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21" calcext:value-type="float">
            <text:p>18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89" calcext:value-type="float">
            <text:p>1461835889</text:p>
          </table:table-cell>
          <table:table-cell table:formula="of:=[.D128]-[.C128]"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float" office:value="551" calcext:value-type="float">
            <text:p>551</text:p>
          </table:table-cell>
          <table:table-cell table:formula="of:=([.G128]-[.G127])/([.E128]-[.E127])" office:value-type="float" office:value="3.5" calcext:value-type="float">
            <text:p>3,5</text:p>
          </table:table-cell>
          <table:table-cell table:number-columns-repeated="7"/>
          <table:table-cell office:value-type="float" office:value="1461835717404" calcext:value-type="float">
            <text:p>1461835717404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62" calcext:value-type="float">
            <text:p>18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90" calcext:value-type="float">
            <text:p>1461835890</text:p>
          </table:table-cell>
          <table:table-cell table:formula="of:=[.D129]-[.C129]" office:value-type="float" office:value="212" calcext:value-type="float">
            <text:p>212</text:p>
          </table:table-cell>
          <table:table-cell office:value-type="float" office:value="21" calcext:value-type="float">
            <text:p>21</text:p>
          </table:table-cell>
          <table:table-cell office:value-type="float" office:value="572" calcext:value-type="float">
            <text:p>572</text:p>
          </table:table-cell>
          <table:table-cell table:formula="of:=([.G129]-[.G128])/([.E129]-[.E128])" office:value-type="float" office:value="21" calcext:value-type="float">
            <text:p>21</text:p>
          </table:table-cell>
          <table:table-cell table:number-columns-repeated="7"/>
          <table:table-cell office:value-type="float" office:value="1461835717978" calcext:value-type="float">
            <text:p>1461835717978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92" calcext:value-type="float">
            <text:p>1461835892</text:p>
          </table:table-cell>
          <table:table-cell table:formula="of:=[.D130]-[.C130]"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  <table:table-cell office:value-type="float" office:value="597" calcext:value-type="float">
            <text:p>597</text:p>
          </table:table-cell>
          <table:table-cell table:formula="of:=([.G130]-[.G129])/([.E130]-[.E129])" office:value-type="float" office:value="12.5" calcext:value-type="float">
            <text:p>12,5</text:p>
          </table:table-cell>
          <table:table-cell table:number-columns-repeated="7"/>
          <table:table-cell office:value-type="float" office:value="1461835718099" calcext:value-type="float">
            <text:p>1461835718099</text:p>
          </table:table-cell>
          <table:table-cell office:value-type="float" office:value="1477" calcext:value-type="float">
            <text:p>147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94" calcext:value-type="float">
            <text:p>1461835894</text:p>
          </table:table-cell>
          <table:table-cell table:formula="of:=[.D131]-[.C131]" office:value-type="float" office:value="216" calcext:value-type="float">
            <text:p>216</text:p>
          </table:table-cell>
          <table:table-cell office:value-type="float" office:value="13" calcext:value-type="float">
            <text:p>13</text:p>
          </table:table-cell>
          <table:table-cell office:value-type="float" office:value="610" calcext:value-type="float">
            <text:p>610</text:p>
          </table:table-cell>
          <table:table-cell table:formula="of:=([.G131]-[.G130])/([.E131]-[.E130])" office:value-type="float" office:value="6.5" calcext:value-type="float">
            <text:p>6,5</text:p>
          </table:table-cell>
          <table:table-cell table:number-columns-repeated="7"/>
          <table:table-cell office:value-type="float" office:value="1461835718055" calcext:value-type="float">
            <text:p>1461835718055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555" calcext:value-type="float">
            <text:p>15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95" calcext:value-type="float">
            <text:p>1461835895</text:p>
          </table:table-cell>
          <table:table-cell table:formula="of:=[.D132]-[.C132]" office:value-type="float" office:value="217" calcext:value-type="float">
            <text:p>217</text:p>
          </table:table-cell>
          <table:table-cell office:value-type="float" office:value="11" calcext:value-type="float">
            <text:p>11</text:p>
          </table:table-cell>
          <table:table-cell office:value-type="float" office:value="621" calcext:value-type="float">
            <text:p>621</text:p>
          </table:table-cell>
          <table:table-cell table:formula="of:=([.G132]-[.G131])/([.E132]-[.E131])" office:value-type="float" office:value="11" calcext:value-type="float">
            <text:p>11</text:p>
          </table:table-cell>
          <table:table-cell table:number-columns-repeated="7"/>
          <table:table-cell office:value-type="float" office:value="1461835718799" calcext:value-type="float">
            <text:p>1461835718799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97" calcext:value-type="float">
            <text:p>1461835897</text:p>
          </table:table-cell>
          <table:table-cell table:formula="of:=[.D133]-[.C133]" office:value-type="float" office:value="219" calcext:value-type="float">
            <text:p>219</text:p>
          </table:table-cell>
          <table:table-cell office:value-type="float" office:value="14" calcext:value-type="float">
            <text:p>14</text:p>
          </table:table-cell>
          <table:table-cell office:value-type="float" office:value="635" calcext:value-type="float">
            <text:p>635</text:p>
          </table:table-cell>
          <table:table-cell table:formula="of:=([.G133]-[.G132])/([.E133]-[.E132])" office:value-type="float" office:value="7" calcext:value-type="float">
            <text:p>7</text:p>
          </table:table-cell>
          <table:table-cell table:number-columns-repeated="7"/>
          <table:table-cell office:value-type="float" office:value="1461835718611" calcext:value-type="float">
            <text:p>1461835718611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898" calcext:value-type="float">
            <text:p>1461835898</text:p>
          </table:table-cell>
          <table:table-cell table:formula="of:=[.D134]-[.C134]"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office:value-type="float" office:value="643" calcext:value-type="float">
            <text:p>643</text:p>
          </table:table-cell>
          <table:table-cell table:formula="of:=([.G134]-[.G133])/([.E134]-[.E133])" office:value-type="float" office:value="8" calcext:value-type="float">
            <text:p>8</text:p>
          </table:table-cell>
          <table:table-cell table:number-columns-repeated="7"/>
          <table:table-cell office:value-type="float" office:value="1461835719166" calcext:value-type="float">
            <text:p>1461835719166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41" calcext:value-type="float">
            <text:p>1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00" calcext:value-type="float">
            <text:p>1461835900</text:p>
          </table:table-cell>
          <table:table-cell table:formula="of:=[.D135]-[.C135]" office:value-type="float" office:value="222" calcext:value-type="float">
            <text:p>222</text:p>
          </table:table-cell>
          <table:table-cell office:value-type="float" office:value="7" calcext:value-type="float">
            <text:p>7</text:p>
          </table:table-cell>
          <table:table-cell office:value-type="float" office:value="650" calcext:value-type="float">
            <text:p>650</text:p>
          </table:table-cell>
          <table:table-cell table:formula="of:=([.G135]-[.G134])/([.E135]-[.E134])" office:value-type="float" office:value="3.5" calcext:value-type="float">
            <text:p>3,5</text:p>
          </table:table-cell>
          <table:table-cell table:number-columns-repeated="7"/>
          <table:table-cell office:value-type="float" office:value="1461835719970" calcext:value-type="float">
            <text:p>1461835719970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01" calcext:value-type="float">
            <text:p>1461835901</text:p>
          </table:table-cell>
          <table:table-cell table:formula="of:=[.D136]-[.C136]" office:value-type="float" office:value="223" calcext:value-type="float">
            <text:p>223</text:p>
          </table:table-cell>
          <table:table-cell office:value-type="float" office:value="19" calcext:value-type="float">
            <text:p>19</text:p>
          </table:table-cell>
          <table:table-cell office:value-type="float" office:value="669" calcext:value-type="float">
            <text:p>669</text:p>
          </table:table-cell>
          <table:table-cell table:formula="of:=([.G136]-[.G135])/([.E136]-[.E135])" office:value-type="float" office:value="19" calcext:value-type="float">
            <text:p>19</text:p>
          </table:table-cell>
          <table:table-cell table:number-columns-repeated="7"/>
          <table:table-cell office:value-type="float" office:value="1461835719339" calcext:value-type="float">
            <text:p>1461835719339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03" calcext:value-type="float">
            <text:p>1461835903</text:p>
          </table:table-cell>
          <table:table-cell table:formula="of:=[.D137]-[.C137]" office:value-type="float" office:value="225" calcext:value-type="float">
            <text:p>225</text:p>
          </table:table-cell>
          <table:table-cell office:value-type="float" office:value="16" calcext:value-type="float">
            <text:p>16</text:p>
          </table:table-cell>
          <table:table-cell office:value-type="float" office:value="685" calcext:value-type="float">
            <text:p>685</text:p>
          </table:table-cell>
          <table:table-cell table:formula="of:=([.G137]-[.G136])/([.E137]-[.E136])" office:value-type="float" office:value="8" calcext:value-type="float">
            <text:p>8</text:p>
          </table:table-cell>
          <table:table-cell table:number-columns-repeated="7"/>
          <table:table-cell office:value-type="float" office:value="1461835718529" calcext:value-type="float">
            <text:p>1461835718529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265" calcext:value-type="float">
            <text:p>22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04" calcext:value-type="float">
            <text:p>1461835904</text:p>
          </table:table-cell>
          <table:table-cell table:formula="of:=[.D138]-[.C138]"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float" office:value="689" calcext:value-type="float">
            <text:p>689</text:p>
          </table:table-cell>
          <table:table-cell table:formula="of:=([.G138]-[.G137])/([.E138]-[.E137])" office:value-type="float" office:value="4" calcext:value-type="float">
            <text:p>4</text:p>
          </table:table-cell>
          <table:table-cell table:number-columns-repeated="7"/>
          <table:table-cell office:value-type="float" office:value="1461835719169" calcext:value-type="float">
            <text:p>1461835719169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45" calcext:value-type="float">
            <text:p>16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06" calcext:value-type="float">
            <text:p>1461835906</text:p>
          </table:table-cell>
          <table:table-cell table:formula="of:=[.D139]-[.C139]"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691" calcext:value-type="float">
            <text:p>691</text:p>
          </table:table-cell>
          <table:table-cell table:formula="of:=([.G139]-[.G138])/([.E139]-[.E138])" office:value-type="float" office:value="1" calcext:value-type="float">
            <text:p>1</text:p>
          </table:table-cell>
          <table:table-cell table:number-columns-repeated="7"/>
          <table:table-cell office:value-type="float" office:value="1461835720232" calcext:value-type="float">
            <text:p>1461835720232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07" calcext:value-type="float">
            <text:p>1461835907</text:p>
          </table:table-cell>
          <table:table-cell table:formula="of:=[.D140]-[.C140]"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float" office:value="695" calcext:value-type="float">
            <text:p>695</text:p>
          </table:table-cell>
          <table:table-cell table:formula="of:=([.G140]-[.G139])/([.E140]-[.E139])" office:value-type="float" office:value="4" calcext:value-type="float">
            <text:p>4</text:p>
          </table:table-cell>
          <table:table-cell table:number-columns-repeated="7"/>
          <table:table-cell office:value-type="float" office:value="1461835720247" calcext:value-type="float">
            <text:p>1461835720247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08" calcext:value-type="float">
            <text:p>1461835908</text:p>
          </table:table-cell>
          <table:table-cell table:formula="of:=[.D141]-[.C141]"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float" office:value="701" calcext:value-type="float">
            <text:p>701</text:p>
          </table:table-cell>
          <table:table-cell table:formula="of:=([.G141]-[.G140])/([.E141]-[.E140])" office:value-type="float" office:value="6" calcext:value-type="float">
            <text:p>6</text:p>
          </table:table-cell>
          <table:table-cell table:number-columns-repeated="7"/>
          <table:table-cell office:value-type="float" office:value="1461835720267" calcext:value-type="float">
            <text:p>1461835720267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10" calcext:value-type="float">
            <text:p>1461835910</text:p>
          </table:table-cell>
          <table:table-cell table:formula="of:=[.D142]-[.C142]"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table:formula="of:=([.G142]-[.G141])/([.E142]-[.E141])" office:value-type="float" office:value="2.5" calcext:value-type="float">
            <text:p>2,5</text:p>
          </table:table-cell>
          <table:table-cell table:number-columns-repeated="7"/>
          <table:table-cell office:value-type="float" office:value="1461835720577" calcext:value-type="float">
            <text:p>1461835720577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12" calcext:value-type="float">
            <text:p>1461835912</text:p>
          </table:table-cell>
          <table:table-cell table:formula="of:=[.D143]-[.C143]"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709" calcext:value-type="float">
            <text:p>709</text:p>
          </table:table-cell>
          <table:table-cell table:formula="of:=([.G143]-[.G142])/([.E143]-[.E142])" office:value-type="float" office:value="1.5" calcext:value-type="float">
            <text:p>1,5</text:p>
          </table:table-cell>
          <table:table-cell table:number-columns-repeated="7"/>
          <table:table-cell office:value-type="float" office:value="1461835720419" calcext:value-type="float">
            <text:p>1461835720419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06" calcext:value-type="float">
            <text:p>11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13" calcext:value-type="float">
            <text:p>1461835913</text:p>
          </table:table-cell>
          <table:table-cell table:formula="of:=[.D144]-[.C144]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table:formula="of:=([.G144]-[.G143])/([.E144]-[.E143])" office:value-type="float" office:value="0" calcext:value-type="float">
            <text:p>0</text:p>
          </table:table-cell>
          <table:table-cell table:number-columns-repeated="7"/>
          <table:table-cell office:value-type="float" office:value="1461835720611" calcext:value-type="float">
            <text:p>146183572061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15" calcext:value-type="float">
            <text:p>1461835915</text:p>
          </table:table-cell>
          <table:table-cell table:formula="of:=[.D145]-[.C145]"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office:value-type="float" office:value="716" calcext:value-type="float">
            <text:p>716</text:p>
          </table:table-cell>
          <table:table-cell table:formula="of:=([.G145]-[.G144])/([.E145]-[.E144])" office:value-type="float" office:value="3.5" calcext:value-type="float">
            <text:p>3,5</text:p>
          </table:table-cell>
          <table:table-cell table:number-columns-repeated="7"/>
          <table:table-cell office:value-type="float" office:value="1461835721308" calcext:value-type="float">
            <text:p>1461835721308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17" calcext:value-type="float">
            <text:p>1461835917</text:p>
          </table:table-cell>
          <table:table-cell table:formula="of:=[.D146]-[.C146]" office:value-type="float" office:value="239" calcext:value-type="float">
            <text:p>239</text:p>
          </table:table-cell>
          <table:table-cell office:value-type="float" office:value="8" calcext:value-type="float">
            <text:p>8</text:p>
          </table:table-cell>
          <table:table-cell office:value-type="float" office:value="724" calcext:value-type="float">
            <text:p>724</text:p>
          </table:table-cell>
          <table:table-cell table:formula="of:=([.G146]-[.G145])/([.E146]-[.E145])" office:value-type="float" office:value="4" calcext:value-type="float">
            <text:p>4</text:p>
          </table:table-cell>
          <table:table-cell table:number-columns-repeated="7"/>
          <table:table-cell office:value-type="float" office:value="1461835720641" calcext:value-type="float">
            <text:p>1461835720641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18" calcext:value-type="float">
            <text:p>1461835918</text:p>
          </table:table-cell>
          <table:table-cell table:formula="of:=[.D147]-[.C147]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728" calcext:value-type="float">
            <text:p>728</text:p>
          </table:table-cell>
          <table:table-cell table:formula="of:=([.G147]-[.G146])/([.E147]-[.E146])" office:value-type="float" office:value="4" calcext:value-type="float">
            <text:p>4</text:p>
          </table:table-cell>
          <table:table-cell table:number-columns-repeated="7"/>
          <table:table-cell office:value-type="float" office:value="1461835721461" calcext:value-type="float">
            <text:p>146183572146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20" calcext:value-type="float">
            <text:p>1461835920</text:p>
          </table:table-cell>
          <table:table-cell table:formula="of:=[.D148]-[.C148]" office:value-type="float" office:value="242" calcext:value-type="float">
            <text:p>242</text:p>
          </table:table-cell>
          <table:table-cell office:value-type="float" office:value="11" calcext:value-type="float">
            <text:p>11</text:p>
          </table:table-cell>
          <table:table-cell office:value-type="float" office:value="739" calcext:value-type="float">
            <text:p>739</text:p>
          </table:table-cell>
          <table:table-cell table:formula="of:=([.G148]-[.G147])/([.E148]-[.E147])" office:value-type="float" office:value="5.5" calcext:value-type="float">
            <text:p>5,5</text:p>
          </table:table-cell>
          <table:table-cell table:number-columns-repeated="7"/>
          <table:table-cell office:value-type="float" office:value="1461835721079" calcext:value-type="float">
            <text:p>1461835721079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21" calcext:value-type="float">
            <text:p>1461835921</text:p>
          </table:table-cell>
          <table:table-cell table:formula="of:=[.D149]-[.C149]"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float" office:value="747" calcext:value-type="float">
            <text:p>747</text:p>
          </table:table-cell>
          <table:table-cell table:formula="of:=([.G149]-[.G148])/([.E149]-[.E148])" office:value-type="float" office:value="8" calcext:value-type="float">
            <text:p>8</text:p>
          </table:table-cell>
          <table:table-cell table:number-columns-repeated="7"/>
          <table:table-cell office:value-type="float" office:value="1461835721795" calcext:value-type="float">
            <text:p>1461835721795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23" calcext:value-type="float">
            <text:p>1461835923</text:p>
          </table:table-cell>
          <table:table-cell table:formula="of:=[.D150]-[.C150]" office:value-type="float" office:value="245" calcext:value-type="float">
            <text:p>245</text:p>
          </table:table-cell>
          <table:table-cell office:value-type="float" office:value="28" calcext:value-type="float">
            <text:p>28</text:p>
          </table:table-cell>
          <table:table-cell office:value-type="float" office:value="775" calcext:value-type="float">
            <text:p>775</text:p>
          </table:table-cell>
          <table:table-cell table:formula="of:=([.G150]-[.G149])/([.E150]-[.E149])" office:value-type="float" office:value="14" calcext:value-type="float">
            <text:p>14</text:p>
          </table:table-cell>
          <table:table-cell table:number-columns-repeated="7"/>
          <table:table-cell office:value-type="float" office:value="1461835721207" calcext:value-type="float">
            <text:p>1461835721207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24" calcext:value-type="float">
            <text:p>1461835924</text:p>
          </table:table-cell>
          <table:table-cell table:formula="of:=[.D151]-[.C151]" office:value-type="float" office:value="246" calcext:value-type="float">
            <text:p>246</text:p>
          </table:table-cell>
          <table:table-cell office:value-type="float" office:value="17" calcext:value-type="float">
            <text:p>17</text:p>
          </table:table-cell>
          <table:table-cell office:value-type="float" office:value="792" calcext:value-type="float">
            <text:p>792</text:p>
          </table:table-cell>
          <table:table-cell table:formula="of:=([.G151]-[.G150])/([.E151]-[.E150])" office:value-type="float" office:value="17" calcext:value-type="float">
            <text:p>17</text:p>
          </table:table-cell>
          <table:table-cell table:number-columns-repeated="7"/>
          <table:table-cell office:value-type="float" office:value="1461835721478" calcext:value-type="float">
            <text:p>1461835721478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26" calcext:value-type="float">
            <text:p>1461835926</text:p>
          </table:table-cell>
          <table:table-cell table:formula="of:=[.D152]-[.C152]"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float" office:value="804" calcext:value-type="float">
            <text:p>804</text:p>
          </table:table-cell>
          <table:table-cell table:formula="of:=([.G152]-[.G151])/([.E152]-[.E151])" office:value-type="float" office:value="6" calcext:value-type="float">
            <text:p>6</text:p>
          </table:table-cell>
          <table:table-cell table:number-columns-repeated="7"/>
          <table:table-cell office:value-type="float" office:value="1461835721999" calcext:value-type="float">
            <text:p>146183572199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27" calcext:value-type="float">
            <text:p>1461835927</text:p>
          </table:table-cell>
          <table:table-cell table:formula="of:=[.D153]-[.C153]" office:value-type="float" office:value="249" calcext:value-type="float">
            <text:p>249</text:p>
          </table:table-cell>
          <table:table-cell office:value-type="float" office:value="8" calcext:value-type="float">
            <text:p>8</text:p>
          </table:table-cell>
          <table:table-cell office:value-type="float" office:value="812" calcext:value-type="float">
            <text:p>812</text:p>
          </table:table-cell>
          <table:table-cell table:formula="of:=([.G153]-[.G152])/([.E153]-[.E152])" office:value-type="float" office:value="8" calcext:value-type="float">
            <text:p>8</text:p>
          </table:table-cell>
          <table:table-cell table:number-columns-repeated="7"/>
          <table:table-cell office:value-type="float" office:value="1461835722211" calcext:value-type="float">
            <text:p>146183572221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29" calcext:value-type="float">
            <text:p>1461835929</text:p>
          </table:table-cell>
          <table:table-cell table:formula="of:=[.D154]-[.C154]" office:value-type="float" office:value="251" calcext:value-type="float">
            <text:p>251</text:p>
          </table:table-cell>
          <table:table-cell office:value-type="float" office:value="8" calcext:value-type="float">
            <text:p>8</text:p>
          </table:table-cell>
          <table:table-cell office:value-type="float" office:value="820" calcext:value-type="float">
            <text:p>820</text:p>
          </table:table-cell>
          <table:table-cell table:formula="of:=([.G154]-[.G153])/([.E154]-[.E153])" office:value-type="float" office:value="4" calcext:value-type="float">
            <text:p>4</text:p>
          </table:table-cell>
          <table:table-cell table:number-columns-repeated="7"/>
          <table:table-cell office:value-type="float" office:value="1461835722042" calcext:value-type="float">
            <text:p>1461835722042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31" calcext:value-type="float">
            <text:p>1461835931</text:p>
          </table:table-cell>
          <table:table-cell table:formula="of:=[.D155]-[.C155]" office:value-type="float" office:value="253" calcext:value-type="float">
            <text:p>253</text:p>
          </table:table-cell>
          <table:table-cell office:value-type="float" office:value="6" calcext:value-type="float">
            <text:p>6</text:p>
          </table:table-cell>
          <table:table-cell office:value-type="float" office:value="826" calcext:value-type="float">
            <text:p>826</text:p>
          </table:table-cell>
          <table:table-cell table:formula="of:=([.G155]-[.G154])/([.E155]-[.E154])" office:value-type="float" office:value="3" calcext:value-type="float">
            <text:p>3</text:p>
          </table:table-cell>
          <table:table-cell table:number-columns-repeated="7"/>
          <table:table-cell office:value-type="float" office:value="1461835721815" calcext:value-type="float">
            <text:p>1461835721815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32" calcext:value-type="float">
            <text:p>1461835932</text:p>
          </table:table-cell>
          <table:table-cell table:formula="of:=[.D156]-[.C156]" office:value-type="float" office:value="254" calcext:value-type="float">
            <text:p>254</text:p>
          </table:table-cell>
          <table:table-cell office:value-type="float" office:value="8" calcext:value-type="float">
            <text:p>8</text:p>
          </table:table-cell>
          <table:table-cell office:value-type="float" office:value="834" calcext:value-type="float">
            <text:p>834</text:p>
          </table:table-cell>
          <table:table-cell table:formula="of:=([.G156]-[.G155])/([.E156]-[.E155])" office:value-type="float" office:value="8" calcext:value-type="float">
            <text:p>8</text:p>
          </table:table-cell>
          <table:table-cell table:number-columns-repeated="7"/>
          <table:table-cell office:value-type="float" office:value="1461835722377" calcext:value-type="float">
            <text:p>14618357223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33" calcext:value-type="float">
            <text:p>1461835933</text:p>
          </table:table-cell>
          <table:table-cell table:formula="of:=[.D157]-[.C157]"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float" office:value="844" calcext:value-type="float">
            <text:p>844</text:p>
          </table:table-cell>
          <table:table-cell table:formula="of:=([.G157]-[.G156])/([.E157]-[.E156])" office:value-type="float" office:value="10" calcext:value-type="float">
            <text:p>10</text:p>
          </table:table-cell>
          <table:table-cell table:number-columns-repeated="7"/>
          <table:table-cell office:value-type="float" office:value="1461835722666" calcext:value-type="float">
            <text:p>1461835722666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35" calcext:value-type="float">
            <text:p>1461835935</text:p>
          </table:table-cell>
          <table:table-cell table:formula="of:=[.D158]-[.C158]"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table:formula="of:=([.G158]-[.G157])/([.E158]-[.E157])" office:value-type="float" office:value="0" calcext:value-type="float">
            <text:p>0</text:p>
          </table:table-cell>
          <table:table-cell table:number-columns-repeated="7"/>
          <table:table-cell office:value-type="float" office:value="1461835722882" calcext:value-type="float">
            <text:p>1461835722882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36" calcext:value-type="float">
            <text:p>1461835936</text:p>
          </table:table-cell>
          <table:table-cell table:formula="of:=[.D159]-[.C159]"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  <table:table-cell office:value-type="float" office:value="849" calcext:value-type="float">
            <text:p>849</text:p>
          </table:table-cell>
          <table:table-cell table:formula="of:=([.G159]-[.G158])/([.E159]-[.E158])" office:value-type="float" office:value="5" calcext:value-type="float">
            <text:p>5</text:p>
          </table:table-cell>
          <table:table-cell table:number-columns-repeated="7"/>
          <table:table-cell office:value-type="float" office:value="1461835722529" calcext:value-type="float">
            <text:p>1461835722529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38" calcext:value-type="float">
            <text:p>1461835938</text:p>
          </table:table-cell>
          <table:table-cell table:formula="of:=[.D160]-[.C160]" office:value-type="float" office:value="260" calcext:value-type="float">
            <text:p>260</text:p>
          </table:table-cell>
          <table:table-cell office:value-type="float" office:value="8" calcext:value-type="float">
            <text:p>8</text:p>
          </table:table-cell>
          <table:table-cell office:value-type="float" office:value="857" calcext:value-type="float">
            <text:p>857</text:p>
          </table:table-cell>
          <table:table-cell table:formula="of:=([.G160]-[.G159])/([.E160]-[.E159])" office:value-type="float" office:value="4" calcext:value-type="float">
            <text:p>4</text:p>
          </table:table-cell>
          <table:table-cell table:number-columns-repeated="7"/>
          <table:table-cell office:value-type="float" office:value="1461835722526" calcext:value-type="float">
            <text:p>1461835722526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06" calcext:value-type="float">
            <text:p>14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39" calcext:value-type="float">
            <text:p>1461835939</text:p>
          </table:table-cell>
          <table:table-cell table:formula="of:=[.D161]-[.C161]" office:value-type="float" office:value="261" calcext:value-type="float">
            <text:p>261</text:p>
          </table:table-cell>
          <table:table-cell office:value-type="float" office:value="23" calcext:value-type="float">
            <text:p>23</text:p>
          </table:table-cell>
          <table:table-cell office:value-type="float" office:value="880" calcext:value-type="float">
            <text:p>880</text:p>
          </table:table-cell>
          <table:table-cell table:formula="of:=([.G161]-[.G160])/([.E161]-[.E160])" office:value-type="float" office:value="23" calcext:value-type="float">
            <text:p>23</text:p>
          </table:table-cell>
          <table:table-cell table:number-columns-repeated="7"/>
          <table:table-cell office:value-type="float" office:value="1461835723371" calcext:value-type="float">
            <text:p>1461835723371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41" calcext:value-type="float">
            <text:p>1461835941</text:p>
          </table:table-cell>
          <table:table-cell table:formula="of:=[.D162]-[.C162]"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office:value-type="float" office:value="918" calcext:value-type="float">
            <text:p>918</text:p>
          </table:table-cell>
          <table:table-cell table:formula="of:=([.G162]-[.G161])/([.E162]-[.E161])" office:value-type="float" office:value="19" calcext:value-type="float">
            <text:p>19</text:p>
          </table:table-cell>
          <table:table-cell table:number-columns-repeated="7"/>
          <table:table-cell office:value-type="float" office:value="1461835722953" calcext:value-type="float">
            <text:p>1461835722953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54" calcext:value-type="float">
            <text:p>17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42" calcext:value-type="float">
            <text:p>1461835942</text:p>
          </table:table-cell>
          <table:table-cell table:formula="of:=[.D163]-[.C163]" office:value-type="float" office:value="264" calcext:value-type="float">
            <text:p>264</text:p>
          </table:table-cell>
          <table:table-cell office:value-type="float" office:value="30" calcext:value-type="float">
            <text:p>30</text:p>
          </table:table-cell>
          <table:table-cell office:value-type="float" office:value="948" calcext:value-type="float">
            <text:p>948</text:p>
          </table:table-cell>
          <table:table-cell table:formula="of:=([.G163]-[.G162])/([.E163]-[.E162])" office:value-type="float" office:value="30" calcext:value-type="float">
            <text:p>30</text:p>
          </table:table-cell>
          <table:table-cell table:number-columns-repeated="7"/>
          <table:table-cell office:value-type="float" office:value="1461835722958" calcext:value-type="float">
            <text:p>1461835722958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63" calcext:value-type="float">
            <text:p>18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44" calcext:value-type="float">
            <text:p>1461835944</text:p>
          </table:table-cell>
          <table:table-cell table:formula="of:=[.D164]-[.C164]"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office:value-type="float" office:value="958" calcext:value-type="float">
            <text:p>958</text:p>
          </table:table-cell>
          <table:table-cell table:formula="of:=([.G164]-[.G163])/([.E164]-[.E163])" office:value-type="float" office:value="5" calcext:value-type="float">
            <text:p>5</text:p>
          </table:table-cell>
          <table:table-cell table:number-columns-repeated="7"/>
          <table:table-cell office:value-type="float" office:value="1461835723383" calcext:value-type="float">
            <text:p>1461835723383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45" calcext:value-type="float">
            <text:p>1461835945</text:p>
          </table:table-cell>
          <table:table-cell table:formula="of:=[.D165]-[.C165]" office:value-type="float" office:value="267" calcext:value-type="float">
            <text:p>267</text:p>
          </table:table-cell>
          <table:table-cell office:value-type="float" office:value="28" calcext:value-type="float">
            <text:p>28</text:p>
          </table:table-cell>
          <table:table-cell office:value-type="float" office:value="986" calcext:value-type="float">
            <text:p>986</text:p>
          </table:table-cell>
          <table:table-cell table:formula="of:=([.G165]-[.G164])/([.E165]-[.E164])" office:value-type="float" office:value="28" calcext:value-type="float">
            <text:p>28</text:p>
          </table:table-cell>
          <table:table-cell table:number-columns-repeated="7"/>
          <table:table-cell office:value-type="float" office:value="1461835723399" calcext:value-type="float">
            <text:p>1461835723399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053" calcext:value-type="float">
            <text:p>20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47" calcext:value-type="float">
            <text:p>1461835947</text:p>
          </table:table-cell>
          <table:table-cell table:formula="of:=[.D166]-[.C166]" office:value-type="float" office:value="269" calcext:value-type="float">
            <text:p>269</text:p>
          </table:table-cell>
          <table:table-cell office:value-type="float" office:value="20" calcext:value-type="float">
            <text:p>20</text:p>
          </table:table-cell>
          <table:table-cell office:value-type="float" office:value="1006" calcext:value-type="float">
            <text:p>1006</text:p>
          </table:table-cell>
          <table:table-cell table:formula="of:=([.G166]-[.G165])/([.E166]-[.E165])" office:value-type="float" office:value="10" calcext:value-type="float">
            <text:p>10</text:p>
          </table:table-cell>
          <table:table-cell table:number-columns-repeated="7"/>
          <table:table-cell office:value-type="float" office:value="1461835723478" calcext:value-type="float">
            <text:p>1461835723478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055" calcext:value-type="float">
            <text:p>2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49" calcext:value-type="float">
            <text:p>1461835949</text:p>
          </table:table-cell>
          <table:table-cell table:formula="of:=[.D167]-[.C167]"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  <table:table-cell office:value-type="float" office:value="1010" calcext:value-type="float">
            <text:p>1010</text:p>
          </table:table-cell>
          <table:table-cell table:formula="of:=([.G167]-[.G166])/([.E167]-[.E166])" office:value-type="float" office:value="2" calcext:value-type="float">
            <text:p>2</text:p>
          </table:table-cell>
          <table:table-cell table:number-columns-repeated="7"/>
          <table:table-cell office:value-type="float" office:value="1461835723457" calcext:value-type="float">
            <text:p>1461835723457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192" calcext:value-type="float">
            <text:p>2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51" calcext:value-type="float">
            <text:p>1461835951</text:p>
          </table:table-cell>
          <table:table-cell table:formula="of:=[.D168]-[.C168]" office:value-type="float" office:value="273" calcext:value-type="float">
            <text:p>273</text:p>
          </table:table-cell>
          <table:table-cell office:value-type="float" office:value="11" calcext:value-type="float">
            <text:p>11</text:p>
          </table:table-cell>
          <table:table-cell office:value-type="float" office:value="1021" calcext:value-type="float">
            <text:p>1021</text:p>
          </table:table-cell>
          <table:table-cell table:formula="of:=([.G168]-[.G167])/([.E168]-[.E167])" office:value-type="float" office:value="5.5" calcext:value-type="float">
            <text:p>5,5</text:p>
          </table:table-cell>
          <table:table-cell table:number-columns-repeated="7"/>
          <table:table-cell office:value-type="float" office:value="1461835723556" calcext:value-type="float">
            <text:p>1461835723556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192" calcext:value-type="float">
            <text:p>2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52" calcext:value-type="float">
            <text:p>1461835952</text:p>
          </table:table-cell>
          <table:table-cell table:formula="of:=[.D169]-[.C169]" office:value-type="float" office:value="274" calcext:value-type="float">
            <text:p>274</text:p>
          </table:table-cell>
          <table:table-cell office:value-type="float" office:value="17" calcext:value-type="float">
            <text:p>17</text:p>
          </table:table-cell>
          <table:table-cell office:value-type="float" office:value="1038" calcext:value-type="float">
            <text:p>1038</text:p>
          </table:table-cell>
          <table:table-cell table:formula="of:=([.G169]-[.G168])/([.E169]-[.E168])" office:value-type="float" office:value="17" calcext:value-type="float">
            <text:p>17</text:p>
          </table:table-cell>
          <table:table-cell table:number-columns-repeated="7"/>
          <table:table-cell office:value-type="float" office:value="1461835723975" calcext:value-type="float">
            <text:p>1461835723975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090" calcext:value-type="float">
            <text:p>20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54" calcext:value-type="float">
            <text:p>1461835954</text:p>
          </table:table-cell>
          <table:table-cell table:formula="of:=[.D170]-[.C170]" office:value-type="float" office:value="276" calcext:value-type="float">
            <text:p>276</text:p>
          </table:table-cell>
          <table:table-cell office:value-type="float" office:value="27" calcext:value-type="float">
            <text:p>27</text:p>
          </table:table-cell>
          <table:table-cell office:value-type="float" office:value="1065" calcext:value-type="float">
            <text:p>1065</text:p>
          </table:table-cell>
          <table:table-cell table:formula="of:=([.G170]-[.G169])/([.E170]-[.E169])" office:value-type="float" office:value="13.5" calcext:value-type="float">
            <text:p>13,5</text:p>
          </table:table-cell>
          <table:table-cell table:number-columns-repeated="7"/>
          <table:table-cell office:value-type="float" office:value="1461835724446" calcext:value-type="float">
            <text:p>1461835724446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90" calcext:value-type="float">
            <text:p>17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55" calcext:value-type="float">
            <text:p>1461835955</text:p>
          </table:table-cell>
          <table:table-cell table:formula="of:=[.D171]-[.C171]" office:value-type="float" office:value="277" calcext:value-type="float">
            <text:p>277</text:p>
          </table:table-cell>
          <table:table-cell office:value-type="float" office:value="12" calcext:value-type="float">
            <text:p>12</text:p>
          </table:table-cell>
          <table:table-cell office:value-type="float" office:value="1077" calcext:value-type="float">
            <text:p>1077</text:p>
          </table:table-cell>
          <table:table-cell table:formula="of:=([.G171]-[.G170])/([.E171]-[.E170])" office:value-type="float" office:value="12" calcext:value-type="float">
            <text:p>12</text:p>
          </table:table-cell>
          <table:table-cell table:number-columns-repeated="7"/>
          <table:table-cell office:value-type="float" office:value="1461835723577" calcext:value-type="float">
            <text:p>1461835723577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678" calcext:value-type="float">
            <text:p>26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57" calcext:value-type="float">
            <text:p>1461835957</text:p>
          </table:table-cell>
          <table:table-cell table:formula="of:=[.D172]-[.C172]" office:value-type="float" office:value="279" calcext:value-type="float">
            <text:p>279</text:p>
          </table:table-cell>
          <table:table-cell office:value-type="float" office:value="14" calcext:value-type="float">
            <text:p>14</text:p>
          </table:table-cell>
          <table:table-cell office:value-type="float" office:value="1091" calcext:value-type="float">
            <text:p>1091</text:p>
          </table:table-cell>
          <table:table-cell table:formula="of:=([.G172]-[.G171])/([.E172]-[.E171])" office:value-type="float" office:value="7" calcext:value-type="float">
            <text:p>7</text:p>
          </table:table-cell>
          <table:table-cell table:number-columns-repeated="7"/>
          <table:table-cell office:value-type="float" office:value="1461835723575" calcext:value-type="float">
            <text:p>1461835723575</text:p>
          </table:table-cell>
          <table:table-cell office:value-type="float" office:value="2682" calcext:value-type="float">
            <text:p>268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682" calcext:value-type="float">
            <text:p>26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59" calcext:value-type="float">
            <text:p>1461835959</text:p>
          </table:table-cell>
          <table:table-cell table:formula="of:=[.D173]-[.C173]" office:value-type="float" office:value="281" calcext:value-type="float">
            <text:p>281</text:p>
          </table:table-cell>
          <table:table-cell office:value-type="float" office:value="20" calcext:value-type="float">
            <text:p>20</text:p>
          </table:table-cell>
          <table:table-cell office:value-type="float" office:value="1111" calcext:value-type="float">
            <text:p>1111</text:p>
          </table:table-cell>
          <table:table-cell table:formula="of:=([.G173]-[.G172])/([.E173]-[.E172])" office:value-type="float" office:value="10" calcext:value-type="float">
            <text:p>10</text:p>
          </table:table-cell>
          <table:table-cell table:number-columns-repeated="7"/>
          <table:table-cell office:value-type="float" office:value="1461835724544" calcext:value-type="float">
            <text:p>1461835724544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44" calcext:value-type="float">
            <text:p>17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60" calcext:value-type="float">
            <text:p>1461835960</text:p>
          </table:table-cell>
          <table:table-cell table:formula="of:=[.D174]-[.C174]"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float" office:value="1113" calcext:value-type="float">
            <text:p>1113</text:p>
          </table:table-cell>
          <table:table-cell table:formula="of:=([.G174]-[.G173])/([.E174]-[.E173])" office:value-type="float" office:value="2" calcext:value-type="float">
            <text:p>2</text:p>
          </table:table-cell>
          <table:table-cell table:number-columns-repeated="7"/>
          <table:table-cell office:value-type="float" office:value="1461835724601" calcext:value-type="float">
            <text:p>1461835724601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32" calcext:value-type="float">
            <text:p>17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62" calcext:value-type="float">
            <text:p>1461835962</text:p>
          </table:table-cell>
          <table:table-cell table:formula="of:=[.D175]-[.C175]"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table:formula="of:=([.G175]-[.G174])/([.E175]-[.E174])" office:value-type="float" office:value="0" calcext:value-type="float">
            <text:p>0</text:p>
          </table:table-cell>
          <table:table-cell table:number-columns-repeated="7"/>
          <table:table-cell office:value-type="float" office:value="1461835725625" calcext:value-type="float">
            <text:p>1461835725625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63" calcext:value-type="float">
            <text:p>1461835963</text:p>
          </table:table-cell>
          <table:table-cell table:formula="of:=[.D176]-[.C176]"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1118" calcext:value-type="float">
            <text:p>1118</text:p>
          </table:table-cell>
          <table:table-cell table:formula="of:=([.G176]-[.G175])/([.E176]-[.E175])" office:value-type="float" office:value="5" calcext:value-type="float">
            <text:p>5</text:p>
          </table:table-cell>
          <table:table-cell table:number-columns-repeated="7"/>
          <table:table-cell office:value-type="float" office:value="1461835724933" calcext:value-type="float">
            <text:p>1461835724933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22" calcext:value-type="float">
            <text:p>17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65" calcext:value-type="float">
            <text:p>1461835965</text:p>
          </table:table-cell>
          <table:table-cell table:formula="of:=[.D177]-[.C177]" office:value-type="float" office:value="287" calcext:value-type="float">
            <text:p>287</text:p>
          </table:table-cell>
          <table:table-cell office:value-type="float" office:value="16" calcext:value-type="float">
            <text:p>16</text:p>
          </table:table-cell>
          <table:table-cell office:value-type="float" office:value="1134" calcext:value-type="float">
            <text:p>1134</text:p>
          </table:table-cell>
          <table:table-cell table:formula="of:=([.G177]-[.G176])/([.E177]-[.E176])" office:value-type="float" office:value="8" calcext:value-type="float">
            <text:p>8</text:p>
          </table:table-cell>
          <table:table-cell table:number-columns-repeated="7"/>
          <table:table-cell office:value-type="float" office:value="1461835725708" calcext:value-type="float">
            <text:p>1461835725708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66" calcext:value-type="float">
            <text:p>1461835966</text:p>
          </table:table-cell>
          <table:table-cell table:formula="of:=[.D178]-[.C178]"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1142" calcext:value-type="float">
            <text:p>1142</text:p>
          </table:table-cell>
          <table:table-cell table:formula="of:=([.G178]-[.G177])/([.E178]-[.E177])" office:value-type="float" office:value="8" calcext:value-type="float">
            <text:p>8</text:p>
          </table:table-cell>
          <table:table-cell table:number-columns-repeated="7"/>
          <table:table-cell office:value-type="float" office:value="1461835726453" calcext:value-type="float">
            <text:p>1461835726453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68" calcext:value-type="float">
            <text:p>1461835968</text:p>
          </table:table-cell>
          <table:table-cell table:formula="of:=[.D179]-[.C179]" office:value-type="float" office:value="290" calcext:value-type="float">
            <text:p>290</text:p>
          </table:table-cell>
          <table:table-cell office:value-type="float" office:value="9" calcext:value-type="float">
            <text:p>9</text:p>
          </table:table-cell>
          <table:table-cell office:value-type="float" office:value="1151" calcext:value-type="float">
            <text:p>1151</text:p>
          </table:table-cell>
          <table:table-cell table:formula="of:=([.G179]-[.G178])/([.E179]-[.E178])" office:value-type="float" office:value="4.5" calcext:value-type="float">
            <text:p>4,5</text:p>
          </table:table-cell>
          <table:table-cell table:number-columns-repeated="7"/>
          <table:table-cell office:value-type="float" office:value="1461835725822" calcext:value-type="float">
            <text:p>146183572582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69" calcext:value-type="float">
            <text:p>1461835969</text:p>
          </table:table-cell>
          <table:table-cell table:formula="of:=[.D180]-[.C180]"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1153" calcext:value-type="float">
            <text:p>1153</text:p>
          </table:table-cell>
          <table:table-cell table:formula="of:=([.G180]-[.G179])/([.E180]-[.E179])" office:value-type="float" office:value="2" calcext:value-type="float">
            <text:p>2</text:p>
          </table:table-cell>
          <table:table-cell table:number-columns-repeated="7"/>
          <table:table-cell office:value-type="float" office:value="1461835725853" calcext:value-type="float">
            <text:p>1461835725853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71" calcext:value-type="float">
            <text:p>13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71" calcext:value-type="float">
            <text:p>1461835971</text:p>
          </table:table-cell>
          <table:table-cell table:formula="of:=[.D181]-[.C181]" office:value-type="float" office:value="293" calcext:value-type="float">
            <text:p>293</text:p>
          </table:table-cell>
          <table:table-cell office:value-type="float" office:value="5" calcext:value-type="float">
            <text:p>5</text:p>
          </table:table-cell>
          <table:table-cell office:value-type="float" office:value="1158" calcext:value-type="float">
            <text:p>1158</text:p>
          </table:table-cell>
          <table:table-cell table:formula="of:=([.G181]-[.G180])/([.E181]-[.E180])" office:value-type="float" office:value="2.5" calcext:value-type="float">
            <text:p>2,5</text:p>
          </table:table-cell>
          <table:table-cell table:number-columns-repeated="7"/>
          <table:table-cell office:value-type="float" office:value="1461835726534" calcext:value-type="float">
            <text:p>1461835726534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72" calcext:value-type="float">
            <text:p>1461835972</text:p>
          </table:table-cell>
          <table:table-cell table:formula="of:=[.D182]-[.C182]"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office:value-type="float" office:value="1166" calcext:value-type="float">
            <text:p>1166</text:p>
          </table:table-cell>
          <table:table-cell table:formula="of:=([.G182]-[.G181])/([.E182]-[.E181])" office:value-type="float" office:value="8" calcext:value-type="float">
            <text:p>8</text:p>
          </table:table-cell>
          <table:table-cell table:number-columns-repeated="7"/>
          <table:table-cell office:value-type="float" office:value="1461835726749" calcext:value-type="float">
            <text:p>1461835726749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74" calcext:value-type="float">
            <text:p>1461835974</text:p>
          </table:table-cell>
          <table:table-cell table:formula="of:=[.D183]-[.C183]" office:value-type="float" office:value="296" calcext:value-type="float">
            <text:p>296</text:p>
          </table:table-cell>
          <table:table-cell office:value-type="float" office:value="5" calcext:value-type="float">
            <text:p>5</text:p>
          </table:table-cell>
          <table:table-cell office:value-type="float" office:value="1171" calcext:value-type="float">
            <text:p>1171</text:p>
          </table:table-cell>
          <table:table-cell table:formula="of:=([.G183]-[.G182])/([.E183]-[.E182])" office:value-type="float" office:value="2.5" calcext:value-type="float">
            <text:p>2,5</text:p>
          </table:table-cell>
          <table:table-cell table:number-columns-repeated="7"/>
          <table:table-cell office:value-type="float" office:value="1461835726650" calcext:value-type="float">
            <text:p>1461835726650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75" calcext:value-type="float">
            <text:p>1461835975</text:p>
          </table:table-cell>
          <table:table-cell table:formula="of:=[.D184]-[.C184]"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office:value-type="float" office:value="1181" calcext:value-type="float">
            <text:p>1181</text:p>
          </table:table-cell>
          <table:table-cell table:formula="of:=([.G184]-[.G183])/([.E184]-[.E183])" office:value-type="float" office:value="10" calcext:value-type="float">
            <text:p>10</text:p>
          </table:table-cell>
          <table:table-cell table:number-columns-repeated="7"/>
          <table:table-cell office:value-type="float" office:value="1461835727066" calcext:value-type="float">
            <text:p>1461835727066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76" calcext:value-type="float">
            <text:p>1461835976</text:p>
          </table:table-cell>
          <table:table-cell table:formula="of:=[.D185]-[.C185]"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1189" calcext:value-type="float">
            <text:p>1189</text:p>
          </table:table-cell>
          <table:table-cell table:formula="of:=([.G185]-[.G184])/([.E185]-[.E184])" office:value-type="float" office:value="8" calcext:value-type="float">
            <text:p>8</text:p>
          </table:table-cell>
          <table:table-cell table:number-columns-repeated="7"/>
          <table:table-cell office:value-type="float" office:value="1461835727237" calcext:value-type="float">
            <text:p>1461835727237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78" calcext:value-type="float">
            <text:p>1461835978</text:p>
          </table:table-cell>
          <table:table-cell table:formula="of:=[.D186]-[.C186]"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193" calcext:value-type="float">
            <text:p>1193</text:p>
          </table:table-cell>
          <table:table-cell table:formula="of:=([.G186]-[.G185])/([.E186]-[.E185])" office:value-type="float" office:value="2" calcext:value-type="float">
            <text:p>2</text:p>
          </table:table-cell>
          <table:table-cell table:number-columns-repeated="7"/>
          <table:table-cell office:value-type="float" office:value="1461835727259" calcext:value-type="float">
            <text:p>1461835727259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80" calcext:value-type="float">
            <text:p>1461835980</text:p>
          </table:table-cell>
          <table:table-cell table:formula="of:=[.D187]-[.C187]"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float" office:value="1197" calcext:value-type="float">
            <text:p>1197</text:p>
          </table:table-cell>
          <table:table-cell table:formula="of:=([.G187]-[.G186])/([.E187]-[.E186])" office:value-type="float" office:value="2" calcext:value-type="float">
            <text:p>2</text:p>
          </table:table-cell>
          <table:table-cell table:number-columns-repeated="7"/>
          <table:table-cell office:value-type="float" office:value="1461835727256" calcext:value-type="float">
            <text:p>1461835727256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84" calcext:value-type="float">
            <text:p>17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81" calcext:value-type="float">
            <text:p>1461835981</text:p>
          </table:table-cell>
          <table:table-cell table:formula="of:=[.D188]-[.C188]"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office:value-type="float" office:value="1203" calcext:value-type="float">
            <text:p>1203</text:p>
          </table:table-cell>
          <table:table-cell table:formula="of:=([.G188]-[.G187])/([.E188]-[.E187])" office:value-type="float" office:value="6" calcext:value-type="float">
            <text:p>6</text:p>
          </table:table-cell>
          <table:table-cell table:number-columns-repeated="7"/>
          <table:table-cell office:value-type="float" office:value="1461835727308" calcext:value-type="float">
            <text:p>1461835727308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261" calcext:value-type="float">
            <text:p>2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83" calcext:value-type="float">
            <text:p>1461835983</text:p>
          </table:table-cell>
          <table:table-cell table:formula="of:=[.D189]-[.C189]"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office:value-type="float" office:value="1209" calcext:value-type="float">
            <text:p>1209</text:p>
          </table:table-cell>
          <table:table-cell table:formula="of:=([.G189]-[.G188])/([.E189]-[.E188])" office:value-type="float" office:value="3" calcext:value-type="float">
            <text:p>3</text:p>
          </table:table-cell>
          <table:table-cell table:number-columns-repeated="7"/>
          <table:table-cell office:value-type="float" office:value="1461835727335" calcext:value-type="float">
            <text:p>1461835727335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473" calcext:value-type="float">
            <text:p>2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84" calcext:value-type="float">
            <text:p>1461835984</text:p>
          </table:table-cell>
          <table:table-cell table:formula="of:=[.D190]-[.C190]"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1214" calcext:value-type="float">
            <text:p>1214</text:p>
          </table:table-cell>
          <table:table-cell table:formula="of:=([.G190]-[.G189])/([.E190]-[.E189])" office:value-type="float" office:value="5" calcext:value-type="float">
            <text:p>5</text:p>
          </table:table-cell>
          <table:table-cell table:number-columns-repeated="7"/>
          <table:table-cell office:value-type="float" office:value="1461835727616" calcext:value-type="float">
            <text:p>1461835727616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199" calcext:value-type="float">
            <text:p>2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86" calcext:value-type="float">
            <text:p>1461835986</text:p>
          </table:table-cell>
          <table:table-cell table:formula="of:=[.D191]-[.C191]"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219" calcext:value-type="float">
            <text:p>1219</text:p>
          </table:table-cell>
          <table:table-cell table:formula="of:=([.G191]-[.G190])/([.E191]-[.E190])" office:value-type="float" office:value="2.5" calcext:value-type="float">
            <text:p>2,5</text:p>
          </table:table-cell>
          <table:table-cell table:number-columns-repeated="7"/>
          <table:table-cell office:value-type="float" office:value="1461835727290" calcext:value-type="float">
            <text:p>1461835727290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528" calcext:value-type="float">
            <text:p>25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88" calcext:value-type="float">
            <text:p>1461835988</text:p>
          </table:table-cell>
          <table:table-cell table:formula="of:=[.D192]-[.C192]"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float" office:value="1229" calcext:value-type="float">
            <text:p>1229</text:p>
          </table:table-cell>
          <table:table-cell table:formula="of:=([.G192]-[.G191])/([.E192]-[.E191])" office:value-type="float" office:value="5" calcext:value-type="float">
            <text:p>5</text:p>
          </table:table-cell>
          <table:table-cell table:number-columns-repeated="7"/>
          <table:table-cell office:value-type="float" office:value="1461835727713" calcext:value-type="float">
            <text:p>1461835727713</text:p>
          </table:table-cell>
          <table:table-cell office:value-type="float" office:value="2786" calcext:value-type="float">
            <text:p>278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786" calcext:value-type="float">
            <text:p>27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89" calcext:value-type="float">
            <text:p>1461835989</text:p>
          </table:table-cell>
          <table:table-cell table:formula="of:=[.D193]-[.C193]" office:value-type="float" office:value="311" calcext:value-type="float">
            <text:p>311</text:p>
          </table:table-cell>
          <table:table-cell office:value-type="float" office:value="7" calcext:value-type="float">
            <text:p>7</text:p>
          </table:table-cell>
          <table:table-cell office:value-type="float" office:value="1236" calcext:value-type="float">
            <text:p>1236</text:p>
          </table:table-cell>
          <table:table-cell table:formula="of:=([.G193]-[.G192])/([.E193]-[.E192])" office:value-type="float" office:value="7" calcext:value-type="float">
            <text:p>7</text:p>
          </table:table-cell>
          <table:table-cell table:number-columns-repeated="7"/>
          <table:table-cell office:value-type="float" office:value="1461835727928" calcext:value-type="float">
            <text:p>1461835727928</text:p>
          </table:table-cell>
          <table:table-cell office:value-type="float" office:value="2746" calcext:value-type="float">
            <text:p>274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746" calcext:value-type="float">
            <text:p>27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91" calcext:value-type="float">
            <text:p>1461835991</text:p>
          </table:table-cell>
          <table:table-cell table:formula="of:=[.D194]-[.C194]" office:value-type="float" office:value="313" calcext:value-type="float">
            <text:p>313</text:p>
          </table:table-cell>
          <table:table-cell office:value-type="float" office:value="12" calcext:value-type="float">
            <text:p>12</text:p>
          </table:table-cell>
          <table:table-cell office:value-type="float" office:value="1248" calcext:value-type="float">
            <text:p>1248</text:p>
          </table:table-cell>
          <table:table-cell table:formula="of:=([.G194]-[.G193])/([.E194]-[.E193])" office:value-type="float" office:value="6" calcext:value-type="float">
            <text:p>6</text:p>
          </table:table-cell>
          <table:table-cell table:number-columns-repeated="7"/>
          <table:table-cell office:value-type="float" office:value="1461835727939" calcext:value-type="float">
            <text:p>1461835727939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742" calcext:value-type="float">
            <text:p>27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93" calcext:value-type="float">
            <text:p>1461835993</text:p>
          </table:table-cell>
          <table:table-cell table:formula="of:=[.D195]-[.C195]" office:value-type="float" office:value="315" calcext:value-type="float">
            <text:p>315</text:p>
          </table:table-cell>
          <table:table-cell office:value-type="float" office:value="7" calcext:value-type="float">
            <text:p>7</text:p>
          </table:table-cell>
          <table:table-cell office:value-type="float" office:value="1255" calcext:value-type="float">
            <text:p>1255</text:p>
          </table:table-cell>
          <table:table-cell table:formula="of:=([.G195]-[.G194])/([.E195]-[.E194])" office:value-type="float" office:value="3.5" calcext:value-type="float">
            <text:p>3,5</text:p>
          </table:table-cell>
          <table:table-cell table:number-columns-repeated="7"/>
          <table:table-cell office:value-type="float" office:value="1461835727656" calcext:value-type="float">
            <text:p>1461835727656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090" calcext:value-type="float">
            <text:p>30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94" calcext:value-type="float">
            <text:p>1461835994</text:p>
          </table:table-cell>
          <table:table-cell table:formula="of:=[.D196]-[.C196]"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office:value-type="float" office:value="1259" calcext:value-type="float">
            <text:p>1259</text:p>
          </table:table-cell>
          <table:table-cell table:formula="of:=([.G196]-[.G195])/([.E196]-[.E195])" office:value-type="float" office:value="4" calcext:value-type="float">
            <text:p>4</text:p>
          </table:table-cell>
          <table:table-cell table:number-columns-repeated="7"/>
          <table:table-cell office:value-type="float" office:value="1461835728660" calcext:value-type="float">
            <text:p>1461835728660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244" calcext:value-type="float">
            <text:p>2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96" calcext:value-type="float">
            <text:p>1461835996</text:p>
          </table:table-cell>
          <table:table-cell table:formula="of:=[.D197]-[.C197]"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office:value-type="float" office:value="1263" calcext:value-type="float">
            <text:p>1263</text:p>
          </table:table-cell>
          <table:table-cell table:formula="of:=([.G197]-[.G196])/([.E197]-[.E196])" office:value-type="float" office:value="2" calcext:value-type="float">
            <text:p>2</text:p>
          </table:table-cell>
          <table:table-cell table:number-columns-repeated="7"/>
          <table:table-cell office:value-type="float" office:value="1461835728443" calcext:value-type="float">
            <text:p>1461835728443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713" calcext:value-type="float">
            <text:p>27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97" calcext:value-type="float">
            <text:p>1461835997</text:p>
          </table:table-cell>
          <table:table-cell table:formula="of:=[.D198]-[.C198]"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1263" calcext:value-type="float">
            <text:p>1263</text:p>
          </table:table-cell>
          <table:table-cell table:formula="of:=([.G198]-[.G197])/([.E198]-[.E197])" office:value-type="float" office:value="0" calcext:value-type="float">
            <text:p>0</text:p>
          </table:table-cell>
          <table:table-cell table:number-columns-repeated="7"/>
          <table:table-cell office:value-type="float" office:value="1461835728733" calcext:value-type="float">
            <text:p>1461835728733</text:p>
          </table:table-cell>
          <table:table-cell office:value-type="float" office:value="2617" calcext:value-type="float">
            <text:p>261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617" calcext:value-type="float">
            <text:p>26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5999" calcext:value-type="float">
            <text:p>1461835999</text:p>
          </table:table-cell>
          <table:table-cell table:formula="of:=[.D199]-[.C199]"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float" office:value="1265" calcext:value-type="float">
            <text:p>1265</text:p>
          </table:table-cell>
          <table:table-cell table:formula="of:=([.G199]-[.G198])/([.E199]-[.E198])" office:value-type="float" office:value="1" calcext:value-type="float">
            <text:p>1</text:p>
          </table:table-cell>
          <table:table-cell table:number-columns-repeated="7"/>
          <table:table-cell office:value-type="float" office:value="1461835728681" calcext:value-type="float">
            <text:p>1461835728681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007" calcext:value-type="float">
            <text:p>3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00" calcext:value-type="float">
            <text:p>1461836000</text:p>
          </table:table-cell>
          <table:table-cell table:formula="of:=[.D200]-[.C200]"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1272" calcext:value-type="float">
            <text:p>1272</text:p>
          </table:table-cell>
          <table:table-cell table:formula="of:=([.G200]-[.G199])/([.E200]-[.E199])" office:value-type="float" office:value="7" calcext:value-type="float">
            <text:p>7</text:p>
          </table:table-cell>
          <table:table-cell table:number-columns-repeated="7"/>
          <table:table-cell office:value-type="float" office:value="1461835728225" calcext:value-type="float">
            <text:p>1461835728225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542" calcext:value-type="float">
            <text:p>35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02" calcext:value-type="float">
            <text:p>1461836002</text:p>
          </table:table-cell>
          <table:table-cell table:formula="of:=[.D201]-[.C201]"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office:value-type="float" office:value="1277" calcext:value-type="float">
            <text:p>1277</text:p>
          </table:table-cell>
          <table:table-cell table:formula="of:=([.G201]-[.G200])/([.E201]-[.E200])" office:value-type="float" office:value="2.5" calcext:value-type="float">
            <text:p>2,5</text:p>
          </table:table-cell>
          <table:table-cell table:number-columns-repeated="7"/>
          <table:table-cell office:value-type="float" office:value="1461835729242" calcext:value-type="float">
            <text:p>1461835729242</text:p>
          </table:table-cell>
          <table:table-cell office:value-type="float" office:value="2847" calcext:value-type="float">
            <text:p>284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847" calcext:value-type="float">
            <text:p>28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03" calcext:value-type="float">
            <text:p>1461836003</text:p>
          </table:table-cell>
          <table:table-cell table:formula="of:=[.D202]-[.C202]"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office:value-type="float" office:value="1281" calcext:value-type="float">
            <text:p>1281</text:p>
          </table:table-cell>
          <table:table-cell table:formula="of:=([.G202]-[.G201])/([.E202]-[.E201])" office:value-type="float" office:value="4" calcext:value-type="float">
            <text:p>4</text:p>
          </table:table-cell>
          <table:table-cell table:number-columns-repeated="7"/>
          <table:table-cell office:value-type="float" office:value="1461835730570" calcext:value-type="float">
            <text:p>1461835730570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473" calcext:value-type="float">
            <text:p>2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05" calcext:value-type="float">
            <text:p>1461836005</text:p>
          </table:table-cell>
          <table:table-cell table:formula="of:=[.D203]-[.C203]" office:value-type="float" office:value="327" calcext:value-type="float">
            <text:p>327</text:p>
          </table:table-cell>
          <table:table-cell office:value-type="float" office:value="7" calcext:value-type="float">
            <text:p>7</text:p>
          </table:table-cell>
          <table:table-cell office:value-type="float" office:value="1288" calcext:value-type="float">
            <text:p>1288</text:p>
          </table:table-cell>
          <table:table-cell table:formula="of:=([.G203]-[.G202])/([.E203]-[.E202])" office:value-type="float" office:value="3.5" calcext:value-type="float">
            <text:p>3,5</text:p>
          </table:table-cell>
          <table:table-cell table:number-columns-repeated="7"/>
          <table:table-cell office:value-type="float" office:value="1461835728860" calcext:value-type="float">
            <text:p>1461835728860</text:p>
          </table:table-cell>
          <table:table-cell office:value-type="float" office:value="4183" calcext:value-type="float">
            <text:p>418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183" calcext:value-type="float">
            <text:p>41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06" calcext:value-type="float">
            <text:p>1461836006</text:p>
          </table:table-cell>
          <table:table-cell table:formula="of:=[.D204]-[.C204]"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1294" calcext:value-type="float">
            <text:p>1294</text:p>
          </table:table-cell>
          <table:table-cell table:formula="of:=([.G204]-[.G203])/([.E204]-[.E203])" office:value-type="float" office:value="6" calcext:value-type="float">
            <text:p>6</text:p>
          </table:table-cell>
          <table:table-cell table:number-columns-repeated="7"/>
          <table:table-cell office:value-type="float" office:value="1461835730642" calcext:value-type="float">
            <text:p>1461835730642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408" calcext:value-type="float">
            <text:p>24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08" calcext:value-type="float">
            <text:p>1461836008</text:p>
          </table:table-cell>
          <table:table-cell table:formula="of:=[.D205]-[.C205]"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1299" calcext:value-type="float">
            <text:p>1299</text:p>
          </table:table-cell>
          <table:table-cell table:formula="of:=([.G205]-[.G204])/([.E205]-[.E204])" office:value-type="float" office:value="2.5" calcext:value-type="float">
            <text:p>2,5</text:p>
          </table:table-cell>
          <table:table-cell table:number-columns-repeated="7"/>
          <table:table-cell office:value-type="float" office:value="1461835730041" calcext:value-type="float">
            <text:p>1461835730041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011" calcext:value-type="float">
            <text:p>3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09" calcext:value-type="float">
            <text:p>1461836009</text:p>
          </table:table-cell>
          <table:table-cell table:formula="of:=[.D206]-[.C206]"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  <table:table-cell office:value-type="float" office:value="1302" calcext:value-type="float">
            <text:p>1302</text:p>
          </table:table-cell>
          <table:table-cell table:formula="of:=([.G206]-[.G205])/([.E206]-[.E205])" office:value-type="float" office:value="3" calcext:value-type="float">
            <text:p>3</text:p>
          </table:table-cell>
          <table:table-cell table:number-columns-repeated="7"/>
          <table:table-cell office:value-type="float" office:value="1461835730818" calcext:value-type="float">
            <text:p>1461835730818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167" calcext:value-type="float">
            <text:p>31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11" calcext:value-type="float">
            <text:p>1461836011</text:p>
          </table:table-cell>
          <table:table-cell table:formula="of:=[.D207]-[.C207]"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  <table:table-cell table:formula="of:=([.G207]-[.G206])/([.E207]-[.E206])" office:value-type="float" office:value="1.5" calcext:value-type="float">
            <text:p>1,5</text:p>
          </table:table-cell>
          <table:table-cell table:number-columns-repeated="7"/>
          <table:table-cell office:value-type="float" office:value="1461835730816" calcext:value-type="float">
            <text:p>1461835730816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324" calcext:value-type="float">
            <text:p>3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12" calcext:value-type="float">
            <text:p>1461836012</text:p>
          </table:table-cell>
          <table:table-cell table:formula="of:=[.D208]-[.C208]"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office:value-type="float" office:value="1310" calcext:value-type="float">
            <text:p>1310</text:p>
          </table:table-cell>
          <table:table-cell table:formula="of:=([.G208]-[.G207])/([.E208]-[.E207])" office:value-type="float" office:value="5" calcext:value-type="float">
            <text:p>5</text:p>
          </table:table-cell>
          <table:table-cell table:number-columns-repeated="7"/>
          <table:table-cell office:value-type="float" office:value="1461835731500" calcext:value-type="float">
            <text:p>1461835731500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645" calcext:value-type="float">
            <text:p>26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14" calcext:value-type="float">
            <text:p>1461836014</text:p>
          </table:table-cell>
          <table:table-cell table:formula="of:=[.D209]-[.C209]"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office:value-type="float" office:value="1315" calcext:value-type="float">
            <text:p>1315</text:p>
          </table:table-cell>
          <table:table-cell table:formula="of:=([.G209]-[.G208])/([.E209]-[.E208])" office:value-type="float" office:value="2.5" calcext:value-type="float">
            <text:p>2,5</text:p>
          </table:table-cell>
          <table:table-cell table:number-columns-repeated="7"/>
          <table:table-cell office:value-type="float" office:value="1461835730809" calcext:value-type="float">
            <text:p>1461835730809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471" calcext:value-type="float">
            <text:p>34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15" calcext:value-type="float">
            <text:p>1461836015</text:p>
          </table:table-cell>
          <table:table-cell table:formula="of:=[.D210]-[.C210]" office:value-type="float" office:value="337" calcext:value-type="float">
            <text:p>337</text:p>
          </table:table-cell>
          <table:table-cell office:value-type="float" office:value="5" calcext:value-type="float">
            <text:p>5</text:p>
          </table:table-cell>
          <table:table-cell office:value-type="float" office:value="1320" calcext:value-type="float">
            <text:p>1320</text:p>
          </table:table-cell>
          <table:table-cell table:formula="of:=([.G210]-[.G209])/([.E210]-[.E209])" office:value-type="float" office:value="5" calcext:value-type="float">
            <text:p>5</text:p>
          </table:table-cell>
          <table:table-cell table:number-columns-repeated="7"/>
          <table:table-cell office:value-type="float" office:value="1461835731682" calcext:value-type="float">
            <text:p>1461835731682</text:p>
          </table:table-cell>
          <table:table-cell office:value-type="float" office:value="3327" calcext:value-type="float">
            <text:p>33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327" calcext:value-type="float">
            <text:p>33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17" calcext:value-type="float">
            <text:p>1461836017</text:p>
          </table:table-cell>
          <table:table-cell table:formula="of:=[.D211]-[.C211]" office:value-type="float" office:value="339" calcext:value-type="float">
            <text:p>339</text:p>
          </table:table-cell>
          <table:table-cell office:value-type="float" office:value="8" calcext:value-type="float">
            <text:p>8</text:p>
          </table:table-cell>
          <table:table-cell office:value-type="float" office:value="1328" calcext:value-type="float">
            <text:p>1328</text:p>
          </table:table-cell>
          <table:table-cell table:formula="of:=([.G211]-[.G210])/([.E211]-[.E210])" office:value-type="float" office:value="4" calcext:value-type="float">
            <text:p>4</text:p>
          </table:table-cell>
          <table:table-cell table:number-columns-repeated="7"/>
          <table:table-cell office:value-type="float" office:value="1461835731675" calcext:value-type="float">
            <text:p>1461835731675</text:p>
          </table:table-cell>
          <table:table-cell office:value-type="float" office:value="4485" calcext:value-type="float">
            <text:p>448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485" calcext:value-type="float">
            <text:p>4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19" calcext:value-type="float">
            <text:p>1461836019</text:p>
          </table:table-cell>
          <table:table-cell table:formula="of:=[.D212]-[.C212]"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 office:value-type="float" office:value="1335" calcext:value-type="float">
            <text:p>1335</text:p>
          </table:table-cell>
          <table:table-cell table:formula="of:=([.G212]-[.G211])/([.E212]-[.E211])" office:value-type="float" office:value="3.5" calcext:value-type="float">
            <text:p>3,5</text:p>
          </table:table-cell>
          <table:table-cell table:number-columns-repeated="7"/>
          <table:table-cell office:value-type="float" office:value="1461835731905" calcext:value-type="float">
            <text:p>1461835731905</text:p>
          </table:table-cell>
          <table:table-cell office:value-type="float" office:value="4262" calcext:value-type="float">
            <text:p>426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262" calcext:value-type="float">
            <text:p>4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20" calcext:value-type="float">
            <text:p>1461836020</text:p>
          </table:table-cell>
          <table:table-cell table:formula="of:=[.D213]-[.C213]"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office:value-type="float" office:value="1338" calcext:value-type="float">
            <text:p>1338</text:p>
          </table:table-cell>
          <table:table-cell table:formula="of:=([.G213]-[.G212])/([.E213]-[.E212])" office:value-type="float" office:value="3" calcext:value-type="float">
            <text:p>3</text:p>
          </table:table-cell>
          <table:table-cell table:number-columns-repeated="7"/>
          <table:table-cell office:value-type="float" office:value="1461835731747" calcext:value-type="float">
            <text:p>1461835731747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029" calcext:value-type="float">
            <text:p>50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22" calcext:value-type="float">
            <text:p>1461836022</text:p>
          </table:table-cell>
          <table:table-cell table:formula="of:=[.D214]-[.C214]"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office:value-type="float" office:value="1340" calcext:value-type="float">
            <text:p>1340</text:p>
          </table:table-cell>
          <table:table-cell table:formula="of:=([.G214]-[.G213])/([.E214]-[.E213])" office:value-type="float" office:value="1" calcext:value-type="float">
            <text:p>1</text:p>
          </table:table-cell>
          <table:table-cell table:number-columns-repeated="7"/>
          <table:table-cell office:value-type="float" office:value="1461835732157" calcext:value-type="float">
            <text:p>1461835732157</text:p>
          </table:table-cell>
          <table:table-cell office:value-type="float" office:value="4679" calcext:value-type="float">
            <text:p>467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679" calcext:value-type="float">
            <text:p>46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24" calcext:value-type="float">
            <text:p>1461836024</text:p>
          </table:table-cell>
          <table:table-cell table:formula="of:=[.D215]-[.C215]"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1342" calcext:value-type="float">
            <text:p>1342</text:p>
          </table:table-cell>
          <table:table-cell table:formula="of:=([.G215]-[.G214])/([.E215]-[.E214])" office:value-type="float" office:value="1" calcext:value-type="float">
            <text:p>1</text:p>
          </table:table-cell>
          <table:table-cell table:number-columns-repeated="7"/>
          <table:table-cell office:value-type="float" office:value="1461835732352" calcext:value-type="float">
            <text:p>1461835732352</text:p>
          </table:table-cell>
          <table:table-cell office:value-type="float" office:value="4485" calcext:value-type="float">
            <text:p>448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485" calcext:value-type="float">
            <text:p>4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25" calcext:value-type="float">
            <text:p>1461836025</text:p>
          </table:table-cell>
          <table:table-cell table:formula="of:=[.D216]-[.C216]" office:value-type="float" office:value="347" calcext:value-type="float">
            <text:p>347</text:p>
          </table:table-cell>
          <table:table-cell office:value-type="float" office:value="3" calcext:value-type="float">
            <text:p>3</text:p>
          </table:table-cell>
          <table:table-cell office:value-type="float" office:value="1345" calcext:value-type="float">
            <text:p>1345</text:p>
          </table:table-cell>
          <table:table-cell table:formula="of:=([.G216]-[.G215])/([.E216]-[.E215])" office:value-type="float" office:value="3" calcext:value-type="float">
            <text:p>3</text:p>
          </table:table-cell>
          <table:table-cell table:number-columns-repeated="7"/>
          <table:table-cell office:value-type="float" office:value="1461835732690" calcext:value-type="float">
            <text:p>1461835732690</text:p>
          </table:table-cell>
          <table:table-cell office:value-type="float" office:value="4278" calcext:value-type="float">
            <text:p>42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278" calcext:value-type="float">
            <text:p>4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27" calcext:value-type="float">
            <text:p>1461836027</text:p>
          </table:table-cell>
          <table:table-cell table:formula="of:=[.D217]-[.C217]"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  <table:table-cell office:value-type="float" office:value="1348" calcext:value-type="float">
            <text:p>1348</text:p>
          </table:table-cell>
          <table:table-cell table:formula="of:=([.G217]-[.G216])/([.E217]-[.E216])" office:value-type="float" office:value="1.5" calcext:value-type="float">
            <text:p>1,5</text:p>
          </table:table-cell>
          <table:table-cell table:number-columns-repeated="7"/>
          <table:table-cell office:value-type="float" office:value="1461835733090" calcext:value-type="float">
            <text:p>1461835733090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979" calcext:value-type="float">
            <text:p>39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29" calcext:value-type="float">
            <text:p>1461836029</text:p>
          </table:table-cell>
          <table:table-cell table:formula="of:=[.D218]-[.C218]"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float" office:value="1353" calcext:value-type="float">
            <text:p>1353</text:p>
          </table:table-cell>
          <table:table-cell table:formula="of:=([.G218]-[.G217])/([.E218]-[.E217])" office:value-type="float" office:value="2.5" calcext:value-type="float">
            <text:p>2,5</text:p>
          </table:table-cell>
          <table:table-cell table:number-columns-repeated="7"/>
          <table:table-cell office:value-type="float" office:value="1461835732768" calcext:value-type="float">
            <text:p>1461835732768</text:p>
          </table:table-cell>
          <table:table-cell office:value-type="float" office:value="4735" calcext:value-type="float">
            <text:p>473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735" calcext:value-type="float">
            <text:p>47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31" calcext:value-type="float">
            <text:p>1461836031</text:p>
          </table:table-cell>
          <table:table-cell table:formula="of:=[.D219]-[.C219]"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office:value-type="float" office:value="1358" calcext:value-type="float">
            <text:p>1358</text:p>
          </table:table-cell>
          <table:table-cell table:formula="of:=([.G219]-[.G218])/([.E219]-[.E218])" office:value-type="float" office:value="2.5" calcext:value-type="float">
            <text:p>2,5</text:p>
          </table:table-cell>
          <table:table-cell table:number-columns-repeated="7"/>
          <table:table-cell office:value-type="float" office:value="1461835734051" calcext:value-type="float">
            <text:p>1461835734051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611" calcext:value-type="float">
            <text:p>36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32" calcext:value-type="float">
            <text:p>1461836032</text:p>
          </table:table-cell>
          <table:table-cell table:formula="of:=[.D220]-[.C220]" office:value-type="float" office:value="354" calcext:value-type="float">
            <text:p>354</text:p>
          </table:table-cell>
          <table:table-cell office:value-type="float" office:value="4" calcext:value-type="float">
            <text:p>4</text:p>
          </table:table-cell>
          <table:table-cell office:value-type="float" office:value="1362" calcext:value-type="float">
            <text:p>1362</text:p>
          </table:table-cell>
          <table:table-cell table:formula="of:=([.G220]-[.G219])/([.E220]-[.E219])" office:value-type="float" office:value="4" calcext:value-type="float">
            <text:p>4</text:p>
          </table:table-cell>
          <table:table-cell table:number-columns-repeated="7"/>
          <table:table-cell office:value-type="float" office:value="1461835734044" calcext:value-type="float">
            <text:p>1461835734044</text:p>
          </table:table-cell>
          <table:table-cell office:value-type="float" office:value="3949" calcext:value-type="float">
            <text:p>394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949" calcext:value-type="float">
            <text:p>39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34" calcext:value-type="float">
            <text:p>1461836034</text:p>
          </table:table-cell>
          <table:table-cell table:formula="of:=[.D221]-[.C221]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1362" calcext:value-type="float">
            <text:p>1362</text:p>
          </table:table-cell>
          <table:table-cell table:formula="of:=([.G221]-[.G220])/([.E221]-[.E220])" office:value-type="float" office:value="0" calcext:value-type="float">
            <text:p>0</text:p>
          </table:table-cell>
          <table:table-cell table:number-columns-repeated="7"/>
          <table:table-cell office:value-type="float" office:value="1461835733975" calcext:value-type="float">
            <text:p>1461835733975</text:p>
          </table:table-cell>
          <table:table-cell office:value-type="float" office:value="4526" calcext:value-type="float">
            <text:p>45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526" calcext:value-type="float">
            <text:p>4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35" calcext:value-type="float">
            <text:p>1461836035</text:p>
          </table:table-cell>
          <table:table-cell table:formula="of:=[.D222]-[.C222]" office:value-type="float" office:value="357" calcext:value-type="float">
            <text:p>357</text:p>
          </table:table-cell>
          <table:table-cell office:value-type="float" office:value="3" calcext:value-type="float">
            <text:p>3</text:p>
          </table:table-cell>
          <table:table-cell office:value-type="float" office:value="1365" calcext:value-type="float">
            <text:p>1365</text:p>
          </table:table-cell>
          <table:table-cell table:formula="of:=([.G222]-[.G221])/([.E222]-[.E221])" office:value-type="float" office:value="3" calcext:value-type="float">
            <text:p>3</text:p>
          </table:table-cell>
          <table:table-cell table:number-columns-repeated="7"/>
          <table:table-cell office:value-type="float" office:value="1461835734053" calcext:value-type="float">
            <text:p>1461835734053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043" calcext:value-type="float">
            <text:p>50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37" calcext:value-type="float">
            <text:p>1461836037</text:p>
          </table:table-cell>
          <table:table-cell table:formula="of:=[.D223]-[.C223]"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office:value-type="float" office:value="1367" calcext:value-type="float">
            <text:p>1367</text:p>
          </table:table-cell>
          <table:table-cell table:formula="of:=([.G223]-[.G222])/([.E223]-[.E222])" office:value-type="float" office:value="1" calcext:value-type="float">
            <text:p>1</text:p>
          </table:table-cell>
          <table:table-cell table:number-columns-repeated="7"/>
          <table:table-cell office:value-type="float" office:value="1461835734986" calcext:value-type="float">
            <text:p>1461835734986</text:p>
          </table:table-cell>
          <table:table-cell office:value-type="float" office:value="4529" calcext:value-type="float">
            <text:p>452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529" calcext:value-type="float">
            <text:p>45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39" calcext:value-type="float">
            <text:p>1461836039</text:p>
          </table:table-cell>
          <table:table-cell table:formula="of:=[.D224]-[.C224]"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office:value-type="float" office:value="1369" calcext:value-type="float">
            <text:p>1369</text:p>
          </table:table-cell>
          <table:table-cell table:formula="of:=([.G224]-[.G223])/([.E224]-[.E223])" office:value-type="float" office:value="1" calcext:value-type="float">
            <text:p>1</text:p>
          </table:table-cell>
          <table:table-cell table:number-columns-repeated="7"/>
          <table:table-cell office:value-type="float" office:value="1461835735146" calcext:value-type="float">
            <text:p>1461835735146</text:p>
          </table:table-cell>
          <table:table-cell office:value-type="float" office:value="4457" calcext:value-type="float">
            <text:p>445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457" calcext:value-type="float">
            <text:p>4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40" calcext:value-type="float">
            <text:p>1461836040</text:p>
          </table:table-cell>
          <table:table-cell table:formula="of:=[.D225]-[.C225]"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office:value-type="float" office:value="1372" calcext:value-type="float">
            <text:p>1372</text:p>
          </table:table-cell>
          <table:table-cell table:formula="of:=([.G225]-[.G224])/([.E225]-[.E224])" office:value-type="float" office:value="3" calcext:value-type="float">
            <text:p>3</text:p>
          </table:table-cell>
          <table:table-cell table:number-columns-repeated="7"/>
          <table:table-cell office:value-type="float" office:value="1461835734044" calcext:value-type="float">
            <text:p>1461835734044</text:p>
          </table:table-cell>
          <table:table-cell office:value-type="float" office:value="5662" calcext:value-type="float">
            <text:p>566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662" calcext:value-type="float">
            <text:p>56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42" calcext:value-type="float">
            <text:p>1461836042</text:p>
          </table:table-cell>
          <table:table-cell table:formula="of:=[.D226]-[.C226]"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office:value-type="float" office:value="1375" calcext:value-type="float">
            <text:p>1375</text:p>
          </table:table-cell>
          <table:table-cell table:formula="of:=([.G226]-[.G225])/([.E226]-[.E225])" office:value-type="float" office:value="1.5" calcext:value-type="float">
            <text:p>1,5</text:p>
          </table:table-cell>
          <table:table-cell table:number-columns-repeated="7"/>
          <table:table-cell office:value-type="float" office:value="1461835735141" calcext:value-type="float">
            <text:p>1461835735141</text:p>
          </table:table-cell>
          <table:table-cell office:value-type="float" office:value="5127" calcext:value-type="float">
            <text:p>51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127" calcext:value-type="float">
            <text:p>5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43" calcext:value-type="float">
            <text:p>1461836043</text:p>
          </table:table-cell>
          <table:table-cell table:formula="of:=[.D227]-[.C227]"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float" office:value="1377" calcext:value-type="float">
            <text:p>1377</text:p>
          </table:table-cell>
          <table:table-cell table:formula="of:=([.G227]-[.G226])/([.E227]-[.E226])" office:value-type="float" office:value="2" calcext:value-type="float">
            <text:p>2</text:p>
          </table:table-cell>
          <table:table-cell table:number-columns-repeated="7"/>
          <table:table-cell office:value-type="float" office:value="1461835737162" calcext:value-type="float">
            <text:p>1461835737162</text:p>
          </table:table-cell>
          <table:table-cell office:value-type="float" office:value="3201" calcext:value-type="float">
            <text:p>320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201" calcext:value-type="float">
            <text:p>3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45" calcext:value-type="float">
            <text:p>1461836045</text:p>
          </table:table-cell>
          <table:table-cell table:formula="of:=[.D228]-[.C228]"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office:value-type="float" office:value="1380" calcext:value-type="float">
            <text:p>1380</text:p>
          </table:table-cell>
          <table:table-cell table:formula="of:=([.G228]-[.G227])/([.E228]-[.E227])" office:value-type="float" office:value="1.5" calcext:value-type="float">
            <text:p>1,5</text:p>
          </table:table-cell>
          <table:table-cell table:number-columns-repeated="7"/>
          <table:table-cell office:value-type="float" office:value="1461835735281" calcext:value-type="float">
            <text:p>1461835735281</text:p>
          </table:table-cell>
          <table:table-cell office:value-type="float" office:value="5176" calcext:value-type="float">
            <text:p>517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176" calcext:value-type="float">
            <text:p>51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46" calcext:value-type="float">
            <text:p>1461836046</text:p>
          </table:table-cell>
          <table:table-cell table:formula="of:=[.D229]-[.C229]"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  <table:table-cell office:value-type="float" office:value="1382" calcext:value-type="float">
            <text:p>1382</text:p>
          </table:table-cell>
          <table:table-cell table:formula="of:=([.G229]-[.G228])/([.E229]-[.E228])" office:value-type="float" office:value="2" calcext:value-type="float">
            <text:p>2</text:p>
          </table:table-cell>
          <table:table-cell table:number-columns-repeated="7"/>
          <table:table-cell office:value-type="float" office:value="1461835737308" calcext:value-type="float">
            <text:p>1461835737308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501" calcext:value-type="float">
            <text:p>45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48" calcext:value-type="float">
            <text:p>1461836048</text:p>
          </table:table-cell>
          <table:table-cell table:formula="of:=[.D230]-[.C230]"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1383" calcext:value-type="float">
            <text:p>1383</text:p>
          </table:table-cell>
          <table:table-cell table:formula="of:=([.G230]-[.G229])/([.E230]-[.E229])" office:value-type="float" office:value="0.5" calcext:value-type="float">
            <text:p>0,5</text:p>
          </table:table-cell>
          <table:table-cell table:number-columns-repeated="7"/>
          <table:table-cell office:value-type="float" office:value="1461835736010" calcext:value-type="float">
            <text:p>1461835736010</text:p>
          </table:table-cell>
          <table:table-cell office:value-type="float" office:value="5858" calcext:value-type="float">
            <text:p>585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858" calcext:value-type="float">
            <text:p>58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50" calcext:value-type="float">
            <text:p>1461836050</text:p>
          </table:table-cell>
          <table:table-cell table:formula="of:=[.D231]-[.C231]"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1384" calcext:value-type="float">
            <text:p>1384</text:p>
          </table:table-cell>
          <table:table-cell table:formula="of:=([.G231]-[.G230])/([.E231]-[.E230])" office:value-type="float" office:value="0.5" calcext:value-type="float">
            <text:p>0,5</text:p>
          </table:table-cell>
          <table:table-cell table:number-columns-repeated="7"/>
          <table:table-cell office:value-type="float" office:value="1461835737169" calcext:value-type="float">
            <text:p>1461835737169</text:p>
          </table:table-cell>
          <table:table-cell office:value-type="float" office:value="4899" calcext:value-type="float">
            <text:p>489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899" calcext:value-type="float">
            <text:p>48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51" calcext:value-type="float">
            <text:p>1461836051</text:p>
          </table:table-cell>
          <table:table-cell table:formula="of:=[.D232]-[.C232]"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  <table:table-cell office:value-type="float" office:value="1388" calcext:value-type="float">
            <text:p>1388</text:p>
          </table:table-cell>
          <table:table-cell table:formula="of:=([.G232]-[.G231])/([.E232]-[.E231])" office:value-type="float" office:value="4" calcext:value-type="float">
            <text:p>4</text:p>
          </table:table-cell>
          <table:table-cell table:number-columns-repeated="7"/>
          <table:table-cell office:value-type="float" office:value="1461835737777" calcext:value-type="float">
            <text:p>1461835737777</text:p>
          </table:table-cell>
          <table:table-cell office:value-type="float" office:value="4815" calcext:value-type="float">
            <text:p>48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815" calcext:value-type="float">
            <text:p>48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53" calcext:value-type="float">
            <text:p>1461836053</text:p>
          </table:table-cell>
          <table:table-cell table:formula="of:=[.D233]-[.C233]"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1391" calcext:value-type="float">
            <text:p>1391</text:p>
          </table:table-cell>
          <table:table-cell table:formula="of:=([.G233]-[.G232])/([.E233]-[.E232])" office:value-type="float" office:value="1.5" calcext:value-type="float">
            <text:p>1,5</text:p>
          </table:table-cell>
          <table:table-cell table:number-columns-repeated="7"/>
          <table:table-cell office:value-type="float" office:value="1461835737836" calcext:value-type="float">
            <text:p>1461835737836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004" calcext:value-type="float">
            <text:p>5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54" calcext:value-type="float">
            <text:p>1461836054</text:p>
          </table:table-cell>
          <table:table-cell table:formula="of:=[.D234]-[.C234]"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float" office:value="1393" calcext:value-type="float">
            <text:p>1393</text:p>
          </table:table-cell>
          <table:table-cell table:formula="of:=([.G234]-[.G233])/([.E234]-[.E233])" office:value-type="float" office:value="2" calcext:value-type="float">
            <text:p>2</text:p>
          </table:table-cell>
          <table:table-cell table:number-columns-repeated="7"/>
          <table:table-cell office:value-type="float" office:value="1461835737837" calcext:value-type="float">
            <text:p>1461835737837</text:p>
          </table:table-cell>
          <table:table-cell office:value-type="float" office:value="5418" calcext:value-type="float">
            <text:p>54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418" calcext:value-type="float">
            <text:p>54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56" calcext:value-type="float">
            <text:p>1461836056</text:p>
          </table:table-cell>
          <table:table-cell table:formula="of:=[.D235]-[.C235]"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office:value-type="float" office:value="1397" calcext:value-type="float">
            <text:p>1397</text:p>
          </table:table-cell>
          <table:table-cell table:formula="of:=([.G235]-[.G234])/([.E235]-[.E234])" office:value-type="float" office:value="2" calcext:value-type="float">
            <text:p>2</text:p>
          </table:table-cell>
          <table:table-cell table:number-columns-repeated="7"/>
          <table:table-cell office:value-type="float" office:value="1461835737968" calcext:value-type="float">
            <text:p>1461835737968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334" calcext:value-type="float">
            <text:p>53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57" calcext:value-type="float">
            <text:p>1461836057</text:p>
          </table:table-cell>
          <table:table-cell table:formula="of:=[.D236]-[.C236]" office:value-type="float" office:value="379" calcext:value-type="float">
            <text:p>379</text:p>
          </table:table-cell>
          <table:table-cell office:value-type="float" office:value="6" calcext:value-type="float">
            <text:p>6</text:p>
          </table:table-cell>
          <table:table-cell office:value-type="float" office:value="1403" calcext:value-type="float">
            <text:p>1403</text:p>
          </table:table-cell>
          <table:table-cell table:formula="of:=([.G236]-[.G235])/([.E236]-[.E235])" office:value-type="float" office:value="6" calcext:value-type="float">
            <text:p>6</text:p>
          </table:table-cell>
          <table:table-cell table:number-columns-repeated="7"/>
          <table:table-cell office:value-type="float" office:value="1461835738069" calcext:value-type="float">
            <text:p>1461835738069</text:p>
          </table:table-cell>
          <table:table-cell office:value-type="float" office:value="6365" calcext:value-type="float">
            <text:p>636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365" calcext:value-type="float">
            <text:p>63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59" calcext:value-type="float">
            <text:p>1461836059</text:p>
          </table:table-cell>
          <table:table-cell table:formula="of:=[.D237]-[.C237]"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table:formula="of:=([.G237]-[.G236])/([.E237]-[.E236])" office:value-type="float" office:value="1" calcext:value-type="float">
            <text:p>1</text:p>
          </table:table-cell>
          <table:table-cell table:number-columns-repeated="7"/>
          <table:table-cell office:value-type="float" office:value="1461835738993" calcext:value-type="float">
            <text:p>1461835738993</text:p>
          </table:table-cell>
          <table:table-cell office:value-type="float" office:value="5607" calcext:value-type="float">
            <text:p>560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607" calcext:value-type="float">
            <text:p>56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61" calcext:value-type="float">
            <text:p>1461836061</text:p>
          </table:table-cell>
          <table:table-cell table:formula="of:=[.D238]-[.C238]"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  <table:table-cell office:value-type="float" office:value="1408" calcext:value-type="float">
            <text:p>1408</text:p>
          </table:table-cell>
          <table:table-cell table:formula="of:=([.G238]-[.G237])/([.E238]-[.E237])" office:value-type="float" office:value="1.5" calcext:value-type="float">
            <text:p>1,5</text:p>
          </table:table-cell>
          <table:table-cell table:number-columns-repeated="7"/>
          <table:table-cell office:value-type="float" office:value="1461835738503" calcext:value-type="float">
            <text:p>1461835738503</text:p>
          </table:table-cell>
          <table:table-cell office:value-type="float" office:value="6177" calcext:value-type="float">
            <text:p>617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177" calcext:value-type="float">
            <text:p>6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62" calcext:value-type="float">
            <text:p>1461836062</text:p>
          </table:table-cell>
          <table:table-cell table:formula="of:=[.D239]-[.C239]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412" calcext:value-type="float">
            <text:p>1412</text:p>
          </table:table-cell>
          <table:table-cell table:formula="of:=([.G239]-[.G238])/([.E239]-[.E238])" office:value-type="float" office:value="4" calcext:value-type="float">
            <text:p>4</text:p>
          </table:table-cell>
          <table:table-cell table:number-columns-repeated="7"/>
          <table:table-cell office:value-type="float" office:value="1461835738662" calcext:value-type="float">
            <text:p>1461835738662</text:p>
          </table:table-cell>
          <table:table-cell office:value-type="float" office:value="6092" calcext:value-type="float">
            <text:p>609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092" calcext:value-type="float">
            <text:p>60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64" calcext:value-type="float">
            <text:p>1461836064</text:p>
          </table:table-cell>
          <table:table-cell table:formula="of:=[.D240]-[.C240]"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1416" calcext:value-type="float">
            <text:p>1416</text:p>
          </table:table-cell>
          <table:table-cell table:formula="of:=([.G240]-[.G239])/([.E240]-[.E239])" office:value-type="float" office:value="2" calcext:value-type="float">
            <text:p>2</text:p>
          </table:table-cell>
          <table:table-cell table:number-columns-repeated="7"/>
          <table:table-cell office:value-type="float" office:value="1461835740096" calcext:value-type="float">
            <text:p>1461835740096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118" calcext:value-type="float">
            <text:p>5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66" calcext:value-type="float">
            <text:p>1461836066</text:p>
          </table:table-cell>
          <table:table-cell table:formula="of:=[.D241]-[.C241]"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  <table:table-cell office:value-type="float" office:value="1419" calcext:value-type="float">
            <text:p>1419</text:p>
          </table:table-cell>
          <table:table-cell table:formula="of:=([.G241]-[.G240])/([.E241]-[.E240])" office:value-type="float" office:value="1.5" calcext:value-type="float">
            <text:p>1,5</text:p>
          </table:table-cell>
          <table:table-cell table:number-columns-repeated="7"/>
          <table:table-cell office:value-type="float" office:value="1461835739501" calcext:value-type="float">
            <text:p>1461835739501</text:p>
          </table:table-cell>
          <table:table-cell office:value-type="float" office:value="7106" calcext:value-type="float">
            <text:p>710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106" calcext:value-type="float">
            <text:p>71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67" calcext:value-type="float">
            <text:p>1461836067</text:p>
          </table:table-cell>
          <table:table-cell table:formula="of:=[.D242]-[.C242]"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  <table:table-cell office:value-type="float" office:value="1424" calcext:value-type="float">
            <text:p>1424</text:p>
          </table:table-cell>
          <table:table-cell table:formula="of:=([.G242]-[.G241])/([.E242]-[.E241])" office:value-type="float" office:value="5" calcext:value-type="float">
            <text:p>5</text:p>
          </table:table-cell>
          <table:table-cell table:number-columns-repeated="7"/>
          <table:table-cell office:value-type="float" office:value="1461835740515" calcext:value-type="float">
            <text:p>1461835740515</text:p>
          </table:table-cell>
          <table:table-cell office:value-type="float" office:value="6477" calcext:value-type="float">
            <text:p>647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477" calcext:value-type="float">
            <text:p>6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68" calcext:value-type="float">
            <text:p>1461836068</text:p>
          </table:table-cell>
          <table:table-cell table:formula="of:=[.D243]-[.C243]"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office:value-type="float" office:value="1427" calcext:value-type="float">
            <text:p>1427</text:p>
          </table:table-cell>
          <table:table-cell table:formula="of:=([.G243]-[.G242])/([.E243]-[.E242])" office:value-type="float" office:value="3" calcext:value-type="float">
            <text:p>3</text:p>
          </table:table-cell>
          <table:table-cell table:number-columns-repeated="7"/>
          <table:table-cell office:value-type="float" office:value="1461835740603" calcext:value-type="float">
            <text:p>1461835740603</text:p>
          </table:table-cell>
          <table:table-cell office:value-type="float" office:value="6397" calcext:value-type="float">
            <text:p>639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397" calcext:value-type="float">
            <text:p>63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70" calcext:value-type="float">
            <text:p>1461836070</text:p>
          </table:table-cell>
          <table:table-cell table:formula="of:=[.D244]-[.C244]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table:formula="of:=([.G244]-[.G243])/([.E244]-[.E243])" office:value-type="float" office:value="0" calcext:value-type="float">
            <text:p>0</text:p>
          </table:table-cell>
          <table:table-cell table:number-columns-repeated="7"/>
          <table:table-cell office:value-type="float" office:value="1461835740706" calcext:value-type="float">
            <text:p>1461835740706</text:p>
          </table:table-cell>
          <table:table-cell office:value-type="float" office:value="6368" calcext:value-type="float">
            <text:p>636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368" calcext:value-type="float">
            <text:p>6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72" calcext:value-type="float">
            <text:p>1461836072</text:p>
          </table:table-cell>
          <table:table-cell table:formula="of:=[.D245]-[.C245]"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  <table:table-cell office:value-type="float" office:value="1430" calcext:value-type="float">
            <text:p>1430</text:p>
          </table:table-cell>
          <table:table-cell table:formula="of:=([.G245]-[.G244])/([.E245]-[.E244])" office:value-type="float" office:value="1.5" calcext:value-type="float">
            <text:p>1,5</text:p>
          </table:table-cell>
          <table:table-cell table:number-columns-repeated="7"/>
          <table:table-cell office:value-type="float" office:value="1461835741457" calcext:value-type="float">
            <text:p>1461835741457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142" calcext:value-type="float">
            <text:p>6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73" calcext:value-type="float">
            <text:p>1461836073</text:p>
          </table:table-cell>
          <table:table-cell table:formula="of:=[.D246]-[.C246]" office:value-type="float" office:value="395" calcext:value-type="float">
            <text:p>395</text:p>
          </table:table-cell>
          <table:table-cell office:value-type="float" office:value="3" calcext:value-type="float">
            <text:p>3</text:p>
          </table:table-cell>
          <table:table-cell office:value-type="float" office:value="1433" calcext:value-type="float">
            <text:p>1433</text:p>
          </table:table-cell>
          <table:table-cell table:formula="of:=([.G246]-[.G245])/([.E246]-[.E245])" office:value-type="float" office:value="3" calcext:value-type="float">
            <text:p>3</text:p>
          </table:table-cell>
          <table:table-cell table:number-columns-repeated="7"/>
          <table:table-cell office:value-type="float" office:value="1461835740642" calcext:value-type="float">
            <text:p>1461835740642</text:p>
          </table:table-cell>
          <table:table-cell office:value-type="float" office:value="6966" calcext:value-type="float">
            <text:p>696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966" calcext:value-type="float">
            <text:p>69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74" calcext:value-type="float">
            <text:p>1461836074</text:p>
          </table:table-cell>
          <table:table-cell table:formula="of:=[.D247]-[.C247]" office:value-type="float" office:value="396" calcext:value-type="float">
            <text:p>396</text:p>
          </table:table-cell>
          <table:table-cell office:value-type="float" office:value="4" calcext:value-type="float">
            <text:p>4</text:p>
          </table:table-cell>
          <table:table-cell office:value-type="float" office:value="1437" calcext:value-type="float">
            <text:p>1437</text:p>
          </table:table-cell>
          <table:table-cell table:formula="of:=([.G247]-[.G246])/([.E247]-[.E246])" office:value-type="float" office:value="4" calcext:value-type="float">
            <text:p>4</text:p>
          </table:table-cell>
          <table:table-cell table:number-columns-repeated="7"/>
          <table:table-cell office:value-type="float" office:value="1461835741363" calcext:value-type="float">
            <text:p>1461835741363</text:p>
          </table:table-cell>
          <table:table-cell office:value-type="float" office:value="6388" calcext:value-type="float">
            <text:p>638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388" calcext:value-type="float">
            <text:p>63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76" calcext:value-type="float">
            <text:p>1461836076</text:p>
          </table:table-cell>
          <table:table-cell table:formula="of:=[.D248]-[.C248]" office:value-type="float" office:value="398" calcext:value-type="float">
            <text:p>398</text:p>
          </table:table-cell>
          <table:table-cell office:value-type="float" office:value="4" calcext:value-type="float">
            <text:p>4</text:p>
          </table:table-cell>
          <table:table-cell office:value-type="float" office:value="1441" calcext:value-type="float">
            <text:p>1441</text:p>
          </table:table-cell>
          <table:table-cell table:formula="of:=([.G248]-[.G247])/([.E248]-[.E247])" office:value-type="float" office:value="2" calcext:value-type="float">
            <text:p>2</text:p>
          </table:table-cell>
          <table:table-cell table:number-columns-repeated="7"/>
          <table:table-cell office:value-type="float" office:value="1461835741268" calcext:value-type="float">
            <text:p>1461835741268</text:p>
          </table:table-cell>
          <table:table-cell office:value-type="float" office:value="6594" calcext:value-type="float">
            <text:p>659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594" calcext:value-type="float">
            <text:p>65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77" calcext:value-type="float">
            <text:p>1461836077</text:p>
          </table:table-cell>
          <table:table-cell table:formula="of:=[.D249]-[.C249]" office:value-type="float" office:value="399" calcext:value-type="float">
            <text:p>399</text:p>
          </table:table-cell>
          <table:table-cell office:value-type="float" office:value="5" calcext:value-type="float">
            <text:p>5</text:p>
          </table:table-cell>
          <table:table-cell office:value-type="float" office:value="1446" calcext:value-type="float">
            <text:p>1446</text:p>
          </table:table-cell>
          <table:table-cell table:formula="of:=([.G249]-[.G248])/([.E249]-[.E248])" office:value-type="float" office:value="5" calcext:value-type="float">
            <text:p>5</text:p>
          </table:table-cell>
          <table:table-cell table:number-columns-repeated="7"/>
          <table:table-cell office:value-type="float" office:value="1461835742868" calcext:value-type="float">
            <text:p>1461835742868</text:p>
          </table:table-cell>
          <table:table-cell office:value-type="float" office:value="5905" calcext:value-type="float">
            <text:p>590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905" calcext:value-type="float">
            <text:p>59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79" calcext:value-type="float">
            <text:p>1461836079</text:p>
          </table:table-cell>
          <table:table-cell table:formula="of:=[.D250]-[.C250]" office:value-type="float" office:value="401" calcext:value-type="float">
            <text:p>401</text:p>
          </table:table-cell>
          <table:table-cell office:value-type="float" office:value="3" calcext:value-type="float">
            <text:p>3</text:p>
          </table:table-cell>
          <table:table-cell office:value-type="float" office:value="1449" calcext:value-type="float">
            <text:p>1449</text:p>
          </table:table-cell>
          <table:table-cell table:formula="of:=([.G250]-[.G249])/([.E250]-[.E249])" office:value-type="float" office:value="1.5" calcext:value-type="float">
            <text:p>1,5</text:p>
          </table:table-cell>
          <table:table-cell table:number-columns-repeated="7"/>
          <table:table-cell office:value-type="float" office:value="1461835742810" calcext:value-type="float">
            <text:p>146183574281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356" calcext:value-type="float">
            <text:p>63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80" calcext:value-type="float">
            <text:p>1461836080</text:p>
          </table:table-cell>
          <table:table-cell table:formula="of:=[.D251]-[.C251]"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  <table:table-cell office:value-type="float" office:value="1453" calcext:value-type="float">
            <text:p>1453</text:p>
          </table:table-cell>
          <table:table-cell table:formula="of:=([.G251]-[.G250])/([.E251]-[.E250])" office:value-type="float" office:value="4" calcext:value-type="float">
            <text:p>4</text:p>
          </table:table-cell>
          <table:table-cell table:number-columns-repeated="7"/>
          <table:table-cell office:value-type="float" office:value="1461835743592" calcext:value-type="float">
            <text:p>1461835743592</text:p>
          </table:table-cell>
          <table:table-cell office:value-type="float" office:value="5576" calcext:value-type="float">
            <text:p>557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576" calcext:value-type="float">
            <text:p>55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82" calcext:value-type="float">
            <text:p>1461836082</text:p>
          </table:table-cell>
          <table:table-cell table:formula="of:=[.D252]-[.C252]" office:value-type="float" office:value="404" calcext:value-type="float">
            <text:p>404</text:p>
          </table:table-cell>
          <table:table-cell office:value-type="float" office:value="8" calcext:value-type="float">
            <text:p>8</text:p>
          </table:table-cell>
          <table:table-cell office:value-type="float" office:value="1461" calcext:value-type="float">
            <text:p>1461</text:p>
          </table:table-cell>
          <table:table-cell table:formula="of:=([.G252]-[.G251])/([.E252]-[.E251])" office:value-type="float" office:value="4" calcext:value-type="float">
            <text:p>4</text:p>
          </table:table-cell>
          <table:table-cell table:number-columns-repeated="7"/>
          <table:table-cell office:value-type="float" office:value="1461835743068" calcext:value-type="float">
            <text:p>1461835743068</text:p>
          </table:table-cell>
          <table:table-cell office:value-type="float" office:value="6104" calcext:value-type="float">
            <text:p>610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104" calcext:value-type="float">
            <text:p>6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83" calcext:value-type="float">
            <text:p>1461836083</text:p>
          </table:table-cell>
          <table:table-cell table:formula="of:=[.D253]-[.C253]"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float" office:value="1462" calcext:value-type="float">
            <text:p>1462</text:p>
          </table:table-cell>
          <table:table-cell table:formula="of:=([.G253]-[.G252])/([.E253]-[.E252])" office:value-type="float" office:value="1" calcext:value-type="float">
            <text:p>1</text:p>
          </table:table-cell>
          <table:table-cell table:number-columns-repeated="7"/>
          <table:table-cell office:value-type="float" office:value="1461835743840" calcext:value-type="float">
            <text:p>1461835743840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767" calcext:value-type="float">
            <text:p>57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85" calcext:value-type="float">
            <text:p>1461836085</text:p>
          </table:table-cell>
          <table:table-cell table:formula="of:=[.D254]-[.C254]" office:value-type="float" office:value="407" calcext:value-type="float">
            <text:p>407</text:p>
          </table:table-cell>
          <table:table-cell office:value-type="float" office:value="7" calcext:value-type="float">
            <text:p>7</text:p>
          </table:table-cell>
          <table:table-cell office:value-type="float" office:value="1469" calcext:value-type="float">
            <text:p>1469</text:p>
          </table:table-cell>
          <table:table-cell table:formula="of:=([.G254]-[.G253])/([.E254]-[.E253])" office:value-type="float" office:value="3.5" calcext:value-type="float">
            <text:p>3,5</text:p>
          </table:table-cell>
          <table:table-cell table:number-columns-repeated="7"/>
          <table:table-cell office:value-type="float" office:value="1461835744256" calcext:value-type="float">
            <text:p>1461835744256</text:p>
          </table:table-cell>
          <table:table-cell office:value-type="float" office:value="5537" calcext:value-type="float">
            <text:p>553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537" calcext:value-type="float">
            <text:p>55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86" calcext:value-type="float">
            <text:p>1461836086</text:p>
          </table:table-cell>
          <table:table-cell table:formula="of:=[.D255]-[.C255]" office:value-type="float" office:value="408" calcext:value-type="float">
            <text:p>408</text:p>
          </table:table-cell>
          <table:table-cell office:value-type="float" office:value="7" calcext:value-type="float">
            <text:p>7</text:p>
          </table:table-cell>
          <table:table-cell office:value-type="float" office:value="1476" calcext:value-type="float">
            <text:p>1476</text:p>
          </table:table-cell>
          <table:table-cell table:formula="of:=([.G255]-[.G254])/([.E255]-[.E254])" office:value-type="float" office:value="7" calcext:value-type="float">
            <text:p>7</text:p>
          </table:table-cell>
          <table:table-cell table:number-columns-repeated="7"/>
          <table:table-cell office:value-type="float" office:value="1461835743973" calcext:value-type="float">
            <text:p>1461835743973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258" calcext:value-type="float">
            <text:p>6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88" calcext:value-type="float">
            <text:p>1461836088</text:p>
          </table:table-cell>
          <table:table-cell table:formula="of:=[.D256]-[.C256]" office:value-type="float" office:value="410" calcext:value-type="float">
            <text:p>410</text:p>
          </table:table-cell>
          <table:table-cell office:value-type="float" office:value="9" calcext:value-type="float">
            <text:p>9</text:p>
          </table:table-cell>
          <table:table-cell office:value-type="float" office:value="1485" calcext:value-type="float">
            <text:p>1485</text:p>
          </table:table-cell>
          <table:table-cell table:formula="of:=([.G256]-[.G255])/([.E256]-[.E255])" office:value-type="float" office:value="4.5" calcext:value-type="float">
            <text:p>4,5</text:p>
          </table:table-cell>
          <table:table-cell table:number-columns-repeated="7"/>
          <table:table-cell office:value-type="float" office:value="1461835744303" calcext:value-type="float">
            <text:p>1461835744303</text:p>
          </table:table-cell>
          <table:table-cell office:value-type="float" office:value="6192" calcext:value-type="float">
            <text:p>619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192" calcext:value-type="float">
            <text:p>6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89" calcext:value-type="float">
            <text:p>1461836089</text:p>
          </table:table-cell>
          <table:table-cell table:formula="of:=[.D257]-[.C257]" office:value-type="float" office:value="411" calcext:value-type="float">
            <text:p>411</text:p>
          </table:table-cell>
          <table:table-cell office:value-type="float" office:value="12" calcext:value-type="float">
            <text:p>12</text:p>
          </table:table-cell>
          <table:table-cell office:value-type="float" office:value="1497" calcext:value-type="float">
            <text:p>1497</text:p>
          </table:table-cell>
          <table:table-cell table:formula="of:=([.G257]-[.G256])/([.E257]-[.E256])" office:value-type="float" office:value="12" calcext:value-type="float">
            <text:p>12</text:p>
          </table:table-cell>
          <table:table-cell table:number-columns-repeated="7"/>
          <table:table-cell office:value-type="float" office:value="1461835745601" calcext:value-type="float">
            <text:p>1461835745601</text:p>
          </table:table-cell>
          <table:table-cell office:value-type="float" office:value="4898" calcext:value-type="float">
            <text:p>489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898" calcext:value-type="float">
            <text:p>48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91" calcext:value-type="float">
            <text:p>1461836091</text:p>
          </table:table-cell>
          <table:table-cell table:formula="of:=[.D258]-[.C258]" office:value-type="float" office:value="413" calcext:value-type="float">
            <text:p>413</text:p>
          </table:table-cell>
          <table:table-cell office:value-type="float" office:value="12" calcext:value-type="float">
            <text:p>12</text:p>
          </table:table-cell>
          <table:table-cell office:value-type="float" office:value="1509" calcext:value-type="float">
            <text:p>1509</text:p>
          </table:table-cell>
          <table:table-cell table:formula="of:=([.G258]-[.G257])/([.E258]-[.E257])" office:value-type="float" office:value="6" calcext:value-type="float">
            <text:p>6</text:p>
          </table:table-cell>
          <table:table-cell table:number-columns-repeated="7"/>
          <table:table-cell office:value-type="float" office:value="1461835745435" calcext:value-type="float">
            <text:p>1461835745435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217" calcext:value-type="float">
            <text:p>52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92" calcext:value-type="float">
            <text:p>1461836092</text:p>
          </table:table-cell>
          <table:table-cell table:formula="of:=[.D259]-[.C259]" office:value-type="float" office:value="414" calcext:value-type="float">
            <text:p>414</text:p>
          </table:table-cell>
          <table:table-cell office:value-type="float" office:value="13" calcext:value-type="float">
            <text:p>13</text:p>
          </table:table-cell>
          <table:table-cell office:value-type="float" office:value="1522" calcext:value-type="float">
            <text:p>1522</text:p>
          </table:table-cell>
          <table:table-cell table:formula="of:=([.G259]-[.G258])/([.E259]-[.E258])" office:value-type="float" office:value="13" calcext:value-type="float">
            <text:p>13</text:p>
          </table:table-cell>
          <table:table-cell table:number-columns-repeated="7"/>
          <table:table-cell office:value-type="float" office:value="1461835745681" calcext:value-type="float">
            <text:p>1461835745681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520" calcext:value-type="float">
            <text:p>55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94" calcext:value-type="float">
            <text:p>1461836094</text:p>
          </table:table-cell>
          <table:table-cell table:formula="of:=[.D260]-[.C260]"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  <table:table-cell office:value-type="float" office:value="1528" calcext:value-type="float">
            <text:p>1528</text:p>
          </table:table-cell>
          <table:table-cell table:formula="of:=([.G260]-[.G259])/([.E260]-[.E259])" office:value-type="float" office:value="3" calcext:value-type="float">
            <text:p>3</text:p>
          </table:table-cell>
          <table:table-cell table:number-columns-repeated="7"/>
          <table:table-cell office:value-type="float" office:value="1461835745755" calcext:value-type="float">
            <text:p>1461835745755</text:p>
          </table:table-cell>
          <table:table-cell office:value-type="float" office:value="5620" calcext:value-type="float">
            <text:p>562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620" calcext:value-type="float">
            <text:p>56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95" calcext:value-type="float">
            <text:p>1461836095</text:p>
          </table:table-cell>
          <table:table-cell table:formula="of:=[.D261]-[.C261]" office:value-type="float" office:value="417" calcext:value-type="float">
            <text:p>417</text:p>
          </table:table-cell>
          <table:table-cell office:value-type="float" office:value="4" calcext:value-type="float">
            <text:p>4</text:p>
          </table:table-cell>
          <table:table-cell office:value-type="float" office:value="1532" calcext:value-type="float">
            <text:p>1532</text:p>
          </table:table-cell>
          <table:table-cell table:formula="of:=([.G261]-[.G260])/([.E261]-[.E260])" office:value-type="float" office:value="4" calcext:value-type="float">
            <text:p>4</text:p>
          </table:table-cell>
          <table:table-cell table:number-columns-repeated="7"/>
          <table:table-cell office:value-type="float" office:value="1461835747308" calcext:value-type="float">
            <text:p>1461835747308</text:p>
          </table:table-cell>
          <table:table-cell office:value-type="float" office:value="4327" calcext:value-type="float">
            <text:p>43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327" calcext:value-type="float">
            <text:p>43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97" calcext:value-type="float">
            <text:p>1461836097</text:p>
          </table:table-cell>
          <table:table-cell table:formula="of:=[.D262]-[.C262]" office:value-type="float" office:value="419" calcext:value-type="float">
            <text:p>419</text:p>
          </table:table-cell>
          <table:table-cell office:value-type="float" office:value="8" calcext:value-type="float">
            <text:p>8</text:p>
          </table:table-cell>
          <table:table-cell office:value-type="float" office:value="1540" calcext:value-type="float">
            <text:p>1540</text:p>
          </table:table-cell>
          <table:table-cell table:formula="of:=([.G262]-[.G261])/([.E262]-[.E261])" office:value-type="float" office:value="4" calcext:value-type="float">
            <text:p>4</text:p>
          </table:table-cell>
          <table:table-cell table:number-columns-repeated="7"/>
          <table:table-cell office:value-type="float" office:value="1461835746216" calcext:value-type="float">
            <text:p>1461835746216</text:p>
          </table:table-cell>
          <table:table-cell office:value-type="float" office:value="5670" calcext:value-type="float">
            <text:p>567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670" calcext:value-type="float">
            <text:p>56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098" calcext:value-type="float">
            <text:p>1461836098</text:p>
          </table:table-cell>
          <table:table-cell table:formula="of:=[.D263]-[.C263]"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1541" calcext:value-type="float">
            <text:p>1541</text:p>
          </table:table-cell>
          <table:table-cell table:formula="of:=([.G263]-[.G262])/([.E263]-[.E262])" office:value-type="float" office:value="1" calcext:value-type="float">
            <text:p>1</text:p>
          </table:table-cell>
          <table:table-cell table:number-columns-repeated="7"/>
          <table:table-cell office:value-type="float" office:value="1461835747993" calcext:value-type="float">
            <text:p>1461835747993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027" calcext:value-type="float">
            <text:p>4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00" calcext:value-type="float">
            <text:p>1461836100</text:p>
          </table:table-cell>
          <table:table-cell table:formula="of:=[.D264]-[.C264]" office:value-type="float" office:value="422" calcext:value-type="float">
            <text:p>422</text:p>
          </table:table-cell>
          <table:table-cell office:value-type="float" office:value="3" calcext:value-type="float">
            <text:p>3</text:p>
          </table:table-cell>
          <table:table-cell office:value-type="float" office:value="1544" calcext:value-type="float">
            <text:p>1544</text:p>
          </table:table-cell>
          <table:table-cell table:formula="of:=([.G264]-[.G263])/([.E264]-[.E263])" office:value-type="float" office:value="1.5" calcext:value-type="float">
            <text:p>1,5</text:p>
          </table:table-cell>
          <table:table-cell table:number-columns-repeated="7"/>
          <table:table-cell office:value-type="float" office:value="1461835747609" calcext:value-type="float">
            <text:p>1461835747609</text:p>
          </table:table-cell>
          <table:table-cell office:value-type="float" office:value="4479" calcext:value-type="float">
            <text:p>447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479" calcext:value-type="float">
            <text:p>44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01" calcext:value-type="float">
            <text:p>1461836101</text:p>
          </table:table-cell>
          <table:table-cell table:formula="of:=[.D265]-[.C265]"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1546" calcext:value-type="float">
            <text:p>1546</text:p>
          </table:table-cell>
          <table:table-cell table:formula="of:=([.G265]-[.G264])/([.E265]-[.E264])" office:value-type="float" office:value="2" calcext:value-type="float">
            <text:p>2</text:p>
          </table:table-cell>
          <table:table-cell table:number-columns-repeated="7"/>
          <table:table-cell office:value-type="float" office:value="1461835748001" calcext:value-type="float">
            <text:p>1461835748001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516" calcext:value-type="float">
            <text:p>45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03" calcext:value-type="float">
            <text:p>1461836103</text:p>
          </table:table-cell>
          <table:table-cell table:formula="of:=[.D266]-[.C266]"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office:value-type="float" office:value="1549" calcext:value-type="float">
            <text:p>1549</text:p>
          </table:table-cell>
          <table:table-cell table:formula="of:=([.G266]-[.G265])/([.E266]-[.E265])" office:value-type="float" office:value="1.5" calcext:value-type="float">
            <text:p>1,5</text:p>
          </table:table-cell>
          <table:table-cell table:number-columns-repeated="7"/>
          <table:table-cell office:value-type="float" office:value="1461835748600" calcext:value-type="float">
            <text:p>1461835748600</text:p>
          </table:table-cell>
          <table:table-cell office:value-type="float" office:value="3921" calcext:value-type="float">
            <text:p>392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921" calcext:value-type="float">
            <text:p>39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04" calcext:value-type="float">
            <text:p>1461836104</text:p>
          </table:table-cell>
          <table:table-cell table:formula="of:=[.D267]-[.C267]" office:value-type="float" office:value="426" calcext:value-type="float">
            <text:p>426</text:p>
          </table:table-cell>
          <table:table-cell office:value-type="float" office:value="11" calcext:value-type="float">
            <text:p>11</text:p>
          </table:table-cell>
          <table:table-cell office:value-type="float" office:value="1560" calcext:value-type="float">
            <text:p>1560</text:p>
          </table:table-cell>
          <table:table-cell table:formula="of:=([.G267]-[.G266])/([.E267]-[.E266])" office:value-type="float" office:value="11" calcext:value-type="float">
            <text:p>11</text:p>
          </table:table-cell>
          <table:table-cell table:number-columns-repeated="7"/>
          <table:table-cell office:value-type="float" office:value="1461835748075" calcext:value-type="float">
            <text:p>1461835748075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502" calcext:value-type="float">
            <text:p>45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06" calcext:value-type="float">
            <text:p>1461836106</text:p>
          </table:table-cell>
          <table:table-cell table:formula="of:=[.D268]-[.C268]" office:value-type="float" office:value="428" calcext:value-type="float">
            <text:p>428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table:formula="of:=([.G268]-[.G267])/([.E268]-[.E267])" office:value-type="float" office:value="5" calcext:value-type="float">
            <text:p>5</text:p>
          </table:table-cell>
          <table:table-cell table:number-columns-repeated="7"/>
          <table:table-cell office:value-type="float" office:value="1461835749774" calcext:value-type="float">
            <text:p>1461835749774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734" calcext:value-type="float">
            <text:p>37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07" calcext:value-type="float">
            <text:p>1461836107</text:p>
          </table:table-cell>
          <table:table-cell table:formula="of:=[.D269]-[.C269]" office:value-type="float" office:value="429" calcext:value-type="float">
            <text:p>429</text:p>
          </table:table-cell>
          <table:table-cell office:value-type="float" office:value="13" calcext:value-type="float">
            <text:p>13</text:p>
          </table:table-cell>
          <table:table-cell office:value-type="float" office:value="1583" calcext:value-type="float">
            <text:p>1583</text:p>
          </table:table-cell>
          <table:table-cell table:formula="of:=([.G269]-[.G268])/([.E269]-[.E268])" office:value-type="float" office:value="13" calcext:value-type="float">
            <text:p>13</text:p>
          </table:table-cell>
          <table:table-cell table:number-columns-repeated="7"/>
          <table:table-cell office:value-type="float" office:value="1461835748609" calcext:value-type="float">
            <text:p>1461835748609</text:p>
          </table:table-cell>
          <table:table-cell office:value-type="float" office:value="4916" calcext:value-type="float">
            <text:p>49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916" calcext:value-type="float">
            <text:p>49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09" calcext:value-type="float">
            <text:p>1461836109</text:p>
          </table:table-cell>
          <table:table-cell table:formula="of:=[.D270]-[.C270]" office:value-type="float" office:value="431" calcext:value-type="float">
            <text:p>431</text:p>
          </table:table-cell>
          <table:table-cell office:value-type="float" office:value="11" calcext:value-type="float">
            <text:p>11</text:p>
          </table:table-cell>
          <table:table-cell office:value-type="float" office:value="1594" calcext:value-type="float">
            <text:p>1594</text:p>
          </table:table-cell>
          <table:table-cell table:formula="of:=([.G270]-[.G269])/([.E270]-[.E269])" office:value-type="float" office:value="5.5" calcext:value-type="float">
            <text:p>5,5</text:p>
          </table:table-cell>
          <table:table-cell table:number-columns-repeated="7"/>
          <table:table-cell office:value-type="float" office:value="1461835748863" calcext:value-type="float">
            <text:p>1461835748863</text:p>
          </table:table-cell>
          <table:table-cell office:value-type="float" office:value="4737" calcext:value-type="float">
            <text:p>473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737" calcext:value-type="float">
            <text:p>4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10" calcext:value-type="float">
            <text:p>1461836110</text:p>
          </table:table-cell>
          <table:table-cell table:formula="of:=[.D271]-[.C271]" office:value-type="float" office:value="432" calcext:value-type="float">
            <text:p>432</text:p>
          </table:table-cell>
          <table:table-cell office:value-type="float" office:value="11" calcext:value-type="float">
            <text:p>11</text:p>
          </table:table-cell>
          <table:table-cell office:value-type="float" office:value="1605" calcext:value-type="float">
            <text:p>1605</text:p>
          </table:table-cell>
          <table:table-cell table:formula="of:=([.G271]-[.G270])/([.E271]-[.E270])" office:value-type="float" office:value="11" calcext:value-type="float">
            <text:p>11</text:p>
          </table:table-cell>
          <table:table-cell table:number-columns-repeated="7"/>
          <table:table-cell office:value-type="float" office:value="1461835748752" calcext:value-type="float">
            <text:p>1461835748752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120" calcext:value-type="float">
            <text:p>5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12" calcext:value-type="float">
            <text:p>1461836112</text:p>
          </table:table-cell>
          <table:table-cell table:formula="of:=[.D272]-[.C272]"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table:formula="of:=([.G272]-[.G271])/([.E272]-[.E271])" office:value-type="float" office:value="4" calcext:value-type="float">
            <text:p>4</text:p>
          </table:table-cell>
          <table:table-cell table:number-columns-repeated="7"/>
          <table:table-cell office:value-type="float" office:value="1461835750173" calcext:value-type="float">
            <text:p>1461835750173</text:p>
          </table:table-cell>
          <table:table-cell office:value-type="float" office:value="4574" calcext:value-type="float">
            <text:p>457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574" calcext:value-type="float">
            <text:p>45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13" calcext:value-type="float">
            <text:p>1461836113</text:p>
          </table:table-cell>
          <table:table-cell table:formula="of:=[.D273]-[.C273]"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 office:value-type="float" office:value="1616" calcext:value-type="float">
            <text:p>1616</text:p>
          </table:table-cell>
          <table:table-cell table:formula="of:=([.G273]-[.G272])/([.E273]-[.E272])" office:value-type="float" office:value="3" calcext:value-type="float">
            <text:p>3</text:p>
          </table:table-cell>
          <table:table-cell table:number-columns-repeated="7"/>
          <table:table-cell office:value-type="float" office:value="1461835750169" calcext:value-type="float">
            <text:p>1461835750169</text:p>
          </table:table-cell>
          <table:table-cell office:value-type="float" office:value="4582" calcext:value-type="float">
            <text:p>458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582" calcext:value-type="float">
            <text:p>45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15" calcext:value-type="float">
            <text:p>1461836115</text:p>
          </table:table-cell>
          <table:table-cell table:formula="of:=[.D274]-[.C274]"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office:value-type="float" office:value="1620" calcext:value-type="float">
            <text:p>1620</text:p>
          </table:table-cell>
          <table:table-cell table:formula="of:=([.G274]-[.G273])/([.E274]-[.E273])" office:value-type="float" office:value="2" calcext:value-type="float">
            <text:p>2</text:p>
          </table:table-cell>
          <table:table-cell table:number-columns-repeated="7"/>
          <table:table-cell office:value-type="float" office:value="1461835750608" calcext:value-type="float">
            <text:p>1461835750608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240" calcext:value-type="float">
            <text:p>42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16" calcext:value-type="float">
            <text:p>1461836116</text:p>
          </table:table-cell>
          <table:table-cell table:formula="of:=[.D275]-[.C275]" office:value-type="float" office:value="438" calcext:value-type="float">
            <text:p>438</text:p>
          </table:table-cell>
          <table:table-cell office:value-type="float" office:value="9" calcext:value-type="float">
            <text:p>9</text:p>
          </table:table-cell>
          <table:table-cell office:value-type="float" office:value="1629" calcext:value-type="float">
            <text:p>1629</text:p>
          </table:table-cell>
          <table:table-cell table:formula="of:=([.G275]-[.G274])/([.E275]-[.E274])" office:value-type="float" office:value="9" calcext:value-type="float">
            <text:p>9</text:p>
          </table:table-cell>
          <table:table-cell table:number-columns-repeated="7"/>
          <table:table-cell office:value-type="float" office:value="1461835750168" calcext:value-type="float">
            <text:p>1461835750168</text:p>
          </table:table-cell>
          <table:table-cell office:value-type="float" office:value="4684" calcext:value-type="float">
            <text:p>468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684" calcext:value-type="float">
            <text:p>46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18" calcext:value-type="float">
            <text:p>1461836118</text:p>
          </table:table-cell>
          <table:table-cell table:formula="of:=[.D276]-[.C276]"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  <table:table-cell office:value-type="float" office:value="1636" calcext:value-type="float">
            <text:p>1636</text:p>
          </table:table-cell>
          <table:table-cell table:formula="of:=([.G276]-[.G275])/([.E276]-[.E275])" office:value-type="float" office:value="3.5" calcext:value-type="float">
            <text:p>3,5</text:p>
          </table:table-cell>
          <table:table-cell table:number-columns-repeated="7"/>
          <table:table-cell office:value-type="float" office:value="1461835750642" calcext:value-type="float">
            <text:p>1461835750642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456" calcext:value-type="float">
            <text:p>44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19" calcext:value-type="float">
            <text:p>1461836119</text:p>
          </table:table-cell>
          <table:table-cell table:formula="of:=[.D277]-[.C277]"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1637" calcext:value-type="float">
            <text:p>1637</text:p>
          </table:table-cell>
          <table:table-cell table:formula="of:=([.G277]-[.G276])/([.E277]-[.E276])" office:value-type="float" office:value="1" calcext:value-type="float">
            <text:p>1</text:p>
          </table:table-cell>
          <table:table-cell table:number-columns-repeated="7"/>
          <table:table-cell office:value-type="float" office:value="1461835750794" calcext:value-type="float">
            <text:p>1461835750794</text:p>
          </table:table-cell>
          <table:table-cell office:value-type="float" office:value="4486" calcext:value-type="float">
            <text:p>448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486" calcext:value-type="float">
            <text:p>4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21" calcext:value-type="float">
            <text:p>1461836121</text:p>
          </table:table-cell>
          <table:table-cell table:formula="of:=[.D278]-[.C278]" office:value-type="float" office:value="443" calcext:value-type="float">
            <text:p>443</text:p>
          </table:table-cell>
          <table:table-cell office:value-type="float" office:value="3" calcext:value-type="float">
            <text:p>3</text:p>
          </table:table-cell>
          <table:table-cell office:value-type="float" office:value="1640" calcext:value-type="float">
            <text:p>1640</text:p>
          </table:table-cell>
          <table:table-cell table:formula="of:=([.G278]-[.G277])/([.E278]-[.E277])" office:value-type="float" office:value="1.5" calcext:value-type="float">
            <text:p>1,5</text:p>
          </table:table-cell>
          <table:table-cell table:number-columns-repeated="7"/>
          <table:table-cell office:value-type="float" office:value="1461835751233" calcext:value-type="float">
            <text:p>1461835751233</text:p>
          </table:table-cell>
          <table:table-cell office:value-type="float" office:value="4642" calcext:value-type="float">
            <text:p>464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642" calcext:value-type="float">
            <text:p>46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22" calcext:value-type="float">
            <text:p>1461836122</text:p>
          </table:table-cell>
          <table:table-cell table:formula="of:=[.D279]-[.C279]" office:value-type="float" office:value="444" calcext:value-type="float">
            <text:p>444</text:p>
          </table:table-cell>
          <table:table-cell office:value-type="float" office:value="7" calcext:value-type="float">
            <text:p>7</text:p>
          </table:table-cell>
          <table:table-cell office:value-type="float" office:value="1647" calcext:value-type="float">
            <text:p>1647</text:p>
          </table:table-cell>
          <table:table-cell table:formula="of:=([.G279]-[.G278])/([.E279]-[.E278])" office:value-type="float" office:value="7" calcext:value-type="float">
            <text:p>7</text:p>
          </table:table-cell>
          <table:table-cell table:number-columns-repeated="7"/>
          <table:table-cell office:value-type="float" office:value="1461835751501" calcext:value-type="float">
            <text:p>1461835751501</text:p>
          </table:table-cell>
          <table:table-cell office:value-type="float" office:value="4389" calcext:value-type="float">
            <text:p>438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389" calcext:value-type="float">
            <text:p>43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24" calcext:value-type="float">
            <text:p>1461836124</text:p>
          </table:table-cell>
          <table:table-cell table:formula="of:=[.D280]-[.C280]" office:value-type="float" office:value="446" calcext:value-type="float">
            <text:p>446</text:p>
          </table:table-cell>
          <table:table-cell office:value-type="float" office:value="5" calcext:value-type="float">
            <text:p>5</text:p>
          </table:table-cell>
          <table:table-cell office:value-type="float" office:value="1652" calcext:value-type="float">
            <text:p>1652</text:p>
          </table:table-cell>
          <table:table-cell table:formula="of:=([.G280]-[.G279])/([.E280]-[.E279])" office:value-type="float" office:value="2.5" calcext:value-type="float">
            <text:p>2,5</text:p>
          </table:table-cell>
          <table:table-cell table:number-columns-repeated="7"/>
          <table:table-cell office:value-type="float" office:value="1461835751497" calcext:value-type="float">
            <text:p>1461835751497</text:p>
          </table:table-cell>
          <table:table-cell office:value-type="float" office:value="4494" calcext:value-type="float">
            <text:p>449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494" calcext:value-type="float">
            <text:p>44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25" calcext:value-type="float">
            <text:p>1461836125</text:p>
          </table:table-cell>
          <table:table-cell table:formula="of:=[.D281]-[.C281]" office:value-type="float" office:value="447" calcext:value-type="float">
            <text:p>447</text:p>
          </table:table-cell>
          <table:table-cell office:value-type="float" office:value="9" calcext:value-type="float">
            <text:p>9</text:p>
          </table:table-cell>
          <table:table-cell office:value-type="float" office:value="1661" calcext:value-type="float">
            <text:p>1661</text:p>
          </table:table-cell>
          <table:table-cell table:formula="of:=([.G281]-[.G280])/([.E281]-[.E280])" office:value-type="float" office:value="9" calcext:value-type="float">
            <text:p>9</text:p>
          </table:table-cell>
          <table:table-cell table:number-columns-repeated="7"/>
          <table:table-cell office:value-type="float" office:value="1461835752202" calcext:value-type="float">
            <text:p>1461835752202</text:p>
          </table:table-cell>
          <table:table-cell office:value-type="float" office:value="4896" calcext:value-type="float">
            <text:p>489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896" calcext:value-type="float">
            <text:p>48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26" calcext:value-type="float">
            <text:p>1461836126</text:p>
          </table:table-cell>
          <table:table-cell table:formula="of:=[.D282]-[.C282]" office:value-type="float" office:value="448" calcext:value-type="float">
            <text:p>448</text:p>
          </table:table-cell>
          <table:table-cell office:value-type="float" office:value="4" calcext:value-type="float">
            <text:p>4</text:p>
          </table:table-cell>
          <table:table-cell office:value-type="float" office:value="1665" calcext:value-type="float">
            <text:p>1665</text:p>
          </table:table-cell>
          <table:table-cell table:formula="of:=([.G282]-[.G281])/([.E282]-[.E281])" office:value-type="float" office:value="4" calcext:value-type="float">
            <text:p>4</text:p>
          </table:table-cell>
          <table:table-cell table:number-columns-repeated="7"/>
          <table:table-cell office:value-type="float" office:value="1461835751654" calcext:value-type="float">
            <text:p>1461835751654</text:p>
          </table:table-cell>
          <table:table-cell office:value-type="float" office:value="5611" calcext:value-type="float">
            <text:p>561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611" calcext:value-type="float">
            <text:p>56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28" calcext:value-type="float">
            <text:p>1461836128</text:p>
          </table:table-cell>
          <table:table-cell table:formula="of:=[.D283]-[.C283]"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office:value-type="float" office:value="1672" calcext:value-type="float">
            <text:p>1672</text:p>
          </table:table-cell>
          <table:table-cell table:formula="of:=([.G283]-[.G282])/([.E283]-[.E282])" office:value-type="float" office:value="3.5" calcext:value-type="float">
            <text:p>3,5</text:p>
          </table:table-cell>
          <table:table-cell table:number-columns-repeated="7"/>
          <table:table-cell office:value-type="float" office:value="1461835752376" calcext:value-type="float">
            <text:p>1461835752376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026" calcext:value-type="float">
            <text:p>50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29" calcext:value-type="float">
            <text:p>1461836129</text:p>
          </table:table-cell>
          <table:table-cell table:formula="of:=[.D284]-[.C284]" office:value-type="float" office:value="451" calcext:value-type="float">
            <text:p>451</text:p>
          </table:table-cell>
          <table:table-cell office:value-type="float" office:value="4" calcext:value-type="float">
            <text:p>4</text:p>
          </table:table-cell>
          <table:table-cell office:value-type="float" office:value="1676" calcext:value-type="float">
            <text:p>1676</text:p>
          </table:table-cell>
          <table:table-cell table:formula="of:=([.G284]-[.G283])/([.E284]-[.E283])" office:value-type="float" office:value="4" calcext:value-type="float">
            <text:p>4</text:p>
          </table:table-cell>
          <table:table-cell table:number-columns-repeated="7"/>
          <table:table-cell office:value-type="float" office:value="1461835752638" calcext:value-type="float">
            <text:p>1461835752638</text:p>
          </table:table-cell>
          <table:table-cell office:value-type="float" office:value="4851" calcext:value-type="float">
            <text:p>48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851" calcext:value-type="float">
            <text:p>48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31" calcext:value-type="float">
            <text:p>1461836131</text:p>
          </table:table-cell>
          <table:table-cell table:formula="of:=[.D285]-[.C285]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676" calcext:value-type="float">
            <text:p>1676</text:p>
          </table:table-cell>
          <table:table-cell table:formula="of:=([.G285]-[.G284])/([.E285]-[.E284])" office:value-type="float" office:value="0" calcext:value-type="float">
            <text:p>0</text:p>
          </table:table-cell>
          <table:table-cell table:number-columns-repeated="7"/>
          <table:table-cell office:value-type="float" office:value="1461835752888" calcext:value-type="float">
            <text:p>1461835752888</text:p>
          </table:table-cell>
          <table:table-cell office:value-type="float" office:value="5540" calcext:value-type="float">
            <text:p>554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540" calcext:value-type="float">
            <text:p>55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33" calcext:value-type="float">
            <text:p>1461836133</text:p>
          </table:table-cell>
          <table:table-cell table:formula="of:=[.D286]-[.C286]"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office:value-type="float" office:value="1682" calcext:value-type="float">
            <text:p>1682</text:p>
          </table:table-cell>
          <table:table-cell table:formula="of:=([.G286]-[.G285])/([.E286]-[.E285])" office:value-type="float" office:value="3" calcext:value-type="float">
            <text:p>3</text:p>
          </table:table-cell>
          <table:table-cell table:number-columns-repeated="7"/>
          <table:table-cell office:value-type="float" office:value="1461835753091" calcext:value-type="float">
            <text:p>1461835753091</text:p>
          </table:table-cell>
          <table:table-cell office:value-type="float" office:value="5389" calcext:value-type="float">
            <text:p>538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389" calcext:value-type="float">
            <text:p>53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34" calcext:value-type="float">
            <text:p>1461836134</text:p>
          </table:table-cell>
          <table:table-cell table:formula="of:=[.D287]-[.C287]" office:value-type="float" office:value="456" calcext:value-type="float">
            <text:p>456</text:p>
          </table:table-cell>
          <table:table-cell office:value-type="float" office:value="5" calcext:value-type="float">
            <text:p>5</text:p>
          </table:table-cell>
          <table:table-cell office:value-type="float" office:value="1687" calcext:value-type="float">
            <text:p>1687</text:p>
          </table:table-cell>
          <table:table-cell table:formula="of:=([.G287]-[.G286])/([.E287]-[.E286])" office:value-type="float" office:value="5" calcext:value-type="float">
            <text:p>5</text:p>
          </table:table-cell>
          <table:table-cell table:number-columns-repeated="7"/>
          <table:table-cell office:value-type="float" office:value="1461835753022" calcext:value-type="float">
            <text:p>1461835753022</text:p>
          </table:table-cell>
          <table:table-cell office:value-type="float" office:value="5465" calcext:value-type="float">
            <text:p>546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465" calcext:value-type="float">
            <text:p>54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36" calcext:value-type="float">
            <text:p>1461836136</text:p>
          </table:table-cell>
          <table:table-cell table:formula="of:=[.D288]-[.C288]" office:value-type="float" office:value="458" calcext:value-type="float">
            <text:p>458</text:p>
          </table:table-cell>
          <table:table-cell office:value-type="float" office:value="8" calcext:value-type="float">
            <text:p>8</text:p>
          </table:table-cell>
          <table:table-cell office:value-type="float" office:value="1695" calcext:value-type="float">
            <text:p>1695</text:p>
          </table:table-cell>
          <table:table-cell table:formula="of:=([.G288]-[.G287])/([.E288]-[.E287])" office:value-type="float" office:value="4" calcext:value-type="float">
            <text:p>4</text:p>
          </table:table-cell>
          <table:table-cell table:number-columns-repeated="7"/>
          <table:table-cell office:value-type="float" office:value="1461835753519" calcext:value-type="float">
            <text:p>1461835753519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061" calcext:value-type="float">
            <text:p>50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37" calcext:value-type="float">
            <text:p>1461836137</text:p>
          </table:table-cell>
          <table:table-cell table:formula="of:=[.D289]-[.C289]"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701" calcext:value-type="float">
            <text:p>1701</text:p>
          </table:table-cell>
          <table:table-cell table:formula="of:=([.G289]-[.G288])/([.E289]-[.E288])" office:value-type="float" office:value="6" calcext:value-type="float">
            <text:p>6</text:p>
          </table:table-cell>
          <table:table-cell table:number-columns-repeated="7"/>
          <table:table-cell office:value-type="float" office:value="1461835753523" calcext:value-type="float">
            <text:p>1461835753523</text:p>
          </table:table-cell>
          <table:table-cell office:value-type="float" office:value="6817" calcext:value-type="float">
            <text:p>681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817" calcext:value-type="float">
            <text:p>68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39" calcext:value-type="float">
            <text:p>1461836139</text:p>
          </table:table-cell>
          <table:table-cell table:formula="of:=[.D290]-[.C290]" office:value-type="float" office:value="461" calcext:value-type="float">
            <text:p>461</text:p>
          </table:table-cell>
          <table:table-cell office:value-type="float" office:value="5" calcext:value-type="float">
            <text:p>5</text:p>
          </table:table-cell>
          <table:table-cell office:value-type="float" office:value="1706" calcext:value-type="float">
            <text:p>1706</text:p>
          </table:table-cell>
          <table:table-cell table:formula="of:=([.G290]-[.G289])/([.E290]-[.E289])" office:value-type="float" office:value="2.5" calcext:value-type="float">
            <text:p>2,5</text:p>
          </table:table-cell>
          <table:table-cell table:number-columns-repeated="7"/>
          <table:table-cell office:value-type="float" office:value="1461835753975" calcext:value-type="float">
            <text:p>1461835753975</text:p>
          </table:table-cell>
          <table:table-cell office:value-type="float" office:value="6380" calcext:value-type="float">
            <text:p>638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380" calcext:value-type="float">
            <text:p>63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40" calcext:value-type="float">
            <text:p>1461836140</text:p>
          </table:table-cell>
          <table:table-cell table:formula="of:=[.D291]-[.C291]" office:value-type="float" office:value="462" calcext:value-type="float">
            <text:p>462</text:p>
          </table:table-cell>
          <table:table-cell office:value-type="float" office:value="8" calcext:value-type="float">
            <text:p>8</text:p>
          </table:table-cell>
          <table:table-cell office:value-type="float" office:value="1714" calcext:value-type="float">
            <text:p>1714</text:p>
          </table:table-cell>
          <table:table-cell table:formula="of:=([.G291]-[.G290])/([.E291]-[.E290])" office:value-type="float" office:value="8" calcext:value-type="float">
            <text:p>8</text:p>
          </table:table-cell>
          <table:table-cell table:number-columns-repeated="7"/>
          <table:table-cell office:value-type="float" office:value="1461835753578" calcext:value-type="float">
            <text:p>1461835753578</text:p>
          </table:table-cell>
          <table:table-cell office:value-type="float" office:value="7046" calcext:value-type="float">
            <text:p>704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046" calcext:value-type="float">
            <text:p>70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42" calcext:value-type="float">
            <text:p>1461836142</text:p>
          </table:table-cell>
          <table:table-cell table:formula="of:=[.D292]-[.C292]" office:value-type="float" office:value="464" calcext:value-type="float">
            <text:p>464</text:p>
          </table:table-cell>
          <table:table-cell office:value-type="float" office:value="4" calcext:value-type="float">
            <text:p>4</text:p>
          </table:table-cell>
          <table:table-cell office:value-type="float" office:value="1718" calcext:value-type="float">
            <text:p>1718</text:p>
          </table:table-cell>
          <table:table-cell table:formula="of:=([.G292]-[.G291])/([.E292]-[.E291])" office:value-type="float" office:value="2" calcext:value-type="float">
            <text:p>2</text:p>
          </table:table-cell>
          <table:table-cell table:number-columns-repeated="7"/>
          <table:table-cell office:value-type="float" office:value="1461835754510" calcext:value-type="float">
            <text:p>1461835754510</text:p>
          </table:table-cell>
          <table:table-cell office:value-type="float" office:value="6526" calcext:value-type="float">
            <text:p>65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526" calcext:value-type="float">
            <text:p>6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43" calcext:value-type="float">
            <text:p>1461836143</text:p>
          </table:table-cell>
          <table:table-cell table:formula="of:=[.D293]-[.C293]" office:value-type="float" office:value="465" calcext:value-type="float">
            <text:p>465</text:p>
          </table:table-cell>
          <table:table-cell office:value-type="float" office:value="7" calcext:value-type="float">
            <text:p>7</text:p>
          </table:table-cell>
          <table:table-cell office:value-type="float" office:value="1725" calcext:value-type="float">
            <text:p>1725</text:p>
          </table:table-cell>
          <table:table-cell table:formula="of:=([.G293]-[.G292])/([.E293]-[.E292])" office:value-type="float" office:value="7" calcext:value-type="float">
            <text:p>7</text:p>
          </table:table-cell>
          <table:table-cell table:number-columns-repeated="7"/>
          <table:table-cell office:value-type="float" office:value="1461835754602" calcext:value-type="float">
            <text:p>1461835754602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420" calcext:value-type="float">
            <text:p>74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45" calcext:value-type="float">
            <text:p>1461836145</text:p>
          </table:table-cell>
          <table:table-cell table:formula="of:=[.D294]-[.C294]" office:value-type="float" office:value="467" calcext:value-type="float">
            <text:p>467</text:p>
          </table:table-cell>
          <table:table-cell office:value-type="float" office:value="8" calcext:value-type="float">
            <text:p>8</text:p>
          </table:table-cell>
          <table:table-cell office:value-type="float" office:value="1733" calcext:value-type="float">
            <text:p>1733</text:p>
          </table:table-cell>
          <table:table-cell table:formula="of:=([.G294]-[.G293])/([.E294]-[.E293])" office:value-type="float" office:value="4" calcext:value-type="float">
            <text:p>4</text:p>
          </table:table-cell>
          <table:table-cell table:number-columns-repeated="7"/>
          <table:table-cell office:value-type="float" office:value="1461835755749" calcext:value-type="float">
            <text:p>1461835755749</text:p>
          </table:table-cell>
          <table:table-cell office:value-type="float" office:value="6293" calcext:value-type="float">
            <text:p>629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293" calcext:value-type="float">
            <text:p>6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46" calcext:value-type="float">
            <text:p>1461836146</text:p>
          </table:table-cell>
          <table:table-cell table:formula="of:=[.D295]-[.C295]"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  <table:table-cell office:value-type="float" office:value="1739" calcext:value-type="float">
            <text:p>1739</text:p>
          </table:table-cell>
          <table:table-cell table:formula="of:=([.G295]-[.G294])/([.E295]-[.E294])" office:value-type="float" office:value="6" calcext:value-type="float">
            <text:p>6</text:p>
          </table:table-cell>
          <table:table-cell table:number-columns-repeated="7"/>
          <table:table-cell office:value-type="float" office:value="1461835754874" calcext:value-type="float">
            <text:p>1461835754874</text:p>
          </table:table-cell>
          <table:table-cell office:value-type="float" office:value="7213" calcext:value-type="float">
            <text:p>721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213" calcext:value-type="float">
            <text:p>72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48" calcext:value-type="float">
            <text:p>1461836148</text:p>
          </table:table-cell>
          <table:table-cell table:formula="of:=[.D296]-[.C296]" office:value-type="float" office:value="470" calcext:value-type="float">
            <text:p>470</text:p>
          </table:table-cell>
          <table:table-cell office:value-type="float" office:value="5" calcext:value-type="float">
            <text:p>5</text:p>
          </table:table-cell>
          <table:table-cell office:value-type="float" office:value="1744" calcext:value-type="float">
            <text:p>1744</text:p>
          </table:table-cell>
          <table:table-cell table:formula="of:=([.G296]-[.G295])/([.E296]-[.E295])" office:value-type="float" office:value="2.5" calcext:value-type="float">
            <text:p>2,5</text:p>
          </table:table-cell>
          <table:table-cell table:number-columns-repeated="7"/>
          <table:table-cell office:value-type="float" office:value="1461835754527" calcext:value-type="float">
            <text:p>1461835754527</text:p>
          </table:table-cell>
          <table:table-cell office:value-type="float" office:value="7809" calcext:value-type="float">
            <text:p>780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809" calcext:value-type="float">
            <text:p>78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49" calcext:value-type="float">
            <text:p>1461836149</text:p>
          </table:table-cell>
          <table:table-cell table:formula="of:=[.D297]-[.C297]" office:value-type="float" office:value="471" calcext:value-type="float">
            <text:p>471</text:p>
          </table:table-cell>
          <table:table-cell office:value-type="float" office:value="8" calcext:value-type="float">
            <text:p>8</text:p>
          </table:table-cell>
          <table:table-cell office:value-type="float" office:value="1752" calcext:value-type="float">
            <text:p>1752</text:p>
          </table:table-cell>
          <table:table-cell table:formula="of:=([.G297]-[.G296])/([.E297]-[.E296])" office:value-type="float" office:value="8" calcext:value-type="float">
            <text:p>8</text:p>
          </table:table-cell>
          <table:table-cell table:number-columns-repeated="7"/>
          <table:table-cell office:value-type="float" office:value="1461835755850" calcext:value-type="float">
            <text:p>1461835755850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134" calcext:value-type="float">
            <text:p>7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51" calcext:value-type="float">
            <text:p>1461836151</text:p>
          </table:table-cell>
          <table:table-cell table:formula="of:=[.D298]-[.C298]" office:value-type="float" office:value="473" calcext:value-type="float">
            <text:p>473</text:p>
          </table:table-cell>
          <table:table-cell office:value-type="float" office:value="7" calcext:value-type="float">
            <text:p>7</text:p>
          </table:table-cell>
          <table:table-cell office:value-type="float" office:value="1759" calcext:value-type="float">
            <text:p>1759</text:p>
          </table:table-cell>
          <table:table-cell table:formula="of:=([.G298]-[.G297])/([.E298]-[.E297])" office:value-type="float" office:value="3.5" calcext:value-type="float">
            <text:p>3,5</text:p>
          </table:table-cell>
          <table:table-cell table:number-columns-repeated="7"/>
          <table:table-cell office:value-type="float" office:value="1461835755752" calcext:value-type="float">
            <text:p>1461835755752</text:p>
          </table:table-cell>
          <table:table-cell office:value-type="float" office:value="7444" calcext:value-type="float">
            <text:p>744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444" calcext:value-type="float">
            <text:p>7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52" calcext:value-type="float">
            <text:p>1461836152</text:p>
          </table:table-cell>
          <table:table-cell table:formula="of:=[.D299]-[.C299]" office:value-type="float" office:value="474" calcext:value-type="float">
            <text:p>47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table:formula="of:=([.G299]-[.G298])/([.E299]-[.E298])" office:value-type="float" office:value="5" calcext:value-type="float">
            <text:p>5</text:p>
          </table:table-cell>
          <table:table-cell table:number-columns-repeated="7"/>
          <table:table-cell office:value-type="float" office:value="1461835756100" calcext:value-type="float">
            <text:p>1461835756100</text:p>
          </table:table-cell>
          <table:table-cell office:value-type="float" office:value="7895" calcext:value-type="float">
            <text:p>789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895" calcext:value-type="float">
            <text:p>78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54" calcext:value-type="float">
            <text:p>1461836154</text:p>
          </table:table-cell>
          <table:table-cell table:formula="of:=[.D300]-[.C300]" office:value-type="float" office:value="476" calcext:value-type="float">
            <text:p>476</text:p>
          </table:table-cell>
          <table:table-cell office:value-type="float" office:value="5" calcext:value-type="float">
            <text:p>5</text:p>
          </table:table-cell>
          <table:table-cell office:value-type="float" office:value="1769" calcext:value-type="float">
            <text:p>1769</text:p>
          </table:table-cell>
          <table:table-cell table:formula="of:=([.G300]-[.G299])/([.E300]-[.E299])" office:value-type="float" office:value="2.5" calcext:value-type="float">
            <text:p>2,5</text:p>
          </table:table-cell>
          <table:table-cell table:number-columns-repeated="7"/>
          <table:table-cell office:value-type="float" office:value="1461835756282" calcext:value-type="float">
            <text:p>1461835756282</text:p>
          </table:table-cell>
          <table:table-cell office:value-type="float" office:value="8338" calcext:value-type="float">
            <text:p>833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338" calcext:value-type="float">
            <text:p>8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55" calcext:value-type="float">
            <text:p>1461836155</text:p>
          </table:table-cell>
          <table:table-cell table:formula="of:=[.D301]-[.C301]"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office:value-type="float" office:value="1771" calcext:value-type="float">
            <text:p>1771</text:p>
          </table:table-cell>
          <table:table-cell table:formula="of:=([.G301]-[.G300])/([.E301]-[.E300])" office:value-type="float" office:value="2" calcext:value-type="float">
            <text:p>2</text:p>
          </table:table-cell>
          <table:table-cell table:number-columns-repeated="7"/>
          <table:table-cell office:value-type="float" office:value="1461835755853" calcext:value-type="float">
            <text:p>1461835755853</text:p>
          </table:table-cell>
          <table:table-cell office:value-type="float" office:value="8808" calcext:value-type="float">
            <text:p>880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808" calcext:value-type="float">
            <text:p>88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57" calcext:value-type="float">
            <text:p>1461836157</text:p>
          </table:table-cell>
          <table:table-cell table:formula="of:=[.D302]-[.C302]" office:value-type="float" office:value="479" calcext:value-type="float">
            <text:p>479</text:p>
          </table:table-cell>
          <table:table-cell office:value-type="float" office:value="5" calcext:value-type="float">
            <text:p>5</text:p>
          </table:table-cell>
          <table:table-cell office:value-type="float" office:value="1776" calcext:value-type="float">
            <text:p>1776</text:p>
          </table:table-cell>
          <table:table-cell table:formula="of:=([.G302]-[.G301])/([.E302]-[.E301])" office:value-type="float" office:value="2.5" calcext:value-type="float">
            <text:p>2,5</text:p>
          </table:table-cell>
          <table:table-cell table:number-columns-repeated="7"/>
          <table:table-cell office:value-type="float" office:value="1461835756878" calcext:value-type="float">
            <text:p>1461835756878</text:p>
          </table:table-cell>
          <table:table-cell office:value-type="float" office:value="8130" calcext:value-type="float">
            <text:p>813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130" calcext:value-type="float">
            <text:p>8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58" calcext:value-type="float">
            <text:p>1461836158</text:p>
          </table:table-cell>
          <table:table-cell table:formula="of:=[.D303]-[.C303]"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785" calcext:value-type="float">
            <text:p>1785</text:p>
          </table:table-cell>
          <table:table-cell table:formula="of:=([.G303]-[.G302])/([.E303]-[.E302])" office:value-type="float" office:value="9" calcext:value-type="float">
            <text:p>9</text:p>
          </table:table-cell>
          <table:table-cell table:number-columns-repeated="7"/>
          <table:table-cell office:value-type="float" office:value="1461835756993" calcext:value-type="float">
            <text:p>1461835756993</text:p>
          </table:table-cell>
          <table:table-cell office:value-type="float" office:value="9091" calcext:value-type="float">
            <text:p>90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091" calcext:value-type="float">
            <text:p>90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60" calcext:value-type="float">
            <text:p>1461836160</text:p>
          </table:table-cell>
          <table:table-cell table:formula="of:=[.D304]-[.C304]" office:value-type="float" office:value="482" calcext:value-type="float">
            <text:p>482</text:p>
          </table:table-cell>
          <table:table-cell office:value-type="float" office:value="18" calcext:value-type="float">
            <text:p>18</text:p>
          </table:table-cell>
          <table:table-cell office:value-type="float" office:value="1803" calcext:value-type="float">
            <text:p>1803</text:p>
          </table:table-cell>
          <table:table-cell table:formula="of:=([.G304]-[.G303])/([.E304]-[.E303])" office:value-type="float" office:value="9" calcext:value-type="float">
            <text:p>9</text:p>
          </table:table-cell>
          <table:table-cell table:number-columns-repeated="7"/>
          <table:table-cell office:value-type="float" office:value="1461835756892" calcext:value-type="float">
            <text:p>1461835756892</text:p>
          </table:table-cell>
          <table:table-cell office:value-type="float" office:value="9205" calcext:value-type="float">
            <text:p>920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205" calcext:value-type="float">
            <text:p>9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61" calcext:value-type="float">
            <text:p>1461836161</text:p>
          </table:table-cell>
          <table:table-cell table:formula="of:=[.D305]-[.C305]"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1803" calcext:value-type="float">
            <text:p>1803</text:p>
          </table:table-cell>
          <table:table-cell table:formula="of:=([.G305]-[.G304])/([.E305]-[.E304])" office:value-type="float" office:value="0" calcext:value-type="float">
            <text:p>0</text:p>
          </table:table-cell>
          <table:table-cell table:number-columns-repeated="7"/>
          <table:table-cell office:value-type="float" office:value="1461835758119" calcext:value-type="float">
            <text:p>1461835758119</text:p>
          </table:table-cell>
          <table:table-cell office:value-type="float" office:value="7999" calcext:value-type="float">
            <text:p>799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999" calcext:value-type="float">
            <text:p>7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63" calcext:value-type="float">
            <text:p>1461836163</text:p>
          </table:table-cell>
          <table:table-cell table:formula="of:=[.D306]-[.C306]" office:value-type="float" office:value="485" calcext:value-type="float">
            <text:p>485</text:p>
          </table:table-cell>
          <table:table-cell office:value-type="float" office:value="9" calcext:value-type="float">
            <text:p>9</text:p>
          </table:table-cell>
          <table:table-cell office:value-type="float" office:value="1812" calcext:value-type="float">
            <text:p>1812</text:p>
          </table:table-cell>
          <table:table-cell table:formula="of:=([.G306]-[.G305])/([.E306]-[.E305])" office:value-type="float" office:value="4.5" calcext:value-type="float">
            <text:p>4,5</text:p>
          </table:table-cell>
          <table:table-cell table:number-columns-repeated="7"/>
          <table:table-cell office:value-type="float" office:value="1461835757309" calcext:value-type="float">
            <text:p>1461835757309</text:p>
          </table:table-cell>
          <table:table-cell office:value-type="float" office:value="8827" calcext:value-type="float">
            <text:p>88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827" calcext:value-type="float">
            <text:p>88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64" calcext:value-type="float">
            <text:p>1461836164</text:p>
          </table:table-cell>
          <table:table-cell table:formula="of:=[.D307]-[.C307]" office:value-type="float" office:value="486" calcext:value-type="float">
            <text:p>486</text:p>
          </table:table-cell>
          <table:table-cell office:value-type="float" office:value="15" calcext:value-type="float">
            <text:p>15</text:p>
          </table:table-cell>
          <table:table-cell office:value-type="float" office:value="1827" calcext:value-type="float">
            <text:p>1827</text:p>
          </table:table-cell>
          <table:table-cell table:formula="of:=([.G307]-[.G306])/([.E307]-[.E306])" office:value-type="float" office:value="15" calcext:value-type="float">
            <text:p>15</text:p>
          </table:table-cell>
          <table:table-cell table:number-columns-repeated="7"/>
          <table:table-cell office:value-type="float" office:value="1461835758404" calcext:value-type="float">
            <text:p>1461835758404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560" calcext:value-type="float">
            <text:p>85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66" calcext:value-type="float">
            <text:p>1461836166</text:p>
          </table:table-cell>
          <table:table-cell table:formula="of:=[.D308]-[.C308]" office:value-type="float" office:value="488" calcext:value-type="float">
            <text:p>488</text:p>
          </table:table-cell>
          <table:table-cell office:value-type="float" office:value="23" calcext:value-type="float">
            <text:p>23</text:p>
          </table:table-cell>
          <table:table-cell office:value-type="float" office:value="1850" calcext:value-type="float">
            <text:p>1850</text:p>
          </table:table-cell>
          <table:table-cell table:formula="of:=([.G308]-[.G307])/([.E308]-[.E307])" office:value-type="float" office:value="11.5" calcext:value-type="float">
            <text:p>11,5</text:p>
          </table:table-cell>
          <table:table-cell table:number-columns-repeated="7"/>
          <table:table-cell office:value-type="float" office:value="1461835758490" calcext:value-type="float">
            <text:p>1461835758490</text:p>
          </table:table-cell>
          <table:table-cell office:value-type="float" office:value="8562" calcext:value-type="float">
            <text:p>856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562" calcext:value-type="float">
            <text:p>85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67" calcext:value-type="float">
            <text:p>1461836167</text:p>
          </table:table-cell>
          <table:table-cell table:formula="of:=[.D309]-[.C309]" office:value-type="float" office:value="489" calcext:value-type="float">
            <text:p>489</text:p>
          </table:table-cell>
          <table:table-cell office:value-type="float" office:value="25" calcext:value-type="float">
            <text:p>25</text:p>
          </table:table-cell>
          <table:table-cell office:value-type="float" office:value="1875" calcext:value-type="float">
            <text:p>1875</text:p>
          </table:table-cell>
          <table:table-cell table:formula="of:=([.G309]-[.G308])/([.E309]-[.E308])" office:value-type="float" office:value="25" calcext:value-type="float">
            <text:p>25</text:p>
          </table:table-cell>
          <table:table-cell table:number-columns-repeated="7"/>
          <table:table-cell office:value-type="float" office:value="1461835758267" calcext:value-type="float">
            <text:p>1461835758267</text:p>
          </table:table-cell>
          <table:table-cell office:value-type="float" office:value="8786" calcext:value-type="float">
            <text:p>878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786" calcext:value-type="float">
            <text:p>87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69" calcext:value-type="float">
            <text:p>1461836169</text:p>
          </table:table-cell>
          <table:table-cell table:formula="of:=[.D310]-[.C310]" office:value-type="float" office:value="491" calcext:value-type="float">
            <text:p>491</text:p>
          </table:table-cell>
          <table:table-cell office:value-type="float" office:value="12" calcext:value-type="float">
            <text:p>12</text:p>
          </table:table-cell>
          <table:table-cell office:value-type="float" office:value="1887" calcext:value-type="float">
            <text:p>1887</text:p>
          </table:table-cell>
          <table:table-cell table:formula="of:=([.G310]-[.G309])/([.E310]-[.E309])" office:value-type="float" office:value="6" calcext:value-type="float">
            <text:p>6</text:p>
          </table:table-cell>
          <table:table-cell table:number-columns-repeated="7"/>
          <table:table-cell office:value-type="float" office:value="1461835759429" calcext:value-type="float">
            <text:p>1461835759429</text:p>
          </table:table-cell>
          <table:table-cell office:value-type="float" office:value="7731" calcext:value-type="float">
            <text:p>773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731" calcext:value-type="float">
            <text:p>77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70" calcext:value-type="float">
            <text:p>1461836170</text:p>
          </table:table-cell>
          <table:table-cell table:formula="of:=[.D311]-[.C311]" office:value-type="float" office:value="492" calcext:value-type="float">
            <text:p>492</text:p>
          </table:table-cell>
          <table:table-cell office:value-type="float" office:value="29" calcext:value-type="float">
            <text:p>29</text:p>
          </table:table-cell>
          <table:table-cell office:value-type="float" office:value="1916" calcext:value-type="float">
            <text:p>1916</text:p>
          </table:table-cell>
          <table:table-cell table:formula="of:=([.G311]-[.G310])/([.E311]-[.E310])" office:value-type="float" office:value="29" calcext:value-type="float">
            <text:p>29</text:p>
          </table:table-cell>
          <table:table-cell table:number-columns-repeated="7"/>
          <table:table-cell office:value-type="float" office:value="1461835759488" calcext:value-type="float">
            <text:p>1461835759488</text:p>
          </table:table-cell>
          <table:table-cell office:value-type="float" office:value="8016" calcext:value-type="float">
            <text:p>80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016" calcext:value-type="float">
            <text:p>8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72" calcext:value-type="float">
            <text:p>1461836172</text:p>
          </table:table-cell>
          <table:table-cell table:formula="of:=[.D312]-[.C312]" office:value-type="float" office:value="494" calcext:value-type="float">
            <text:p>494</text:p>
          </table:table-cell>
          <table:table-cell office:value-type="float" office:value="30" calcext:value-type="float">
            <text:p>30</text:p>
          </table:table-cell>
          <table:table-cell office:value-type="float" office:value="1946" calcext:value-type="float">
            <text:p>1946</text:p>
          </table:table-cell>
          <table:table-cell table:formula="of:=([.G312]-[.G311])/([.E312]-[.E311])" office:value-type="float" office:value="15" calcext:value-type="float">
            <text:p>15</text:p>
          </table:table-cell>
          <table:table-cell table:number-columns-repeated="7"/>
          <table:table-cell office:value-type="float" office:value="1461835759480" calcext:value-type="float">
            <text:p>1461835759480</text:p>
          </table:table-cell>
          <table:table-cell office:value-type="float" office:value="8085" calcext:value-type="float">
            <text:p>808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085" calcext:value-type="float">
            <text:p>80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73" calcext:value-type="float">
            <text:p>1461836173</text:p>
          </table:table-cell>
          <table:table-cell table:formula="of:=[.D313]-[.C313]"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office:value-type="float" office:value="1972" calcext:value-type="float">
            <text:p>1972</text:p>
          </table:table-cell>
          <table:table-cell table:formula="of:=([.G313]-[.G312])/([.E313]-[.E312])" office:value-type="float" office:value="26" calcext:value-type="float">
            <text:p>26</text:p>
          </table:table-cell>
          <table:table-cell table:number-columns-repeated="7"/>
          <table:table-cell office:value-type="float" office:value="1461835760643" calcext:value-type="float">
            <text:p>1461835760643</text:p>
          </table:table-cell>
          <table:table-cell office:value-type="float" office:value="7727" calcext:value-type="float">
            <text:p>77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727" calcext:value-type="float">
            <text:p>77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75" calcext:value-type="float">
            <text:p>1461836175</text:p>
          </table:table-cell>
          <table:table-cell table:formula="of:=[.D314]-[.C314]" office:value-type="float" office:value="497" calcext:value-type="float">
            <text:p>497</text:p>
          </table:table-cell>
          <table:table-cell office:value-type="float" office:value="11" calcext:value-type="float">
            <text:p>11</text:p>
          </table:table-cell>
          <table:table-cell office:value-type="float" office:value="1983" calcext:value-type="float">
            <text:p>1983</text:p>
          </table:table-cell>
          <table:table-cell table:formula="of:=([.G314]-[.G313])/([.E314]-[.E313])" office:value-type="float" office:value="5.5" calcext:value-type="float">
            <text:p>5,5</text:p>
          </table:table-cell>
          <table:table-cell table:number-columns-repeated="7"/>
          <table:table-cell office:value-type="float" office:value="1461835759581" calcext:value-type="float">
            <text:p>1461835759581</text:p>
          </table:table-cell>
          <table:table-cell office:value-type="float" office:value="8958" calcext:value-type="float">
            <text:p>895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958" calcext:value-type="float">
            <text:p>89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76" calcext:value-type="float">
            <text:p>1461836176</text:p>
          </table:table-cell>
          <table:table-cell table:formula="of:=[.D315]-[.C315]"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  <table:table-cell office:value-type="float" office:value="1988" calcext:value-type="float">
            <text:p>1988</text:p>
          </table:table-cell>
          <table:table-cell table:formula="of:=([.G315]-[.G314])/([.E315]-[.E314])" office:value-type="float" office:value="5" calcext:value-type="float">
            <text:p>5</text:p>
          </table:table-cell>
          <table:table-cell table:number-columns-repeated="7"/>
          <table:table-cell office:value-type="float" office:value="1461835761356" calcext:value-type="float">
            <text:p>1461835761356</text:p>
          </table:table-cell>
          <table:table-cell office:value-type="float" office:value="7456" calcext:value-type="float">
            <text:p>745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456" calcext:value-type="float">
            <text:p>74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78" calcext:value-type="float">
            <text:p>1461836178</text:p>
          </table:table-cell>
          <table:table-cell table:formula="of:=[.D316]-[.C316]"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1994" calcext:value-type="float">
            <text:p>1994</text:p>
          </table:table-cell>
          <table:table-cell table:formula="of:=([.G316]-[.G315])/([.E316]-[.E315])" office:value-type="float" office:value="3" calcext:value-type="float">
            <text:p>3</text:p>
          </table:table-cell>
          <table:table-cell table:number-columns-repeated="7"/>
          <table:table-cell office:value-type="float" office:value="1461835761341" calcext:value-type="float">
            <text:p>1461835761341</text:p>
          </table:table-cell>
          <table:table-cell office:value-type="float" office:value="7884" calcext:value-type="float">
            <text:p>788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884" calcext:value-type="float">
            <text:p>78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79" calcext:value-type="float">
            <text:p>1461836179</text:p>
          </table:table-cell>
          <table:table-cell table:formula="of:=[.D317]-[.C317]"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float" office:value="2006" calcext:value-type="float">
            <text:p>2006</text:p>
          </table:table-cell>
          <table:table-cell table:formula="of:=([.G317]-[.G316])/([.E317]-[.E316])" office:value-type="float" office:value="12" calcext:value-type="float">
            <text:p>12</text:p>
          </table:table-cell>
          <table:table-cell table:number-columns-repeated="7"/>
          <table:table-cell office:value-type="float" office:value="1461835761626" calcext:value-type="float">
            <text:p>1461835761626</text:p>
          </table:table-cell>
          <table:table-cell office:value-type="float" office:value="8520" calcext:value-type="float">
            <text:p>852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520" calcext:value-type="float">
            <text:p>85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81" calcext:value-type="float">
            <text:p>1461836181</text:p>
          </table:table-cell>
          <table:table-cell table:formula="of:=[.D318]-[.C318]" office:value-type="float" office:value="503" calcext:value-type="float">
            <text:p>503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table:formula="of:=([.G318]-[.G317])/([.E318]-[.E317])" office:value-type="float" office:value="2" calcext:value-type="float">
            <text:p>2</text:p>
          </table:table-cell>
          <table:table-cell table:number-columns-repeated="7"/>
          <table:table-cell office:value-type="float" office:value="1461835763023" calcext:value-type="float">
            <text:p>1461835763023</text:p>
          </table:table-cell>
          <table:table-cell office:value-type="float" office:value="7276" calcext:value-type="float">
            <text:p>727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276" calcext:value-type="float">
            <text:p>7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82" calcext:value-type="float">
            <text:p>1461836182</text:p>
          </table:table-cell>
          <table:table-cell table:formula="of:=[.D319]-[.C319]" office:value-type="float" office:value="504" calcext:value-type="float">
            <text:p>504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table:formula="of:=([.G319]-[.G318])/([.E319]-[.E318])" office:value-type="float" office:value="9" calcext:value-type="float">
            <text:p>9</text:p>
          </table:table-cell>
          <table:table-cell table:number-columns-repeated="7"/>
          <table:table-cell office:value-type="float" office:value="1461835762038" calcext:value-type="float">
            <text:p>1461835762038</text:p>
          </table:table-cell>
          <table:table-cell office:value-type="float" office:value="10873" calcext:value-type="float">
            <text:p>1087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873" calcext:value-type="float">
            <text:p>108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84" calcext:value-type="float">
            <text:p>1461836184</text:p>
          </table:table-cell>
          <table:table-cell table:formula="of:=[.D320]-[.C320]"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  <table:table-cell office:value-type="float" office:value="2024" calcext:value-type="float">
            <text:p>2024</text:p>
          </table:table-cell>
          <table:table-cell table:formula="of:=([.G320]-[.G319])/([.E320]-[.E319])" office:value-type="float" office:value="2.5" calcext:value-type="float">
            <text:p>2,5</text:p>
          </table:table-cell>
          <table:table-cell table:number-columns-repeated="7"/>
          <table:table-cell office:value-type="float" office:value="1461835763043" calcext:value-type="float">
            <text:p>1461835763043</text:p>
          </table:table-cell>
          <table:table-cell office:value-type="float" office:value="10540" calcext:value-type="float">
            <text:p>1054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540" calcext:value-type="float">
            <text:p>105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85" calcext:value-type="float">
            <text:p>1461836185</text:p>
          </table:table-cell>
          <table:table-cell table:formula="of:=[.D321]-[.C321]" office:value-type="float" office:value="507" calcext:value-type="float">
            <text:p>507</text:p>
          </table:table-cell>
          <table:table-cell office:value-type="float" office:value="12" calcext:value-type="float">
            <text:p>12</text:p>
          </table:table-cell>
          <table:table-cell office:value-type="float" office:value="2036" calcext:value-type="float">
            <text:p>2036</text:p>
          </table:table-cell>
          <table:table-cell table:formula="of:=([.G321]-[.G320])/([.E321]-[.E320])" office:value-type="float" office:value="12" calcext:value-type="float">
            <text:p>12</text:p>
          </table:table-cell>
          <table:table-cell table:number-columns-repeated="7"/>
          <table:table-cell office:value-type="float" office:value="1461835763337" calcext:value-type="float">
            <text:p>1461835763337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249" calcext:value-type="float">
            <text:p>10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87" calcext:value-type="float">
            <text:p>1461836187</text:p>
          </table:table-cell>
          <table:table-cell table:formula="of:=[.D322]-[.C322]" office:value-type="float" office:value="509" calcext:value-type="float">
            <text:p>509</text:p>
          </table:table-cell>
          <table:table-cell office:value-type="float" office:value="8" calcext:value-type="float">
            <text:p>8</text:p>
          </table:table-cell>
          <table:table-cell office:value-type="float" office:value="2044" calcext:value-type="float">
            <text:p>2044</text:p>
          </table:table-cell>
          <table:table-cell table:formula="of:=([.G322]-[.G321])/([.E322]-[.E321])" office:value-type="float" office:value="4" calcext:value-type="float">
            <text:p>4</text:p>
          </table:table-cell>
          <table:table-cell table:number-columns-repeated="7"/>
          <table:table-cell office:value-type="float" office:value="1461835763088" calcext:value-type="float">
            <text:p>1461835763088</text:p>
          </table:table-cell>
          <table:table-cell office:value-type="float" office:value="10923" calcext:value-type="float">
            <text:p>1092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923" calcext:value-type="float">
            <text:p>109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89" calcext:value-type="float">
            <text:p>1461836189</text:p>
          </table:table-cell>
          <table:table-cell table:formula="of:=[.D323]-[.C323]" office:value-type="float" office:value="511" calcext:value-type="float">
            <text:p>511</text:p>
          </table:table-cell>
          <table:table-cell office:value-type="float" office:value="17" calcext:value-type="float">
            <text:p>17</text:p>
          </table:table-cell>
          <table:table-cell office:value-type="float" office:value="2061" calcext:value-type="float">
            <text:p>2061</text:p>
          </table:table-cell>
          <table:table-cell table:formula="of:=([.G323]-[.G322])/([.E323]-[.E322])" office:value-type="float" office:value="8.5" calcext:value-type="float">
            <text:p>8,5</text:p>
          </table:table-cell>
          <table:table-cell table:number-columns-repeated="7"/>
          <table:table-cell office:value-type="float" office:value="1461835763985" calcext:value-type="float">
            <text:p>1461835763985</text:p>
          </table:table-cell>
          <table:table-cell office:value-type="float" office:value="11288" calcext:value-type="float">
            <text:p>1128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288" calcext:value-type="float">
            <text:p>11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90" calcext:value-type="float">
            <text:p>1461836190</text:p>
          </table:table-cell>
          <table:table-cell table:formula="of:=[.D324]-[.C324]" office:value-type="float" office:value="512" calcext:value-type="float">
            <text:p>512</text:p>
          </table:table-cell>
          <table:table-cell office:value-type="float" office:value="25" calcext:value-type="float">
            <text:p>25</text:p>
          </table:table-cell>
          <table:table-cell office:value-type="float" office:value="2086" calcext:value-type="float">
            <text:p>2086</text:p>
          </table:table-cell>
          <table:table-cell table:formula="of:=([.G324]-[.G323])/([.E324]-[.E323])" office:value-type="float" office:value="25" calcext:value-type="float">
            <text:p>25</text:p>
          </table:table-cell>
          <table:table-cell table:number-columns-repeated="7"/>
          <table:table-cell office:value-type="float" office:value="1461835764996" calcext:value-type="float">
            <text:p>1461835764996</text:p>
          </table:table-cell>
          <table:table-cell office:value-type="float" office:value="10816" calcext:value-type="float">
            <text:p>108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816" calcext:value-type="float">
            <text:p>108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92" calcext:value-type="float">
            <text:p>1461836192</text:p>
          </table:table-cell>
          <table:table-cell table:formula="of:=[.D325]-[.C325]" office:value-type="float" office:value="514" calcext:value-type="float">
            <text:p>514</text:p>
          </table:table-cell>
          <table:table-cell office:value-type="float" office:value="8" calcext:value-type="float">
            <text:p>8</text:p>
          </table:table-cell>
          <table:table-cell office:value-type="float" office:value="2094" calcext:value-type="float">
            <text:p>2094</text:p>
          </table:table-cell>
          <table:table-cell table:formula="of:=([.G325]-[.G324])/([.E325]-[.E324])" office:value-type="float" office:value="4" calcext:value-type="float">
            <text:p>4</text:p>
          </table:table-cell>
          <table:table-cell table:number-columns-repeated="7"/>
          <table:table-cell office:value-type="float" office:value="1461835764196" calcext:value-type="float">
            <text:p>1461835764196</text:p>
          </table:table-cell>
          <table:table-cell office:value-type="float" office:value="11626" calcext:value-type="float">
            <text:p>116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626" calcext:value-type="float">
            <text:p>116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94" calcext:value-type="float">
            <text:p>1461836194</text:p>
          </table:table-cell>
          <table:table-cell table:formula="of:=[.D326]-[.C326]" office:value-type="float" office:value="516" calcext:value-type="float">
            <text:p>516</text:p>
          </table:table-cell>
          <table:table-cell office:value-type="float" office:value="3" calcext:value-type="float">
            <text:p>3</text:p>
          </table:table-cell>
          <table:table-cell office:value-type="float" office:value="2097" calcext:value-type="float">
            <text:p>2097</text:p>
          </table:table-cell>
          <table:table-cell table:formula="of:=([.G326]-[.G325])/([.E326]-[.E325])" office:value-type="float" office:value="1.5" calcext:value-type="float">
            <text:p>1,5</text:p>
          </table:table-cell>
          <table:table-cell table:number-columns-repeated="7"/>
          <table:table-cell office:value-type="float" office:value="1461835763975" calcext:value-type="float">
            <text:p>1461835763975</text:p>
          </table:table-cell>
          <table:table-cell office:value-type="float" office:value="12326" calcext:value-type="float">
            <text:p>123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326" calcext:value-type="float">
            <text:p>123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96" calcext:value-type="float">
            <text:p>1461836196</text:p>
          </table:table-cell>
          <table:table-cell table:formula="of:=[.D327]-[.C327]" office:value-type="float" office:value="518" calcext:value-type="float">
            <text:p>518</text:p>
          </table:table-cell>
          <table:table-cell office:value-type="float" office:value="5" calcext:value-type="float">
            <text:p>5</text:p>
          </table:table-cell>
          <table:table-cell office:value-type="float" office:value="2102" calcext:value-type="float">
            <text:p>2102</text:p>
          </table:table-cell>
          <table:table-cell table:formula="of:=([.G327]-[.G326])/([.E327]-[.E326])" office:value-type="float" office:value="2.5" calcext:value-type="float">
            <text:p>2,5</text:p>
          </table:table-cell>
          <table:table-cell table:number-columns-repeated="7"/>
          <table:table-cell office:value-type="float" office:value="1461835765621" calcext:value-type="float">
            <text:p>1461835765621</text:p>
          </table:table-cell>
          <table:table-cell office:value-type="float" office:value="11988" calcext:value-type="float">
            <text:p>1198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988" calcext:value-type="float">
            <text:p>119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97" calcext:value-type="float">
            <text:p>1461836197</text:p>
          </table:table-cell>
          <table:table-cell table:formula="of:=[.D328]-[.C328]" office:value-type="float" office:value="519" calcext:value-type="float">
            <text:p>519</text:p>
          </table:table-cell>
          <table:table-cell office:value-type="float" office:value="5" calcext:value-type="float">
            <text:p>5</text:p>
          </table:table-cell>
          <table:table-cell office:value-type="float" office:value="2107" calcext:value-type="float">
            <text:p>2107</text:p>
          </table:table-cell>
          <table:table-cell table:formula="of:=([.G328]-[.G327])/([.E328]-[.E327])" office:value-type="float" office:value="5" calcext:value-type="float">
            <text:p>5</text:p>
          </table:table-cell>
          <table:table-cell table:number-columns-repeated="7"/>
          <table:table-cell office:value-type="float" office:value="1461835767085" calcext:value-type="float">
            <text:p>1461835767085</text:p>
          </table:table-cell>
          <table:table-cell office:value-type="float" office:value="12495" calcext:value-type="float">
            <text:p>1249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495" calcext:value-type="float">
            <text:p>12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199" calcext:value-type="float">
            <text:p>1461836199</text:p>
          </table:table-cell>
          <table:table-cell table:formula="of:=[.D329]-[.C329]" office:value-type="float" office:value="521" calcext:value-type="float">
            <text:p>521</text:p>
          </table:table-cell>
          <table:table-cell office:value-type="float" office:value="6" calcext:value-type="float">
            <text:p>6</text:p>
          </table:table-cell>
          <table:table-cell office:value-type="float" office:value="2113" calcext:value-type="float">
            <text:p>2113</text:p>
          </table:table-cell>
          <table:table-cell table:formula="of:=([.G329]-[.G328])/([.E329]-[.E328])" office:value-type="float" office:value="3" calcext:value-type="float">
            <text:p>3</text:p>
          </table:table-cell>
          <table:table-cell table:number-columns-repeated="7"/>
          <table:table-cell office:value-type="float" office:value="1461835765662" calcext:value-type="float">
            <text:p>1461835765662</text:p>
          </table:table-cell>
          <table:table-cell office:value-type="float" office:value="15778" calcext:value-type="float">
            <text:p>157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5778" calcext:value-type="float">
            <text:p>15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00" calcext:value-type="float">
            <text:p>1461836200</text:p>
          </table:table-cell>
          <table:table-cell table:formula="of:=[.D330]-[.C330]" office:value-type="float" office:value="522" calcext:value-type="float">
            <text:p>522</text:p>
          </table:table-cell>
          <table:table-cell office:value-type="float" office:value="8" calcext:value-type="float">
            <text:p>8</text:p>
          </table:table-cell>
          <table:table-cell office:value-type="float" office:value="2121" calcext:value-type="float">
            <text:p>2121</text:p>
          </table:table-cell>
          <table:table-cell table:formula="of:=([.G330]-[.G329])/([.E330]-[.E329])" office:value-type="float" office:value="8" calcext:value-type="float">
            <text:p>8</text:p>
          </table:table-cell>
          <table:table-cell table:number-columns-repeated="7"/>
          <table:table-cell office:value-type="float" office:value="1461835766009" calcext:value-type="float">
            <text:p>1461835766009</text:p>
          </table:table-cell>
          <table:table-cell office:value-type="float" office:value="17100" calcext:value-type="float">
            <text:p>1710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100" calcext:value-type="float">
            <text:p>17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02" calcext:value-type="float">
            <text:p>1461836202</text:p>
          </table:table-cell>
          <table:table-cell table:formula="of:=[.D331]-[.C331]" office:value-type="float" office:value="524" calcext:value-type="float">
            <text:p>524</text:p>
          </table:table-cell>
          <table:table-cell office:value-type="float" office:value="10" calcext:value-type="float">
            <text:p>10</text:p>
          </table:table-cell>
          <table:table-cell office:value-type="float" office:value="2131" calcext:value-type="float">
            <text:p>2131</text:p>
          </table:table-cell>
          <table:table-cell table:formula="of:=([.G331]-[.G330])/([.E331]-[.E330])" office:value-type="float" office:value="5" calcext:value-type="float">
            <text:p>5</text:p>
          </table:table-cell>
          <table:table-cell table:number-columns-repeated="7"/>
          <table:table-cell office:value-type="float" office:value="1461835767098" calcext:value-type="float">
            <text:p>1461835767098</text:p>
          </table:table-cell>
          <table:table-cell office:value-type="float" office:value="19275" calcext:value-type="float">
            <text:p>1927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275" calcext:value-type="float">
            <text:p>192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03" calcext:value-type="float">
            <text:p>1461836203</text:p>
          </table:table-cell>
          <table:table-cell table:formula="of:=[.D332]-[.C332]" office:value-type="float" office:value="525" calcext:value-type="float">
            <text:p>525</text:p>
          </table:table-cell>
          <table:table-cell office:value-type="float" office:value="8" calcext:value-type="float">
            <text:p>8</text:p>
          </table:table-cell>
          <table:table-cell office:value-type="float" office:value="2139" calcext:value-type="float">
            <text:p>2139</text:p>
          </table:table-cell>
          <table:table-cell table:formula="of:=([.G332]-[.G331])/([.E332]-[.E331])" office:value-type="float" office:value="8" calcext:value-type="float">
            <text:p>8</text:p>
          </table:table-cell>
          <table:table-cell table:number-columns-repeated="7"/>
          <table:table-cell office:value-type="float" office:value="1461835767966" calcext:value-type="float">
            <text:p>1461835767966</text:p>
          </table:table-cell>
          <table:table-cell office:value-type="float" office:value="19881" calcext:value-type="float">
            <text:p>1988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881" calcext:value-type="float">
            <text:p>198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05" calcext:value-type="float">
            <text:p>1461836205</text:p>
          </table:table-cell>
          <table:table-cell table:formula="of:=[.D333]-[.C333]" office:value-type="float" office:value="527" calcext:value-type="float">
            <text:p>527</text:p>
          </table:table-cell>
          <table:table-cell office:value-type="float" office:value="12" calcext:value-type="float">
            <text:p>12</text:p>
          </table:table-cell>
          <table:table-cell office:value-type="float" office:value="2151" calcext:value-type="float">
            <text:p>2151</text:p>
          </table:table-cell>
          <table:table-cell table:formula="of:=([.G333]-[.G332])/([.E333]-[.E332])" office:value-type="float" office:value="6" calcext:value-type="float">
            <text:p>6</text:p>
          </table:table-cell>
          <table:table-cell table:number-columns-repeated="7"/>
          <table:table-cell office:value-type="float" office:value="1461835784110" calcext:value-type="float">
            <text:p>1461835784110</text:p>
          </table:table-cell>
          <table:table-cell office:value-type="float" office:value="19355" calcext:value-type="float">
            <text:p>1935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355" calcext:value-type="float">
            <text:p>193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06" calcext:value-type="float">
            <text:p>1461836206</text:p>
          </table:table-cell>
          <table:table-cell table:formula="of:=[.D334]-[.C334]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2159" calcext:value-type="float">
            <text:p>2159</text:p>
          </table:table-cell>
          <table:table-cell table:formula="of:=([.G334]-[.G333])/([.E334]-[.E333])" office:value-type="float" office:value="8" calcext:value-type="float">
            <text:p>8</text:p>
          </table:table-cell>
          <table:table-cell table:number-columns-repeated="7"/>
          <table:table-cell office:value-type="float" office:value="1461835783973" calcext:value-type="float">
            <text:p>1461835783973</text:p>
          </table:table-cell>
          <table:table-cell office:value-type="float" office:value="19672" calcext:value-type="float">
            <text:p>1967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672" calcext:value-type="float">
            <text:p>196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08" calcext:value-type="float">
            <text:p>1461836208</text:p>
          </table:table-cell>
          <table:table-cell table:formula="of:=[.D335]-[.C335]" office:value-type="float" office:value="530" calcext:value-type="float">
            <text:p>530</text:p>
          </table:table-cell>
          <table:table-cell office:value-type="float" office:value="9" calcext:value-type="float">
            <text:p>9</text:p>
          </table:table-cell>
          <table:table-cell office:value-type="float" office:value="2168" calcext:value-type="float">
            <text:p>2168</text:p>
          </table:table-cell>
          <table:table-cell table:formula="of:=([.G335]-[.G334])/([.E335]-[.E334])" office:value-type="float" office:value="4.5" calcext:value-type="float">
            <text:p>4,5</text:p>
          </table:table-cell>
          <table:table-cell table:number-columns-repeated="7"/>
          <table:table-cell office:value-type="float" office:value="1461835787308" calcext:value-type="float">
            <text:p>1461835787308</text:p>
          </table:table-cell>
          <table:table-cell office:value-type="float" office:value="16874" calcext:value-type="float">
            <text:p>1687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874" calcext:value-type="float">
            <text:p>168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09" calcext:value-type="float">
            <text:p>1461836209</text:p>
          </table:table-cell>
          <table:table-cell table:formula="of:=[.D336]-[.C336]" office:value-type="float" office:value="531" calcext:value-type="float">
            <text:p>531</text:p>
          </table:table-cell>
          <table:table-cell office:value-type="float" office:value="6" calcext:value-type="float">
            <text:p>6</text:p>
          </table:table-cell>
          <table:table-cell office:value-type="float" office:value="2174" calcext:value-type="float">
            <text:p>2174</text:p>
          </table:table-cell>
          <table:table-cell table:formula="of:=([.G336]-[.G335])/([.E336]-[.E335])" office:value-type="float" office:value="6" calcext:value-type="float">
            <text:p>6</text:p>
          </table:table-cell>
          <table:table-cell table:number-columns-repeated="7"/>
          <table:table-cell office:value-type="float" office:value="1461835788137" calcext:value-type="float">
            <text:p>1461835788137</text:p>
          </table:table-cell>
          <table:table-cell office:value-type="float" office:value="16451" calcext:value-type="float">
            <text:p>164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451" calcext:value-type="float">
            <text:p>164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11" calcext:value-type="float">
            <text:p>1461836211</text:p>
          </table:table-cell>
          <table:table-cell table:formula="of:=[.D337]-[.C337]" office:value-type="float" office:value="533" calcext:value-type="float">
            <text:p>533</text:p>
          </table:table-cell>
          <table:table-cell office:value-type="float" office:value="7" calcext:value-type="float">
            <text:p>7</text:p>
          </table:table-cell>
          <table:table-cell office:value-type="float" office:value="2181" calcext:value-type="float">
            <text:p>2181</text:p>
          </table:table-cell>
          <table:table-cell table:formula="of:=([.G337]-[.G336])/([.E337]-[.E336])" office:value-type="float" office:value="3.5" calcext:value-type="float">
            <text:p>3,5</text:p>
          </table:table-cell>
          <table:table-cell table:number-columns-repeated="7"/>
          <table:table-cell office:value-type="float" office:value="1461835788155" calcext:value-type="float">
            <text:p>1461835788155</text:p>
          </table:table-cell>
          <table:table-cell office:value-type="float" office:value="16493" calcext:value-type="float">
            <text:p>1649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493" calcext:value-type="float">
            <text:p>164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12" calcext:value-type="float">
            <text:p>1461836212</text:p>
          </table:table-cell>
          <table:table-cell table:formula="of:=[.D338]-[.C338]" office:value-type="float" office:value="534" calcext:value-type="float">
            <text:p>534</text:p>
          </table:table-cell>
          <table:table-cell office:value-type="float" office:value="4" calcext:value-type="float">
            <text:p>4</text:p>
          </table:table-cell>
          <table:table-cell office:value-type="float" office:value="2185" calcext:value-type="float">
            <text:p>2185</text:p>
          </table:table-cell>
          <table:table-cell table:formula="of:=([.G338]-[.G337])/([.E338]-[.E337])" office:value-type="float" office:value="4" calcext:value-type="float">
            <text:p>4</text:p>
          </table:table-cell>
          <table:table-cell table:number-columns-repeated="7"/>
          <table:table-cell office:value-type="float" office:value="1461835787373" calcext:value-type="float">
            <text:p>1461835787373</text:p>
          </table:table-cell>
          <table:table-cell office:value-type="float" office:value="17408" calcext:value-type="float">
            <text:p>1740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408" calcext:value-type="float">
            <text:p>174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13" calcext:value-type="float">
            <text:p>1461836213</text:p>
          </table:table-cell>
          <table:table-cell table:formula="of:=[.D339]-[.C339]" office:value-type="float" office:value="535" calcext:value-type="float">
            <text:p>535</text:p>
          </table:table-cell>
          <table:table-cell office:value-type="float" office:value="9" calcext:value-type="float">
            <text:p>9</text:p>
          </table:table-cell>
          <table:table-cell office:value-type="float" office:value="2194" calcext:value-type="float">
            <text:p>2194</text:p>
          </table:table-cell>
          <table:table-cell table:formula="of:=([.G339]-[.G338])/([.E339]-[.E338])" office:value-type="float" office:value="9" calcext:value-type="float">
            <text:p>9</text:p>
          </table:table-cell>
          <table:table-cell table:number-columns-repeated="7"/>
          <table:table-cell office:value-type="float" office:value="1461835788405" calcext:value-type="float">
            <text:p>1461835788405</text:p>
          </table:table-cell>
          <table:table-cell office:value-type="float" office:value="16590" calcext:value-type="float">
            <text:p>1659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590" calcext:value-type="float">
            <text:p>165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15" calcext:value-type="float">
            <text:p>1461836215</text:p>
          </table:table-cell>
          <table:table-cell table:formula="of:=[.D340]-[.C340]" office:value-type="float" office:value="537" calcext:value-type="float">
            <text:p>537</text:p>
          </table:table-cell>
          <table:table-cell office:value-type="float" office:value="7" calcext:value-type="float">
            <text:p>7</text:p>
          </table:table-cell>
          <table:table-cell office:value-type="float" office:value="2201" calcext:value-type="float">
            <text:p>2201</text:p>
          </table:table-cell>
          <table:table-cell table:formula="of:=([.G340]-[.G339])/([.E340]-[.E339])" office:value-type="float" office:value="3.5" calcext:value-type="float">
            <text:p>3,5</text:p>
          </table:table-cell>
          <table:table-cell table:number-columns-repeated="7"/>
          <table:table-cell office:value-type="float" office:value="1461835789073" calcext:value-type="float">
            <text:p>1461835789073</text:p>
          </table:table-cell>
          <table:table-cell office:value-type="float" office:value="16312" calcext:value-type="float">
            <text:p>1631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312" calcext:value-type="float">
            <text:p>163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16" calcext:value-type="float">
            <text:p>1461836216</text:p>
          </table:table-cell>
          <table:table-cell table:formula="of:=[.D341]-[.C341]" office:value-type="float" office:value="538" calcext:value-type="float">
            <text:p>538</text:p>
          </table:table-cell>
          <table:table-cell office:value-type="float" office:value="7" calcext:value-type="float">
            <text:p>7</text:p>
          </table:table-cell>
          <table:table-cell office:value-type="float" office:value="2208" calcext:value-type="float">
            <text:p>2208</text:p>
          </table:table-cell>
          <table:table-cell table:formula="of:=([.G341]-[.G340])/([.E341]-[.E340])" office:value-type="float" office:value="7" calcext:value-type="float">
            <text:p>7</text:p>
          </table:table-cell>
          <table:table-cell table:number-columns-repeated="7"/>
          <table:table-cell office:value-type="float" office:value="1461835789175" calcext:value-type="float">
            <text:p>1461835789175</text:p>
          </table:table-cell>
          <table:table-cell office:value-type="float" office:value="16329" calcext:value-type="float">
            <text:p>1632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329" calcext:value-type="float">
            <text:p>16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18" calcext:value-type="float">
            <text:p>1461836218</text:p>
          </table:table-cell>
          <table:table-cell table:formula="of:=[.D342]-[.C342]" office:value-type="float" office:value="540" calcext:value-type="float">
            <text:p>540</text:p>
          </table:table-cell>
          <table:table-cell office:value-type="float" office:value="4" calcext:value-type="float">
            <text:p>4</text:p>
          </table:table-cell>
          <table:table-cell office:value-type="float" office:value="2212" calcext:value-type="float">
            <text:p>2212</text:p>
          </table:table-cell>
          <table:table-cell table:formula="of:=([.G342]-[.G341])/([.E342]-[.E341])" office:value-type="float" office:value="2" calcext:value-type="float">
            <text:p>2</text:p>
          </table:table-cell>
          <table:table-cell table:number-columns-repeated="7"/>
          <table:table-cell office:value-type="float" office:value="1461835788847" calcext:value-type="float">
            <text:p>1461835788847</text:p>
          </table:table-cell>
          <table:table-cell office:value-type="float" office:value="17001" calcext:value-type="float">
            <text:p>1700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001" calcext:value-type="float">
            <text:p>17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19" calcext:value-type="float">
            <text:p>1461836219</text:p>
          </table:table-cell>
          <table:table-cell table:formula="of:=[.D343]-[.C343]" office:value-type="float" office:value="541" calcext:value-type="float">
            <text:p>541</text:p>
          </table:table-cell>
          <table:table-cell office:value-type="float" office:value="6" calcext:value-type="float">
            <text:p>6</text:p>
          </table:table-cell>
          <table:table-cell office:value-type="float" office:value="2218" calcext:value-type="float">
            <text:p>2218</text:p>
          </table:table-cell>
          <table:table-cell table:formula="of:=([.G343]-[.G342])/([.E343]-[.E342])" office:value-type="float" office:value="6" calcext:value-type="float">
            <text:p>6</text:p>
          </table:table-cell>
          <table:table-cell table:number-columns-repeated="7"/>
          <table:table-cell office:value-type="float" office:value="1461835789074" calcext:value-type="float">
            <text:p>1461835789074</text:p>
          </table:table-cell>
          <table:table-cell office:value-type="float" office:value="16865" calcext:value-type="float">
            <text:p>1686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865" calcext:value-type="float">
            <text:p>168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21" calcext:value-type="float">
            <text:p>1461836221</text:p>
          </table:table-cell>
          <table:table-cell table:formula="of:=[.D344]-[.C344]" office:value-type="float" office:value="543" calcext:value-type="float">
            <text:p>543</text:p>
          </table:table-cell>
          <table:table-cell office:value-type="float" office:value="5" calcext:value-type="float">
            <text:p>5</text:p>
          </table:table-cell>
          <table:table-cell office:value-type="float" office:value="2223" calcext:value-type="float">
            <text:p>2223</text:p>
          </table:table-cell>
          <table:table-cell table:formula="of:=([.G344]-[.G343])/([.E344]-[.E343])" office:value-type="float" office:value="2.5" calcext:value-type="float">
            <text:p>2,5</text:p>
          </table:table-cell>
          <table:table-cell table:number-columns-repeated="7"/>
          <table:table-cell office:value-type="float" office:value="1461835789575" calcext:value-type="float">
            <text:p>1461835789575</text:p>
          </table:table-cell>
          <table:table-cell office:value-type="float" office:value="16521" calcext:value-type="float">
            <text:p>1652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521" calcext:value-type="float">
            <text:p>165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22" calcext:value-type="float">
            <text:p>1461836222</text:p>
          </table:table-cell>
          <table:table-cell table:formula="of:=[.D345]-[.C345]"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2228" calcext:value-type="float">
            <text:p>2228</text:p>
          </table:table-cell>
          <table:table-cell table:formula="of:=([.G345]-[.G344])/([.E345]-[.E344])" office:value-type="float" office:value="5" calcext:value-type="float">
            <text:p>5</text:p>
          </table:table-cell>
          <table:table-cell table:number-columns-repeated="7"/>
          <table:table-cell office:value-type="float" office:value="1461835789525" calcext:value-type="float">
            <text:p>1461835789525</text:p>
          </table:table-cell>
          <table:table-cell office:value-type="float" office:value="16847" calcext:value-type="float">
            <text:p>1684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847" calcext:value-type="float">
            <text:p>168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24" calcext:value-type="float">
            <text:p>1461836224</text:p>
          </table:table-cell>
          <table:table-cell table:formula="of:=[.D346]-[.C346]"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formula="of:=([.G346]-[.G345])/([.E346]-[.E345])" office:value-type="float" office:value="0.5" calcext:value-type="float">
            <text:p>0,5</text:p>
          </table:table-cell>
          <table:table-cell table:number-columns-repeated="7"/>
          <table:table-cell office:value-type="float" office:value="1461835790640" calcext:value-type="float">
            <text:p>1461835790640</text:p>
          </table:table-cell>
          <table:table-cell office:value-type="float" office:value="18205" calcext:value-type="float">
            <text:p>1820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205" calcext:value-type="float">
            <text:p>18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25" calcext:value-type="float">
            <text:p>1461836225</text:p>
          </table:table-cell>
          <table:table-cell table:formula="of:=[.D347]-[.C347]" office:value-type="float" office:value="547" calcext:value-type="float">
            <text:p>547</text:p>
          </table:table-cell>
          <table:table-cell office:value-type="float" office:value="3" calcext:value-type="float">
            <text:p>3</text:p>
          </table:table-cell>
          <table:table-cell office:value-type="float" office:value="2232" calcext:value-type="float">
            <text:p>2232</text:p>
          </table:table-cell>
          <table:table-cell table:formula="of:=([.G347]-[.G346])/([.E347]-[.E346])" office:value-type="float" office:value="3" calcext:value-type="float">
            <text:p>3</text:p>
          </table:table-cell>
          <table:table-cell table:number-columns-repeated="7"/>
          <table:table-cell office:value-type="float" office:value="1461835790392" calcext:value-type="float">
            <text:p>1461835790392</text:p>
          </table:table-cell>
          <table:table-cell office:value-type="float" office:value="18462" calcext:value-type="float">
            <text:p>1846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462" calcext:value-type="float">
            <text:p>18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27" calcext:value-type="float">
            <text:p>1461836227</text:p>
          </table:table-cell>
          <table:table-cell table:formula="of:=[.D348]-[.C348]" office:value-type="float" office:value="549" calcext:value-type="float">
            <text:p>549</text:p>
          </table:table-cell>
          <table:table-cell office:value-type="float" office:value="7" calcext:value-type="float">
            <text:p>7</text:p>
          </table:table-cell>
          <table:table-cell office:value-type="float" office:value="2239" calcext:value-type="float">
            <text:p>2239</text:p>
          </table:table-cell>
          <table:table-cell table:formula="of:=([.G348]-[.G347])/([.E348]-[.E347])" office:value-type="float" office:value="3.5" calcext:value-type="float">
            <text:p>3,5</text:p>
          </table:table-cell>
          <table:table-cell table:number-columns-repeated="7"/>
          <table:table-cell office:value-type="float" office:value="1461835790815" calcext:value-type="float">
            <text:p>1461835790815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063" calcext:value-type="float">
            <text:p>180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28" calcext:value-type="float">
            <text:p>1461836228</text:p>
          </table:table-cell>
          <table:table-cell table:formula="of:=[.D349]-[.C349]"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float" office:value="2242" calcext:value-type="float">
            <text:p>2242</text:p>
          </table:table-cell>
          <table:table-cell table:formula="of:=([.G349]-[.G348])/([.E349]-[.E348])" office:value-type="float" office:value="3" calcext:value-type="float">
            <text:p>3</text:p>
          </table:table-cell>
          <table:table-cell table:number-columns-repeated="7"/>
          <table:table-cell office:value-type="float" office:value="1461835790562" calcext:value-type="float">
            <text:p>1461835790562</text:p>
          </table:table-cell>
          <table:table-cell office:value-type="float" office:value="19351" calcext:value-type="float">
            <text:p>193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351" calcext:value-type="float">
            <text:p>19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30" calcext:value-type="float">
            <text:p>1461836230</text:p>
          </table:table-cell>
          <table:table-cell table:formula="of:=[.D350]-[.C350]"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  <table:table-cell office:value-type="float" office:value="2246" calcext:value-type="float">
            <text:p>2246</text:p>
          </table:table-cell>
          <table:table-cell table:formula="of:=([.G350]-[.G349])/([.E350]-[.E349])" office:value-type="float" office:value="2" calcext:value-type="float">
            <text:p>2</text:p>
          </table:table-cell>
          <table:table-cell table:number-columns-repeated="7"/>
          <table:table-cell office:value-type="float" office:value="1461835791238" calcext:value-type="float">
            <text:p>1461835791238</text:p>
          </table:table-cell>
          <table:table-cell office:value-type="float" office:value="19258" calcext:value-type="float">
            <text:p>1925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258" calcext:value-type="float">
            <text:p>19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31" calcext:value-type="float">
            <text:p>1461836231</text:p>
          </table:table-cell>
          <table:table-cell table:formula="of:=[.D351]-[.C351]" office:value-type="float" office:value="553" calcext:value-type="float">
            <text:p>553</text:p>
          </table:table-cell>
          <table:table-cell office:value-type="float" office:value="4" calcext:value-type="float">
            <text:p>4</text:p>
          </table:table-cell>
          <table:table-cell office:value-type="float" office:value="2250" calcext:value-type="float">
            <text:p>2250</text:p>
          </table:table-cell>
          <table:table-cell table:formula="of:=([.G351]-[.G350])/([.E351]-[.E350])" office:value-type="float" office:value="4" calcext:value-type="float">
            <text:p>4</text:p>
          </table:table-cell>
          <table:table-cell table:number-columns-repeated="7"/>
          <table:table-cell office:value-type="float" office:value="1461835791739" calcext:value-type="float">
            <text:p>1461835791739</text:p>
          </table:table-cell>
          <table:table-cell office:value-type="float" office:value="18787" calcext:value-type="float">
            <text:p>1878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787" calcext:value-type="float">
            <text:p>187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33" calcext:value-type="float">
            <text:p>1461836233</text:p>
          </table:table-cell>
          <table:table-cell table:formula="of:=[.D352]-[.C352]" office:value-type="float" office:value="555" calcext:value-type="float">
            <text:p>555</text:p>
          </table:table-cell>
          <table:table-cell office:value-type="float" office:value="3" calcext:value-type="float">
            <text:p>3</text:p>
          </table:table-cell>
          <table:table-cell office:value-type="float" office:value="2253" calcext:value-type="float">
            <text:p>2253</text:p>
          </table:table-cell>
          <table:table-cell table:formula="of:=([.G352]-[.G351])/([.E352]-[.E351])" office:value-type="float" office:value="1.5" calcext:value-type="float">
            <text:p>1,5</text:p>
          </table:table-cell>
          <table:table-cell table:number-columns-repeated="7"/>
          <table:table-cell office:value-type="float" office:value="1461835792318" calcext:value-type="float">
            <text:p>1461835792318</text:p>
          </table:table-cell>
          <table:table-cell office:value-type="float" office:value="19468" calcext:value-type="float">
            <text:p>1946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468" calcext:value-type="float">
            <text:p>194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34" calcext:value-type="float">
            <text:p>1461836234</text:p>
          </table:table-cell>
          <table:table-cell table:formula="of:=[.D353]-[.C353]" office:value-type="float" office:value="556" calcext:value-type="float">
            <text:p>556</text:p>
          </table:table-cell>
          <table:table-cell office:value-type="float" office:value="5" calcext:value-type="float">
            <text:p>5</text:p>
          </table:table-cell>
          <table:table-cell office:value-type="float" office:value="2258" calcext:value-type="float">
            <text:p>2258</text:p>
          </table:table-cell>
          <table:table-cell table:formula="of:=([.G353]-[.G352])/([.E353]-[.E352])" office:value-type="float" office:value="5" calcext:value-type="float">
            <text:p>5</text:p>
          </table:table-cell>
          <table:table-cell table:number-columns-repeated="7"/>
          <table:table-cell office:value-type="float" office:value="1461835792148" calcext:value-type="float">
            <text:p>146183579214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641" calcext:value-type="float">
            <text:p>196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37" calcext:value-type="float">
            <text:p>1461836237</text:p>
          </table:table-cell>
          <table:table-cell table:formula="of:=[.D354]-[.C354]" office:value-type="float" office:value="559" calcext:value-type="float">
            <text:p>559</text:p>
          </table:table-cell>
          <table:table-cell office:value-type="float" office:value="6" calcext:value-type="float">
            <text:p>6</text:p>
          </table:table-cell>
          <table:table-cell office:value-type="float" office:value="2264" calcext:value-type="float">
            <text:p>2264</text:p>
          </table:table-cell>
          <table:table-cell table:formula="of:=([.G354]-[.G353])/([.E354]-[.E353])" office:value-type="float" office:value="2" calcext:value-type="float">
            <text:p>2</text:p>
          </table:table-cell>
          <table:table-cell table:number-columns-repeated="7"/>
          <table:table-cell office:value-type="float" office:value="1461835793974" calcext:value-type="float">
            <text:p>1461835793974</text:p>
          </table:table-cell>
          <table:table-cell office:value-type="float" office:value="17818" calcext:value-type="float">
            <text:p>178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818" calcext:value-type="float">
            <text:p>17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38" calcext:value-type="float">
            <text:p>1461836238</text:p>
          </table:table-cell>
          <table:table-cell table:formula="of:=[.D355]-[.C355]" office:value-type="float" office:value="560" calcext:value-type="float">
            <text:p>560</text:p>
          </table:table-cell>
          <table:table-cell office:value-type="float" office:value="7" calcext:value-type="float">
            <text:p>7</text:p>
          </table:table-cell>
          <table:table-cell office:value-type="float" office:value="2271" calcext:value-type="float">
            <text:p>2271</text:p>
          </table:table-cell>
          <table:table-cell table:formula="of:=([.G355]-[.G354])/([.E355]-[.E354])" office:value-type="float" office:value="7" calcext:value-type="float">
            <text:p>7</text:p>
          </table:table-cell>
          <table:table-cell table:number-columns-repeated="7"/>
          <table:table-cell office:value-type="float" office:value="1461835795592" calcext:value-type="float">
            <text:p>1461835795592</text:p>
          </table:table-cell>
          <table:table-cell office:value-type="float" office:value="17638" calcext:value-type="float">
            <text:p>1763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638" calcext:value-type="float">
            <text:p>176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40" calcext:value-type="float">
            <text:p>1461836240</text:p>
          </table:table-cell>
          <table:table-cell table:formula="of:=[.D356]-[.C356]" office:value-type="float" office:value="562" calcext:value-type="float">
            <text:p>562</text:p>
          </table:table-cell>
          <table:table-cell office:value-type="float" office:value="8" calcext:value-type="float">
            <text:p>8</text:p>
          </table:table-cell>
          <table:table-cell office:value-type="float" office:value="2279" calcext:value-type="float">
            <text:p>2279</text:p>
          </table:table-cell>
          <table:table-cell table:formula="of:=([.G356]-[.G355])/([.E356]-[.E355])" office:value-type="float" office:value="4" calcext:value-type="float">
            <text:p>4</text:p>
          </table:table-cell>
          <table:table-cell table:number-columns-repeated="7"/>
          <table:table-cell office:value-type="float" office:value="1461835794920" calcext:value-type="float">
            <text:p>1461835794920</text:p>
          </table:table-cell>
          <table:table-cell office:value-type="float" office:value="18312" calcext:value-type="float">
            <text:p>1831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312" calcext:value-type="float">
            <text:p>183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42" calcext:value-type="float">
            <text:p>1461836242</text:p>
          </table:table-cell>
          <table:table-cell table:formula="of:=[.D357]-[.C357]" office:value-type="float" office:value="564" calcext:value-type="float">
            <text:p>564</text:p>
          </table:table-cell>
          <table:table-cell office:value-type="float" office:value="4" calcext:value-type="float">
            <text:p>4</text:p>
          </table:table-cell>
          <table:table-cell office:value-type="float" office:value="2283" calcext:value-type="float">
            <text:p>2283</text:p>
          </table:table-cell>
          <table:table-cell table:formula="of:=([.G357]-[.G356])/([.E357]-[.E356])" office:value-type="float" office:value="2" calcext:value-type="float">
            <text:p>2</text:p>
          </table:table-cell>
          <table:table-cell table:number-columns-repeated="7"/>
          <table:table-cell office:value-type="float" office:value="1461835795069" calcext:value-type="float">
            <text:p>1461835795069</text:p>
          </table:table-cell>
          <table:table-cell office:value-type="float" office:value="18197" calcext:value-type="float">
            <text:p>1819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197" calcext:value-type="float">
            <text:p>18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44" calcext:value-type="float">
            <text:p>1461836244</text:p>
          </table:table-cell>
          <table:table-cell table:formula="of:=[.D358]-[.C358]" office:value-type="float" office:value="566" calcext:value-type="float">
            <text:p>566</text:p>
          </table:table-cell>
          <table:table-cell office:value-type="float" office:value="3" calcext:value-type="float">
            <text:p>3</text:p>
          </table:table-cell>
          <table:table-cell office:value-type="float" office:value="2286" calcext:value-type="float">
            <text:p>2286</text:p>
          </table:table-cell>
          <table:table-cell table:formula="of:=([.G358]-[.G357])/([.E358]-[.E357])" office:value-type="float" office:value="1.5" calcext:value-type="float">
            <text:p>1,5</text:p>
          </table:table-cell>
          <table:table-cell table:number-columns-repeated="7"/>
          <table:table-cell office:value-type="float" office:value="1461835795606" calcext:value-type="float">
            <text:p>1461835795606</text:p>
          </table:table-cell>
          <table:table-cell office:value-type="float" office:value="17894" calcext:value-type="float">
            <text:p>1789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894" calcext:value-type="float">
            <text:p>178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45" calcext:value-type="float">
            <text:p>1461836245</text:p>
          </table:table-cell>
          <table:table-cell table:formula="of:=[.D359]-[.C359]" office:value-type="float" office:value="567" calcext:value-type="float">
            <text:p>567</text:p>
          </table:table-cell>
          <table:table-cell office:value-type="float" office:value="9" calcext:value-type="float">
            <text:p>9</text:p>
          </table:table-cell>
          <table:table-cell office:value-type="float" office:value="2295" calcext:value-type="float">
            <text:p>2295</text:p>
          </table:table-cell>
          <table:table-cell table:formula="of:=([.G359]-[.G358])/([.E359]-[.E358])" office:value-type="float" office:value="9" calcext:value-type="float">
            <text:p>9</text:p>
          </table:table-cell>
          <table:table-cell table:number-columns-repeated="7"/>
          <table:table-cell office:value-type="float" office:value="1461835796018" calcext:value-type="float">
            <text:p>1461835796018</text:p>
          </table:table-cell>
          <table:table-cell office:value-type="float" office:value="18533" calcext:value-type="float">
            <text:p>1853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533" calcext:value-type="float">
            <text:p>185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47" calcext:value-type="float">
            <text:p>1461836247</text:p>
          </table:table-cell>
          <table:table-cell table:formula="of:=[.D360]-[.C360]" office:value-type="float" office:value="569" calcext:value-type="float">
            <text:p>569</text:p>
          </table:table-cell>
          <table:table-cell office:value-type="float" office:value="4" calcext:value-type="float">
            <text:p>4</text:p>
          </table:table-cell>
          <table:table-cell office:value-type="float" office:value="2299" calcext:value-type="float">
            <text:p>2299</text:p>
          </table:table-cell>
          <table:table-cell table:formula="of:=([.G360]-[.G359])/([.E360]-[.E359])" office:value-type="float" office:value="2" calcext:value-type="float">
            <text:p>2</text:p>
          </table:table-cell>
          <table:table-cell table:number-columns-repeated="7"/>
          <table:table-cell office:value-type="float" office:value="1461835797291" calcext:value-type="float">
            <text:p>1461835797291</text:p>
          </table:table-cell>
          <table:table-cell office:value-type="float" office:value="17721" calcext:value-type="float">
            <text:p>1772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721" calcext:value-type="float">
            <text:p>177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49" calcext:value-type="float">
            <text:p>1461836249</text:p>
          </table:table-cell>
          <table:table-cell table:formula="of:=[.D361]-[.C361]" office:value-type="float" office:value="571" calcext:value-type="float">
            <text:p>571</text:p>
          </table:table-cell>
          <table:table-cell office:value-type="float" office:value="2" calcext:value-type="float">
            <text:p>2</text:p>
          </table:table-cell>
          <table:table-cell office:value-type="float" office:value="2301" calcext:value-type="float">
            <text:p>2301</text:p>
          </table:table-cell>
          <table:table-cell table:formula="of:=([.G361]-[.G360])/([.E361]-[.E360])" office:value-type="float" office:value="1" calcext:value-type="float">
            <text:p>1</text:p>
          </table:table-cell>
          <table:table-cell table:number-columns-repeated="7"/>
          <table:table-cell office:value-type="float" office:value="1461835797308" calcext:value-type="float">
            <text:p>1461835797308</text:p>
          </table:table-cell>
          <table:table-cell office:value-type="float" office:value="18799" calcext:value-type="float">
            <text:p>1879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799" calcext:value-type="float">
            <text:p>187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50" calcext:value-type="float">
            <text:p>1461836250</text:p>
          </table:table-cell>
          <table:table-cell table:formula="of:=[.D362]-[.C362]"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 office:value-type="float" office:value="2303" calcext:value-type="float">
            <text:p>2303</text:p>
          </table:table-cell>
          <table:table-cell table:formula="of:=([.G362]-[.G361])/([.E362]-[.E361])" office:value-type="float" office:value="2" calcext:value-type="float">
            <text:p>2</text:p>
          </table:table-cell>
          <table:table-cell table:number-columns-repeated="7"/>
          <table:table-cell office:value-type="float" office:value="1461835797832" calcext:value-type="float">
            <text:p>1461835797832</text:p>
          </table:table-cell>
          <table:table-cell office:value-type="float" office:value="19459" calcext:value-type="float">
            <text:p>1945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459" calcext:value-type="float">
            <text:p>194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52" calcext:value-type="float">
            <text:p>1461836252</text:p>
          </table:table-cell>
          <table:table-cell table:formula="of:=[.D363]-[.C363]" office:value-type="float" office:value="574" calcext:value-type="float">
            <text:p>574</text:p>
          </table:table-cell>
          <table:table-cell office:value-type="float" office:value="3" calcext:value-type="float">
            <text:p>3</text:p>
          </table:table-cell>
          <table:table-cell office:value-type="float" office:value="2306" calcext:value-type="float">
            <text:p>2306</text:p>
          </table:table-cell>
          <table:table-cell table:formula="of:=([.G363]-[.G362])/([.E363]-[.E362])" office:value-type="float" office:value="1.5" calcext:value-type="float">
            <text:p>1,5</text:p>
          </table:table-cell>
          <table:table-cell table:number-columns-repeated="7"/>
          <table:table-cell office:value-type="float" office:value="1461835800642" calcext:value-type="float">
            <text:p>1461835800642</text:p>
          </table:table-cell>
          <table:table-cell office:value-type="float" office:value="18772" calcext:value-type="float">
            <text:p>1877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772" calcext:value-type="float">
            <text:p>187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53" calcext:value-type="float">
            <text:p>1461836253</text:p>
          </table:table-cell>
          <table:table-cell table:formula="of:=[.D364]-[.C364]" office:value-type="float" office:value="575" calcext:value-type="float">
            <text:p>575</text:p>
          </table:table-cell>
          <table:table-cell office:value-type="float" office:value="3" calcext:value-type="float">
            <text:p>3</text:p>
          </table:table-cell>
          <table:table-cell office:value-type="float" office:value="2309" calcext:value-type="float">
            <text:p>2309</text:p>
          </table:table-cell>
          <table:table-cell table:formula="of:=([.G364]-[.G363])/([.E364]-[.E363])" office:value-type="float" office:value="3" calcext:value-type="float">
            <text:p>3</text:p>
          </table:table-cell>
          <table:table-cell table:number-columns-repeated="7"/>
          <table:table-cell office:value-type="float" office:value="1461835801597" calcext:value-type="float">
            <text:p>1461835801597</text:p>
          </table:table-cell>
          <table:table-cell office:value-type="float" office:value="18914" calcext:value-type="float">
            <text:p>1891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914" calcext:value-type="float">
            <text:p>189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55" calcext:value-type="float">
            <text:p>1461836255</text:p>
          </table:table-cell>
          <table:table-cell table:formula="of:=[.D365]-[.C365]" office:value-type="float" office:value="577" calcext:value-type="float">
            <text:p>577</text:p>
          </table:table-cell>
          <table:table-cell office:value-type="float" office:value="2" calcext:value-type="float">
            <text:p>2</text:p>
          </table:table-cell>
          <table:table-cell office:value-type="float" office:value="2311" calcext:value-type="float">
            <text:p>2311</text:p>
          </table:table-cell>
          <table:table-cell table:formula="of:=([.G365]-[.G364])/([.E365]-[.E364])" office:value-type="float" office:value="1" calcext:value-type="float">
            <text:p>1</text:p>
          </table:table-cell>
          <table:table-cell table:number-columns-repeated="7"/>
          <table:table-cell office:value-type="float" office:value="1461835801743" calcext:value-type="float">
            <text:p>1461835801743</text:p>
          </table:table-cell>
          <table:table-cell office:value-type="float" office:value="19185" calcext:value-type="float">
            <text:p>1918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185" calcext:value-type="float">
            <text:p>191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56" calcext:value-type="float">
            <text:p>1461836256</text:p>
          </table:table-cell>
          <table:table-cell table:formula="of:=[.D366]-[.C366]" office:value-type="float" office:value="578" calcext:value-type="float">
            <text:p>578</text:p>
          </table:table-cell>
          <table:table-cell office:value-type="float" office:value="8" calcext:value-type="float">
            <text:p>8</text:p>
          </table:table-cell>
          <table:table-cell office:value-type="float" office:value="2319" calcext:value-type="float">
            <text:p>2319</text:p>
          </table:table-cell>
          <table:table-cell table:formula="of:=([.G366]-[.G365])/([.E366]-[.E365])" office:value-type="float" office:value="8" calcext:value-type="float">
            <text:p>8</text:p>
          </table:table-cell>
          <table:table-cell table:number-columns-repeated="7"/>
          <table:table-cell office:value-type="float" office:value="1461835803444" calcext:value-type="float">
            <text:p>1461835803444</text:p>
          </table:table-cell>
          <table:table-cell office:value-type="float" office:value="17612" calcext:value-type="float">
            <text:p>1761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612" calcext:value-type="float">
            <text:p>176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59" calcext:value-type="float">
            <text:p>1461836259</text:p>
          </table:table-cell>
          <table:table-cell table:formula="of:=[.D367]-[.C367]"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  <table:table-cell office:value-type="float" office:value="2321" calcext:value-type="float">
            <text:p>2321</text:p>
          </table:table-cell>
          <table:table-cell table:formula="of:=([.G367]-[.G366])/([.E367]-[.E366])" office:value-type="float" office:value="0.666666666666667" calcext:value-type="float">
            <text:p>0,6666666667</text:p>
          </table:table-cell>
          <table:table-cell table:number-columns-repeated="7"/>
          <table:table-cell office:value-type="float" office:value="1461835804467" calcext:value-type="float">
            <text:p>1461835804467</text:p>
          </table:table-cell>
          <table:table-cell office:value-type="float" office:value="17586" calcext:value-type="float">
            <text:p>1758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586" calcext:value-type="float">
            <text:p>175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61" calcext:value-type="float">
            <text:p>1461836261</text:p>
          </table:table-cell>
          <table:table-cell table:formula="of:=[.D368]-[.C368]" office:value-type="float" office:value="583" calcext:value-type="float">
            <text:p>583</text:p>
          </table:table-cell>
          <table:table-cell office:value-type="float" office:value="4" calcext:value-type="float">
            <text:p>4</text:p>
          </table:table-cell>
          <table:table-cell office:value-type="float" office:value="2325" calcext:value-type="float">
            <text:p>2325</text:p>
          </table:table-cell>
          <table:table-cell table:formula="of:=([.G368]-[.G367])/([.E368]-[.E367])" office:value-type="float" office:value="2" calcext:value-type="float">
            <text:p>2</text:p>
          </table:table-cell>
          <table:table-cell table:number-columns-repeated="7"/>
          <table:table-cell office:value-type="float" office:value="1461835803976" calcext:value-type="float">
            <text:p>1461835803976</text:p>
          </table:table-cell>
          <table:table-cell office:value-type="float" office:value="18322" calcext:value-type="float">
            <text:p>1832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322" calcext:value-type="float">
            <text:p>18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62" calcext:value-type="float">
            <text:p>1461836262</text:p>
          </table:table-cell>
          <table:table-cell table:formula="of:=[.D369]-[.C369]" office:value-type="float" office:value="584" calcext:value-type="float">
            <text:p>584</text:p>
          </table:table-cell>
          <table:table-cell office:value-type="float" office:value="7" calcext:value-type="float">
            <text:p>7</text:p>
          </table:table-cell>
          <table:table-cell office:value-type="float" office:value="2332" calcext:value-type="float">
            <text:p>2332</text:p>
          </table:table-cell>
          <table:table-cell table:formula="of:=([.G369]-[.G368])/([.E369]-[.E368])" office:value-type="float" office:value="7" calcext:value-type="float">
            <text:p>7</text:p>
          </table:table-cell>
          <table:table-cell table:number-columns-repeated="7"/>
          <table:table-cell office:value-type="float" office:value="1461835804646" calcext:value-type="float">
            <text:p>1461835804646</text:p>
          </table:table-cell>
          <table:table-cell office:value-type="float" office:value="17839" calcext:value-type="float">
            <text:p>1783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839" calcext:value-type="float">
            <text:p>178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63" calcext:value-type="float">
            <text:p>1461836263</text:p>
          </table:table-cell>
          <table:table-cell table:formula="of:=[.D370]-[.C370]" office:value-type="float" office:value="585" calcext:value-type="float">
            <text:p>585</text:p>
          </table:table-cell>
          <table:table-cell office:value-type="float" office:value="9" calcext:value-type="float">
            <text:p>9</text:p>
          </table:table-cell>
          <table:table-cell office:value-type="float" office:value="2341" calcext:value-type="float">
            <text:p>2341</text:p>
          </table:table-cell>
          <table:table-cell table:formula="of:=([.G370]-[.G369])/([.E370]-[.E369])" office:value-type="float" office:value="9" calcext:value-type="float">
            <text:p>9</text:p>
          </table:table-cell>
          <table:table-cell table:number-columns-repeated="7"/>
          <table:table-cell office:value-type="float" office:value="1461835805185" calcext:value-type="float">
            <text:p>1461835805185</text:p>
          </table:table-cell>
          <table:table-cell office:value-type="float" office:value="17628" calcext:value-type="float">
            <text:p>1762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628" calcext:value-type="float">
            <text:p>17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65" calcext:value-type="float">
            <text:p>1461836265</text:p>
          </table:table-cell>
          <table:table-cell table:formula="of:=[.D371]-[.C371]" office:value-type="float" office:value="587" calcext:value-type="float">
            <text:p>587</text:p>
          </table:table-cell>
          <table:table-cell office:value-type="float" office:value="6" calcext:value-type="float">
            <text:p>6</text:p>
          </table:table-cell>
          <table:table-cell office:value-type="float" office:value="2347" calcext:value-type="float">
            <text:p>2347</text:p>
          </table:table-cell>
          <table:table-cell table:formula="of:=([.G371]-[.G370])/([.E371]-[.E370])" office:value-type="float" office:value="3" calcext:value-type="float">
            <text:p>3</text:p>
          </table:table-cell>
          <table:table-cell table:number-columns-repeated="7"/>
          <table:table-cell office:value-type="float" office:value="1461835805996" calcext:value-type="float">
            <text:p>1461835805996</text:p>
          </table:table-cell>
          <table:table-cell office:value-type="float" office:value="17587" calcext:value-type="float">
            <text:p>1758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587" calcext:value-type="float">
            <text:p>175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67" calcext:value-type="float">
            <text:p>1461836267</text:p>
          </table:table-cell>
          <table:table-cell table:formula="of:=[.D372]-[.C372]" office:value-type="float" office:value="589" calcext:value-type="float">
            <text:p>589</text:p>
          </table:table-cell>
          <table:table-cell office:value-type="float" office:value="7" calcext:value-type="float">
            <text:p>7</text:p>
          </table:table-cell>
          <table:table-cell office:value-type="float" office:value="2354" calcext:value-type="float">
            <text:p>2354</text:p>
          </table:table-cell>
          <table:table-cell table:formula="of:=([.G372]-[.G371])/([.E372]-[.E371])" office:value-type="float" office:value="3.5" calcext:value-type="float">
            <text:p>3,5</text:p>
          </table:table-cell>
          <table:table-cell table:number-columns-repeated="7"/>
          <table:table-cell office:value-type="float" office:value="1461835805653" calcext:value-type="float">
            <text:p>1461835805653</text:p>
          </table:table-cell>
          <table:table-cell office:value-type="float" office:value="18990" calcext:value-type="float">
            <text:p>1899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990" calcext:value-type="float">
            <text:p>18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68" calcext:value-type="float">
            <text:p>1461836268</text:p>
          </table:table-cell>
          <table:table-cell table:formula="of:=[.D373]-[.C373]" office:value-type="float" office:value="590" calcext:value-type="float">
            <text:p>590</text:p>
          </table:table-cell>
          <table:table-cell office:value-type="float" office:value="11" calcext:value-type="float">
            <text:p>11</text:p>
          </table:table-cell>
          <table:table-cell office:value-type="float" office:value="2365" calcext:value-type="float">
            <text:p>2365</text:p>
          </table:table-cell>
          <table:table-cell table:formula="of:=([.G373]-[.G372])/([.E373]-[.E372])" office:value-type="float" office:value="11" calcext:value-type="float">
            <text:p>11</text:p>
          </table:table-cell>
          <table:table-cell table:number-columns-repeated="7"/>
          <table:table-cell office:value-type="float" office:value="1461835805783" calcext:value-type="float">
            <text:p>1461835805783</text:p>
          </table:table-cell>
          <table:table-cell office:value-type="float" office:value="19301" calcext:value-type="float">
            <text:p>1930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301" calcext:value-type="float">
            <text:p>193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69" calcext:value-type="float">
            <text:p>1461836269</text:p>
          </table:table-cell>
          <table:table-cell table:formula="of:=[.D374]-[.C374]" office:value-type="float" office:value="591" calcext:value-type="float">
            <text:p>591</text:p>
          </table:table-cell>
          <table:table-cell office:value-type="float" office:value="8" calcext:value-type="float">
            <text:p>8</text:p>
          </table:table-cell>
          <table:table-cell office:value-type="float" office:value="2373" calcext:value-type="float">
            <text:p>2373</text:p>
          </table:table-cell>
          <table:table-cell table:formula="of:=([.G374]-[.G373])/([.E374]-[.E373])" office:value-type="float" office:value="8" calcext:value-type="float">
            <text:p>8</text:p>
          </table:table-cell>
          <table:table-cell table:number-columns-repeated="7"/>
          <table:table-cell office:value-type="float" office:value="1461835805590" calcext:value-type="float">
            <text:p>1461835805590</text:p>
          </table:table-cell>
          <table:table-cell office:value-type="float" office:value="19748" calcext:value-type="float">
            <text:p>1974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748" calcext:value-type="float">
            <text:p>197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71" calcext:value-type="float">
            <text:p>1461836271</text:p>
          </table:table-cell>
          <table:table-cell table:formula="of:=[.D375]-[.C375]" office:value-type="float" office:value="593" calcext:value-type="float">
            <text:p>593</text:p>
          </table:table-cell>
          <table:table-cell office:value-type="float" office:value="8" calcext:value-type="float">
            <text:p>8</text:p>
          </table:table-cell>
          <table:table-cell office:value-type="float" office:value="2381" calcext:value-type="float">
            <text:p>2381</text:p>
          </table:table-cell>
          <table:table-cell table:formula="of:=([.G375]-[.G374])/([.E375]-[.E374])" office:value-type="float" office:value="4" calcext:value-type="float">
            <text:p>4</text:p>
          </table:table-cell>
          <table:table-cell table:number-columns-repeated="7"/>
          <table:table-cell office:value-type="float" office:value="1461835809847" calcext:value-type="float">
            <text:p>1461835809847</text:p>
          </table:table-cell>
          <table:table-cell office:value-type="float" office:value="18511" calcext:value-type="float">
            <text:p>1851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511" calcext:value-type="float">
            <text:p>185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72" calcext:value-type="float">
            <text:p>1461836272</text:p>
          </table:table-cell>
          <table:table-cell table:formula="of:=[.D376]-[.C376]" office:value-type="float" office:value="594" calcext:value-type="float">
            <text:p>594</text:p>
          </table:table-cell>
          <table:table-cell office:value-type="float" office:value="7" calcext:value-type="float">
            <text:p>7</text:p>
          </table:table-cell>
          <table:table-cell office:value-type="float" office:value="2388" calcext:value-type="float">
            <text:p>2388</text:p>
          </table:table-cell>
          <table:table-cell table:formula="of:=([.G376]-[.G375])/([.E376]-[.E375])" office:value-type="float" office:value="7" calcext:value-type="float">
            <text:p>7</text:p>
          </table:table-cell>
          <table:table-cell table:number-columns-repeated="7"/>
          <table:table-cell office:value-type="float" office:value="1461835809856" calcext:value-type="float">
            <text:p>1461835809856</text:p>
          </table:table-cell>
          <table:table-cell office:value-type="float" office:value="19683" calcext:value-type="float">
            <text:p>1968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683" calcext:value-type="float">
            <text:p>196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74" calcext:value-type="float">
            <text:p>1461836274</text:p>
          </table:table-cell>
          <table:table-cell table:formula="of:=[.D377]-[.C377]" office:value-type="float" office:value="596" calcext:value-type="float">
            <text:p>596</text:p>
          </table:table-cell>
          <table:table-cell office:value-type="float" office:value="6" calcext:value-type="float">
            <text:p>6</text:p>
          </table:table-cell>
          <table:table-cell office:value-type="float" office:value="2394" calcext:value-type="float">
            <text:p>2394</text:p>
          </table:table-cell>
          <table:table-cell table:formula="of:=([.G377]-[.G376])/([.E377]-[.E376])" office:value-type="float" office:value="3" calcext:value-type="float">
            <text:p>3</text:p>
          </table:table-cell>
          <table:table-cell table:number-columns-repeated="7"/>
          <table:table-cell office:value-type="float" office:value="1461835809880" calcext:value-type="float">
            <text:p>1461835809880</text:p>
          </table:table-cell>
          <table:table-cell office:value-type="float" office:value="19859" calcext:value-type="float">
            <text:p>1985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859" calcext:value-type="float">
            <text:p>198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75" calcext:value-type="float">
            <text:p>1461836275</text:p>
          </table:table-cell>
          <table:table-cell table:formula="of:=[.D378]-[.C378]" office:value-type="float" office:value="597" calcext:value-type="float">
            <text:p>597</text:p>
          </table:table-cell>
          <table:table-cell office:value-type="float" office:value="5" calcext:value-type="float">
            <text:p>5</text:p>
          </table:table-cell>
          <table:table-cell office:value-type="float" office:value="2399" calcext:value-type="float">
            <text:p>2399</text:p>
          </table:table-cell>
          <table:table-cell table:formula="of:=([.G378]-[.G377])/([.E378]-[.E377])" office:value-type="float" office:value="5" calcext:value-type="float">
            <text:p>5</text:p>
          </table:table-cell>
          <table:table-cell table:number-columns-repeated="7"/>
          <table:table-cell office:value-type="float" office:value="1461835810644" calcext:value-type="float">
            <text:p>1461835810644</text:p>
          </table:table-cell>
          <table:table-cell office:value-type="float" office:value="19101" calcext:value-type="float">
            <text:p>1910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101" calcext:value-type="float">
            <text:p>19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77" calcext:value-type="float">
            <text:p>1461836277</text:p>
          </table:table-cell>
          <table:table-cell table:formula="of:=[.D379]-[.C379]" office:value-type="float" office:value="599" calcext:value-type="float">
            <text:p>599</text:p>
          </table:table-cell>
          <table:table-cell office:value-type="float" office:value="6" calcext:value-type="float">
            <text:p>6</text:p>
          </table:table-cell>
          <table:table-cell office:value-type="float" office:value="2405" calcext:value-type="float">
            <text:p>2405</text:p>
          </table:table-cell>
          <table:table-cell table:formula="of:=([.G379]-[.G378])/([.E379]-[.E378])" office:value-type="float" office:value="3" calcext:value-type="float">
            <text:p>3</text:p>
          </table:table-cell>
          <table:table-cell table:number-columns-repeated="7"/>
          <table:table-cell office:value-type="float" office:value="1461835810914" calcext:value-type="float">
            <text:p>1461835810914</text:p>
          </table:table-cell>
          <table:table-cell office:value-type="float" office:value="19034" calcext:value-type="float">
            <text:p>1903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034" calcext:value-type="float">
            <text:p>19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78" calcext:value-type="float">
            <text:p>1461836278</text:p>
          </table:table-cell>
          <table:table-cell table:formula="of:=[.D380]-[.C380]"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2412" calcext:value-type="float">
            <text:p>2412</text:p>
          </table:table-cell>
          <table:table-cell table:formula="of:=([.G380]-[.G379])/([.E380]-[.E379])" office:value-type="float" office:value="7" calcext:value-type="float">
            <text:p>7</text:p>
          </table:table-cell>
          <table:table-cell table:number-columns-repeated="7"/>
          <table:table-cell office:value-type="float" office:value="1461835811498" calcext:value-type="float">
            <text:p>1461835811498</text:p>
          </table:table-cell>
          <table:table-cell office:value-type="float" office:value="19204" calcext:value-type="float">
            <text:p>1920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204" calcext:value-type="float">
            <text:p>19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80" calcext:value-type="float">
            <text:p>1461836280</text:p>
          </table:table-cell>
          <table:table-cell table:formula="of:=[.D381]-[.C381]" office:value-type="float" office:value="602" calcext:value-type="float">
            <text:p>602</text:p>
          </table:table-cell>
          <table:table-cell office:value-type="float" office:value="7" calcext:value-type="float">
            <text:p>7</text:p>
          </table:table-cell>
          <table:table-cell office:value-type="float" office:value="2419" calcext:value-type="float">
            <text:p>2419</text:p>
          </table:table-cell>
          <table:table-cell table:formula="of:=([.G381]-[.G380])/([.E381]-[.E380])" office:value-type="float" office:value="3.5" calcext:value-type="float">
            <text:p>3,5</text:p>
          </table:table-cell>
          <table:table-cell table:number-columns-repeated="7"/>
          <table:table-cell office:value-type="float" office:value="1461835812791" calcext:value-type="float">
            <text:p>1461835812791</text:p>
          </table:table-cell>
          <table:table-cell office:value-type="float" office:value="18796" calcext:value-type="float">
            <text:p>1879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796" calcext:value-type="float">
            <text:p>187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81" calcext:value-type="float">
            <text:p>1461836281</text:p>
          </table:table-cell>
          <table:table-cell table:formula="of:=[.D382]-[.C382]"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float" office:value="2421" calcext:value-type="float">
            <text:p>2421</text:p>
          </table:table-cell>
          <table:table-cell table:formula="of:=([.G382]-[.G381])/([.E382]-[.E381])" office:value-type="float" office:value="2" calcext:value-type="float">
            <text:p>2</text:p>
          </table:table-cell>
          <table:table-cell table:number-columns-repeated="7"/>
          <table:table-cell office:value-type="float" office:value="1461835812788" calcext:value-type="float">
            <text:p>1461835812788</text:p>
          </table:table-cell>
          <table:table-cell office:value-type="float" office:value="18945" calcext:value-type="float">
            <text:p>1894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945" calcext:value-type="float">
            <text:p>189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83" calcext:value-type="float">
            <text:p>1461836283</text:p>
          </table:table-cell>
          <table:table-cell table:formula="of:=[.D383]-[.C383]"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office:value-type="float" office:value="2424" calcext:value-type="float">
            <text:p>2424</text:p>
          </table:table-cell>
          <table:table-cell table:formula="of:=([.G383]-[.G382])/([.E383]-[.E382])" office:value-type="float" office:value="1.5" calcext:value-type="float">
            <text:p>1,5</text:p>
          </table:table-cell>
          <table:table-cell table:number-columns-repeated="7"/>
          <table:table-cell office:value-type="float" office:value="1461835812794" calcext:value-type="float">
            <text:p>1461835812794</text:p>
          </table:table-cell>
          <table:table-cell office:value-type="float" office:value="19448" calcext:value-type="float">
            <text:p>1944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448" calcext:value-type="float">
            <text:p>194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85" calcext:value-type="float">
            <text:p>1461836285</text:p>
          </table:table-cell>
          <table:table-cell table:formula="of:=[.D384]-[.C384]" office:value-type="float" office:value="607" calcext:value-type="float">
            <text:p>607</text:p>
          </table:table-cell>
          <table:table-cell office:value-type="float" office:value="3" calcext:value-type="float">
            <text:p>3</text:p>
          </table:table-cell>
          <table:table-cell office:value-type="float" office:value="2427" calcext:value-type="float">
            <text:p>2427</text:p>
          </table:table-cell>
          <table:table-cell table:formula="of:=([.G384]-[.G383])/([.E384]-[.E383])" office:value-type="float" office:value="1.5" calcext:value-type="float">
            <text:p>1,5</text:p>
          </table:table-cell>
          <table:table-cell table:number-columns-repeated="7"/>
          <table:table-cell office:value-type="float" office:value="1461835814232" calcext:value-type="float">
            <text:p>1461835814232</text:p>
          </table:table-cell>
          <table:table-cell office:value-type="float" office:value="18324" calcext:value-type="float">
            <text:p>1832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324" calcext:value-type="float">
            <text:p>18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86" calcext:value-type="float">
            <text:p>1461836286</text:p>
          </table:table-cell>
          <table:table-cell table:formula="of:=[.D385]-[.C385]" office:value-type="float" office:value="608" calcext:value-type="float">
            <text:p>608</text:p>
          </table:table-cell>
          <table:table-cell office:value-type="float" office:value="2" calcext:value-type="float">
            <text:p>2</text:p>
          </table:table-cell>
          <table:table-cell office:value-type="float" office:value="2429" calcext:value-type="float">
            <text:p>2429</text:p>
          </table:table-cell>
          <table:table-cell table:formula="of:=([.G385]-[.G384])/([.E385]-[.E384])" office:value-type="float" office:value="2" calcext:value-type="float">
            <text:p>2</text:p>
          </table:table-cell>
          <table:table-cell table:number-columns-repeated="7"/>
          <table:table-cell office:value-type="float" office:value="1461835813976" calcext:value-type="float">
            <text:p>1461835813976</text:p>
          </table:table-cell>
          <table:table-cell office:value-type="float" office:value="19049" calcext:value-type="float">
            <text:p>1904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049" calcext:value-type="float">
            <text:p>19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88" calcext:value-type="float">
            <text:p>1461836288</text:p>
          </table:table-cell>
          <table:table-cell table:formula="of:=[.D386]-[.C386]" office:value-type="float" office:value="610" calcext:value-type="float">
            <text:p>610</text:p>
          </table:table-cell>
          <table:table-cell office:value-type="float" office:value="6" calcext:value-type="float">
            <text:p>6</text:p>
          </table:table-cell>
          <table:table-cell office:value-type="float" office:value="2435" calcext:value-type="float">
            <text:p>2435</text:p>
          </table:table-cell>
          <table:table-cell table:formula="of:=([.G386]-[.G385])/([.E386]-[.E385])" office:value-type="float" office:value="3" calcext:value-type="float">
            <text:p>3</text:p>
          </table:table-cell>
          <table:table-cell table:number-columns-repeated="7"/>
          <table:table-cell office:value-type="float" office:value="1461835814234" calcext:value-type="float">
            <text:p>1461835814234</text:p>
          </table:table-cell>
          <table:table-cell office:value-type="float" office:value="19300" calcext:value-type="float">
            <text:p>1930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300" calcext:value-type="float">
            <text:p>19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89" calcext:value-type="float">
            <text:p>1461836289</text:p>
          </table:table-cell>
          <table:table-cell table:formula="of:=[.D387]-[.C387]"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float" office:value="2439" calcext:value-type="float">
            <text:p>2439</text:p>
          </table:table-cell>
          <table:table-cell table:formula="of:=([.G387]-[.G386])/([.E387]-[.E386])" office:value-type="float" office:value="4" calcext:value-type="float">
            <text:p>4</text:p>
          </table:table-cell>
          <table:table-cell table:number-columns-repeated="7"/>
          <table:table-cell office:value-type="float" office:value="1461835814502" calcext:value-type="float">
            <text:p>1461835814502</text:p>
          </table:table-cell>
          <table:table-cell office:value-type="float" office:value="19573" calcext:value-type="float">
            <text:p>1957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573" calcext:value-type="float">
            <text:p>195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91" calcext:value-type="float">
            <text:p>1461836291</text:p>
          </table:table-cell>
          <table:table-cell table:formula="of:=[.D388]-[.C388]" office:value-type="float" office:value="613" calcext:value-type="float">
            <text:p>613</text:p>
          </table:table-cell>
          <table:table-cell office:value-type="float" office:value="4" calcext:value-type="float">
            <text:p>4</text:p>
          </table:table-cell>
          <table:table-cell office:value-type="float" office:value="2443" calcext:value-type="float">
            <text:p>2443</text:p>
          </table:table-cell>
          <table:table-cell table:formula="of:=([.G388]-[.G387])/([.E388]-[.E387])" office:value-type="float" office:value="2" calcext:value-type="float">
            <text:p>2</text:p>
          </table:table-cell>
          <table:table-cell table:number-columns-repeated="7"/>
          <table:table-cell office:value-type="float" office:value="1461835815553" calcext:value-type="float">
            <text:p>1461835815553</text:p>
          </table:table-cell>
          <table:table-cell office:value-type="float" office:value="18905" calcext:value-type="float">
            <text:p>1890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905" calcext:value-type="float">
            <text:p>189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92" calcext:value-type="float">
            <text:p>1461836292</text:p>
          </table:table-cell>
          <table:table-cell table:formula="of:=[.D389]-[.C389]" office:value-type="float" office:value="614" calcext:value-type="float">
            <text:p>614</text:p>
          </table:table-cell>
          <table:table-cell office:value-type="float" office:value="10" calcext:value-type="float">
            <text:p>10</text:p>
          </table:table-cell>
          <table:table-cell office:value-type="float" office:value="2453" calcext:value-type="float">
            <text:p>2453</text:p>
          </table:table-cell>
          <table:table-cell table:formula="of:=([.G389]-[.G388])/([.E389]-[.E388])" office:value-type="float" office:value="10" calcext:value-type="float">
            <text:p>10</text:p>
          </table:table-cell>
          <table:table-cell table:number-columns-repeated="7"/>
          <table:table-cell office:value-type="float" office:value="1461835816014" calcext:value-type="float">
            <text:p>1461835816014</text:p>
          </table:table-cell>
          <table:table-cell office:value-type="float" office:value="18646" calcext:value-type="float">
            <text:p>1864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646" calcext:value-type="float">
            <text:p>186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94" calcext:value-type="float">
            <text:p>1461836294</text:p>
          </table:table-cell>
          <table:table-cell table:formula="of:=[.D390]-[.C390]" office:value-type="float" office:value="616" calcext:value-type="float">
            <text:p>616</text:p>
          </table:table-cell>
          <table:table-cell office:value-type="float" office:value="8" calcext:value-type="float">
            <text:p>8</text:p>
          </table:table-cell>
          <table:table-cell office:value-type="float" office:value="2461" calcext:value-type="float">
            <text:p>2461</text:p>
          </table:table-cell>
          <table:table-cell table:formula="of:=([.G390]-[.G389])/([.E390]-[.E389])" office:value-type="float" office:value="4" calcext:value-type="float">
            <text:p>4</text:p>
          </table:table-cell>
          <table:table-cell table:number-columns-repeated="7"/>
          <table:table-cell office:value-type="float" office:value="1461835818292" calcext:value-type="float">
            <text:p>1461835818292</text:p>
          </table:table-cell>
          <table:table-cell office:value-type="float" office:value="16809" calcext:value-type="float">
            <text:p>1680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809" calcext:value-type="float">
            <text:p>168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95" calcext:value-type="float">
            <text:p>1461836295</text:p>
          </table:table-cell>
          <table:table-cell table:formula="of:=[.D391]-[.C391]" office:value-type="float" office:value="617" calcext:value-type="float">
            <text:p>617</text:p>
          </table:table-cell>
          <table:table-cell office:value-type="float" office:value="12" calcext:value-type="float">
            <text:p>12</text:p>
          </table:table-cell>
          <table:table-cell office:value-type="float" office:value="2473" calcext:value-type="float">
            <text:p>2473</text:p>
          </table:table-cell>
          <table:table-cell table:formula="of:=([.G391]-[.G390])/([.E391]-[.E390])" office:value-type="float" office:value="12" calcext:value-type="float">
            <text:p>12</text:p>
          </table:table-cell>
          <table:table-cell table:number-columns-repeated="7"/>
          <table:table-cell office:value-type="float" office:value="1461835817109" calcext:value-type="float">
            <text:p>1461835817109</text:p>
          </table:table-cell>
          <table:table-cell office:value-type="float" office:value="18289" calcext:value-type="float">
            <text:p>1828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289" calcext:value-type="float">
            <text:p>182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97" calcext:value-type="float">
            <text:p>1461836297</text:p>
          </table:table-cell>
          <table:table-cell table:formula="of:=[.D392]-[.C392]" office:value-type="float" office:value="619" calcext:value-type="float">
            <text:p>619</text:p>
          </table:table-cell>
          <table:table-cell office:value-type="float" office:value="9" calcext:value-type="float">
            <text:p>9</text:p>
          </table:table-cell>
          <table:table-cell office:value-type="float" office:value="2482" calcext:value-type="float">
            <text:p>2482</text:p>
          </table:table-cell>
          <table:table-cell table:formula="of:=([.G392]-[.G391])/([.E392]-[.E391])" office:value-type="float" office:value="4.5" calcext:value-type="float">
            <text:p>4,5</text:p>
          </table:table-cell>
          <table:table-cell table:number-columns-repeated="7"/>
          <table:table-cell office:value-type="float" office:value="1461835818934" calcext:value-type="float">
            <text:p>1461835818934</text:p>
          </table:table-cell>
          <table:table-cell office:value-type="float" office:value="16844" calcext:value-type="float">
            <text:p>1684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844" calcext:value-type="float">
            <text:p>168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298" calcext:value-type="float">
            <text:p>1461836298</text:p>
          </table:table-cell>
          <table:table-cell table:formula="of:=[.D393]-[.C393]" office:value-type="float" office:value="620" calcext:value-type="float">
            <text:p>620</text:p>
          </table:table-cell>
          <table:table-cell office:value-type="float" office:value="14" calcext:value-type="float">
            <text:p>14</text:p>
          </table:table-cell>
          <table:table-cell office:value-type="float" office:value="2496" calcext:value-type="float">
            <text:p>2496</text:p>
          </table:table-cell>
          <table:table-cell table:formula="of:=([.G393]-[.G392])/([.E393]-[.E392])" office:value-type="float" office:value="14" calcext:value-type="float">
            <text:p>14</text:p>
          </table:table-cell>
          <table:table-cell table:number-columns-repeated="7"/>
          <table:table-cell office:value-type="float" office:value="1461835817309" calcext:value-type="float">
            <text:p>1461835817309</text:p>
          </table:table-cell>
          <table:table-cell office:value-type="float" office:value="18472" calcext:value-type="float">
            <text:p>1847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472" calcext:value-type="float">
            <text:p>18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00" calcext:value-type="float">
            <text:p>1461836300</text:p>
          </table:table-cell>
          <table:table-cell table:formula="of:=[.D394]-[.C394]" office:value-type="float" office:value="622" calcext:value-type="float">
            <text:p>622</text:p>
          </table:table-cell>
          <table:table-cell office:value-type="float" office:value="8" calcext:value-type="float">
            <text:p>8</text:p>
          </table:table-cell>
          <table:table-cell office:value-type="float" office:value="2504" calcext:value-type="float">
            <text:p>2504</text:p>
          </table:table-cell>
          <table:table-cell table:formula="of:=([.G394]-[.G393])/([.E394]-[.E393])" office:value-type="float" office:value="4" calcext:value-type="float">
            <text:p>4</text:p>
          </table:table-cell>
          <table:table-cell table:number-columns-repeated="7"/>
          <table:table-cell office:value-type="float" office:value="1461835819509" calcext:value-type="float">
            <text:p>1461835819509</text:p>
          </table:table-cell>
          <table:table-cell office:value-type="float" office:value="17087" calcext:value-type="float">
            <text:p>1708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087" calcext:value-type="float">
            <text:p>170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01" calcext:value-type="float">
            <text:p>1461836301</text:p>
          </table:table-cell>
          <table:table-cell table:formula="of:=[.D395]-[.C395]" office:value-type="float" office:value="623" calcext:value-type="float">
            <text:p>623</text:p>
          </table:table-cell>
          <table:table-cell office:value-type="float" office:value="3" calcext:value-type="float">
            <text:p>3</text:p>
          </table:table-cell>
          <table:table-cell office:value-type="float" office:value="2507" calcext:value-type="float">
            <text:p>2507</text:p>
          </table:table-cell>
          <table:table-cell table:formula="of:=([.G395]-[.G394])/([.E395]-[.E394])" office:value-type="float" office:value="3" calcext:value-type="float">
            <text:p>3</text:p>
          </table:table-cell>
          <table:table-cell table:number-columns-repeated="7"/>
          <table:table-cell office:value-type="float" office:value="1461835819406" calcext:value-type="float">
            <text:p>1461835819406</text:p>
          </table:table-cell>
          <table:table-cell office:value-type="float" office:value="17357" calcext:value-type="float">
            <text:p>1735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357" calcext:value-type="float">
            <text:p>17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03" calcext:value-type="float">
            <text:p>1461836303</text:p>
          </table:table-cell>
          <table:table-cell table:formula="of:=[.D396]-[.C396]" office:value-type="float" office:value="625" calcext:value-type="float">
            <text:p>625</text:p>
          </table:table-cell>
          <table:table-cell office:value-type="float" office:value="5" calcext:value-type="float">
            <text:p>5</text:p>
          </table:table-cell>
          <table:table-cell office:value-type="float" office:value="2512" calcext:value-type="float">
            <text:p>2512</text:p>
          </table:table-cell>
          <table:table-cell table:formula="of:=([.G396]-[.G395])/([.E396]-[.E395])" office:value-type="float" office:value="2.5" calcext:value-type="float">
            <text:p>2,5</text:p>
          </table:table-cell>
          <table:table-cell table:number-columns-repeated="7"/>
          <table:table-cell office:value-type="float" office:value="1461835820704" calcext:value-type="float">
            <text:p>1461835820704</text:p>
          </table:table-cell>
          <table:table-cell office:value-type="float" office:value="16563" calcext:value-type="float">
            <text:p>1656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563" calcext:value-type="float">
            <text:p>165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04" calcext:value-type="float">
            <text:p>1461836304</text:p>
          </table:table-cell>
          <table:table-cell table:formula="of:=[.D397]-[.C397]" office:value-type="float" office:value="626" calcext:value-type="float">
            <text:p>626</text:p>
          </table:table-cell>
          <table:table-cell office:value-type="float" office:value="6" calcext:value-type="float">
            <text:p>6</text:p>
          </table:table-cell>
          <table:table-cell office:value-type="float" office:value="2518" calcext:value-type="float">
            <text:p>2518</text:p>
          </table:table-cell>
          <table:table-cell table:formula="of:=([.G397]-[.G396])/([.E397]-[.E396])" office:value-type="float" office:value="6" calcext:value-type="float">
            <text:p>6</text:p>
          </table:table-cell>
          <table:table-cell table:number-columns-repeated="7"/>
          <table:table-cell office:value-type="float" office:value="1461835821511" calcext:value-type="float">
            <text:p>1461835821511</text:p>
          </table:table-cell>
          <table:table-cell office:value-type="float" office:value="15954" calcext:value-type="float">
            <text:p>1595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5954" calcext:value-type="float">
            <text:p>159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06" calcext:value-type="float">
            <text:p>1461836306</text:p>
          </table:table-cell>
          <table:table-cell table:formula="of:=[.D398]-[.C398]" office:value-type="float" office:value="628" calcext:value-type="float">
            <text:p>628</text:p>
          </table:table-cell>
          <table:table-cell office:value-type="float" office:value="10" calcext:value-type="float">
            <text:p>10</text:p>
          </table:table-cell>
          <table:table-cell office:value-type="float" office:value="2528" calcext:value-type="float">
            <text:p>2528</text:p>
          </table:table-cell>
          <table:table-cell table:formula="of:=([.G398]-[.G397])/([.E398]-[.E397])" office:value-type="float" office:value="5" calcext:value-type="float">
            <text:p>5</text:p>
          </table:table-cell>
          <table:table-cell table:number-columns-repeated="7"/>
          <table:table-cell office:value-type="float" office:value="1461835820645" calcext:value-type="float">
            <text:p>1461835820645</text:p>
          </table:table-cell>
          <table:table-cell office:value-type="float" office:value="16968" calcext:value-type="float">
            <text:p>1696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968" calcext:value-type="float">
            <text:p>169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07" calcext:value-type="float">
            <text:p>1461836307</text:p>
          </table:table-cell>
          <table:table-cell table:formula="of:=[.D399]-[.C399]" office:value-type="float" office:value="629" calcext:value-type="float">
            <text:p>629</text:p>
          </table:table-cell>
          <table:table-cell office:value-type="float" office:value="8" calcext:value-type="float">
            <text:p>8</text:p>
          </table:table-cell>
          <table:table-cell office:value-type="float" office:value="2536" calcext:value-type="float">
            <text:p>2536</text:p>
          </table:table-cell>
          <table:table-cell table:formula="of:=([.G399]-[.G398])/([.E399]-[.E398])" office:value-type="float" office:value="8" calcext:value-type="float">
            <text:p>8</text:p>
          </table:table-cell>
          <table:table-cell table:number-columns-repeated="7"/>
          <table:table-cell office:value-type="float" office:value="1461835821929" calcext:value-type="float">
            <text:p>1461835821929</text:p>
          </table:table-cell>
          <table:table-cell office:value-type="float" office:value="16039" calcext:value-type="float">
            <text:p>1603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039" calcext:value-type="float">
            <text:p>160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09" calcext:value-type="float">
            <text:p>1461836309</text:p>
          </table:table-cell>
          <table:table-cell table:formula="of:=[.D400]-[.C400]" office:value-type="float" office:value="631" calcext:value-type="float">
            <text:p>631</text:p>
          </table:table-cell>
          <table:table-cell office:value-type="float" office:value="7" calcext:value-type="float">
            <text:p>7</text:p>
          </table:table-cell>
          <table:table-cell office:value-type="float" office:value="2543" calcext:value-type="float">
            <text:p>2543</text:p>
          </table:table-cell>
          <table:table-cell table:formula="of:=([.G400]-[.G399])/([.E400]-[.E399])" office:value-type="float" office:value="3.5" calcext:value-type="float">
            <text:p>3,5</text:p>
          </table:table-cell>
          <table:table-cell table:number-columns-repeated="7"/>
          <table:table-cell office:value-type="float" office:value="1461835823054" calcext:value-type="float">
            <text:p>1461835823054</text:p>
          </table:table-cell>
          <table:table-cell office:value-type="float" office:value="15297" calcext:value-type="float">
            <text:p>1529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5297" calcext:value-type="float">
            <text:p>152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10" calcext:value-type="float">
            <text:p>1461836310</text:p>
          </table:table-cell>
          <table:table-cell table:formula="of:=[.D401]-[.C401]" office:value-type="float" office:value="632" calcext:value-type="float">
            <text:p>632</text:p>
          </table:table-cell>
          <table:table-cell office:value-type="float" office:value="5" calcext:value-type="float">
            <text:p>5</text:p>
          </table:table-cell>
          <table:table-cell office:value-type="float" office:value="2548" calcext:value-type="float">
            <text:p>2548</text:p>
          </table:table-cell>
          <table:table-cell table:formula="of:=([.G401]-[.G400])/([.E401]-[.E400])" office:value-type="float" office:value="5" calcext:value-type="float">
            <text:p>5</text:p>
          </table:table-cell>
          <table:table-cell table:number-columns-repeated="7"/>
          <table:table-cell office:value-type="float" office:value="1461835820416" calcext:value-type="float">
            <text:p>1461835820416</text:p>
          </table:table-cell>
          <table:table-cell office:value-type="float" office:value="18362" calcext:value-type="float">
            <text:p>1836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362" calcext:value-type="float">
            <text:p>183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12" calcext:value-type="float">
            <text:p>1461836312</text:p>
          </table:table-cell>
          <table:table-cell table:formula="of:=[.D402]-[.C402]" office:value-type="float" office:value="634" calcext:value-type="float">
            <text:p>634</text:p>
          </table:table-cell>
          <table:table-cell office:value-type="float" office:value="6" calcext:value-type="float">
            <text:p>6</text:p>
          </table:table-cell>
          <table:table-cell office:value-type="float" office:value="2554" calcext:value-type="float">
            <text:p>2554</text:p>
          </table:table-cell>
          <table:table-cell table:formula="of:=([.G402]-[.G401])/([.E402]-[.E401])" office:value-type="float" office:value="3" calcext:value-type="float">
            <text:p>3</text:p>
          </table:table-cell>
          <table:table-cell table:number-columns-repeated="7"/>
          <table:table-cell office:value-type="float" office:value="1461835823298" calcext:value-type="float">
            <text:p>1461835823298</text:p>
          </table:table-cell>
          <table:table-cell office:value-type="float" office:value="15976" calcext:value-type="float">
            <text:p>1597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5976" calcext:value-type="float">
            <text:p>159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13" calcext:value-type="float">
            <text:p>1461836313</text:p>
          </table:table-cell>
          <table:table-cell table:formula="of:=[.D403]-[.C403]"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office:value-type="float" office:value="2555" calcext:value-type="float">
            <text:p>2555</text:p>
          </table:table-cell>
          <table:table-cell table:formula="of:=([.G403]-[.G402])/([.E403]-[.E402])" office:value-type="float" office:value="1" calcext:value-type="float">
            <text:p>1</text:p>
          </table:table-cell>
          <table:table-cell table:number-columns-repeated="7"/>
          <table:table-cell office:value-type="float" office:value="1461835822057" calcext:value-type="float">
            <text:p>1461835822057</text:p>
          </table:table-cell>
          <table:table-cell office:value-type="float" office:value="17367" calcext:value-type="float">
            <text:p>1736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367" calcext:value-type="float">
            <text:p>17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15" calcext:value-type="float">
            <text:p>1461836315</text:p>
          </table:table-cell>
          <table:table-cell table:formula="of:=[.D404]-[.C404]" office:value-type="float" office:value="637" calcext:value-type="float">
            <text:p>637</text:p>
          </table:table-cell>
          <table:table-cell office:value-type="float" office:value="6" calcext:value-type="float">
            <text:p>6</text:p>
          </table:table-cell>
          <table:table-cell office:value-type="float" office:value="2561" calcext:value-type="float">
            <text:p>2561</text:p>
          </table:table-cell>
          <table:table-cell table:formula="of:=([.G404]-[.G403])/([.E404]-[.E403])" office:value-type="float" office:value="3" calcext:value-type="float">
            <text:p>3</text:p>
          </table:table-cell>
          <table:table-cell table:number-columns-repeated="7"/>
          <table:table-cell office:value-type="float" office:value="1461835823485" calcext:value-type="float">
            <text:p>1461835823485</text:p>
          </table:table-cell>
          <table:table-cell office:value-type="float" office:value="16144" calcext:value-type="float">
            <text:p>1614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144" calcext:value-type="float">
            <text:p>16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16" calcext:value-type="float">
            <text:p>1461836316</text:p>
          </table:table-cell>
          <table:table-cell table:formula="of:=[.D405]-[.C405]"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office:value-type="float" office:value="2563" calcext:value-type="float">
            <text:p>2563</text:p>
          </table:table-cell>
          <table:table-cell table:formula="of:=([.G405]-[.G404])/([.E405]-[.E404])" office:value-type="float" office:value="2" calcext:value-type="float">
            <text:p>2</text:p>
          </table:table-cell>
          <table:table-cell table:number-columns-repeated="7"/>
          <table:table-cell office:value-type="float" office:value="1461835823813" calcext:value-type="float">
            <text:p>1461835823813</text:p>
          </table:table-cell>
          <table:table-cell office:value-type="float" office:value="16832" calcext:value-type="float">
            <text:p>1683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832" calcext:value-type="float">
            <text:p>168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18" calcext:value-type="float">
            <text:p>1461836318</text:p>
          </table:table-cell>
          <table:table-cell table:formula="of:=[.D406]-[.C406]"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2565" calcext:value-type="float">
            <text:p>2565</text:p>
          </table:table-cell>
          <table:table-cell table:formula="of:=([.G406]-[.G405])/([.E406]-[.E405])" office:value-type="float" office:value="1" calcext:value-type="float">
            <text:p>1</text:p>
          </table:table-cell>
          <table:table-cell table:number-columns-repeated="7"/>
          <table:table-cell office:value-type="float" office:value="1461835825643" calcext:value-type="float">
            <text:p>1461835825643</text:p>
          </table:table-cell>
          <table:table-cell office:value-type="float" office:value="16983" calcext:value-type="float">
            <text:p>1698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983" calcext:value-type="float">
            <text:p>169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21" calcext:value-type="float">
            <text:p>1461836321</text:p>
          </table:table-cell>
          <table:table-cell table:formula="of:=[.D407]-[.C407]" office:value-type="float" office:value="643" calcext:value-type="float">
            <text:p>643</text:p>
          </table:table-cell>
          <table:table-cell office:value-type="float" office:value="3" calcext:value-type="float">
            <text:p>3</text:p>
          </table:table-cell>
          <table:table-cell office:value-type="float" office:value="2568" calcext:value-type="float">
            <text:p>2568</text:p>
          </table:table-cell>
          <table:table-cell table:formula="of:=([.G407]-[.G406])/([.E407]-[.E406])" office:value-type="float" office:value="1" calcext:value-type="float">
            <text:p>1</text:p>
          </table:table-cell>
          <table:table-cell table:number-columns-repeated="7"/>
          <table:table-cell office:value-type="float" office:value="1461835823974" calcext:value-type="float">
            <text:p>1461835823974</text:p>
          </table:table-cell>
          <table:table-cell office:value-type="float" office:value="18653" calcext:value-type="float">
            <text:p>1865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653" calcext:value-type="float">
            <text:p>186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22" calcext:value-type="float">
            <text:p>1461836322</text:p>
          </table:table-cell>
          <table:table-cell table:formula="of:=[.D408]-[.C408]" office:value-type="float" office:value="644" calcext:value-type="float">
            <text:p>644</text:p>
          </table:table-cell>
          <table:table-cell office:value-type="float" office:value="4" calcext:value-type="float">
            <text:p>4</text:p>
          </table:table-cell>
          <table:table-cell office:value-type="float" office:value="2572" calcext:value-type="float">
            <text:p>2572</text:p>
          </table:table-cell>
          <table:table-cell table:formula="of:=([.G408]-[.G407])/([.E408]-[.E407])" office:value-type="float" office:value="4" calcext:value-type="float">
            <text:p>4</text:p>
          </table:table-cell>
          <table:table-cell table:number-columns-repeated="7"/>
          <table:table-cell office:value-type="float" office:value="1461835826085" calcext:value-type="float">
            <text:p>1461835826085</text:p>
          </table:table-cell>
          <table:table-cell office:value-type="float" office:value="16570" calcext:value-type="float">
            <text:p>1657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570" calcext:value-type="float">
            <text:p>165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23" calcext:value-type="float">
            <text:p>1461836323</text:p>
          </table:table-cell>
          <table:table-cell table:formula="of:=[.D409]-[.C409]" office:value-type="float" office:value="645" calcext:value-type="float">
            <text:p>645</text:p>
          </table:table-cell>
          <table:table-cell office:value-type="float" office:value="7" calcext:value-type="float">
            <text:p>7</text:p>
          </table:table-cell>
          <table:table-cell office:value-type="float" office:value="2579" calcext:value-type="float">
            <text:p>2579</text:p>
          </table:table-cell>
          <table:table-cell table:formula="of:=([.G409]-[.G408])/([.E409]-[.E408])" office:value-type="float" office:value="7" calcext:value-type="float">
            <text:p>7</text:p>
          </table:table-cell>
          <table:table-cell table:number-columns-repeated="7"/>
          <table:table-cell office:value-type="float" office:value="1461835824583" calcext:value-type="float">
            <text:p>1461835824583</text:p>
          </table:table-cell>
          <table:table-cell office:value-type="float" office:value="19659" calcext:value-type="float">
            <text:p>1965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659" calcext:value-type="float">
            <text:p>196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25" calcext:value-type="float">
            <text:p>1461836325</text:p>
          </table:table-cell>
          <table:table-cell table:formula="of:=[.D410]-[.C410]" office:value-type="float" office:value="647" calcext:value-type="float">
            <text:p>647</text:p>
          </table:table-cell>
          <table:table-cell office:value-type="float" office:value="4" calcext:value-type="float">
            <text:p>4</text:p>
          </table:table-cell>
          <table:table-cell office:value-type="float" office:value="2583" calcext:value-type="float">
            <text:p>2583</text:p>
          </table:table-cell>
          <table:table-cell table:formula="of:=([.G410]-[.G409])/([.E410]-[.E409])" office:value-type="float" office:value="2" calcext:value-type="float">
            <text:p>2</text:p>
          </table:table-cell>
          <table:table-cell table:number-columns-repeated="7"/>
          <table:table-cell office:value-type="float" office:value="1461835827526" calcext:value-type="float">
            <text:p>1461835827526</text:p>
          </table:table-cell>
          <table:table-cell office:value-type="float" office:value="19016" calcext:value-type="float">
            <text:p>190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016" calcext:value-type="float">
            <text:p>19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26" calcext:value-type="float">
            <text:p>1461836326</text:p>
          </table:table-cell>
          <table:table-cell table:formula="of:=[.D411]-[.C411]" office:value-type="float" office:value="648" calcext:value-type="float">
            <text:p>648</text:p>
          </table:table-cell>
          <table:table-cell office:value-type="float" office:value="4" calcext:value-type="float">
            <text:p>4</text:p>
          </table:table-cell>
          <table:table-cell office:value-type="float" office:value="2587" calcext:value-type="float">
            <text:p>2587</text:p>
          </table:table-cell>
          <table:table-cell table:formula="of:=([.G411]-[.G410])/([.E411]-[.E410])" office:value-type="float" office:value="4" calcext:value-type="float">
            <text:p>4</text:p>
          </table:table-cell>
          <table:table-cell table:number-columns-repeated="7"/>
          <table:table-cell office:value-type="float" office:value="1461835868391" calcext:value-type="float">
            <text:p>1461835868391</text:p>
          </table:table-cell>
          <table:table-cell office:value-type="float" office:value="18842" calcext:value-type="float">
            <text:p>1884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842" calcext:value-type="float">
            <text:p>188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28" calcext:value-type="float">
            <text:p>1461836328</text:p>
          </table:table-cell>
          <table:table-cell table:formula="of:=[.D412]-[.C412]" office:value-type="float" office:value="650" calcext:value-type="float">
            <text:p>650</text:p>
          </table:table-cell>
          <table:table-cell office:value-type="float" office:value="4" calcext:value-type="float">
            <text:p>4</text:p>
          </table:table-cell>
          <table:table-cell office:value-type="float" office:value="2591" calcext:value-type="float">
            <text:p>2591</text:p>
          </table:table-cell>
          <table:table-cell table:formula="of:=([.G412]-[.G411])/([.E412]-[.E411])" office:value-type="float" office:value="2" calcext:value-type="float">
            <text:p>2</text:p>
          </table:table-cell>
          <table:table-cell table:number-columns-repeated="7"/>
          <table:table-cell office:value-type="float" office:value="1461835868456" calcext:value-type="float">
            <text:p>1461835868456</text:p>
          </table:table-cell>
          <table:table-cell office:value-type="float" office:value="18849" calcext:value-type="float">
            <text:p>1884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849" calcext:value-type="float">
            <text:p>188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29" calcext:value-type="float">
            <text:p>1461836329</text:p>
          </table:table-cell>
          <table:table-cell table:formula="of:=[.D413]-[.C413]" office:value-type="float" office:value="651" calcext:value-type="float">
            <text:p>651</text:p>
          </table:table-cell>
          <table:table-cell office:value-type="float" office:value="6" calcext:value-type="float">
            <text:p>6</text:p>
          </table:table-cell>
          <table:table-cell office:value-type="float" office:value="2597" calcext:value-type="float">
            <text:p>2597</text:p>
          </table:table-cell>
          <table:table-cell table:formula="of:=([.G413]-[.G412])/([.E413]-[.E412])" office:value-type="float" office:value="6" calcext:value-type="float">
            <text:p>6</text:p>
          </table:table-cell>
          <table:table-cell table:number-columns-repeated="7"/>
          <table:table-cell office:value-type="float" office:value="1461835867311" calcext:value-type="float">
            <text:p>1461835867311</text:p>
          </table:table-cell>
          <table:table-cell office:value-type="float" office:value="20001" calcext:value-type="float">
            <text:p>2000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0001" calcext:value-type="float">
            <text:p>2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31" calcext:value-type="float">
            <text:p>1461836331</text:p>
          </table:table-cell>
          <table:table-cell table:formula="of:=[.D414]-[.C414]" office:value-type="float" office:value="653" calcext:value-type="float">
            <text:p>653</text:p>
          </table:table-cell>
          <table:table-cell office:value-type="float" office:value="8" calcext:value-type="float">
            <text:p>8</text:p>
          </table:table-cell>
          <table:table-cell office:value-type="float" office:value="2605" calcext:value-type="float">
            <text:p>2605</text:p>
          </table:table-cell>
          <table:table-cell table:formula="of:=([.G414]-[.G413])/([.E414]-[.E413])" office:value-type="float" office:value="4" calcext:value-type="float">
            <text:p>4</text:p>
          </table:table-cell>
          <table:table-cell table:number-columns-repeated="7"/>
          <table:table-cell office:value-type="float" office:value="1461835869491" calcext:value-type="float">
            <text:p>1461835869491</text:p>
          </table:table-cell>
          <table:table-cell office:value-type="float" office:value="18272" calcext:value-type="float">
            <text:p>1827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272" calcext:value-type="float">
            <text:p>182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32" calcext:value-type="float">
            <text:p>1461836332</text:p>
          </table:table-cell>
          <table:table-cell table:formula="of:=[.D415]-[.C415]" office:value-type="float" office:value="654" calcext:value-type="float">
            <text:p>654</text:p>
          </table:table-cell>
          <table:table-cell office:value-type="float" office:value="5" calcext:value-type="float">
            <text:p>5</text:p>
          </table:table-cell>
          <table:table-cell office:value-type="float" office:value="2610" calcext:value-type="float">
            <text:p>2610</text:p>
          </table:table-cell>
          <table:table-cell table:formula="of:=([.G415]-[.G414])/([.E415]-[.E414])" office:value-type="float" office:value="5" calcext:value-type="float">
            <text:p>5</text:p>
          </table:table-cell>
          <table:table-cell table:number-columns-repeated="7"/>
          <table:table-cell office:value-type="float" office:value="1461835869589" calcext:value-type="float">
            <text:p>1461835869589</text:p>
          </table:table-cell>
          <table:table-cell office:value-type="float" office:value="18177" calcext:value-type="float">
            <text:p>1817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177" calcext:value-type="float">
            <text:p>18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34" calcext:value-type="float">
            <text:p>1461836334</text:p>
          </table:table-cell>
          <table:table-cell table:formula="of:=[.D416]-[.C416]" office:value-type="float" office:value="656" calcext:value-type="float">
            <text:p>656</text:p>
          </table:table-cell>
          <table:table-cell office:value-type="float" office:value="6" calcext:value-type="float">
            <text:p>6</text:p>
          </table:table-cell>
          <table:table-cell office:value-type="float" office:value="2616" calcext:value-type="float">
            <text:p>2616</text:p>
          </table:table-cell>
          <table:table-cell table:formula="of:=([.G416]-[.G415])/([.E416]-[.E415])" office:value-type="float" office:value="3" calcext:value-type="float">
            <text:p>3</text:p>
          </table:table-cell>
          <table:table-cell table:number-columns-repeated="7"/>
          <table:table-cell office:value-type="float" office:value="1461835870048" calcext:value-type="float">
            <text:p>1461835870048</text:p>
          </table:table-cell>
          <table:table-cell office:value-type="float" office:value="17738" calcext:value-type="float">
            <text:p>1773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738" calcext:value-type="float">
            <text:p>177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36" calcext:value-type="float">
            <text:p>1461836336</text:p>
          </table:table-cell>
          <table:table-cell table:formula="of:=[.D417]-[.C417]" office:value-type="float" office:value="658" calcext:value-type="float">
            <text:p>658</text:p>
          </table:table-cell>
          <table:table-cell office:value-type="float" office:value="8" calcext:value-type="float">
            <text:p>8</text:p>
          </table:table-cell>
          <table:table-cell office:value-type="float" office:value="2624" calcext:value-type="float">
            <text:p>2624</text:p>
          </table:table-cell>
          <table:table-cell table:formula="of:=([.G417]-[.G416])/([.E417]-[.E416])" office:value-type="float" office:value="4" calcext:value-type="float">
            <text:p>4</text:p>
          </table:table-cell>
          <table:table-cell table:number-columns-repeated="7"/>
          <table:table-cell office:value-type="float" office:value="1461835868552" calcext:value-type="float">
            <text:p>1461835868552</text:p>
          </table:table-cell>
          <table:table-cell office:value-type="float" office:value="19268" calcext:value-type="float">
            <text:p>1926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268" calcext:value-type="float">
            <text:p>19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37" calcext:value-type="float">
            <text:p>1461836337</text:p>
          </table:table-cell>
          <table:table-cell table:formula="of:=[.D418]-[.C418]" office:value-type="float" office:value="659" calcext:value-type="float">
            <text:p>659</text:p>
          </table:table-cell>
          <table:table-cell office:value-type="float" office:value="6" calcext:value-type="float">
            <text:p>6</text:p>
          </table:table-cell>
          <table:table-cell office:value-type="float" office:value="2630" calcext:value-type="float">
            <text:p>2630</text:p>
          </table:table-cell>
          <table:table-cell table:formula="of:=([.G418]-[.G417])/([.E418]-[.E417])" office:value-type="float" office:value="6" calcext:value-type="float">
            <text:p>6</text:p>
          </table:table-cell>
          <table:table-cell table:number-columns-repeated="7"/>
          <table:table-cell office:value-type="float" office:value="1461835870306" calcext:value-type="float">
            <text:p>1461835870306</text:p>
          </table:table-cell>
          <table:table-cell office:value-type="float" office:value="17616" calcext:value-type="float">
            <text:p>176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616" calcext:value-type="float">
            <text:p>176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38" calcext:value-type="float">
            <text:p>1461836338</text:p>
          </table:table-cell>
          <table:table-cell table:formula="of:=[.D419]-[.C419]" office:value-type="float" office:value="660" calcext:value-type="float">
            <text:p>660</text:p>
          </table:table-cell>
          <table:table-cell office:value-type="float" office:value="6" calcext:value-type="float">
            <text:p>6</text:p>
          </table:table-cell>
          <table:table-cell office:value-type="float" office:value="2636" calcext:value-type="float">
            <text:p>2636</text:p>
          </table:table-cell>
          <table:table-cell table:formula="of:=([.G419]-[.G418])/([.E419]-[.E418])" office:value-type="float" office:value="6" calcext:value-type="float">
            <text:p>6</text:p>
          </table:table-cell>
          <table:table-cell table:number-columns-repeated="7"/>
          <table:table-cell office:value-type="float" office:value="1461835870577" calcext:value-type="float">
            <text:p>1461835870577</text:p>
          </table:table-cell>
          <table:table-cell office:value-type="float" office:value="17376" calcext:value-type="float">
            <text:p>1737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376" calcext:value-type="float">
            <text:p>173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40" calcext:value-type="float">
            <text:p>1461836340</text:p>
          </table:table-cell>
          <table:table-cell table:formula="of:=[.D420]-[.C420]" office:value-type="float" office:value="662" calcext:value-type="float">
            <text:p>662</text:p>
          </table:table-cell>
          <table:table-cell office:value-type="float" office:value="3" calcext:value-type="float">
            <text:p>3</text:p>
          </table:table-cell>
          <table:table-cell office:value-type="float" office:value="2639" calcext:value-type="float">
            <text:p>2639</text:p>
          </table:table-cell>
          <table:table-cell table:formula="of:=([.G420]-[.G419])/([.E420]-[.E419])" office:value-type="float" office:value="1.5" calcext:value-type="float">
            <text:p>1,5</text:p>
          </table:table-cell>
          <table:table-cell table:number-columns-repeated="7"/>
          <table:table-cell office:value-type="float" office:value="1461835870135" calcext:value-type="float">
            <text:p>1461835870135</text:p>
          </table:table-cell>
          <table:table-cell office:value-type="float" office:value="18001" calcext:value-type="float">
            <text:p>1800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001" calcext:value-type="float">
            <text:p>18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42" calcext:value-type="float">
            <text:p>1461836342</text:p>
          </table:table-cell>
          <table:table-cell table:formula="of:=[.D421]-[.C421]" office:value-type="float" office:value="664" calcext:value-type="float">
            <text:p>664</text:p>
          </table:table-cell>
          <table:table-cell office:value-type="float" office:value="7" calcext:value-type="float">
            <text:p>7</text:p>
          </table:table-cell>
          <table:table-cell office:value-type="float" office:value="2646" calcext:value-type="float">
            <text:p>2646</text:p>
          </table:table-cell>
          <table:table-cell table:formula="of:=([.G421]-[.G420])/([.E421]-[.E420])" office:value-type="float" office:value="3.5" calcext:value-type="float">
            <text:p>3,5</text:p>
          </table:table-cell>
          <table:table-cell table:number-columns-repeated="7"/>
          <table:table-cell office:value-type="float" office:value="1461835870603" calcext:value-type="float">
            <text:p>1461835870603</text:p>
          </table:table-cell>
          <table:table-cell office:value-type="float" office:value="17540" calcext:value-type="float">
            <text:p>1754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540" calcext:value-type="float">
            <text:p>175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44" calcext:value-type="float">
            <text:p>1461836344</text:p>
          </table:table-cell>
          <table:table-cell table:formula="of:=[.D422]-[.C422]" office:value-type="float" office:value="666" calcext:value-type="float">
            <text:p>666</text:p>
          </table:table-cell>
          <table:table-cell office:value-type="float" office:value="4" calcext:value-type="float">
            <text:p>4</text:p>
          </table:table-cell>
          <table:table-cell office:value-type="float" office:value="2650" calcext:value-type="float">
            <text:p>2650</text:p>
          </table:table-cell>
          <table:table-cell table:formula="of:=([.G422]-[.G421])/([.E422]-[.E421])" office:value-type="float" office:value="2" calcext:value-type="float">
            <text:p>2</text:p>
          </table:table-cell>
          <table:table-cell table:number-columns-repeated="7"/>
          <table:table-cell office:value-type="float" office:value="1461835870643" calcext:value-type="float">
            <text:p>1461835870643</text:p>
          </table:table-cell>
          <table:table-cell office:value-type="float" office:value="17507" calcext:value-type="float">
            <text:p>1750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507" calcext:value-type="float">
            <text:p>17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45" calcext:value-type="float">
            <text:p>1461836345</text:p>
          </table:table-cell>
          <table:table-cell table:formula="of:=[.D423]-[.C423]" office:value-type="float" office:value="667" calcext:value-type="float">
            <text:p>667</text:p>
          </table:table-cell>
          <table:table-cell office:value-type="float" office:value="2" calcext:value-type="float">
            <text:p>2</text:p>
          </table:table-cell>
          <table:table-cell office:value-type="float" office:value="2652" calcext:value-type="float">
            <text:p>2652</text:p>
          </table:table-cell>
          <table:table-cell table:formula="of:=([.G423]-[.G422])/([.E423]-[.E422])" office:value-type="float" office:value="2" calcext:value-type="float">
            <text:p>2</text:p>
          </table:table-cell>
          <table:table-cell table:number-columns-repeated="7"/>
          <table:table-cell office:value-type="float" office:value="1461835871733" calcext:value-type="float">
            <text:p>1461835871733</text:p>
          </table:table-cell>
          <table:table-cell office:value-type="float" office:value="16578" calcext:value-type="float">
            <text:p>165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578" calcext:value-type="float">
            <text:p>165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47" calcext:value-type="float">
            <text:p>1461836347</text:p>
          </table:table-cell>
          <table:table-cell table:formula="of:=[.D424]-[.C424]" office:value-type="float" office:value="669" calcext:value-type="float">
            <text:p>669</text:p>
          </table:table-cell>
          <table:table-cell office:value-type="float" office:value="4" calcext:value-type="float">
            <text:p>4</text:p>
          </table:table-cell>
          <table:table-cell office:value-type="float" office:value="2656" calcext:value-type="float">
            <text:p>2656</text:p>
          </table:table-cell>
          <table:table-cell table:formula="of:=([.G424]-[.G423])/([.E424]-[.E423])" office:value-type="float" office:value="2" calcext:value-type="float">
            <text:p>2</text:p>
          </table:table-cell>
          <table:table-cell table:number-columns-repeated="7"/>
          <table:table-cell office:value-type="float" office:value="1461835872635" calcext:value-type="float">
            <text:p>1461835872635</text:p>
          </table:table-cell>
          <table:table-cell office:value-type="float" office:value="15746" calcext:value-type="float">
            <text:p>1574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5746" calcext:value-type="float">
            <text:p>157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49" calcext:value-type="float">
            <text:p>1461836349</text:p>
          </table:table-cell>
          <table:table-cell table:formula="of:=[.D425]-[.C425]" office:value-type="float" office:value="671" calcext:value-type="float">
            <text:p>671</text:p>
          </table:table-cell>
          <table:table-cell office:value-type="float" office:value="7" calcext:value-type="float">
            <text:p>7</text:p>
          </table:table-cell>
          <table:table-cell office:value-type="float" office:value="2663" calcext:value-type="float">
            <text:p>2663</text:p>
          </table:table-cell>
          <table:table-cell table:formula="of:=([.G425]-[.G424])/([.E425]-[.E424])" office:value-type="float" office:value="3.5" calcext:value-type="float">
            <text:p>3,5</text:p>
          </table:table-cell>
          <table:table-cell table:number-columns-repeated="7"/>
          <table:table-cell office:value-type="float" office:value="1461835872830" calcext:value-type="float">
            <text:p>1461835872830</text:p>
          </table:table-cell>
          <table:table-cell office:value-type="float" office:value="15556" calcext:value-type="float">
            <text:p>1555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5556" calcext:value-type="float">
            <text:p>15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50" calcext:value-type="float">
            <text:p>1461836350</text:p>
          </table:table-cell>
          <table:table-cell table:formula="of:=[.D426]-[.C426]" office:value-type="float" office:value="672" calcext:value-type="float">
            <text:p>672</text:p>
          </table:table-cell>
          <table:table-cell office:value-type="float" office:value="4" calcext:value-type="float">
            <text:p>4</text:p>
          </table:table-cell>
          <table:table-cell office:value-type="float" office:value="2667" calcext:value-type="float">
            <text:p>2667</text:p>
          </table:table-cell>
          <table:table-cell table:formula="of:=([.G426]-[.G425])/([.E426]-[.E425])" office:value-type="float" office:value="4" calcext:value-type="float">
            <text:p>4</text:p>
          </table:table-cell>
          <table:table-cell table:number-columns-repeated="7"/>
          <table:table-cell office:value-type="float" office:value="1461835872842" calcext:value-type="float">
            <text:p>1461835872842</text:p>
          </table:table-cell>
          <table:table-cell office:value-type="float" office:value="15570" calcext:value-type="float">
            <text:p>1557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5570" calcext:value-type="float">
            <text:p>155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52" calcext:value-type="float">
            <text:p>1461836352</text:p>
          </table:table-cell>
          <table:table-cell table:formula="of:=[.D427]-[.C427]" office:value-type="float" office:value="674" calcext:value-type="float">
            <text:p>674</text:p>
          </table:table-cell>
          <table:table-cell office:value-type="float" office:value="6" calcext:value-type="float">
            <text:p>6</text:p>
          </table:table-cell>
          <table:table-cell office:value-type="float" office:value="2673" calcext:value-type="float">
            <text:p>2673</text:p>
          </table:table-cell>
          <table:table-cell table:formula="of:=([.G427]-[.G426])/([.E427]-[.E426])" office:value-type="float" office:value="3" calcext:value-type="float">
            <text:p>3</text:p>
          </table:table-cell>
          <table:table-cell table:number-columns-repeated="7"/>
          <table:table-cell office:value-type="float" office:value="1461835871472" calcext:value-type="float">
            <text:p>1461835871472</text:p>
          </table:table-cell>
          <table:table-cell office:value-type="float" office:value="16995" calcext:value-type="float">
            <text:p>1699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995" calcext:value-type="float">
            <text:p>169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53" calcext:value-type="float">
            <text:p>1461836353</text:p>
          </table:table-cell>
          <table:table-cell table:formula="of:=[.D428]-[.C428]" office:value-type="float" office:value="675" calcext:value-type="float">
            <text:p>675</text:p>
          </table:table-cell>
          <table:table-cell office:value-type="float" office:value="6" calcext:value-type="float">
            <text:p>6</text:p>
          </table:table-cell>
          <table:table-cell office:value-type="float" office:value="2679" calcext:value-type="float">
            <text:p>2679</text:p>
          </table:table-cell>
          <table:table-cell table:formula="of:=([.G428]-[.G427])/([.E428]-[.E427])" office:value-type="float" office:value="6" calcext:value-type="float">
            <text:p>6</text:p>
          </table:table-cell>
          <table:table-cell table:number-columns-repeated="7"/>
          <table:table-cell office:value-type="float" office:value="1461835873070" calcext:value-type="float">
            <text:p>1461835873070</text:p>
          </table:table-cell>
          <table:table-cell office:value-type="float" office:value="15509" calcext:value-type="float">
            <text:p>1550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5509" calcext:value-type="float">
            <text:p>15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55" calcext:value-type="float">
            <text:p>1461836355</text:p>
          </table:table-cell>
          <table:table-cell table:formula="of:=[.D429]-[.C429]" office:value-type="float" office:value="677" calcext:value-type="float">
            <text:p>677</text:p>
          </table:table-cell>
          <table:table-cell office:value-type="float" office:value="2" calcext:value-type="float">
            <text:p>2</text:p>
          </table:table-cell>
          <table:table-cell office:value-type="float" office:value="2681" calcext:value-type="float">
            <text:p>2681</text:p>
          </table:table-cell>
          <table:table-cell table:formula="of:=([.G429]-[.G428])/([.E429]-[.E428])" office:value-type="float" office:value="1" calcext:value-type="float">
            <text:p>1</text:p>
          </table:table-cell>
          <table:table-cell table:number-columns-repeated="7"/>
          <table:table-cell office:value-type="float" office:value="1461835872853" calcext:value-type="float">
            <text:p>1461835872853</text:p>
          </table:table-cell>
          <table:table-cell office:value-type="float" office:value="15743" calcext:value-type="float">
            <text:p>1574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5743" calcext:value-type="float">
            <text:p>157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56" calcext:value-type="float">
            <text:p>1461836356</text:p>
          </table:table-cell>
          <table:table-cell table:formula="of:=[.D430]-[.C430]"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table:formula="of:=([.G430]-[.G429])/([.E430]-[.E429])" office:value-type="float" office:value="0" calcext:value-type="float">
            <text:p>0</text:p>
          </table:table-cell>
          <table:table-cell table:number-columns-repeated="7"/>
          <table:table-cell office:value-type="float" office:value="1461835873810" calcext:value-type="float">
            <text:p>1461835873810</text:p>
          </table:table-cell>
          <table:table-cell office:value-type="float" office:value="14821" calcext:value-type="float">
            <text:p>1482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821" calcext:value-type="float">
            <text:p>148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58" calcext:value-type="float">
            <text:p>1461836358</text:p>
          </table:table-cell>
          <table:table-cell table:formula="of:=[.D431]-[.C431]"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2683" calcext:value-type="float">
            <text:p>2683</text:p>
          </table:table-cell>
          <table:table-cell table:formula="of:=([.G431]-[.G430])/([.E431]-[.E430])" office:value-type="float" office:value="1" calcext:value-type="float">
            <text:p>1</text:p>
          </table:table-cell>
          <table:table-cell table:number-columns-repeated="7"/>
          <table:table-cell office:value-type="float" office:value="1461835874832" calcext:value-type="float">
            <text:p>1461835874832</text:p>
          </table:table-cell>
          <table:table-cell office:value-type="float" office:value="13953" calcext:value-type="float">
            <text:p>1395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953" calcext:value-type="float">
            <text:p>139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59" calcext:value-type="float">
            <text:p>1461836359</text:p>
          </table:table-cell>
          <table:table-cell table:formula="of:=[.D432]-[.C432]" office:value-type="float" office:value="681" calcext:value-type="float">
            <text:p>681</text:p>
          </table:table-cell>
          <table:table-cell office:value-type="float" office:value="8" calcext:value-type="float">
            <text:p>8</text:p>
          </table:table-cell>
          <table:table-cell office:value-type="float" office:value="2691" calcext:value-type="float">
            <text:p>2691</text:p>
          </table:table-cell>
          <table:table-cell table:formula="of:=([.G432]-[.G431])/([.E432]-[.E431])" office:value-type="float" office:value="8" calcext:value-type="float">
            <text:p>8</text:p>
          </table:table-cell>
          <table:table-cell table:number-columns-repeated="7"/>
          <table:table-cell office:value-type="float" office:value="1461835874699" calcext:value-type="float">
            <text:p>1461835874699</text:p>
          </table:table-cell>
          <table:table-cell office:value-type="float" office:value="14113" calcext:value-type="float">
            <text:p>1411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113" calcext:value-type="float">
            <text:p>14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61" calcext:value-type="float">
            <text:p>1461836361</text:p>
          </table:table-cell>
          <table:table-cell table:formula="of:=[.D433]-[.C433]" office:value-type="float" office:value="683" calcext:value-type="float">
            <text:p>683</text:p>
          </table:table-cell>
          <table:table-cell office:value-type="float" office:value="6" calcext:value-type="float">
            <text:p>6</text:p>
          </table:table-cell>
          <table:table-cell office:value-type="float" office:value="2697" calcext:value-type="float">
            <text:p>2697</text:p>
          </table:table-cell>
          <table:table-cell table:formula="of:=([.G433]-[.G432])/([.E433]-[.E432])" office:value-type="float" office:value="3" calcext:value-type="float">
            <text:p>3</text:p>
          </table:table-cell>
          <table:table-cell table:number-columns-repeated="7"/>
          <table:table-cell office:value-type="float" office:value="1461835873976" calcext:value-type="float">
            <text:p>1461835873976</text:p>
          </table:table-cell>
          <table:table-cell office:value-type="float" office:value="14839" calcext:value-type="float">
            <text:p>1483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839" calcext:value-type="float">
            <text:p>148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62" calcext:value-type="float">
            <text:p>1461836362</text:p>
          </table:table-cell>
          <table:table-cell table:formula="of:=[.D434]-[.C434]" office:value-type="float" office:value="684" calcext:value-type="float">
            <text:p>684</text:p>
          </table:table-cell>
          <table:table-cell office:value-type="float" office:value="10" calcext:value-type="float">
            <text:p>10</text:p>
          </table:table-cell>
          <table:table-cell office:value-type="float" office:value="2707" calcext:value-type="float">
            <text:p>2707</text:p>
          </table:table-cell>
          <table:table-cell table:formula="of:=([.G434]-[.G433])/([.E434]-[.E433])" office:value-type="float" office:value="10" calcext:value-type="float">
            <text:p>10</text:p>
          </table:table-cell>
          <table:table-cell table:number-columns-repeated="7"/>
          <table:table-cell office:value-type="float" office:value="1461835874730" calcext:value-type="float">
            <text:p>1461835874730</text:p>
          </table:table-cell>
          <table:table-cell office:value-type="float" office:value="14088" calcext:value-type="float">
            <text:p>1408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088" calcext:value-type="float">
            <text:p>140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64" calcext:value-type="float">
            <text:p>1461836364</text:p>
          </table:table-cell>
          <table:table-cell table:formula="of:=[.D435]-[.C435]"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office:value-type="float" office:value="2708" calcext:value-type="float">
            <text:p>2708</text:p>
          </table:table-cell>
          <table:table-cell table:formula="of:=([.G435]-[.G434])/([.E435]-[.E434])" office:value-type="float" office:value="0.5" calcext:value-type="float">
            <text:p>0,5</text:p>
          </table:table-cell>
          <table:table-cell table:number-columns-repeated="7"/>
          <table:table-cell office:value-type="float" office:value="1461835875075" calcext:value-type="float">
            <text:p>1461835875075</text:p>
          </table:table-cell>
          <table:table-cell office:value-type="float" office:value="13875" calcext:value-type="float">
            <text:p>1387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875" calcext:value-type="float">
            <text:p>13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65" calcext:value-type="float">
            <text:p>1461836365</text:p>
          </table:table-cell>
          <table:table-cell table:formula="of:=[.D436]-[.C436]" office:value-type="float" office:value="687" calcext:value-type="float">
            <text:p>687</text:p>
          </table:table-cell>
          <table:table-cell office:value-type="float" office:value="5" calcext:value-type="float">
            <text:p>5</text:p>
          </table:table-cell>
          <table:table-cell office:value-type="float" office:value="2713" calcext:value-type="float">
            <text:p>2713</text:p>
          </table:table-cell>
          <table:table-cell table:formula="of:=([.G436]-[.G435])/([.E436]-[.E435])" office:value-type="float" office:value="5" calcext:value-type="float">
            <text:p>5</text:p>
          </table:table-cell>
          <table:table-cell table:number-columns-repeated="7"/>
          <table:table-cell office:value-type="float" office:value="1461835875346" calcext:value-type="float">
            <text:p>1461835875346</text:p>
          </table:table-cell>
          <table:table-cell office:value-type="float" office:value="13650" calcext:value-type="float">
            <text:p>1365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650" calcext:value-type="float">
            <text:p>136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67" calcext:value-type="float">
            <text:p>1461836367</text:p>
          </table:table-cell>
          <table:table-cell table:formula="of:=[.D437]-[.C437]" office:value-type="float" office:value="689" calcext:value-type="float">
            <text:p>689</text:p>
          </table:table-cell>
          <table:table-cell office:value-type="float" office:value="2" calcext:value-type="float">
            <text:p>2</text:p>
          </table:table-cell>
          <table:table-cell office:value-type="float" office:value="2715" calcext:value-type="float">
            <text:p>2715</text:p>
          </table:table-cell>
          <table:table-cell table:formula="of:=([.G437]-[.G436])/([.E437]-[.E436])" office:value-type="float" office:value="1" calcext:value-type="float">
            <text:p>1</text:p>
          </table:table-cell>
          <table:table-cell table:number-columns-repeated="7"/>
          <table:table-cell office:value-type="float" office:value="1461835875656" calcext:value-type="float">
            <text:p>1461835875656</text:p>
          </table:table-cell>
          <table:table-cell office:value-type="float" office:value="13406" calcext:value-type="float">
            <text:p>1340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406" calcext:value-type="float">
            <text:p>134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68" calcext:value-type="float">
            <text:p>1461836368</text:p>
          </table:table-cell>
          <table:table-cell table:formula="of:=[.D438]-[.C438]"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  <table:table-cell office:value-type="float" office:value="2717" calcext:value-type="float">
            <text:p>2717</text:p>
          </table:table-cell>
          <table:table-cell table:formula="of:=([.G438]-[.G437])/([.E438]-[.E437])" office:value-type="float" office:value="2" calcext:value-type="float">
            <text:p>2</text:p>
          </table:table-cell>
          <table:table-cell table:number-columns-repeated="7"/>
          <table:table-cell office:value-type="float" office:value="1461835876145" calcext:value-type="float">
            <text:p>1461835876145</text:p>
          </table:table-cell>
          <table:table-cell office:value-type="float" office:value="12972" calcext:value-type="float">
            <text:p>1297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972" calcext:value-type="float">
            <text:p>129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69" calcext:value-type="float">
            <text:p>1461836369</text:p>
          </table:table-cell>
          <table:table-cell table:formula="of:=[.D439]-[.C439]" office:value-type="float" office:value="691" calcext:value-type="float">
            <text:p>691</text:p>
          </table:table-cell>
          <table:table-cell office:value-type="float" office:value="2" calcext:value-type="float">
            <text:p>2</text:p>
          </table:table-cell>
          <table:table-cell office:value-type="float" office:value="2719" calcext:value-type="float">
            <text:p>2719</text:p>
          </table:table-cell>
          <table:table-cell table:formula="of:=([.G439]-[.G438])/([.E439]-[.E438])" office:value-type="float" office:value="2" calcext:value-type="float">
            <text:p>2</text:p>
          </table:table-cell>
          <table:table-cell table:number-columns-repeated="7"/>
          <table:table-cell office:value-type="float" office:value="1461835876643" calcext:value-type="float">
            <text:p>1461835876643</text:p>
          </table:table-cell>
          <table:table-cell office:value-type="float" office:value="12518" calcext:value-type="float">
            <text:p>125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518" calcext:value-type="float">
            <text:p>12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71" calcext:value-type="float">
            <text:p>1461836371</text:p>
          </table:table-cell>
          <table:table-cell table:formula="of:=[.D440]-[.C440]" office:value-type="float" office:value="693" calcext:value-type="float">
            <text:p>693</text:p>
          </table:table-cell>
          <table:table-cell office:value-type="float" office:value="4" calcext:value-type="float">
            <text:p>4</text:p>
          </table:table-cell>
          <table:table-cell office:value-type="float" office:value="2723" calcext:value-type="float">
            <text:p>2723</text:p>
          </table:table-cell>
          <table:table-cell table:formula="of:=([.G440]-[.G439])/([.E440]-[.E439])" office:value-type="float" office:value="2" calcext:value-type="float">
            <text:p>2</text:p>
          </table:table-cell>
          <table:table-cell table:number-columns-repeated="7"/>
          <table:table-cell office:value-type="float" office:value="1461835876159" calcext:value-type="float">
            <text:p>1461835876159</text:p>
          </table:table-cell>
          <table:table-cell office:value-type="float" office:value="13099" calcext:value-type="float">
            <text:p>1309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099" calcext:value-type="float">
            <text:p>130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72" calcext:value-type="float">
            <text:p>1461836372</text:p>
          </table:table-cell>
          <table:table-cell table:formula="of:=[.D441]-[.C441]"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float" office:value="2724" calcext:value-type="float">
            <text:p>2724</text:p>
          </table:table-cell>
          <table:table-cell table:formula="of:=([.G441]-[.G440])/([.E441]-[.E440])" office:value-type="float" office:value="1" calcext:value-type="float">
            <text:p>1</text:p>
          </table:table-cell>
          <table:table-cell table:number-columns-repeated="7"/>
          <table:table-cell office:value-type="float" office:value="1461835877182" calcext:value-type="float">
            <text:p>1461835877182</text:p>
          </table:table-cell>
          <table:table-cell office:value-type="float" office:value="12253" calcext:value-type="float">
            <text:p>1225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253" calcext:value-type="float">
            <text:p>122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74" calcext:value-type="float">
            <text:p>1461836374</text:p>
          </table:table-cell>
          <table:table-cell table:formula="of:=[.D442]-[.C442]" office:value-type="float" office:value="696" calcext:value-type="float">
            <text:p>696</text:p>
          </table:table-cell>
          <table:table-cell office:value-type="float" office:value="5" calcext:value-type="float">
            <text:p>5</text:p>
          </table:table-cell>
          <table:table-cell office:value-type="float" office:value="2729" calcext:value-type="float">
            <text:p>2729</text:p>
          </table:table-cell>
          <table:table-cell table:formula="of:=([.G442]-[.G441])/([.E442]-[.E441])" office:value-type="float" office:value="2.5" calcext:value-type="float">
            <text:p>2,5</text:p>
          </table:table-cell>
          <table:table-cell table:number-columns-repeated="7"/>
          <table:table-cell office:value-type="float" office:value="1461835877457" calcext:value-type="float">
            <text:p>1461835877457</text:p>
          </table:table-cell>
          <table:table-cell office:value-type="float" office:value="11986" calcext:value-type="float">
            <text:p>1198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986" calcext:value-type="float">
            <text:p>119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75" calcext:value-type="float">
            <text:p>1461836375</text:p>
          </table:table-cell>
          <table:table-cell table:formula="of:=[.D443]-[.C443]" office:value-type="float" office:value="697" calcext:value-type="float">
            <text:p>697</text:p>
          </table:table-cell>
          <table:table-cell office:value-type="float" office:value="5" calcext:value-type="float">
            <text:p>5</text:p>
          </table:table-cell>
          <table:table-cell office:value-type="float" office:value="2734" calcext:value-type="float">
            <text:p>2734</text:p>
          </table:table-cell>
          <table:table-cell table:formula="of:=([.G443]-[.G442])/([.E443]-[.E442])" office:value-type="float" office:value="5" calcext:value-type="float">
            <text:p>5</text:p>
          </table:table-cell>
          <table:table-cell table:number-columns-repeated="7"/>
          <table:table-cell office:value-type="float" office:value="1461835877310" calcext:value-type="float">
            <text:p>1461835877310</text:p>
          </table:table-cell>
          <table:table-cell office:value-type="float" office:value="12137" calcext:value-type="float">
            <text:p>1213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137" calcext:value-type="float">
            <text:p>12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77" calcext:value-type="float">
            <text:p>1461836377</text:p>
          </table:table-cell>
          <table:table-cell table:formula="of:=[.D444]-[.C444]" office:value-type="float" office:value="699" calcext:value-type="float">
            <text:p>699</text:p>
          </table:table-cell>
          <table:table-cell office:value-type="float" office:value="8" calcext:value-type="float">
            <text:p>8</text:p>
          </table:table-cell>
          <table:table-cell office:value-type="float" office:value="2742" calcext:value-type="float">
            <text:p>2742</text:p>
          </table:table-cell>
          <table:table-cell table:formula="of:=([.G444]-[.G443])/([.E444]-[.E443])" office:value-type="float" office:value="4" calcext:value-type="float">
            <text:p>4</text:p>
          </table:table-cell>
          <table:table-cell table:number-columns-repeated="7"/>
          <table:table-cell office:value-type="float" office:value="1461835877563" calcext:value-type="float">
            <text:p>1461835877563</text:p>
          </table:table-cell>
          <table:table-cell office:value-type="float" office:value="11953" calcext:value-type="float">
            <text:p>1195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953" calcext:value-type="float">
            <text:p>119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79" calcext:value-type="float">
            <text:p>1461836379</text:p>
          </table:table-cell>
          <table:table-cell table:formula="of:=[.D445]-[.C445]" office:value-type="float" office:value="701" calcext:value-type="float">
            <text:p>701</text:p>
          </table:table-cell>
          <table:table-cell office:value-type="float" office:value="5" calcext:value-type="float">
            <text:p>5</text:p>
          </table:table-cell>
          <table:table-cell office:value-type="float" office:value="2747" calcext:value-type="float">
            <text:p>2747</text:p>
          </table:table-cell>
          <table:table-cell table:formula="of:=([.G445]-[.G444])/([.E445]-[.E444])" office:value-type="float" office:value="2.5" calcext:value-type="float">
            <text:p>2,5</text:p>
          </table:table-cell>
          <table:table-cell table:number-columns-repeated="7"/>
          <table:table-cell office:value-type="float" office:value="1461835878192" calcext:value-type="float">
            <text:p>1461835878192</text:p>
          </table:table-cell>
          <table:table-cell office:value-type="float" office:value="11374" calcext:value-type="float">
            <text:p>1137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374" calcext:value-type="float">
            <text:p>113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80" calcext:value-type="float">
            <text:p>1461836380</text:p>
          </table:table-cell>
          <table:table-cell table:formula="of:=[.D446]-[.C446]" office:value-type="float" office:value="702" calcext:value-type="float">
            <text:p>702</text:p>
          </table:table-cell>
          <table:table-cell office:value-type="float" office:value="8" calcext:value-type="float">
            <text:p>8</text:p>
          </table:table-cell>
          <table:table-cell office:value-type="float" office:value="2755" calcext:value-type="float">
            <text:p>2755</text:p>
          </table:table-cell>
          <table:table-cell table:formula="of:=([.G446]-[.G445])/([.E446]-[.E445])" office:value-type="float" office:value="8" calcext:value-type="float">
            <text:p>8</text:p>
          </table:table-cell>
          <table:table-cell table:number-columns-repeated="7"/>
          <table:table-cell office:value-type="float" office:value="1461835878408" calcext:value-type="float">
            <text:p>1461835878408</text:p>
          </table:table-cell>
          <table:table-cell office:value-type="float" office:value="11178" calcext:value-type="float">
            <text:p>111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178" calcext:value-type="float">
            <text:p>11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81" calcext:value-type="float">
            <text:p>1461836381</text:p>
          </table:table-cell>
          <table:table-cell table:formula="of:=[.D447]-[.C447]" office:value-type="float" office:value="703" calcext:value-type="float">
            <text:p>703</text:p>
          </table:table-cell>
          <table:table-cell office:value-type="float" office:value="3" calcext:value-type="float">
            <text:p>3</text:p>
          </table:table-cell>
          <table:table-cell office:value-type="float" office:value="2758" calcext:value-type="float">
            <text:p>2758</text:p>
          </table:table-cell>
          <table:table-cell table:formula="of:=([.G447]-[.G446])/([.E447]-[.E446])" office:value-type="float" office:value="3" calcext:value-type="float">
            <text:p>3</text:p>
          </table:table-cell>
          <table:table-cell table:number-columns-repeated="7"/>
          <table:table-cell office:value-type="float" office:value="1461835877756" calcext:value-type="float">
            <text:p>1461835877756</text:p>
          </table:table-cell>
          <table:table-cell office:value-type="float" office:value="11920" calcext:value-type="float">
            <text:p>1192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920" calcext:value-type="float">
            <text:p>119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83" calcext:value-type="float">
            <text:p>1461836383</text:p>
          </table:table-cell>
          <table:table-cell table:formula="of:=[.D448]-[.C448]"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office:value-type="float" office:value="2759" calcext:value-type="float">
            <text:p>2759</text:p>
          </table:table-cell>
          <table:table-cell table:formula="of:=([.G448]-[.G447])/([.E448]-[.E447])" office:value-type="float" office:value="0.5" calcext:value-type="float">
            <text:p>0,5</text:p>
          </table:table-cell>
          <table:table-cell table:number-columns-repeated="7"/>
          <table:table-cell office:value-type="float" office:value="1461835878505" calcext:value-type="float">
            <text:p>1461835878505</text:p>
          </table:table-cell>
          <table:table-cell office:value-type="float" office:value="11174" calcext:value-type="float">
            <text:p>1117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174" calcext:value-type="float">
            <text:p>11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85" calcext:value-type="float">
            <text:p>1461836385</text:p>
          </table:table-cell>
          <table:table-cell table:formula="of:=[.D449]-[.C449]" office:value-type="float" office:value="707" calcext:value-type="float">
            <text:p>707</text:p>
          </table:table-cell>
          <table:table-cell office:value-type="float" office:value="3" calcext:value-type="float">
            <text:p>3</text:p>
          </table:table-cell>
          <table:table-cell office:value-type="float" office:value="2762" calcext:value-type="float">
            <text:p>2762</text:p>
          </table:table-cell>
          <table:table-cell table:formula="of:=([.G449]-[.G448])/([.E449]-[.E448])" office:value-type="float" office:value="1.5" calcext:value-type="float">
            <text:p>1,5</text:p>
          </table:table-cell>
          <table:table-cell table:number-columns-repeated="7"/>
          <table:table-cell office:value-type="float" office:value="1461835878881" calcext:value-type="float">
            <text:p>1461835878881</text:p>
          </table:table-cell>
          <table:table-cell office:value-type="float" office:value="10849" calcext:value-type="float">
            <text:p>1084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849" calcext:value-type="float">
            <text:p>108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86" calcext:value-type="float">
            <text:p>1461836386</text:p>
          </table:table-cell>
          <table:table-cell table:formula="of:=[.D450]-[.C450]"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float" office:value="2766" calcext:value-type="float">
            <text:p>2766</text:p>
          </table:table-cell>
          <table:table-cell table:formula="of:=([.G450]-[.G449])/([.E450]-[.E449])" office:value-type="float" office:value="4" calcext:value-type="float">
            <text:p>4</text:p>
          </table:table-cell>
          <table:table-cell table:number-columns-repeated="7"/>
          <table:table-cell office:value-type="float" office:value="1461835878889" calcext:value-type="float">
            <text:p>1461835878889</text:p>
          </table:table-cell>
          <table:table-cell office:value-type="float" office:value="10867" calcext:value-type="float">
            <text:p>1086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867" calcext:value-type="float">
            <text:p>108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88" calcext:value-type="float">
            <text:p>1461836388</text:p>
          </table:table-cell>
          <table:table-cell table:formula="of:=[.D451]-[.C451]" office:value-type="float" office:value="710" calcext:value-type="float">
            <text:p>710</text:p>
          </table:table-cell>
          <table:table-cell office:value-type="float" office:value="4" calcext:value-type="float">
            <text:p>4</text:p>
          </table:table-cell>
          <table:table-cell office:value-type="float" office:value="2770" calcext:value-type="float">
            <text:p>2770</text:p>
          </table:table-cell>
          <table:table-cell table:formula="of:=([.G451]-[.G450])/([.E451]-[.E450])" office:value-type="float" office:value="2" calcext:value-type="float">
            <text:p>2</text:p>
          </table:table-cell>
          <table:table-cell table:number-columns-repeated="7"/>
          <table:table-cell office:value-type="float" office:value="1461835879681" calcext:value-type="float">
            <text:p>1461835879681</text:p>
          </table:table-cell>
          <table:table-cell office:value-type="float" office:value="10196" calcext:value-type="float">
            <text:p>1019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196" calcext:value-type="float">
            <text:p>10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89" calcext:value-type="float">
            <text:p>1461836389</text:p>
          </table:table-cell>
          <table:table-cell table:formula="of:=[.D452]-[.C452]" office:value-type="float" office:value="711" calcext:value-type="float">
            <text:p>711</text:p>
          </table:table-cell>
          <table:table-cell office:value-type="float" office:value="2" calcext:value-type="float">
            <text:p>2</text:p>
          </table:table-cell>
          <table:table-cell office:value-type="float" office:value="2772" calcext:value-type="float">
            <text:p>2772</text:p>
          </table:table-cell>
          <table:table-cell table:formula="of:=([.G452]-[.G451])/([.E452]-[.E451])" office:value-type="float" office:value="2" calcext:value-type="float">
            <text:p>2</text:p>
          </table:table-cell>
          <table:table-cell table:number-columns-repeated="7"/>
          <table:table-cell office:value-type="float" office:value="1461835879485" calcext:value-type="float">
            <text:p>1461835879485</text:p>
          </table:table-cell>
          <table:table-cell office:value-type="float" office:value="10433" calcext:value-type="float">
            <text:p>1043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433" calcext:value-type="float">
            <text:p>104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91" calcext:value-type="float">
            <text:p>1461836391</text:p>
          </table:table-cell>
          <table:table-cell table:formula="of:=[.D453]-[.C453]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2772" calcext:value-type="float">
            <text:p>2772</text:p>
          </table:table-cell>
          <table:table-cell table:formula="of:=([.G453]-[.G452])/([.E453]-[.E452])" office:value-type="float" office:value="0" calcext:value-type="float">
            <text:p>0</text:p>
          </table:table-cell>
          <table:table-cell table:number-columns-repeated="7"/>
          <table:table-cell office:value-type="float" office:value="1461835879880" calcext:value-type="float">
            <text:p>1461835879880</text:p>
          </table:table-cell>
          <table:table-cell office:value-type="float" office:value="10235" calcext:value-type="float">
            <text:p>1023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235" calcext:value-type="float">
            <text:p>10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92" calcext:value-type="float">
            <text:p>1461836392</text:p>
          </table:table-cell>
          <table:table-cell table:formula="of:=[.D454]-[.C454]" office:value-type="float" office:value="714" calcext:value-type="float">
            <text:p>714</text:p>
          </table:table-cell>
          <table:table-cell office:value-type="float" office:value="5" calcext:value-type="float">
            <text:p>5</text:p>
          </table:table-cell>
          <table:table-cell office:value-type="float" office:value="2777" calcext:value-type="float">
            <text:p>2777</text:p>
          </table:table-cell>
          <table:table-cell table:formula="of:=([.G454]-[.G453])/([.E454]-[.E453])" office:value-type="float" office:value="5" calcext:value-type="float">
            <text:p>5</text:p>
          </table:table-cell>
          <table:table-cell table:number-columns-repeated="7"/>
          <table:table-cell office:value-type="float" office:value="1461835880364" calcext:value-type="float">
            <text:p>1461835880364</text:p>
          </table:table-cell>
          <table:table-cell office:value-type="float" office:value="9846" calcext:value-type="float">
            <text:p>984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846" calcext:value-type="float">
            <text:p>98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94" calcext:value-type="float">
            <text:p>1461836394</text:p>
          </table:table-cell>
          <table:table-cell table:formula="of:=[.D455]-[.C455]"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float" office:value="2781" calcext:value-type="float">
            <text:p>2781</text:p>
          </table:table-cell>
          <table:table-cell table:formula="of:=([.G455]-[.G454])/([.E455]-[.E454])" office:value-type="float" office:value="2" calcext:value-type="float">
            <text:p>2</text:p>
          </table:table-cell>
          <table:table-cell table:number-columns-repeated="7"/>
          <table:table-cell office:value-type="float" office:value="1461835880564" calcext:value-type="float">
            <text:p>1461835880564</text:p>
          </table:table-cell>
          <table:table-cell office:value-type="float" office:value="9651" calcext:value-type="float">
            <text:p>96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651" calcext:value-type="float">
            <text:p>96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95" calcext:value-type="float">
            <text:p>1461836395</text:p>
          </table:table-cell>
          <table:table-cell table:formula="of:=[.D456]-[.C456]" office:value-type="float" office:value="717" calcext:value-type="float">
            <text:p>717</text:p>
          </table:table-cell>
          <table:table-cell office:value-type="float" office:value="5" calcext:value-type="float">
            <text:p>5</text:p>
          </table:table-cell>
          <table:table-cell office:value-type="float" office:value="2786" calcext:value-type="float">
            <text:p>2786</text:p>
          </table:table-cell>
          <table:table-cell table:formula="of:=([.G456]-[.G455])/([.E456]-[.E455])" office:value-type="float" office:value="5" calcext:value-type="float">
            <text:p>5</text:p>
          </table:table-cell>
          <table:table-cell table:number-columns-repeated="7"/>
          <table:table-cell office:value-type="float" office:value="1461835880643" calcext:value-type="float">
            <text:p>1461835880643</text:p>
          </table:table-cell>
          <table:table-cell office:value-type="float" office:value="9594" calcext:value-type="float">
            <text:p>959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594" calcext:value-type="float">
            <text:p>95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97" calcext:value-type="float">
            <text:p>1461836397</text:p>
          </table:table-cell>
          <table:table-cell table:formula="of:=[.D457]-[.C457]" office:value-type="float" office:value="719" calcext:value-type="float">
            <text:p>719</text:p>
          </table:table-cell>
          <table:table-cell office:value-type="float" office:value="5" calcext:value-type="float">
            <text:p>5</text:p>
          </table:table-cell>
          <table:table-cell office:value-type="float" office:value="2791" calcext:value-type="float">
            <text:p>2791</text:p>
          </table:table-cell>
          <table:table-cell table:formula="of:=([.G457]-[.G456])/([.E457]-[.E456])" office:value-type="float" office:value="2.5" calcext:value-type="float">
            <text:p>2,5</text:p>
          </table:table-cell>
          <table:table-cell table:number-columns-repeated="7"/>
          <table:table-cell office:value-type="float" office:value="1461835880714" calcext:value-type="float">
            <text:p>1461835880714</text:p>
          </table:table-cell>
          <table:table-cell office:value-type="float" office:value="9872" calcext:value-type="float">
            <text:p>987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872" calcext:value-type="float">
            <text:p>98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98" calcext:value-type="float">
            <text:p>1461836398</text:p>
          </table:table-cell>
          <table:table-cell table:formula="of:=[.D458]-[.C458]"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2797" calcext:value-type="float">
            <text:p>2797</text:p>
          </table:table-cell>
          <table:table-cell table:formula="of:=([.G458]-[.G457])/([.E458]-[.E457])" office:value-type="float" office:value="6" calcext:value-type="float">
            <text:p>6</text:p>
          </table:table-cell>
          <table:table-cell table:number-columns-repeated="7"/>
          <table:table-cell office:value-type="float" office:value="1461835881464" calcext:value-type="float">
            <text:p>1461835881464</text:p>
          </table:table-cell>
          <table:table-cell office:value-type="float" office:value="9490" calcext:value-type="float">
            <text:p>949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490" calcext:value-type="float">
            <text:p>94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399" calcext:value-type="float">
            <text:p>1461836399</text:p>
          </table:table-cell>
          <table:table-cell table:formula="of:=[.D459]-[.C459]" office:value-type="float" office:value="721" calcext:value-type="float">
            <text:p>721</text:p>
          </table:table-cell>
          <table:table-cell office:value-type="float" office:value="4" calcext:value-type="float">
            <text:p>4</text:p>
          </table:table-cell>
          <table:table-cell office:value-type="float" office:value="2801" calcext:value-type="float">
            <text:p>2801</text:p>
          </table:table-cell>
          <table:table-cell table:formula="of:=([.G459]-[.G458])/([.E459]-[.E458])" office:value-type="float" office:value="4" calcext:value-type="float">
            <text:p>4</text:p>
          </table:table-cell>
          <table:table-cell table:number-columns-repeated="7"/>
          <table:table-cell office:value-type="float" office:value="1461835881089" calcext:value-type="float">
            <text:p>1461835881089</text:p>
          </table:table-cell>
          <table:table-cell office:value-type="float" office:value="9866" calcext:value-type="float">
            <text:p>986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866" calcext:value-type="float">
            <text:p>98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01" calcext:value-type="float">
            <text:p>1461836401</text:p>
          </table:table-cell>
          <table:table-cell table:formula="of:=[.D460]-[.C460]" office:value-type="float" office:value="723" calcext:value-type="float">
            <text:p>723</text:p>
          </table:table-cell>
          <table:table-cell office:value-type="float" office:value="4" calcext:value-type="float">
            <text:p>4</text:p>
          </table:table-cell>
          <table:table-cell office:value-type="float" office:value="2805" calcext:value-type="float">
            <text:p>2805</text:p>
          </table:table-cell>
          <table:table-cell table:formula="of:=([.G460]-[.G459])/([.E460]-[.E459])" office:value-type="float" office:value="2" calcext:value-type="float">
            <text:p>2</text:p>
          </table:table-cell>
          <table:table-cell table:number-columns-repeated="7"/>
          <table:table-cell office:value-type="float" office:value="1461835881897" calcext:value-type="float">
            <text:p>1461835881897</text:p>
          </table:table-cell>
          <table:table-cell office:value-type="float" office:value="9221" calcext:value-type="float">
            <text:p>922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221" calcext:value-type="float">
            <text:p>92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02" calcext:value-type="float">
            <text:p>1461836402</text:p>
          </table:table-cell>
          <table:table-cell table:formula="of:=[.D461]-[.C461]"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 office:value-type="float" office:value="2808" calcext:value-type="float">
            <text:p>2808</text:p>
          </table:table-cell>
          <table:table-cell table:formula="of:=([.G461]-[.G460])/([.E461]-[.E460])" office:value-type="float" office:value="3" calcext:value-type="float">
            <text:p>3</text:p>
          </table:table-cell>
          <table:table-cell table:number-columns-repeated="7"/>
          <table:table-cell office:value-type="float" office:value="1461835881742" calcext:value-type="float">
            <text:p>1461835881742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377" calcext:value-type="float">
            <text:p>93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04" calcext:value-type="float">
            <text:p>1461836404</text:p>
          </table:table-cell>
          <table:table-cell table:formula="of:=[.D462]-[.C462]" office:value-type="float" office:value="726" calcext:value-type="float">
            <text:p>726</text:p>
          </table:table-cell>
          <table:table-cell office:value-type="float" office:value="2" calcext:value-type="float">
            <text:p>2</text:p>
          </table:table-cell>
          <table:table-cell office:value-type="float" office:value="2810" calcext:value-type="float">
            <text:p>2810</text:p>
          </table:table-cell>
          <table:table-cell table:formula="of:=([.G462]-[.G461])/([.E462]-[.E461])" office:value-type="float" office:value="1" calcext:value-type="float">
            <text:p>1</text:p>
          </table:table-cell>
          <table:table-cell table:number-columns-repeated="7"/>
          <table:table-cell office:value-type="float" office:value="1461835882543" calcext:value-type="float">
            <text:p>1461835882543</text:p>
          </table:table-cell>
          <table:table-cell office:value-type="float" office:value="8713" calcext:value-type="float">
            <text:p>871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713" calcext:value-type="float">
            <text:p>87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05" calcext:value-type="float">
            <text:p>1461836405</text:p>
          </table:table-cell>
          <table:table-cell table:formula="of:=[.D463]-[.C463]" office:value-type="float" office:value="727" calcext:value-type="float">
            <text:p>727</text:p>
          </table:table-cell>
          <table:table-cell office:value-type="float" office:value="7" calcext:value-type="float">
            <text:p>7</text:p>
          </table:table-cell>
          <table:table-cell office:value-type="float" office:value="2817" calcext:value-type="float">
            <text:p>2817</text:p>
          </table:table-cell>
          <table:table-cell table:formula="of:=([.G463]-[.G462])/([.E463]-[.E462])" office:value-type="float" office:value="7" calcext:value-type="float">
            <text:p>7</text:p>
          </table:table-cell>
          <table:table-cell table:number-columns-repeated="7"/>
          <table:table-cell office:value-type="float" office:value="1461835882739" calcext:value-type="float">
            <text:p>1461835882739</text:p>
          </table:table-cell>
          <table:table-cell office:value-type="float" office:value="8574" calcext:value-type="float">
            <text:p>857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574" calcext:value-type="float">
            <text:p>85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07" calcext:value-type="float">
            <text:p>1461836407</text:p>
          </table:table-cell>
          <table:table-cell table:formula="of:=[.D464]-[.C464]"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817" calcext:value-type="float">
            <text:p>2817</text:p>
          </table:table-cell>
          <table:table-cell table:formula="of:=([.G464]-[.G463])/([.E464]-[.E463])" office:value-type="float" office:value="0" calcext:value-type="float">
            <text:p>0</text:p>
          </table:table-cell>
          <table:table-cell table:number-columns-repeated="7"/>
          <table:table-cell office:value-type="float" office:value="1461835882835" calcext:value-type="float">
            <text:p>1461835882835</text:p>
          </table:table-cell>
          <table:table-cell office:value-type="float" office:value="8479" calcext:value-type="float">
            <text:p>847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479" calcext:value-type="float">
            <text:p>84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08" calcext:value-type="float">
            <text:p>1461836408</text:p>
          </table:table-cell>
          <table:table-cell table:formula="of:=[.D465]-[.C465]" office:value-type="float" office:value="730" calcext:value-type="float">
            <text:p>730</text:p>
          </table:table-cell>
          <table:table-cell office:value-type="float" office:value="4" calcext:value-type="float">
            <text:p>4</text:p>
          </table:table-cell>
          <table:table-cell office:value-type="float" office:value="2821" calcext:value-type="float">
            <text:p>2821</text:p>
          </table:table-cell>
          <table:table-cell table:formula="of:=([.G465]-[.G464])/([.E465]-[.E464])" office:value-type="float" office:value="4" calcext:value-type="float">
            <text:p>4</text:p>
          </table:table-cell>
          <table:table-cell table:number-columns-repeated="7"/>
          <table:table-cell office:value-type="float" office:value="1461835882377" calcext:value-type="float">
            <text:p>1461835882377</text:p>
          </table:table-cell>
          <table:table-cell office:value-type="float" office:value="8945" calcext:value-type="float">
            <text:p>894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945" calcext:value-type="float">
            <text:p>89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10" calcext:value-type="float">
            <text:p>1461836410</text:p>
          </table:table-cell>
          <table:table-cell table:formula="of:=[.D466]-[.C466]" office:value-type="float" office:value="732" calcext:value-type="float">
            <text:p>732</text:p>
          </table:table-cell>
          <table:table-cell office:value-type="float" office:value="8" calcext:value-type="float">
            <text:p>8</text:p>
          </table:table-cell>
          <table:table-cell office:value-type="float" office:value="2829" calcext:value-type="float">
            <text:p>2829</text:p>
          </table:table-cell>
          <table:table-cell table:formula="of:=([.G466]-[.G465])/([.E466]-[.E465])" office:value-type="float" office:value="4" calcext:value-type="float">
            <text:p>4</text:p>
          </table:table-cell>
          <table:table-cell table:number-columns-repeated="7"/>
          <table:table-cell office:value-type="float" office:value="1461835883977" calcext:value-type="float">
            <text:p>1461835883977</text:p>
          </table:table-cell>
          <table:table-cell office:value-type="float" office:value="7670" calcext:value-type="float">
            <text:p>767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670" calcext:value-type="float">
            <text:p>76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11" calcext:value-type="float">
            <text:p>1461836411</text:p>
          </table:table-cell>
          <table:table-cell table:formula="of:=[.D467]-[.C467]" office:value-type="float" office:value="733" calcext:value-type="float">
            <text:p>733</text:p>
          </table:table-cell>
          <table:table-cell office:value-type="float" office:value="4" calcext:value-type="float">
            <text:p>4</text:p>
          </table:table-cell>
          <table:table-cell office:value-type="float" office:value="2833" calcext:value-type="float">
            <text:p>2833</text:p>
          </table:table-cell>
          <table:table-cell table:formula="of:=([.G467]-[.G466])/([.E467]-[.E466])" office:value-type="float" office:value="4" calcext:value-type="float">
            <text:p>4</text:p>
          </table:table-cell>
          <table:table-cell table:number-columns-repeated="7"/>
          <table:table-cell office:value-type="float" office:value="1461835885060" calcext:value-type="float">
            <text:p>146183588506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602" calcext:value-type="float">
            <text:p>66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12" calcext:value-type="float">
            <text:p>1461836412</text:p>
          </table:table-cell>
          <table:table-cell table:formula="of:=[.D468]-[.C468]" office:value-type="float" office:value="734" calcext:value-type="float">
            <text:p>734</text:p>
          </table:table-cell>
          <table:table-cell office:value-type="float" office:value="5" calcext:value-type="float">
            <text:p>5</text:p>
          </table:table-cell>
          <table:table-cell office:value-type="float" office:value="2838" calcext:value-type="float">
            <text:p>2838</text:p>
          </table:table-cell>
          <table:table-cell table:formula="of:=([.G468]-[.G467])/([.E468]-[.E467])" office:value-type="float" office:value="5" calcext:value-type="float">
            <text:p>5</text:p>
          </table:table-cell>
          <table:table-cell table:number-columns-repeated="7"/>
          <table:table-cell office:value-type="float" office:value="1461835883759" calcext:value-type="float">
            <text:p>1461835883759</text:p>
          </table:table-cell>
          <table:table-cell office:value-type="float" office:value="7922" calcext:value-type="float">
            <text:p>792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922" calcext:value-type="float">
            <text:p>79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14" calcext:value-type="float">
            <text:p>1461836414</text:p>
          </table:table-cell>
          <table:table-cell table:formula="of:=[.D469]-[.C469]" office:value-type="float" office:value="736" calcext:value-type="float">
            <text:p>736</text:p>
          </table:table-cell>
          <table:table-cell office:value-type="float" office:value="6" calcext:value-type="float">
            <text:p>6</text:p>
          </table:table-cell>
          <table:table-cell office:value-type="float" office:value="2844" calcext:value-type="float">
            <text:p>2844</text:p>
          </table:table-cell>
          <table:table-cell table:formula="of:=([.G469]-[.G468])/([.E469]-[.E468])" office:value-type="float" office:value="3" calcext:value-type="float">
            <text:p>3</text:p>
          </table:table-cell>
          <table:table-cell table:number-columns-repeated="7"/>
          <table:table-cell office:value-type="float" office:value="1461835885729" calcext:value-type="float">
            <text:p>1461835885729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038" calcext:value-type="float">
            <text:p>6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15" calcext:value-type="float">
            <text:p>1461836415</text:p>
          </table:table-cell>
          <table:table-cell table:formula="of:=[.D470]-[.C470]" office:value-type="float" office:value="737" calcext:value-type="float">
            <text:p>737</text:p>
          </table:table-cell>
          <table:table-cell office:value-type="float" office:value="3" calcext:value-type="float">
            <text:p>3</text:p>
          </table:table-cell>
          <table:table-cell office:value-type="float" office:value="2847" calcext:value-type="float">
            <text:p>2847</text:p>
          </table:table-cell>
          <table:table-cell table:formula="of:=([.G470]-[.G469])/([.E470]-[.E469])" office:value-type="float" office:value="3" calcext:value-type="float">
            <text:p>3</text:p>
          </table:table-cell>
          <table:table-cell table:number-columns-repeated="7"/>
          <table:table-cell office:value-type="float" office:value="1461835885743" calcext:value-type="float">
            <text:p>1461835885743</text:p>
          </table:table-cell>
          <table:table-cell office:value-type="float" office:value="6105" calcext:value-type="float">
            <text:p>610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105" calcext:value-type="float">
            <text:p>6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17" calcext:value-type="float">
            <text:p>1461836417</text:p>
          </table:table-cell>
          <table:table-cell table:formula="of:=[.D471]-[.C471]" office:value-type="float" office:value="739" calcext:value-type="float">
            <text:p>739</text:p>
          </table:table-cell>
          <table:table-cell office:value-type="float" office:value="3" calcext:value-type="float">
            <text:p>3</text:p>
          </table:table-cell>
          <table:table-cell office:value-type="float" office:value="2850" calcext:value-type="float">
            <text:p>2850</text:p>
          </table:table-cell>
          <table:table-cell table:formula="of:=([.G471]-[.G470])/([.E471]-[.E470])" office:value-type="float" office:value="1.5" calcext:value-type="float">
            <text:p>1,5</text:p>
          </table:table-cell>
          <table:table-cell table:number-columns-repeated="7"/>
          <table:table-cell office:value-type="float" office:value="1461835887311" calcext:value-type="float">
            <text:p>1461835887311</text:p>
          </table:table-cell>
          <table:table-cell office:value-type="float" office:value="4582" calcext:value-type="float">
            <text:p>458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582" calcext:value-type="float">
            <text:p>45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19" calcext:value-type="float">
            <text:p>1461836419</text:p>
          </table:table-cell>
          <table:table-cell table:formula="of:=[.D472]-[.C472]" office:value-type="float" office:value="741" calcext:value-type="float">
            <text:p>741</text:p>
          </table:table-cell>
          <table:table-cell office:value-type="float" office:value="6" calcext:value-type="float">
            <text:p>6</text:p>
          </table:table-cell>
          <table:table-cell office:value-type="float" office:value="2856" calcext:value-type="float">
            <text:p>2856</text:p>
          </table:table-cell>
          <table:table-cell table:formula="of:=([.G472]-[.G471])/([.E472]-[.E471])" office:value-type="float" office:value="3" calcext:value-type="float">
            <text:p>3</text:p>
          </table:table-cell>
          <table:table-cell table:number-columns-repeated="7"/>
          <table:table-cell office:value-type="float" office:value="1461835888235" calcext:value-type="float">
            <text:p>1461835888235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833" calcext:value-type="float">
            <text:p>38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21" calcext:value-type="float">
            <text:p>1461836421</text:p>
          </table:table-cell>
          <table:table-cell table:formula="of:=[.D473]-[.C473]" office:value-type="float" office:value="743" calcext:value-type="float">
            <text:p>743</text:p>
          </table:table-cell>
          <table:table-cell office:value-type="float" office:value="3" calcext:value-type="float">
            <text:p>3</text:p>
          </table:table-cell>
          <table:table-cell office:value-type="float" office:value="2859" calcext:value-type="float">
            <text:p>2859</text:p>
          </table:table-cell>
          <table:table-cell table:formula="of:=([.G473]-[.G472])/([.E473]-[.E472])" office:value-type="float" office:value="1.5" calcext:value-type="float">
            <text:p>1,5</text:p>
          </table:table-cell>
          <table:table-cell table:number-columns-repeated="7"/>
          <table:table-cell office:value-type="float" office:value="1461835886164" calcext:value-type="float">
            <text:p>1461835886164</text:p>
          </table:table-cell>
          <table:table-cell office:value-type="float" office:value="5913" calcext:value-type="float">
            <text:p>591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913" calcext:value-type="float">
            <text:p>59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22" calcext:value-type="float">
            <text:p>1461836422</text:p>
          </table:table-cell>
          <table:table-cell table:formula="of:=[.D474]-[.C474]"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office:value-type="float" office:value="2860" calcext:value-type="float">
            <text:p>2860</text:p>
          </table:table-cell>
          <table:table-cell table:formula="of:=([.G474]-[.G473])/([.E474]-[.E473])" office:value-type="float" office:value="1" calcext:value-type="float">
            <text:p>1</text:p>
          </table:table-cell>
          <table:table-cell table:number-columns-repeated="7"/>
          <table:table-cell office:value-type="float" office:value="1461835885758" calcext:value-type="float">
            <text:p>1461835885758</text:p>
          </table:table-cell>
          <table:table-cell office:value-type="float" office:value="6349" calcext:value-type="float">
            <text:p>634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349" calcext:value-type="float">
            <text:p>63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24" calcext:value-type="float">
            <text:p>1461836424</text:p>
          </table:table-cell>
          <table:table-cell table:formula="of:=[.D475]-[.C475]" office:value-type="float" office:value="746" calcext:value-type="float">
            <text:p>746</text:p>
          </table:table-cell>
          <table:table-cell office:value-type="float" office:value="7" calcext:value-type="float">
            <text:p>7</text:p>
          </table:table-cell>
          <table:table-cell office:value-type="float" office:value="2867" calcext:value-type="float">
            <text:p>2867</text:p>
          </table:table-cell>
          <table:table-cell table:formula="of:=([.G475]-[.G474])/([.E475]-[.E474])" office:value-type="float" office:value="3.5" calcext:value-type="float">
            <text:p>3,5</text:p>
          </table:table-cell>
          <table:table-cell table:number-columns-repeated="7"/>
          <table:table-cell office:value-type="float" office:value="1461835887359" calcext:value-type="float">
            <text:p>1461835887359</text:p>
          </table:table-cell>
          <table:table-cell office:value-type="float" office:value="4982" calcext:value-type="float">
            <text:p>498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982" calcext:value-type="float">
            <text:p>49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26" calcext:value-type="float">
            <text:p>1461836426</text:p>
          </table:table-cell>
          <table:table-cell table:formula="of:=[.D476]-[.C476]" office:value-type="float" office:value="748" calcext:value-type="float">
            <text:p>748</text:p>
          </table:table-cell>
          <table:table-cell office:value-type="float" office:value="8" calcext:value-type="float">
            <text:p>8</text:p>
          </table:table-cell>
          <table:table-cell office:value-type="float" office:value="2875" calcext:value-type="float">
            <text:p>2875</text:p>
          </table:table-cell>
          <table:table-cell table:formula="of:=([.G476]-[.G475])/([.E476]-[.E475])" office:value-type="float" office:value="4" calcext:value-type="float">
            <text:p>4</text:p>
          </table:table-cell>
          <table:table-cell table:number-columns-repeated="7"/>
          <table:table-cell office:value-type="float" office:value="1461835888765" calcext:value-type="float">
            <text:p>1461835888765</text:p>
          </table:table-cell>
          <table:table-cell office:value-type="float" office:value="4072" calcext:value-type="float">
            <text:p>407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072" calcext:value-type="float">
            <text:p>4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27" calcext:value-type="float">
            <text:p>1461836427</text:p>
          </table:table-cell>
          <table:table-cell table:formula="of:=[.D477]-[.C477]" office:value-type="float" office:value="749" calcext:value-type="float">
            <text:p>749</text:p>
          </table:table-cell>
          <table:table-cell office:value-type="float" office:value="7" calcext:value-type="float">
            <text:p>7</text:p>
          </table:table-cell>
          <table:table-cell office:value-type="float" office:value="2882" calcext:value-type="float">
            <text:p>2882</text:p>
          </table:table-cell>
          <table:table-cell table:formula="of:=([.G477]-[.G476])/([.E477]-[.E476])" office:value-type="float" office:value="7" calcext:value-type="float">
            <text:p>7</text:p>
          </table:table-cell>
          <table:table-cell table:number-columns-repeated="7"/>
          <table:table-cell office:value-type="float" office:value="1461835888307" calcext:value-type="float">
            <text:p>1461835888307</text:p>
          </table:table-cell>
          <table:table-cell office:value-type="float" office:value="4919" calcext:value-type="float">
            <text:p>491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919" calcext:value-type="float">
            <text:p>49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28" calcext:value-type="float">
            <text:p>1461836428</text:p>
          </table:table-cell>
          <table:table-cell table:formula="of:=[.D478]-[.C478]"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float" office:value="2887" calcext:value-type="float">
            <text:p>2887</text:p>
          </table:table-cell>
          <table:table-cell table:formula="of:=([.G478]-[.G477])/([.E478]-[.E477])" office:value-type="float" office:value="5" calcext:value-type="float">
            <text:p>5</text:p>
          </table:table-cell>
          <table:table-cell table:number-columns-repeated="7"/>
          <table:table-cell office:value-type="float" office:value="1461835888312" calcext:value-type="float">
            <text:p>1461835888312</text:p>
          </table:table-cell>
          <table:table-cell office:value-type="float" office:value="4921" calcext:value-type="float">
            <text:p>492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921" calcext:value-type="float">
            <text:p>49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30" calcext:value-type="float">
            <text:p>1461836430</text:p>
          </table:table-cell>
          <table:table-cell table:formula="of:=[.D479]-[.C479]" office:value-type="float" office:value="752" calcext:value-type="float">
            <text:p>752</text:p>
          </table:table-cell>
          <table:table-cell office:value-type="float" office:value="5" calcext:value-type="float">
            <text:p>5</text:p>
          </table:table-cell>
          <table:table-cell office:value-type="float" office:value="2892" calcext:value-type="float">
            <text:p>2892</text:p>
          </table:table-cell>
          <table:table-cell table:formula="of:=([.G479]-[.G478])/([.E479]-[.E478])" office:value-type="float" office:value="2.5" calcext:value-type="float">
            <text:p>2,5</text:p>
          </table:table-cell>
          <table:table-cell table:number-columns-repeated="7"/>
          <table:table-cell office:value-type="float" office:value="1461835888768" calcext:value-type="float">
            <text:p>1461835888768</text:p>
          </table:table-cell>
          <table:table-cell office:value-type="float" office:value="4640" calcext:value-type="float">
            <text:p>464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640" calcext:value-type="float">
            <text:p>46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31" calcext:value-type="float">
            <text:p>1461836431</text:p>
          </table:table-cell>
          <table:table-cell table:formula="of:=[.D480]-[.C480]" office:value-type="float" office:value="753" calcext:value-type="float">
            <text:p>753</text:p>
          </table:table-cell>
          <table:table-cell office:value-type="float" office:value="1" calcext:value-type="float">
            <text:p>1</text:p>
          </table:table-cell>
          <table:table-cell office:value-type="float" office:value="2893" calcext:value-type="float">
            <text:p>2893</text:p>
          </table:table-cell>
          <table:table-cell table:formula="of:=([.G480]-[.G479])/([.E480]-[.E479])" office:value-type="float" office:value="1" calcext:value-type="float">
            <text:p>1</text:p>
          </table:table-cell>
          <table:table-cell table:number-columns-repeated="7"/>
          <table:table-cell office:value-type="float" office:value="1461835888924" calcext:value-type="float">
            <text:p>1461835888924</text:p>
          </table:table-cell>
          <table:table-cell office:value-type="float" office:value="4492" calcext:value-type="float">
            <text:p>449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492" calcext:value-type="float">
            <text:p>4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33" calcext:value-type="float">
            <text:p>1461836433</text:p>
          </table:table-cell>
          <table:table-cell table:formula="of:=[.D481]-[.C481]" office:value-type="float" office:value="755" calcext:value-type="float">
            <text:p>755</text:p>
          </table:table-cell>
          <table:table-cell office:value-type="float" office:value="7" calcext:value-type="float">
            <text:p>7</text:p>
          </table:table-cell>
          <table:table-cell office:value-type="float" office:value="2900" calcext:value-type="float">
            <text:p>2900</text:p>
          </table:table-cell>
          <table:table-cell table:formula="of:=([.G481]-[.G480])/([.E481]-[.E480])" office:value-type="float" office:value="3.5" calcext:value-type="float">
            <text:p>3,5</text:p>
          </table:table-cell>
          <table:table-cell table:number-columns-repeated="7"/>
          <table:table-cell office:value-type="float" office:value="1461835888822" calcext:value-type="float">
            <text:p>1461835888822</text:p>
          </table:table-cell>
          <table:table-cell office:value-type="float" office:value="4695" calcext:value-type="float">
            <text:p>469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695" calcext:value-type="float">
            <text:p>46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35" calcext:value-type="float">
            <text:p>1461836435</text:p>
          </table:table-cell>
          <table:table-cell table:formula="of:=[.D482]-[.C482]" office:value-type="float" office:value="757" calcext:value-type="float">
            <text:p>757</text:p>
          </table:table-cell>
          <table:table-cell office:value-type="float" office:value="7" calcext:value-type="float">
            <text:p>7</text:p>
          </table:table-cell>
          <table:table-cell office:value-type="float" office:value="2907" calcext:value-type="float">
            <text:p>2907</text:p>
          </table:table-cell>
          <table:table-cell table:formula="of:=([.G482]-[.G481])/([.E482]-[.E481])" office:value-type="float" office:value="3.5" calcext:value-type="float">
            <text:p>3,5</text:p>
          </table:table-cell>
          <table:table-cell table:number-columns-repeated="7"/>
          <table:table-cell office:value-type="float" office:value="1461835888788" calcext:value-type="float">
            <text:p>1461835888788</text:p>
          </table:table-cell>
          <table:table-cell office:value-type="float" office:value="4811" calcext:value-type="float">
            <text:p>481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811" calcext:value-type="float">
            <text:p>48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36" calcext:value-type="float">
            <text:p>1461836436</text:p>
          </table:table-cell>
          <table:table-cell table:formula="of:=[.D483]-[.C483]" office:value-type="float" office:value="758" calcext:value-type="float">
            <text:p>758</text:p>
          </table:table-cell>
          <table:table-cell office:value-type="float" office:value="6" calcext:value-type="float">
            <text:p>6</text:p>
          </table:table-cell>
          <table:table-cell office:value-type="float" office:value="2913" calcext:value-type="float">
            <text:p>2913</text:p>
          </table:table-cell>
          <table:table-cell table:formula="of:=([.G483]-[.G482])/([.E483]-[.E482])" office:value-type="float" office:value="6" calcext:value-type="float">
            <text:p>6</text:p>
          </table:table-cell>
          <table:table-cell table:number-columns-repeated="7"/>
          <table:table-cell office:value-type="float" office:value="1461835889139" calcext:value-type="float">
            <text:p>1461835889139</text:p>
          </table:table-cell>
          <table:table-cell office:value-type="float" office:value="4752" calcext:value-type="float">
            <text:p>475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752" calcext:value-type="float">
            <text:p>47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38" calcext:value-type="float">
            <text:p>1461836438</text:p>
          </table:table-cell>
          <table:table-cell table:formula="of:=[.D484]-[.C484]" office:value-type="float" office:value="760" calcext:value-type="float">
            <text:p>760</text:p>
          </table:table-cell>
          <table:table-cell office:value-type="float" office:value="4" calcext:value-type="float">
            <text:p>4</text:p>
          </table:table-cell>
          <table:table-cell office:value-type="float" office:value="2917" calcext:value-type="float">
            <text:p>2917</text:p>
          </table:table-cell>
          <table:table-cell table:formula="of:=([.G484]-[.G483])/([.E484]-[.E483])" office:value-type="float" office:value="2" calcext:value-type="float">
            <text:p>2</text:p>
          </table:table-cell>
          <table:table-cell table:number-columns-repeated="7"/>
          <table:table-cell office:value-type="float" office:value="1461835889152" calcext:value-type="float">
            <text:p>1461835889152</text:p>
          </table:table-cell>
          <table:table-cell office:value-type="float" office:value="4815" calcext:value-type="float">
            <text:p>48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815" calcext:value-type="float">
            <text:p>48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39" calcext:value-type="float">
            <text:p>1461836439</text:p>
          </table:table-cell>
          <table:table-cell table:formula="of:=[.D485]-[.C485]"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office:value-type="float" office:value="2921" calcext:value-type="float">
            <text:p>2921</text:p>
          </table:table-cell>
          <table:table-cell table:formula="of:=([.G485]-[.G484])/([.E485]-[.E484])" office:value-type="float" office:value="4" calcext:value-type="float">
            <text:p>4</text:p>
          </table:table-cell>
          <table:table-cell table:number-columns-repeated="7"/>
          <table:table-cell office:value-type="float" office:value="1461835888955" calcext:value-type="float">
            <text:p>1461835888955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021" calcext:value-type="float">
            <text:p>5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41" calcext:value-type="float">
            <text:p>1461836441</text:p>
          </table:table-cell>
          <table:table-cell table:formula="of:=[.D486]-[.C486]" office:value-type="float" office:value="763" calcext:value-type="float">
            <text:p>763</text:p>
          </table:table-cell>
          <table:table-cell office:value-type="float" office:value="6" calcext:value-type="float">
            <text:p>6</text:p>
          </table:table-cell>
          <table:table-cell office:value-type="float" office:value="2927" calcext:value-type="float">
            <text:p>2927</text:p>
          </table:table-cell>
          <table:table-cell table:formula="of:=([.G486]-[.G485])/([.E486]-[.E485])" office:value-type="float" office:value="3" calcext:value-type="float">
            <text:p>3</text:p>
          </table:table-cell>
          <table:table-cell table:number-columns-repeated="7"/>
          <table:table-cell office:value-type="float" office:value="1461835889146" calcext:value-type="float">
            <text:p>1461835889146</text:p>
          </table:table-cell>
          <table:table-cell office:value-type="float" office:value="4846" calcext:value-type="float">
            <text:p>484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846" calcext:value-type="float">
            <text:p>48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42" calcext:value-type="float">
            <text:p>1461836442</text:p>
          </table:table-cell>
          <table:table-cell table:formula="of:=[.D487]-[.C487]" office:value-type="float" office:value="764" calcext:value-type="float">
            <text:p>764</text:p>
          </table:table-cell>
          <table:table-cell office:value-type="float" office:value="4" calcext:value-type="float">
            <text:p>4</text:p>
          </table:table-cell>
          <table:table-cell office:value-type="float" office:value="2931" calcext:value-type="float">
            <text:p>2931</text:p>
          </table:table-cell>
          <table:table-cell table:formula="of:=([.G487]-[.G486])/([.E487]-[.E486])" office:value-type="float" office:value="4" calcext:value-type="float">
            <text:p>4</text:p>
          </table:table-cell>
          <table:table-cell table:number-columns-repeated="7"/>
          <table:table-cell office:value-type="float" office:value="1461835889313" calcext:value-type="float">
            <text:p>1461835889313</text:p>
          </table:table-cell>
          <table:table-cell office:value-type="float" office:value="4927" calcext:value-type="float">
            <text:p>49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927" calcext:value-type="float">
            <text:p>49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44" calcext:value-type="float">
            <text:p>1461836444</text:p>
          </table:table-cell>
          <table:table-cell table:formula="of:=[.D488]-[.C488]" office:value-type="float" office:value="766" calcext:value-type="float">
            <text:p>766</text:p>
          </table:table-cell>
          <table:table-cell office:value-type="float" office:value="9" calcext:value-type="float">
            <text:p>9</text:p>
          </table:table-cell>
          <table:table-cell office:value-type="float" office:value="2940" calcext:value-type="float">
            <text:p>2940</text:p>
          </table:table-cell>
          <table:table-cell table:formula="of:=([.G488]-[.G487])/([.E488]-[.E487])" office:value-type="float" office:value="4.5" calcext:value-type="float">
            <text:p>4,5</text:p>
          </table:table-cell>
          <table:table-cell table:number-columns-repeated="7"/>
          <table:table-cell office:value-type="float" office:value="1461835889382" calcext:value-type="float">
            <text:p>1461835889382</text:p>
          </table:table-cell>
          <table:table-cell office:value-type="float" office:value="4863" calcext:value-type="float">
            <text:p>486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863" calcext:value-type="float">
            <text:p>48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46" calcext:value-type="float">
            <text:p>1461836446</text:p>
          </table:table-cell>
          <table:table-cell table:formula="of:=[.D489]-[.C489]"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2943" calcext:value-type="float">
            <text:p>2943</text:p>
          </table:table-cell>
          <table:table-cell table:formula="of:=([.G489]-[.G488])/([.E489]-[.E488])" office:value-type="float" office:value="1.5" calcext:value-type="float">
            <text:p>1,5</text:p>
          </table:table-cell>
          <table:table-cell table:number-columns-repeated="7"/>
          <table:table-cell office:value-type="float" office:value="1461835889388" calcext:value-type="float">
            <text:p>1461835889388</text:p>
          </table:table-cell>
          <table:table-cell office:value-type="float" office:value="4861" calcext:value-type="float">
            <text:p>486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861" calcext:value-type="float">
            <text:p>48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48" calcext:value-type="float">
            <text:p>1461836448</text:p>
          </table:table-cell>
          <table:table-cell table:formula="of:=[.D490]-[.C490]" office:value-type="float" office:value="770" calcext:value-type="float">
            <text:p>770</text:p>
          </table:table-cell>
          <table:table-cell office:value-type="float" office:value="14" calcext:value-type="float">
            <text:p>14</text:p>
          </table:table-cell>
          <table:table-cell office:value-type="float" office:value="2957" calcext:value-type="float">
            <text:p>2957</text:p>
          </table:table-cell>
          <table:table-cell table:formula="of:=([.G490]-[.G489])/([.E490]-[.E489])" office:value-type="float" office:value="7" calcext:value-type="float">
            <text:p>7</text:p>
          </table:table-cell>
          <table:table-cell table:number-columns-repeated="7"/>
          <table:table-cell office:value-type="float" office:value="1461835889414" calcext:value-type="float">
            <text:p>1461835889414</text:p>
          </table:table-cell>
          <table:table-cell office:value-type="float" office:value="4962" calcext:value-type="float">
            <text:p>496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962" calcext:value-type="float">
            <text:p>49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50" calcext:value-type="float">
            <text:p>1461836450</text:p>
          </table:table-cell>
          <table:table-cell table:formula="of:=[.D491]-[.C491]" office:value-type="float" office:value="772" calcext:value-type="float">
            <text:p>772</text:p>
          </table:table-cell>
          <table:table-cell office:value-type="float" office:value="5" calcext:value-type="float">
            <text:p>5</text:p>
          </table:table-cell>
          <table:table-cell office:value-type="float" office:value="2962" calcext:value-type="float">
            <text:p>2962</text:p>
          </table:table-cell>
          <table:table-cell table:formula="of:=([.G491]-[.G490])/([.E491]-[.E490])" office:value-type="float" office:value="2.5" calcext:value-type="float">
            <text:p>2,5</text:p>
          </table:table-cell>
          <table:table-cell table:number-columns-repeated="7"/>
          <table:table-cell office:value-type="float" office:value="1461835889598" calcext:value-type="float">
            <text:p>1461835889598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043" calcext:value-type="float">
            <text:p>50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52" calcext:value-type="float">
            <text:p>1461836452</text:p>
          </table:table-cell>
          <table:table-cell table:formula="of:=[.D492]-[.C492]" office:value-type="float" office:value="774" calcext:value-type="float">
            <text:p>774</text:p>
          </table:table-cell>
          <table:table-cell office:value-type="float" office:value="6" calcext:value-type="float">
            <text:p>6</text:p>
          </table:table-cell>
          <table:table-cell office:value-type="float" office:value="2968" calcext:value-type="float">
            <text:p>2968</text:p>
          </table:table-cell>
          <table:table-cell table:formula="of:=([.G492]-[.G491])/([.E492]-[.E491])" office:value-type="float" office:value="3" calcext:value-type="float">
            <text:p>3</text:p>
          </table:table-cell>
          <table:table-cell table:number-columns-repeated="7"/>
          <table:table-cell office:value-type="float" office:value="1461835889633" calcext:value-type="float">
            <text:p>1461835889633</text:p>
          </table:table-cell>
          <table:table-cell office:value-type="float" office:value="5127" calcext:value-type="float">
            <text:p>51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127" calcext:value-type="float">
            <text:p>5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54" calcext:value-type="float">
            <text:p>1461836454</text:p>
          </table:table-cell>
          <table:table-cell table:formula="of:=[.D493]-[.C493]" office:value-type="float" office:value="776" calcext:value-type="float">
            <text:p>776</text:p>
          </table:table-cell>
          <table:table-cell office:value-type="float" office:value="5" calcext:value-type="float">
            <text:p>5</text:p>
          </table:table-cell>
          <table:table-cell office:value-type="float" office:value="2973" calcext:value-type="float">
            <text:p>2973</text:p>
          </table:table-cell>
          <table:table-cell table:formula="of:=([.G493]-[.G492])/([.E493]-[.E492])" office:value-type="float" office:value="2.5" calcext:value-type="float">
            <text:p>2,5</text:p>
          </table:table-cell>
          <table:table-cell table:number-columns-repeated="7"/>
          <table:table-cell office:value-type="float" office:value="1461835889469" calcext:value-type="float">
            <text:p>1461835889469</text:p>
          </table:table-cell>
          <table:table-cell office:value-type="float" office:value="5381" calcext:value-type="float">
            <text:p>538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381" calcext:value-type="float">
            <text:p>5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55" calcext:value-type="float">
            <text:p>1461836455</text:p>
          </table:table-cell>
          <table:table-cell table:formula="of:=[.D494]-[.C494]" office:value-type="float" office:value="777" calcext:value-type="float">
            <text:p>777</text:p>
          </table:table-cell>
          <table:table-cell office:value-type="float" office:value="9" calcext:value-type="float">
            <text:p>9</text:p>
          </table:table-cell>
          <table:table-cell office:value-type="float" office:value="2982" calcext:value-type="float">
            <text:p>2982</text:p>
          </table:table-cell>
          <table:table-cell table:formula="of:=([.G494]-[.G493])/([.E494]-[.E493])" office:value-type="float" office:value="9" calcext:value-type="float">
            <text:p>9</text:p>
          </table:table-cell>
          <table:table-cell table:number-columns-repeated="7"/>
          <table:table-cell office:value-type="float" office:value="1461835889581" calcext:value-type="float">
            <text:p>1461835889581</text:p>
          </table:table-cell>
          <table:table-cell office:value-type="float" office:value="5416" calcext:value-type="float">
            <text:p>54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416" calcext:value-type="float">
            <text:p>54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57" calcext:value-type="float">
            <text:p>1461836457</text:p>
          </table:table-cell>
          <table:table-cell table:formula="of:=[.D495]-[.C495]" office:value-type="float" office:value="779" calcext:value-type="float">
            <text:p>779</text:p>
          </table:table-cell>
          <table:table-cell office:value-type="float" office:value="10" calcext:value-type="float">
            <text:p>10</text:p>
          </table:table-cell>
          <table:table-cell office:value-type="float" office:value="2992" calcext:value-type="float">
            <text:p>2992</text:p>
          </table:table-cell>
          <table:table-cell table:formula="of:=([.G495]-[.G494])/([.E495]-[.E494])" office:value-type="float" office:value="5" calcext:value-type="float">
            <text:p>5</text:p>
          </table:table-cell>
          <table:table-cell table:number-columns-repeated="7"/>
          <table:table-cell office:value-type="float" office:value="1461835889814" calcext:value-type="float">
            <text:p>1461835889814</text:p>
          </table:table-cell>
          <table:table-cell office:value-type="float" office:value="5235" calcext:value-type="float">
            <text:p>523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235" calcext:value-type="float">
            <text:p>5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58" calcext:value-type="float">
            <text:p>1461836458</text:p>
          </table:table-cell>
          <table:table-cell table:formula="of:=[.D496]-[.C496]" office:value-type="float" office:value="780" calcext:value-type="float">
            <text:p>780</text:p>
          </table:table-cell>
          <table:table-cell office:value-type="float" office:value="6" calcext:value-type="float">
            <text:p>6</text:p>
          </table:table-cell>
          <table:table-cell office:value-type="float" office:value="2998" calcext:value-type="float">
            <text:p>2998</text:p>
          </table:table-cell>
          <table:table-cell table:formula="of:=([.G496]-[.G495])/([.E496]-[.E495])" office:value-type="float" office:value="6" calcext:value-type="float">
            <text:p>6</text:p>
          </table:table-cell>
          <table:table-cell table:number-columns-repeated="7"/>
          <table:table-cell office:value-type="float" office:value="1461835889787" calcext:value-type="float">
            <text:p>1461835889787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264" calcext:value-type="float">
            <text:p>5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60" calcext:value-type="float">
            <text:p>1461836460</text:p>
          </table:table-cell>
          <table:table-cell table:formula="of:=[.D497]-[.C497]" office:value-type="float" office:value="782" calcext:value-type="float">
            <text:p>782</text:p>
          </table:table-cell>
          <table:table-cell office:value-type="float" office:value="10" calcext:value-type="float">
            <text:p>10</text:p>
          </table:table-cell>
          <table:table-cell office:value-type="float" office:value="3008" calcext:value-type="float">
            <text:p>3008</text:p>
          </table:table-cell>
          <table:table-cell table:formula="of:=([.G497]-[.G496])/([.E497]-[.E496])" office:value-type="float" office:value="5" calcext:value-type="float">
            <text:p>5</text:p>
          </table:table-cell>
          <table:table-cell table:number-columns-repeated="7"/>
          <table:table-cell office:value-type="float" office:value="1461835889817" calcext:value-type="float">
            <text:p>1461835889817</text:p>
          </table:table-cell>
          <table:table-cell office:value-type="float" office:value="5236" calcext:value-type="float">
            <text:p>523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236" calcext:value-type="float">
            <text:p>52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61" calcext:value-type="float">
            <text:p>1461836461</text:p>
          </table:table-cell>
          <table:table-cell table:formula="of:=[.D498]-[.C498]" office:value-type="float" office:value="783" calcext:value-type="float">
            <text:p>783</text:p>
          </table:table-cell>
          <table:table-cell office:value-type="float" office:value="31" calcext:value-type="float">
            <text:p>31</text:p>
          </table:table-cell>
          <table:table-cell office:value-type="float" office:value="3039" calcext:value-type="float">
            <text:p>3039</text:p>
          </table:table-cell>
          <table:table-cell table:formula="of:=([.G498]-[.G497])/([.E498]-[.E497])" office:value-type="float" office:value="31" calcext:value-type="float">
            <text:p>31</text:p>
          </table:table-cell>
          <table:table-cell table:number-columns-repeated="7"/>
          <table:table-cell office:value-type="float" office:value="1461835889821" calcext:value-type="float">
            <text:p>1461835889821</text:p>
          </table:table-cell>
          <table:table-cell office:value-type="float" office:value="5560" calcext:value-type="float">
            <text:p>556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560" calcext:value-type="float">
            <text:p>55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63" calcext:value-type="float">
            <text:p>1461836463</text:p>
          </table:table-cell>
          <table:table-cell table:formula="of:=[.D499]-[.C499]" office:value-type="float" office:value="785" calcext:value-type="float">
            <text:p>785</text:p>
          </table:table-cell>
          <table:table-cell office:value-type="float" office:value="15" calcext:value-type="float">
            <text:p>15</text:p>
          </table:table-cell>
          <table:table-cell office:value-type="float" office:value="3054" calcext:value-type="float">
            <text:p>3054</text:p>
          </table:table-cell>
          <table:table-cell table:formula="of:=([.G499]-[.G498])/([.E499]-[.E498])" office:value-type="float" office:value="7.5" calcext:value-type="float">
            <text:p>7,5</text:p>
          </table:table-cell>
          <table:table-cell table:number-columns-repeated="7"/>
          <table:table-cell office:value-type="float" office:value="1461835889952" calcext:value-type="float">
            <text:p>1461835889952</text:p>
          </table:table-cell>
          <table:table-cell office:value-type="float" office:value="6807" calcext:value-type="float">
            <text:p>680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807" calcext:value-type="float">
            <text:p>68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65" calcext:value-type="float">
            <text:p>1461836465</text:p>
          </table:table-cell>
          <table:table-cell table:formula="of:=[.D500]-[.C500]" office:value-type="float" office:value="787" calcext:value-type="float">
            <text:p>787</text:p>
          </table:table-cell>
          <table:table-cell office:value-type="float" office:value="17" calcext:value-type="float">
            <text:p>17</text:p>
          </table:table-cell>
          <table:table-cell office:value-type="float" office:value="3071" calcext:value-type="float">
            <text:p>3071</text:p>
          </table:table-cell>
          <table:table-cell table:formula="of:=([.G500]-[.G499])/([.E500]-[.E499])" office:value-type="float" office:value="8.5" calcext:value-type="float">
            <text:p>8,5</text:p>
          </table:table-cell>
          <table:table-cell table:number-columns-repeated="7"/>
          <table:table-cell office:value-type="float" office:value="1461835890065" calcext:value-type="float">
            <text:p>1461835890065</text:p>
          </table:table-cell>
          <table:table-cell office:value-type="float" office:value="6757" calcext:value-type="float">
            <text:p>675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757" calcext:value-type="float">
            <text:p>67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66" calcext:value-type="float">
            <text:p>1461836466</text:p>
          </table:table-cell>
          <table:table-cell table:formula="of:=[.D501]-[.C501]" office:value-type="float" office:value="788" calcext:value-type="float">
            <text:p>788</text:p>
          </table:table-cell>
          <table:table-cell office:value-type="float" office:value="13" calcext:value-type="float">
            <text:p>13</text:p>
          </table:table-cell>
          <table:table-cell office:value-type="float" office:value="3084" calcext:value-type="float">
            <text:p>3084</text:p>
          </table:table-cell>
          <table:table-cell table:formula="of:=([.G501]-[.G500])/([.E501]-[.E500])" office:value-type="float" office:value="13" calcext:value-type="float">
            <text:p>13</text:p>
          </table:table-cell>
          <table:table-cell table:number-columns-repeated="7"/>
          <table:table-cell office:value-type="float" office:value="1461835889998" calcext:value-type="float">
            <text:p>1461835889998</text:p>
          </table:table-cell>
          <table:table-cell office:value-type="float" office:value="6825" calcext:value-type="float">
            <text:p>68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825" calcext:value-type="float">
            <text:p>6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68" calcext:value-type="float">
            <text:p>1461836468</text:p>
          </table:table-cell>
          <table:table-cell table:formula="of:=[.D502]-[.C502]" office:value-type="float" office:value="790" calcext:value-type="float">
            <text:p>790</text:p>
          </table:table-cell>
          <table:table-cell office:value-type="float" office:value="13" calcext:value-type="float">
            <text:p>13</text:p>
          </table:table-cell>
          <table:table-cell office:value-type="float" office:value="3097" calcext:value-type="float">
            <text:p>3097</text:p>
          </table:table-cell>
          <table:table-cell table:formula="of:=([.G502]-[.G501])/([.E502]-[.E501])" office:value-type="float" office:value="6.5" calcext:value-type="float">
            <text:p>6,5</text:p>
          </table:table-cell>
          <table:table-cell table:number-columns-repeated="7"/>
          <table:table-cell office:value-type="float" office:value="1461835890119" calcext:value-type="float">
            <text:p>1461835890119</text:p>
          </table:table-cell>
          <table:table-cell office:value-type="float" office:value="6832" calcext:value-type="float">
            <text:p>683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832" calcext:value-type="float">
            <text:p>68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70" calcext:value-type="float">
            <text:p>1461836470</text:p>
          </table:table-cell>
          <table:table-cell table:formula="of:=[.D503]-[.C503]" office:value-type="float" office:value="792" calcext:value-type="float">
            <text:p>792</text:p>
          </table:table-cell>
          <table:table-cell office:value-type="float" office:value="9" calcext:value-type="float">
            <text:p>9</text:p>
          </table:table-cell>
          <table:table-cell office:value-type="float" office:value="3106" calcext:value-type="float">
            <text:p>3106</text:p>
          </table:table-cell>
          <table:table-cell table:formula="of:=([.G503]-[.G502])/([.E503]-[.E502])" office:value-type="float" office:value="4.5" calcext:value-type="float">
            <text:p>4,5</text:p>
          </table:table-cell>
          <table:table-cell table:number-columns-repeated="7"/>
          <table:table-cell office:value-type="float" office:value="1461835890163" calcext:value-type="float">
            <text:p>1461835890163</text:p>
          </table:table-cell>
          <table:table-cell office:value-type="float" office:value="7015" calcext:value-type="float">
            <text:p>70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015" calcext:value-type="float">
            <text:p>7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71" calcext:value-type="float">
            <text:p>1461836471</text:p>
          </table:table-cell>
          <table:table-cell table:formula="of:=[.D504]-[.C504]" office:value-type="float" office:value="793" calcext:value-type="float">
            <text:p>793</text:p>
          </table:table-cell>
          <table:table-cell office:value-type="float" office:value="15" calcext:value-type="float">
            <text:p>15</text:p>
          </table:table-cell>
          <table:table-cell office:value-type="float" office:value="3121" calcext:value-type="float">
            <text:p>3121</text:p>
          </table:table-cell>
          <table:table-cell table:formula="of:=([.G504]-[.G503])/([.E504]-[.E503])" office:value-type="float" office:value="15" calcext:value-type="float">
            <text:p>15</text:p>
          </table:table-cell>
          <table:table-cell table:number-columns-repeated="7"/>
          <table:table-cell office:value-type="float" office:value="1461835890438" calcext:value-type="float">
            <text:p>1461835890438</text:p>
          </table:table-cell>
          <table:table-cell office:value-type="float" office:value="7249" calcext:value-type="float">
            <text:p>724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249" calcext:value-type="float">
            <text:p>7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73" calcext:value-type="float">
            <text:p>1461836473</text:p>
          </table:table-cell>
          <table:table-cell table:formula="of:=[.D505]-[.C505]" office:value-type="float" office:value="795" calcext:value-type="float">
            <text:p>795</text:p>
          </table:table-cell>
          <table:table-cell office:value-type="float" office:value="22" calcext:value-type="float">
            <text:p>22</text:p>
          </table:table-cell>
          <table:table-cell office:value-type="float" office:value="3143" calcext:value-type="float">
            <text:p>3143</text:p>
          </table:table-cell>
          <table:table-cell table:formula="of:=([.G505]-[.G504])/([.E505]-[.E504])" office:value-type="float" office:value="11" calcext:value-type="float">
            <text:p>11</text:p>
          </table:table-cell>
          <table:table-cell table:number-columns-repeated="7"/>
          <table:table-cell office:value-type="float" office:value="1461835890260" calcext:value-type="float">
            <text:p>1461835890260</text:p>
          </table:table-cell>
          <table:table-cell office:value-type="float" office:value="7448" calcext:value-type="float">
            <text:p>744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448" calcext:value-type="float">
            <text:p>74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75" calcext:value-type="float">
            <text:p>1461836475</text:p>
          </table:table-cell>
          <table:table-cell table:formula="of:=[.D506]-[.C506]" office:value-type="float" office:value="797" calcext:value-type="float">
            <text:p>797</text:p>
          </table:table-cell>
          <table:table-cell office:value-type="float" office:value="13" calcext:value-type="float">
            <text:p>13</text:p>
          </table:table-cell>
          <table:table-cell office:value-type="float" office:value="3156" calcext:value-type="float">
            <text:p>3156</text:p>
          </table:table-cell>
          <table:table-cell table:formula="of:=([.G506]-[.G505])/([.E506]-[.E505])" office:value-type="float" office:value="6.5" calcext:value-type="float">
            <text:p>6,5</text:p>
          </table:table-cell>
          <table:table-cell table:number-columns-repeated="7"/>
          <table:table-cell office:value-type="float" office:value="1461835890445" calcext:value-type="float">
            <text:p>1461835890445</text:p>
          </table:table-cell>
          <table:table-cell office:value-type="float" office:value="7268" calcext:value-type="float">
            <text:p>726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268" calcext:value-type="float">
            <text:p>7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76" calcext:value-type="float">
            <text:p>1461836476</text:p>
          </table:table-cell>
          <table:table-cell table:formula="of:=[.D507]-[.C507]" office:value-type="float" office:value="798" calcext:value-type="float">
            <text:p>798</text:p>
          </table:table-cell>
          <table:table-cell office:value-type="float" office:value="2" calcext:value-type="float">
            <text:p>2</text:p>
          </table:table-cell>
          <table:table-cell office:value-type="float" office:value="3158" calcext:value-type="float">
            <text:p>3158</text:p>
          </table:table-cell>
          <table:table-cell table:formula="of:=([.G507]-[.G506])/([.E507]-[.E506])" office:value-type="float" office:value="2" calcext:value-type="float">
            <text:p>2</text:p>
          </table:table-cell>
          <table:table-cell table:number-columns-repeated="7"/>
          <table:table-cell office:value-type="float" office:value="1461835890449" calcext:value-type="float">
            <text:p>1461835890449</text:p>
          </table:table-cell>
          <table:table-cell office:value-type="float" office:value="7317" calcext:value-type="float">
            <text:p>731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317" calcext:value-type="float">
            <text:p>7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78" calcext:value-type="float">
            <text:p>1461836478</text:p>
          </table:table-cell>
          <table:table-cell table:formula="of:=[.D508]-[.C508]"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float" office:value="3170" calcext:value-type="float">
            <text:p>3170</text:p>
          </table:table-cell>
          <table:table-cell table:formula="of:=([.G508]-[.G507])/([.E508]-[.E507])" office:value-type="float" office:value="6" calcext:value-type="float">
            <text:p>6</text:p>
          </table:table-cell>
          <table:table-cell table:number-columns-repeated="7"/>
          <table:table-cell office:value-type="float" office:value="1461835890518" calcext:value-type="float">
            <text:p>1461835890518</text:p>
          </table:table-cell>
          <table:table-cell office:value-type="float" office:value="7321" calcext:value-type="float">
            <text:p>732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321" calcext:value-type="float">
            <text:p>73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79" calcext:value-type="float">
            <text:p>1461836479</text:p>
          </table:table-cell>
          <table:table-cell table:formula="of:=[.D509]-[.C509]" office:value-type="float" office:value="801" calcext:value-type="float">
            <text:p>801</text:p>
          </table:table-cell>
          <table:table-cell office:value-type="float" office:value="18" calcext:value-type="float">
            <text:p>18</text:p>
          </table:table-cell>
          <table:table-cell office:value-type="float" office:value="3188" calcext:value-type="float">
            <text:p>3188</text:p>
          </table:table-cell>
          <table:table-cell table:formula="of:=([.G509]-[.G508])/([.E509]-[.E508])" office:value-type="float" office:value="18" calcext:value-type="float">
            <text:p>18</text:p>
          </table:table-cell>
          <table:table-cell table:number-columns-repeated="7"/>
          <table:table-cell office:value-type="float" office:value="1461835890569" calcext:value-type="float">
            <text:p>1461835890569</text:p>
          </table:table-cell>
          <table:table-cell office:value-type="float" office:value="7753" calcext:value-type="float">
            <text:p>775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753" calcext:value-type="float">
            <text:p>77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81" calcext:value-type="float">
            <text:p>1461836481</text:p>
          </table:table-cell>
          <table:table-cell table:formula="of:=[.D510]-[.C510]" office:value-type="float" office:value="803" calcext:value-type="float">
            <text:p>803</text:p>
          </table:table-cell>
          <table:table-cell office:value-type="float" office:value="29" calcext:value-type="float">
            <text:p>29</text:p>
          </table:table-cell>
          <table:table-cell office:value-type="float" office:value="3217" calcext:value-type="float">
            <text:p>3217</text:p>
          </table:table-cell>
          <table:table-cell table:formula="of:=([.G510]-[.G509])/([.E510]-[.E509])" office:value-type="float" office:value="14.5" calcext:value-type="float">
            <text:p>14,5</text:p>
          </table:table-cell>
          <table:table-cell table:number-columns-repeated="7"/>
          <table:table-cell office:value-type="float" office:value="1461835890679" calcext:value-type="float">
            <text:p>1461835890679</text:p>
          </table:table-cell>
          <table:table-cell office:value-type="float" office:value="7656" calcext:value-type="float">
            <text:p>765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656" calcext:value-type="float">
            <text:p>76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82" calcext:value-type="float">
            <text:p>1461836482</text:p>
          </table:table-cell>
          <table:table-cell table:formula="of:=[.D511]-[.C511]" office:value-type="float" office:value="804" calcext:value-type="float">
            <text:p>804</text:p>
          </table:table-cell>
          <table:table-cell office:value-type="float" office:value="22" calcext:value-type="float">
            <text:p>22</text:p>
          </table:table-cell>
          <table:table-cell office:value-type="float" office:value="3239" calcext:value-type="float">
            <text:p>3239</text:p>
          </table:table-cell>
          <table:table-cell table:formula="of:=([.G511]-[.G510])/([.E511]-[.E510])" office:value-type="float" office:value="22" calcext:value-type="float">
            <text:p>22</text:p>
          </table:table-cell>
          <table:table-cell table:number-columns-repeated="7"/>
          <table:table-cell office:value-type="float" office:value="1461835890588" calcext:value-type="float">
            <text:p>1461835890588</text:p>
          </table:table-cell>
          <table:table-cell office:value-type="float" office:value="7794" calcext:value-type="float">
            <text:p>779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794" calcext:value-type="float">
            <text:p>77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85" calcext:value-type="float">
            <text:p>1461836485</text:p>
          </table:table-cell>
          <table:table-cell table:formula="of:=[.D512]-[.C512]" office:value-type="float" office:value="807" calcext:value-type="float">
            <text:p>807</text:p>
          </table:table-cell>
          <table:table-cell office:value-type="float" office:value="4" calcext:value-type="float">
            <text:p>4</text:p>
          </table:table-cell>
          <table:table-cell office:value-type="float" office:value="3243" calcext:value-type="float">
            <text:p>3243</text:p>
          </table:table-cell>
          <table:table-cell table:formula="of:=([.G512]-[.G511])/([.E512]-[.E511])" office:value-type="float" office:value="1.33333333333333" calcext:value-type="float">
            <text:p>1,3333333333</text:p>
          </table:table-cell>
          <table:table-cell table:number-columns-repeated="7"/>
          <table:table-cell office:value-type="float" office:value="1461835890682" calcext:value-type="float">
            <text:p>1461835890682</text:p>
          </table:table-cell>
          <table:table-cell office:value-type="float" office:value="7775" calcext:value-type="float">
            <text:p>777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775" calcext:value-type="float">
            <text:p>77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87" calcext:value-type="float">
            <text:p>1461836487</text:p>
          </table:table-cell>
          <table:table-cell table:formula="of:=[.D513]-[.C513]" office:value-type="float" office:value="809" calcext:value-type="float">
            <text:p>809</text:p>
          </table:table-cell>
          <table:table-cell office:value-type="float" office:value="31" calcext:value-type="float">
            <text:p>31</text:p>
          </table:table-cell>
          <table:table-cell office:value-type="float" office:value="3274" calcext:value-type="float">
            <text:p>3274</text:p>
          </table:table-cell>
          <table:table-cell table:formula="of:=([.G513]-[.G512])/([.E513]-[.E512])" office:value-type="float" office:value="15.5" calcext:value-type="float">
            <text:p>15,5</text:p>
          </table:table-cell>
          <table:table-cell table:number-columns-repeated="7"/>
          <table:table-cell office:value-type="float" office:value="1461835890645" calcext:value-type="float">
            <text:p>1461835890645</text:p>
          </table:table-cell>
          <table:table-cell office:value-type="float" office:value="7853" calcext:value-type="float">
            <text:p>785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853" calcext:value-type="float">
            <text:p>78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88" calcext:value-type="float">
            <text:p>1461836488</text:p>
          </table:table-cell>
          <table:table-cell table:formula="of:=[.D514]-[.C514]" office:value-type="float" office:value="810" calcext:value-type="float">
            <text:p>810</text:p>
          </table:table-cell>
          <table:table-cell office:value-type="float" office:value="37" calcext:value-type="float">
            <text:p>37</text:p>
          </table:table-cell>
          <table:table-cell office:value-type="float" office:value="3311" calcext:value-type="float">
            <text:p>3311</text:p>
          </table:table-cell>
          <table:table-cell table:formula="of:=([.G514]-[.G513])/([.E514]-[.E513])" office:value-type="float" office:value="37" calcext:value-type="float">
            <text:p>37</text:p>
          </table:table-cell>
          <table:table-cell table:number-columns-repeated="7"/>
          <table:table-cell office:value-type="float" office:value="1461835890879" calcext:value-type="float">
            <text:p>1461835890879</text:p>
          </table:table-cell>
          <table:table-cell office:value-type="float" office:value="7728" calcext:value-type="float">
            <text:p>772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728" calcext:value-type="float">
            <text:p>77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91" calcext:value-type="float">
            <text:p>1461836491</text:p>
          </table:table-cell>
          <table:table-cell table:formula="of:=[.D515]-[.C515]" office:value-type="float" office:value="813" calcext:value-type="float">
            <text:p>813</text:p>
          </table:table-cell>
          <table:table-cell office:value-type="float" office:value="19" calcext:value-type="float">
            <text:p>19</text:p>
          </table:table-cell>
          <table:table-cell office:value-type="float" office:value="3330" calcext:value-type="float">
            <text:p>3330</text:p>
          </table:table-cell>
          <table:table-cell table:formula="of:=([.G515]-[.G514])/([.E515]-[.E514])" office:value-type="float" office:value="6.33333333333333" calcext:value-type="float">
            <text:p>6,3333333333</text:p>
          </table:table-cell>
          <table:table-cell table:number-columns-repeated="7"/>
          <table:table-cell office:value-type="float" office:value="1461835890732" calcext:value-type="float">
            <text:p>1461835890732</text:p>
          </table:table-cell>
          <table:table-cell office:value-type="float" office:value="7905" calcext:value-type="float">
            <text:p>790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905" calcext:value-type="float">
            <text:p>79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92" calcext:value-type="float">
            <text:p>1461836492</text:p>
          </table:table-cell>
          <table:table-cell table:formula="of:=[.D516]-[.C516]" office:value-type="float" office:value="814" calcext:value-type="float">
            <text:p>814</text:p>
          </table:table-cell>
          <table:table-cell office:value-type="float" office:value="12" calcext:value-type="float">
            <text:p>12</text:p>
          </table:table-cell>
          <table:table-cell office:value-type="float" office:value="3342" calcext:value-type="float">
            <text:p>3342</text:p>
          </table:table-cell>
          <table:table-cell table:formula="of:=([.G516]-[.G515])/([.E516]-[.E515])" office:value-type="float" office:value="12" calcext:value-type="float">
            <text:p>12</text:p>
          </table:table-cell>
          <table:table-cell table:number-columns-repeated="7"/>
          <table:table-cell office:value-type="float" office:value="1461835890758" calcext:value-type="float">
            <text:p>1461835890758</text:p>
          </table:table-cell>
          <table:table-cell office:value-type="float" office:value="7942" calcext:value-type="float">
            <text:p>794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942" calcext:value-type="float">
            <text:p>79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94" calcext:value-type="float">
            <text:p>1461836494</text:p>
          </table:table-cell>
          <table:table-cell table:formula="of:=[.D517]-[.C517]" office:value-type="float" office:value="816" calcext:value-type="float">
            <text:p>816</text:p>
          </table:table-cell>
          <table:table-cell office:value-type="float" office:value="18" calcext:value-type="float">
            <text:p>18</text:p>
          </table:table-cell>
          <table:table-cell office:value-type="float" office:value="3360" calcext:value-type="float">
            <text:p>3360</text:p>
          </table:table-cell>
          <table:table-cell table:formula="of:=([.G517]-[.G516])/([.E517]-[.E516])" office:value-type="float" office:value="9" calcext:value-type="float">
            <text:p>9</text:p>
          </table:table-cell>
          <table:table-cell table:number-columns-repeated="7"/>
          <table:table-cell office:value-type="float" office:value="1461835890920" calcext:value-type="float">
            <text:p>1461835890920</text:p>
          </table:table-cell>
          <table:table-cell office:value-type="float" office:value="7926" calcext:value-type="float">
            <text:p>79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926" calcext:value-type="float">
            <text:p>79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95" calcext:value-type="float">
            <text:p>1461836495</text:p>
          </table:table-cell>
          <table:table-cell table:formula="of:=[.D518]-[.C518]" office:value-type="float" office:value="817" calcext:value-type="float">
            <text:p>817</text:p>
          </table:table-cell>
          <table:table-cell office:value-type="float" office:value="9" calcext:value-type="float">
            <text:p>9</text:p>
          </table:table-cell>
          <table:table-cell office:value-type="float" office:value="3369" calcext:value-type="float">
            <text:p>3369</text:p>
          </table:table-cell>
          <table:table-cell table:formula="of:=([.G518]-[.G517])/([.E518]-[.E517])" office:value-type="float" office:value="9" calcext:value-type="float">
            <text:p>9</text:p>
          </table:table-cell>
          <table:table-cell table:number-columns-repeated="7"/>
          <table:table-cell office:value-type="float" office:value="1461835891117" calcext:value-type="float">
            <text:p>1461835891117</text:p>
          </table:table-cell>
          <table:table-cell office:value-type="float" office:value="7730" calcext:value-type="float">
            <text:p>773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730" calcext:value-type="float">
            <text:p>77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96" calcext:value-type="float">
            <text:p>1461836496</text:p>
          </table:table-cell>
          <table:table-cell table:formula="of:=[.D519]-[.C519]" office:value-type="float" office:value="818" calcext:value-type="float">
            <text:p>818</text:p>
          </table:table-cell>
          <table:table-cell office:value-type="float" office:value="4" calcext:value-type="float">
            <text:p>4</text:p>
          </table:table-cell>
          <table:table-cell office:value-type="float" office:value="3373" calcext:value-type="float">
            <text:p>3373</text:p>
          </table:table-cell>
          <table:table-cell table:formula="of:=([.G519]-[.G518])/([.E519]-[.E518])" office:value-type="float" office:value="4" calcext:value-type="float">
            <text:p>4</text:p>
          </table:table-cell>
          <table:table-cell table:number-columns-repeated="7"/>
          <table:table-cell office:value-type="float" office:value="1461835891217" calcext:value-type="float">
            <text:p>1461835891217</text:p>
          </table:table-cell>
          <table:table-cell office:value-type="float" office:value="7637" calcext:value-type="float">
            <text:p>763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637" calcext:value-type="float">
            <text:p>76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498" calcext:value-type="float">
            <text:p>1461836498</text:p>
          </table:table-cell>
          <table:table-cell table:formula="of:=[.D520]-[.C520]" office:value-type="float" office:value="820" calcext:value-type="float">
            <text:p>820</text:p>
          </table:table-cell>
          <table:table-cell office:value-type="float" office:value="6" calcext:value-type="float">
            <text:p>6</text:p>
          </table:table-cell>
          <table:table-cell office:value-type="float" office:value="3379" calcext:value-type="float">
            <text:p>3379</text:p>
          </table:table-cell>
          <table:table-cell table:formula="of:=([.G520]-[.G519])/([.E520]-[.E519])" office:value-type="float" office:value="3" calcext:value-type="float">
            <text:p>3</text:p>
          </table:table-cell>
          <table:table-cell table:number-columns-repeated="7"/>
          <table:table-cell office:value-type="float" office:value="1461835891212" calcext:value-type="float">
            <text:p>1461835891212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704" calcext:value-type="float">
            <text:p>77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00" calcext:value-type="float">
            <text:p>1461836500</text:p>
          </table:table-cell>
          <table:table-cell table:formula="of:=[.D521]-[.C521]" office:value-type="float" office:value="822" calcext:value-type="float">
            <text:p>822</text:p>
          </table:table-cell>
          <table:table-cell office:value-type="float" office:value="12" calcext:value-type="float">
            <text:p>12</text:p>
          </table:table-cell>
          <table:table-cell office:value-type="float" office:value="3391" calcext:value-type="float">
            <text:p>3391</text:p>
          </table:table-cell>
          <table:table-cell table:formula="of:=([.G521]-[.G520])/([.E521]-[.E520])" office:value-type="float" office:value="6" calcext:value-type="float">
            <text:p>6</text:p>
          </table:table-cell>
          <table:table-cell table:number-columns-repeated="7"/>
          <table:table-cell office:value-type="float" office:value="1461835891239" calcext:value-type="float">
            <text:p>1461835891239</text:p>
          </table:table-cell>
          <table:table-cell office:value-type="float" office:value="7732" calcext:value-type="float">
            <text:p>773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732" calcext:value-type="float">
            <text:p>77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01" calcext:value-type="float">
            <text:p>1461836501</text:p>
          </table:table-cell>
          <table:table-cell table:formula="of:=[.D522]-[.C522]" office:value-type="float" office:value="823" calcext:value-type="float">
            <text:p>823</text:p>
          </table:table-cell>
          <table:table-cell office:value-type="float" office:value="11" calcext:value-type="float">
            <text:p>11</text:p>
          </table:table-cell>
          <table:table-cell office:value-type="float" office:value="3402" calcext:value-type="float">
            <text:p>3402</text:p>
          </table:table-cell>
          <table:table-cell table:formula="of:=([.G522]-[.G521])/([.E522]-[.E521])" office:value-type="float" office:value="11" calcext:value-type="float">
            <text:p>11</text:p>
          </table:table-cell>
          <table:table-cell table:number-columns-repeated="7"/>
          <table:table-cell office:value-type="float" office:value="1461835891589" calcext:value-type="float">
            <text:p>1461835891589</text:p>
          </table:table-cell>
          <table:table-cell office:value-type="float" office:value="7437" calcext:value-type="float">
            <text:p>743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437" calcext:value-type="float">
            <text:p>74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03" calcext:value-type="float">
            <text:p>1461836503</text:p>
          </table:table-cell>
          <table:table-cell table:formula="of:=[.D523]-[.C523]" office:value-type="float" office:value="825" calcext:value-type="float">
            <text:p>825</text:p>
          </table:table-cell>
          <table:table-cell office:value-type="float" office:value="2" calcext:value-type="float">
            <text:p>2</text:p>
          </table:table-cell>
          <table:table-cell office:value-type="float" office:value="3404" calcext:value-type="float">
            <text:p>3404</text:p>
          </table:table-cell>
          <table:table-cell table:formula="of:=([.G523]-[.G522])/([.E523]-[.E522])" office:value-type="float" office:value="1" calcext:value-type="float">
            <text:p>1</text:p>
          </table:table-cell>
          <table:table-cell table:number-columns-repeated="7"/>
          <table:table-cell office:value-type="float" office:value="1461835891956" calcext:value-type="float">
            <text:p>1461835891956</text:p>
          </table:table-cell>
          <table:table-cell office:value-type="float" office:value="7212" calcext:value-type="float">
            <text:p>721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212" calcext:value-type="float">
            <text:p>72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05" calcext:value-type="float">
            <text:p>1461836505</text:p>
          </table:table-cell>
          <table:table-cell table:formula="of:=[.D524]-[.C524]" office:value-type="float" office:value="827" calcext:value-type="float">
            <text:p>827</text:p>
          </table:table-cell>
          <table:table-cell office:value-type="float" office:value="2" calcext:value-type="float">
            <text:p>2</text:p>
          </table:table-cell>
          <table:table-cell office:value-type="float" office:value="3406" calcext:value-type="float">
            <text:p>3406</text:p>
          </table:table-cell>
          <table:table-cell table:formula="of:=([.G524]-[.G523])/([.E524]-[.E523])" office:value-type="float" office:value="1" calcext:value-type="float">
            <text:p>1</text:p>
          </table:table-cell>
          <table:table-cell table:number-columns-repeated="7"/>
          <table:table-cell office:value-type="float" office:value="1461835891956" calcext:value-type="float">
            <text:p>1461835891956</text:p>
          </table:table-cell>
          <table:table-cell office:value-type="float" office:value="7262" calcext:value-type="float">
            <text:p>726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262" calcext:value-type="float">
            <text:p>7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06" calcext:value-type="float">
            <text:p>1461836506</text:p>
          </table:table-cell>
          <table:table-cell table:formula="of:=[.D525]-[.C525]" office:value-type="float" office:value="828" calcext:value-type="float">
            <text:p>828</text:p>
          </table:table-cell>
          <table:table-cell office:value-type="float" office:value="4" calcext:value-type="float">
            <text:p>4</text:p>
          </table:table-cell>
          <table:table-cell office:value-type="float" office:value="3410" calcext:value-type="float">
            <text:p>3410</text:p>
          </table:table-cell>
          <table:table-cell table:formula="of:=([.G525]-[.G524])/([.E525]-[.E524])" office:value-type="float" office:value="4" calcext:value-type="float">
            <text:p>4</text:p>
          </table:table-cell>
          <table:table-cell table:number-columns-repeated="7"/>
          <table:table-cell office:value-type="float" office:value="1461835892122" calcext:value-type="float">
            <text:p>1461835892122</text:p>
          </table:table-cell>
          <table:table-cell office:value-type="float" office:value="7163" calcext:value-type="float">
            <text:p>716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163" calcext:value-type="float">
            <text:p>7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08" calcext:value-type="float">
            <text:p>1461836508</text:p>
          </table:table-cell>
          <table:table-cell table:formula="of:=[.D526]-[.C526]" office:value-type="float" office:value="830" calcext:value-type="float">
            <text:p>830</text:p>
          </table:table-cell>
          <table:table-cell office:value-type="float" office:value="9" calcext:value-type="float">
            <text:p>9</text:p>
          </table:table-cell>
          <table:table-cell office:value-type="float" office:value="3419" calcext:value-type="float">
            <text:p>3419</text:p>
          </table:table-cell>
          <table:table-cell table:formula="of:=([.G526]-[.G525])/([.E526]-[.E525])" office:value-type="float" office:value="4.5" calcext:value-type="float">
            <text:p>4,5</text:p>
          </table:table-cell>
          <table:table-cell table:number-columns-repeated="7"/>
          <table:table-cell office:value-type="float" office:value="1461835892258" calcext:value-type="float">
            <text:p>1461835892258</text:p>
          </table:table-cell>
          <table:table-cell office:value-type="float" office:value="7033" calcext:value-type="float">
            <text:p>703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033" calcext:value-type="float">
            <text:p>70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10" calcext:value-type="float">
            <text:p>1461836510</text:p>
          </table:table-cell>
          <table:table-cell table:formula="of:=[.D527]-[.C527]" office:value-type="float" office:value="832" calcext:value-type="float">
            <text:p>832</text:p>
          </table:table-cell>
          <table:table-cell office:value-type="float" office:value="4" calcext:value-type="float">
            <text:p>4</text:p>
          </table:table-cell>
          <table:table-cell office:value-type="float" office:value="3423" calcext:value-type="float">
            <text:p>3423</text:p>
          </table:table-cell>
          <table:table-cell table:formula="of:=([.G527]-[.G526])/([.E527]-[.E526])" office:value-type="float" office:value="2" calcext:value-type="float">
            <text:p>2</text:p>
          </table:table-cell>
          <table:table-cell table:number-columns-repeated="7"/>
          <table:table-cell office:value-type="float" office:value="1461835892314" calcext:value-type="float">
            <text:p>1461835892314</text:p>
          </table:table-cell>
          <table:table-cell office:value-type="float" office:value="7097" calcext:value-type="float">
            <text:p>709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097" calcext:value-type="float">
            <text:p>70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12" calcext:value-type="float">
            <text:p>1461836512</text:p>
          </table:table-cell>
          <table:table-cell table:formula="of:=[.D528]-[.C528]" office:value-type="float" office:value="834" calcext:value-type="float">
            <text:p>834</text:p>
          </table:table-cell>
          <table:table-cell office:value-type="float" office:value="3" calcext:value-type="float">
            <text:p>3</text:p>
          </table:table-cell>
          <table:table-cell office:value-type="float" office:value="3426" calcext:value-type="float">
            <text:p>3426</text:p>
          </table:table-cell>
          <table:table-cell table:formula="of:=([.G528]-[.G527])/([.E528]-[.E527])" office:value-type="float" office:value="1.5" calcext:value-type="float">
            <text:p>1,5</text:p>
          </table:table-cell>
          <table:table-cell table:number-columns-repeated="7"/>
          <table:table-cell office:value-type="float" office:value="1461835892122" calcext:value-type="float">
            <text:p>1461835892122</text:p>
          </table:table-cell>
          <table:table-cell office:value-type="float" office:value="7386" calcext:value-type="float">
            <text:p>738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386" calcext:value-type="float">
            <text:p>73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14" calcext:value-type="float">
            <text:p>1461836514</text:p>
          </table:table-cell>
          <table:table-cell table:formula="of:=[.D529]-[.C529]" office:value-type="float" office:value="836" calcext:value-type="float">
            <text:p>836</text:p>
          </table:table-cell>
          <table:table-cell office:value-type="float" office:value="6" calcext:value-type="float">
            <text:p>6</text:p>
          </table:table-cell>
          <table:table-cell office:value-type="float" office:value="3432" calcext:value-type="float">
            <text:p>3432</text:p>
          </table:table-cell>
          <table:table-cell table:formula="of:=([.G529]-[.G528])/([.E529]-[.E528])" office:value-type="float" office:value="3" calcext:value-type="float">
            <text:p>3</text:p>
          </table:table-cell>
          <table:table-cell table:number-columns-repeated="7"/>
          <table:table-cell office:value-type="float" office:value="1461835892315" calcext:value-type="float">
            <text:p>1461835892315</text:p>
          </table:table-cell>
          <table:table-cell office:value-type="float" office:value="7215" calcext:value-type="float">
            <text:p>72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215" calcext:value-type="float">
            <text:p>7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16" calcext:value-type="float">
            <text:p>1461836516</text:p>
          </table:table-cell>
          <table:table-cell table:formula="of:=[.D530]-[.C530]" office:value-type="float" office:value="838" calcext:value-type="float">
            <text:p>838</text:p>
          </table:table-cell>
          <table:table-cell office:value-type="float" office:value="6" calcext:value-type="float">
            <text:p>6</text:p>
          </table:table-cell>
          <table:table-cell office:value-type="float" office:value="3438" calcext:value-type="float">
            <text:p>3438</text:p>
          </table:table-cell>
          <table:table-cell table:formula="of:=([.G530]-[.G529])/([.E530]-[.E529])" office:value-type="float" office:value="3" calcext:value-type="float">
            <text:p>3</text:p>
          </table:table-cell>
          <table:table-cell table:number-columns-repeated="7"/>
          <table:table-cell office:value-type="float" office:value="1461835892324" calcext:value-type="float">
            <text:p>1461835892324</text:p>
          </table:table-cell>
          <table:table-cell office:value-type="float" office:value="7217" calcext:value-type="float">
            <text:p>721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217" calcext:value-type="float">
            <text:p>72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18" calcext:value-type="float">
            <text:p>1461836518</text:p>
          </table:table-cell>
          <table:table-cell table:formula="of:=[.D531]-[.C531]"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float" office:value="3440" calcext:value-type="float">
            <text:p>3440</text:p>
          </table:table-cell>
          <table:table-cell table:formula="of:=([.G531]-[.G530])/([.E531]-[.E530])" office:value-type="float" office:value="1" calcext:value-type="float">
            <text:p>1</text:p>
          </table:table-cell>
          <table:table-cell table:number-columns-repeated="7"/>
          <table:table-cell office:value-type="float" office:value="1461835892663" calcext:value-type="float">
            <text:p>1461835892663</text:p>
          </table:table-cell>
          <table:table-cell office:value-type="float" office:value="6912" calcext:value-type="float">
            <text:p>691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912" calcext:value-type="float">
            <text:p>69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20" calcext:value-type="float">
            <text:p>1461836520</text:p>
          </table:table-cell>
          <table:table-cell table:formula="of:=[.D532]-[.C532]" office:value-type="float" office:value="842" calcext:value-type="float">
            <text:p>842</text:p>
          </table:table-cell>
          <table:table-cell office:value-type="float" office:value="6" calcext:value-type="float">
            <text:p>6</text:p>
          </table:table-cell>
          <table:table-cell office:value-type="float" office:value="3446" calcext:value-type="float">
            <text:p>3446</text:p>
          </table:table-cell>
          <table:table-cell table:formula="of:=([.G532]-[.G531])/([.E532]-[.E531])" office:value-type="float" office:value="3" calcext:value-type="float">
            <text:p>3</text:p>
          </table:table-cell>
          <table:table-cell table:number-columns-repeated="7"/>
          <table:table-cell office:value-type="float" office:value="1461835892649" calcext:value-type="float">
            <text:p>1461835892649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928" calcext:value-type="float">
            <text:p>69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21" calcext:value-type="float">
            <text:p>1461836521</text:p>
          </table:table-cell>
          <table:table-cell table:formula="of:=[.D533]-[.C533]" office:value-type="float" office:value="843" calcext:value-type="float">
            <text:p>843</text:p>
          </table:table-cell>
          <table:table-cell office:value-type="float" office:value="6" calcext:value-type="float">
            <text:p>6</text:p>
          </table:table-cell>
          <table:table-cell office:value-type="float" office:value="3452" calcext:value-type="float">
            <text:p>3452</text:p>
          </table:table-cell>
          <table:table-cell table:formula="of:=([.G533]-[.G532])/([.E533]-[.E532])" office:value-type="float" office:value="6" calcext:value-type="float">
            <text:p>6</text:p>
          </table:table-cell>
          <table:table-cell table:number-columns-repeated="7"/>
          <table:table-cell office:value-type="float" office:value="1461835892768" calcext:value-type="float">
            <text:p>1461835892768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007" calcext:value-type="float">
            <text:p>7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23" calcext:value-type="float">
            <text:p>1461836523</text:p>
          </table:table-cell>
          <table:table-cell table:formula="of:=[.D534]-[.C534]" office:value-type="float" office:value="845" calcext:value-type="float">
            <text:p>845</text:p>
          </table:table-cell>
          <table:table-cell office:value-type="float" office:value="3" calcext:value-type="float">
            <text:p>3</text:p>
          </table:table-cell>
          <table:table-cell office:value-type="float" office:value="3455" calcext:value-type="float">
            <text:p>3455</text:p>
          </table:table-cell>
          <table:table-cell table:formula="of:=([.G534]-[.G533])/([.E534]-[.E533])" office:value-type="float" office:value="1.5" calcext:value-type="float">
            <text:p>1,5</text:p>
          </table:table-cell>
          <table:table-cell table:number-columns-repeated="7"/>
          <table:table-cell office:value-type="float" office:value="1461835892682" calcext:value-type="float">
            <text:p>1461835892682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233" calcext:value-type="float">
            <text:p>7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24" calcext:value-type="float">
            <text:p>1461836524</text:p>
          </table:table-cell>
          <table:table-cell table:formula="of:=[.D535]-[.C535]" office:value-type="float" office:value="846" calcext:value-type="float">
            <text:p>846</text:p>
          </table:table-cell>
          <table:table-cell office:value-type="float" office:value="13" calcext:value-type="float">
            <text:p>13</text:p>
          </table:table-cell>
          <table:table-cell office:value-type="float" office:value="3468" calcext:value-type="float">
            <text:p>3468</text:p>
          </table:table-cell>
          <table:table-cell table:formula="of:=([.G535]-[.G534])/([.E535]-[.E534])" office:value-type="float" office:value="13" calcext:value-type="float">
            <text:p>13</text:p>
          </table:table-cell>
          <table:table-cell table:number-columns-repeated="7"/>
          <table:table-cell office:value-type="float" office:value="1461835893070" calcext:value-type="float">
            <text:p>1461835893070</text:p>
          </table:table-cell>
          <table:table-cell office:value-type="float" office:value="7052" calcext:value-type="float">
            <text:p>705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052" calcext:value-type="float">
            <text:p>70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26" calcext:value-type="float">
            <text:p>1461836526</text:p>
          </table:table-cell>
          <table:table-cell table:formula="of:=[.D536]-[.C536]"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 office:value-type="float" office:value="3478" calcext:value-type="float">
            <text:p>3478</text:p>
          </table:table-cell>
          <table:table-cell table:formula="of:=([.G536]-[.G535])/([.E536]-[.E535])" office:value-type="float" office:value="5" calcext:value-type="float">
            <text:p>5</text:p>
          </table:table-cell>
          <table:table-cell table:number-columns-repeated="7"/>
          <table:table-cell office:value-type="float" office:value="1461835893078" calcext:value-type="float">
            <text:p>1461835893078</text:p>
          </table:table-cell>
          <table:table-cell office:value-type="float" office:value="7046" calcext:value-type="float">
            <text:p>704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046" calcext:value-type="float">
            <text:p>70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27" calcext:value-type="float">
            <text:p>1461836527</text:p>
          </table:table-cell>
          <table:table-cell table:formula="of:=[.D537]-[.C537]" office:value-type="float" office:value="849" calcext:value-type="float">
            <text:p>849</text:p>
          </table:table-cell>
          <table:table-cell office:value-type="float" office:value="8" calcext:value-type="float">
            <text:p>8</text:p>
          </table:table-cell>
          <table:table-cell office:value-type="float" office:value="3486" calcext:value-type="float">
            <text:p>3486</text:p>
          </table:table-cell>
          <table:table-cell table:formula="of:=([.G537]-[.G536])/([.E537]-[.E536])" office:value-type="float" office:value="8" calcext:value-type="float">
            <text:p>8</text:p>
          </table:table-cell>
          <table:table-cell table:number-columns-repeated="7"/>
          <table:table-cell office:value-type="float" office:value="1461835892895" calcext:value-type="float">
            <text:p>1461835892895</text:p>
          </table:table-cell>
          <table:table-cell office:value-type="float" office:value="7260" calcext:value-type="float">
            <text:p>726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260" calcext:value-type="float">
            <text:p>72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29" calcext:value-type="float">
            <text:p>1461836529</text:p>
          </table:table-cell>
          <table:table-cell table:formula="of:=[.D538]-[.C538]" office:value-type="float" office:value="851" calcext:value-type="float">
            <text:p>851</text:p>
          </table:table-cell>
          <table:table-cell office:value-type="float" office:value="13" calcext:value-type="float">
            <text:p>13</text:p>
          </table:table-cell>
          <table:table-cell office:value-type="float" office:value="3499" calcext:value-type="float">
            <text:p>3499</text:p>
          </table:table-cell>
          <table:table-cell table:formula="of:=([.G538]-[.G537])/([.E538]-[.E537])" office:value-type="float" office:value="6.5" calcext:value-type="float">
            <text:p>6,5</text:p>
          </table:table-cell>
          <table:table-cell table:number-columns-repeated="7"/>
          <table:table-cell office:value-type="float" office:value="1461835892850" calcext:value-type="float">
            <text:p>1461835892850</text:p>
          </table:table-cell>
          <table:table-cell office:value-type="float" office:value="7364" calcext:value-type="float">
            <text:p>736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364" calcext:value-type="float">
            <text:p>7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30" calcext:value-type="float">
            <text:p>1461836530</text:p>
          </table:table-cell>
          <table:table-cell table:formula="of:=[.D539]-[.C539]" office:value-type="float" office:value="852" calcext:value-type="float">
            <text:p>852</text:p>
          </table:table-cell>
          <table:table-cell office:value-type="float" office:value="10" calcext:value-type="float">
            <text:p>10</text:p>
          </table:table-cell>
          <table:table-cell office:value-type="float" office:value="3509" calcext:value-type="float">
            <text:p>3509</text:p>
          </table:table-cell>
          <table:table-cell table:formula="of:=([.G539]-[.G538])/([.E539]-[.E538])" office:value-type="float" office:value="10" calcext:value-type="float">
            <text:p>10</text:p>
          </table:table-cell>
          <table:table-cell table:number-columns-repeated="7"/>
          <table:table-cell office:value-type="float" office:value="1461835893109" calcext:value-type="float">
            <text:p>1461835893109</text:p>
          </table:table-cell>
          <table:table-cell office:value-type="float" office:value="7261" calcext:value-type="float">
            <text:p>726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261" calcext:value-type="float">
            <text:p>7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32" calcext:value-type="float">
            <text:p>1461836532</text:p>
          </table:table-cell>
          <table:table-cell table:formula="of:=[.D540]-[.C540]" office:value-type="float" office:value="854" calcext:value-type="float">
            <text:p>854</text:p>
          </table:table-cell>
          <table:table-cell office:value-type="float" office:value="8" calcext:value-type="float">
            <text:p>8</text:p>
          </table:table-cell>
          <table:table-cell office:value-type="float" office:value="3517" calcext:value-type="float">
            <text:p>3517</text:p>
          </table:table-cell>
          <table:table-cell table:formula="of:=([.G540]-[.G539])/([.E540]-[.E539])" office:value-type="float" office:value="4" calcext:value-type="float">
            <text:p>4</text:p>
          </table:table-cell>
          <table:table-cell table:number-columns-repeated="7"/>
          <table:table-cell office:value-type="float" office:value="1461835893342" calcext:value-type="float">
            <text:p>1461835893342</text:p>
          </table:table-cell>
          <table:table-cell office:value-type="float" office:value="7172" calcext:value-type="float">
            <text:p>717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172" calcext:value-type="float">
            <text:p>7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34" calcext:value-type="float">
            <text:p>1461836534</text:p>
          </table:table-cell>
          <table:table-cell table:formula="of:=[.D541]-[.C541]" office:value-type="float" office:value="856" calcext:value-type="float">
            <text:p>856</text:p>
          </table:table-cell>
          <table:table-cell office:value-type="float" office:value="5" calcext:value-type="float">
            <text:p>5</text:p>
          </table:table-cell>
          <table:table-cell office:value-type="float" office:value="3522" calcext:value-type="float">
            <text:p>3522</text:p>
          </table:table-cell>
          <table:table-cell table:formula="of:=([.G541]-[.G540])/([.E541]-[.E540])" office:value-type="float" office:value="2.5" calcext:value-type="float">
            <text:p>2,5</text:p>
          </table:table-cell>
          <table:table-cell table:number-columns-repeated="7"/>
          <table:table-cell office:value-type="float" office:value="1461835893977" calcext:value-type="float">
            <text:p>1461835893977</text:p>
          </table:table-cell>
          <table:table-cell office:value-type="float" office:value="6681" calcext:value-type="float">
            <text:p>668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681" calcext:value-type="float">
            <text:p>66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36" calcext:value-type="float">
            <text:p>1461836536</text:p>
          </table:table-cell>
          <table:table-cell table:formula="of:=[.D542]-[.C542]" office:value-type="float" office:value="858" calcext:value-type="float">
            <text:p>858</text:p>
          </table:table-cell>
          <table:table-cell office:value-type="float" office:value="8" calcext:value-type="float">
            <text:p>8</text:p>
          </table:table-cell>
          <table:table-cell office:value-type="float" office:value="3530" calcext:value-type="float">
            <text:p>3530</text:p>
          </table:table-cell>
          <table:table-cell table:formula="of:=([.G542]-[.G541])/([.E542]-[.E541])" office:value-type="float" office:value="4" calcext:value-type="float">
            <text:p>4</text:p>
          </table:table-cell>
          <table:table-cell table:number-columns-repeated="7"/>
          <table:table-cell office:value-type="float" office:value="1461835894233" calcext:value-type="float">
            <text:p>1461835894233</text:p>
          </table:table-cell>
          <table:table-cell office:value-type="float" office:value="6442" calcext:value-type="float">
            <text:p>644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442" calcext:value-type="float">
            <text:p>64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38" calcext:value-type="float">
            <text:p>1461836538</text:p>
          </table:table-cell>
          <table:table-cell table:formula="of:=[.D543]-[.C543]" office:value-type="float" office:value="860" calcext:value-type="float">
            <text:p>860</text:p>
          </table:table-cell>
          <table:table-cell office:value-type="float" office:value="12" calcext:value-type="float">
            <text:p>12</text:p>
          </table:table-cell>
          <table:table-cell office:value-type="float" office:value="3542" calcext:value-type="float">
            <text:p>3542</text:p>
          </table:table-cell>
          <table:table-cell table:formula="of:=([.G543]-[.G542])/([.E543]-[.E542])" office:value-type="float" office:value="6" calcext:value-type="float">
            <text:p>6</text:p>
          </table:table-cell>
          <table:table-cell table:number-columns-repeated="7"/>
          <table:table-cell office:value-type="float" office:value="1461835893838" calcext:value-type="float">
            <text:p>1461835893838</text:p>
          </table:table-cell>
          <table:table-cell office:value-type="float" office:value="6839" calcext:value-type="float">
            <text:p>683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839" calcext:value-type="float">
            <text:p>68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40" calcext:value-type="float">
            <text:p>1461836540</text:p>
          </table:table-cell>
          <table:table-cell table:formula="of:=[.D544]-[.C544]" office:value-type="float" office:value="862" calcext:value-type="float">
            <text:p>862</text:p>
          </table:table-cell>
          <table:table-cell office:value-type="float" office:value="11" calcext:value-type="float">
            <text:p>11</text:p>
          </table:table-cell>
          <table:table-cell office:value-type="float" office:value="3553" calcext:value-type="float">
            <text:p>3553</text:p>
          </table:table-cell>
          <table:table-cell table:formula="of:=([.G544]-[.G543])/([.E544]-[.E543])" office:value-type="float" office:value="5.5" calcext:value-type="float">
            <text:p>5,5</text:p>
          </table:table-cell>
          <table:table-cell table:number-columns-repeated="7"/>
          <table:table-cell office:value-type="float" office:value="1461835894227" calcext:value-type="float">
            <text:p>1461835894227</text:p>
          </table:table-cell>
          <table:table-cell office:value-type="float" office:value="6460" calcext:value-type="float">
            <text:p>646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460" calcext:value-type="float">
            <text:p>64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41" calcext:value-type="float">
            <text:p>1461836541</text:p>
          </table:table-cell>
          <table:table-cell table:formula="of:=[.D545]-[.C545]" office:value-type="float" office:value="863" calcext:value-type="float">
            <text:p>863</text:p>
          </table:table-cell>
          <table:table-cell office:value-type="float" office:value="5" calcext:value-type="float">
            <text:p>5</text:p>
          </table:table-cell>
          <table:table-cell office:value-type="float" office:value="3558" calcext:value-type="float">
            <text:p>3558</text:p>
          </table:table-cell>
          <table:table-cell table:formula="of:=([.G545]-[.G544])/([.E545]-[.E544])" office:value-type="float" office:value="5" calcext:value-type="float">
            <text:p>5</text:p>
          </table:table-cell>
          <table:table-cell table:number-columns-repeated="7"/>
          <table:table-cell office:value-type="float" office:value="1461835894409" calcext:value-type="float">
            <text:p>1461835894409</text:p>
          </table:table-cell>
          <table:table-cell office:value-type="float" office:value="7945" calcext:value-type="float">
            <text:p>794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945" calcext:value-type="float">
            <text:p>79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43" calcext:value-type="float">
            <text:p>1461836543</text:p>
          </table:table-cell>
          <table:table-cell table:formula="of:=[.D546]-[.C546]" office:value-type="float" office:value="865" calcext:value-type="float">
            <text:p>865</text:p>
          </table:table-cell>
          <table:table-cell office:value-type="float" office:value="7" calcext:value-type="float">
            <text:p>7</text:p>
          </table:table-cell>
          <table:table-cell office:value-type="float" office:value="3565" calcext:value-type="float">
            <text:p>3565</text:p>
          </table:table-cell>
          <table:table-cell table:formula="of:=([.G546]-[.G545])/([.E546]-[.E545])" office:value-type="float" office:value="3.5" calcext:value-type="float">
            <text:p>3,5</text:p>
          </table:table-cell>
          <table:table-cell table:number-columns-repeated="7"/>
          <table:table-cell office:value-type="float" office:value="1461835894416" calcext:value-type="float">
            <text:p>1461835894416</text:p>
          </table:table-cell>
          <table:table-cell office:value-type="float" office:value="8151" calcext:value-type="float">
            <text:p>81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151" calcext:value-type="float">
            <text:p>8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44" calcext:value-type="float">
            <text:p>1461836544</text:p>
          </table:table-cell>
          <table:table-cell table:formula="of:=[.D547]-[.C547]" office:value-type="float" office:value="866" calcext:value-type="float">
            <text:p>866</text:p>
          </table:table-cell>
          <table:table-cell office:value-type="float" office:value="10" calcext:value-type="float">
            <text:p>10</text:p>
          </table:table-cell>
          <table:table-cell office:value-type="float" office:value="3575" calcext:value-type="float">
            <text:p>3575</text:p>
          </table:table-cell>
          <table:table-cell table:formula="of:=([.G547]-[.G546])/([.E547]-[.E546])" office:value-type="float" office:value="10" calcext:value-type="float">
            <text:p>10</text:p>
          </table:table-cell>
          <table:table-cell table:number-columns-repeated="7"/>
          <table:table-cell office:value-type="float" office:value="1461835894600" calcext:value-type="float">
            <text:p>1461835894600</text:p>
          </table:table-cell>
          <table:table-cell office:value-type="float" office:value="9760" calcext:value-type="float">
            <text:p>976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760" calcext:value-type="float">
            <text:p>97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46" calcext:value-type="float">
            <text:p>1461836546</text:p>
          </table:table-cell>
          <table:table-cell table:formula="of:=[.D548]-[.C548]" office:value-type="float" office:value="868" calcext:value-type="float">
            <text:p>868</text:p>
          </table:table-cell>
          <table:table-cell office:value-type="float" office:value="5" calcext:value-type="float">
            <text:p>5</text:p>
          </table:table-cell>
          <table:table-cell office:value-type="float" office:value="3580" calcext:value-type="float">
            <text:p>3580</text:p>
          </table:table-cell>
          <table:table-cell table:formula="of:=([.G548]-[.G547])/([.E548]-[.E547])" office:value-type="float" office:value="2.5" calcext:value-type="float">
            <text:p>2,5</text:p>
          </table:table-cell>
          <table:table-cell table:number-columns-repeated="7"/>
          <table:table-cell office:value-type="float" office:value="1461835894892" calcext:value-type="float">
            <text:p>1461835894892</text:p>
          </table:table-cell>
          <table:table-cell office:value-type="float" office:value="9675" calcext:value-type="float">
            <text:p>967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675" calcext:value-type="float">
            <text:p>9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47" calcext:value-type="float">
            <text:p>1461836547</text:p>
          </table:table-cell>
          <table:table-cell table:formula="of:=[.D549]-[.C549]" office:value-type="float" office:value="869" calcext:value-type="float">
            <text:p>869</text:p>
          </table:table-cell>
          <table:table-cell office:value-type="float" office:value="3" calcext:value-type="float">
            <text:p>3</text:p>
          </table:table-cell>
          <table:table-cell office:value-type="float" office:value="3583" calcext:value-type="float">
            <text:p>3583</text:p>
          </table:table-cell>
          <table:table-cell table:formula="of:=([.G549]-[.G548])/([.E549]-[.E548])" office:value-type="float" office:value="3" calcext:value-type="float">
            <text:p>3</text:p>
          </table:table-cell>
          <table:table-cell table:number-columns-repeated="7"/>
          <table:table-cell office:value-type="float" office:value="1461835894518" calcext:value-type="float">
            <text:p>1461835894518</text:p>
          </table:table-cell>
          <table:table-cell office:value-type="float" office:value="10087" calcext:value-type="float">
            <text:p>1008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087" calcext:value-type="float">
            <text:p>100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49" calcext:value-type="float">
            <text:p>1461836549</text:p>
          </table:table-cell>
          <table:table-cell table:formula="of:=[.D550]-[.C550]" office:value-type="float" office:value="871" calcext:value-type="float">
            <text:p>871</text:p>
          </table:table-cell>
          <table:table-cell office:value-type="float" office:value="8" calcext:value-type="float">
            <text:p>8</text:p>
          </table:table-cell>
          <table:table-cell office:value-type="float" office:value="3591" calcext:value-type="float">
            <text:p>3591</text:p>
          </table:table-cell>
          <table:table-cell table:formula="of:=([.G550]-[.G549])/([.E550]-[.E549])" office:value-type="float" office:value="4" calcext:value-type="float">
            <text:p>4</text:p>
          </table:table-cell>
          <table:table-cell table:number-columns-repeated="7"/>
          <table:table-cell office:value-type="float" office:value="1461835894977" calcext:value-type="float">
            <text:p>1461835894977</text:p>
          </table:table-cell>
          <table:table-cell office:value-type="float" office:value="9853" calcext:value-type="float">
            <text:p>985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853" calcext:value-type="float">
            <text:p>98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51" calcext:value-type="float">
            <text:p>1461836551</text:p>
          </table:table-cell>
          <table:table-cell table:formula="of:=[.D551]-[.C551]" office:value-type="float" office:value="873" calcext:value-type="float">
            <text:p>873</text:p>
          </table:table-cell>
          <table:table-cell office:value-type="float" office:value="8" calcext:value-type="float">
            <text:p>8</text:p>
          </table:table-cell>
          <table:table-cell office:value-type="float" office:value="3599" calcext:value-type="float">
            <text:p>3599</text:p>
          </table:table-cell>
          <table:table-cell table:formula="of:=([.G551]-[.G550])/([.E551]-[.E550])" office:value-type="float" office:value="4" calcext:value-type="float">
            <text:p>4</text:p>
          </table:table-cell>
          <table:table-cell table:number-columns-repeated="7"/>
          <table:table-cell office:value-type="float" office:value="1461835894968" calcext:value-type="float">
            <text:p>1461835894968</text:p>
          </table:table-cell>
          <table:table-cell office:value-type="float" office:value="10031" calcext:value-type="float">
            <text:p>1003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031" calcext:value-type="float">
            <text:p>10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52" calcext:value-type="float">
            <text:p>1461836552</text:p>
          </table:table-cell>
          <table:table-cell table:formula="of:=[.D552]-[.C552]" office:value-type="float" office:value="874" calcext:value-type="float">
            <text:p>874</text:p>
          </table:table-cell>
          <table:table-cell office:value-type="float" office:value="9" calcext:value-type="float">
            <text:p>9</text:p>
          </table:table-cell>
          <table:table-cell office:value-type="float" office:value="3608" calcext:value-type="float">
            <text:p>3608</text:p>
          </table:table-cell>
          <table:table-cell table:formula="of:=([.G552]-[.G551])/([.E552]-[.E551])" office:value-type="float" office:value="9" calcext:value-type="float">
            <text:p>9</text:p>
          </table:table-cell>
          <table:table-cell table:number-columns-repeated="7"/>
          <table:table-cell office:value-type="float" office:value="1461835895241" calcext:value-type="float">
            <text:p>1461835895241</text:p>
          </table:table-cell>
          <table:table-cell office:value-type="float" office:value="10002" calcext:value-type="float">
            <text:p>100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002" calcext:value-type="float">
            <text:p>10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54" calcext:value-type="float">
            <text:p>1461836554</text:p>
          </table:table-cell>
          <table:table-cell table:formula="of:=[.D553]-[.C553]" office:value-type="float" office:value="876" calcext:value-type="float">
            <text:p>876</text:p>
          </table:table-cell>
          <table:table-cell office:value-type="float" office:value="3" calcext:value-type="float">
            <text:p>3</text:p>
          </table:table-cell>
          <table:table-cell office:value-type="float" office:value="3611" calcext:value-type="float">
            <text:p>3611</text:p>
          </table:table-cell>
          <table:table-cell table:formula="of:=([.G553]-[.G552])/([.E553]-[.E552])" office:value-type="float" office:value="1.5" calcext:value-type="float">
            <text:p>1,5</text:p>
          </table:table-cell>
          <table:table-cell table:number-columns-repeated="7"/>
          <table:table-cell office:value-type="float" office:value="1461835894993" calcext:value-type="float">
            <text:p>1461835894993</text:p>
          </table:table-cell>
          <table:table-cell office:value-type="float" office:value="10252" calcext:value-type="float">
            <text:p>1025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252" calcext:value-type="float">
            <text:p>102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55" calcext:value-type="float">
            <text:p>1461836555</text:p>
          </table:table-cell>
          <table:table-cell table:formula="of:=[.D554]-[.C554]" office:value-type="float" office:value="877" calcext:value-type="float">
            <text:p>877</text:p>
          </table:table-cell>
          <table:table-cell office:value-type="float" office:value="14" calcext:value-type="float">
            <text:p>14</text:p>
          </table:table-cell>
          <table:table-cell office:value-type="float" office:value="3625" calcext:value-type="float">
            <text:p>3625</text:p>
          </table:table-cell>
          <table:table-cell table:formula="of:=([.G554]-[.G553])/([.E554]-[.E553])" office:value-type="float" office:value="14" calcext:value-type="float">
            <text:p>14</text:p>
          </table:table-cell>
          <table:table-cell table:number-columns-repeated="7"/>
          <table:table-cell office:value-type="float" office:value="1461835895246" calcext:value-type="float">
            <text:p>1461835895246</text:p>
          </table:table-cell>
          <table:table-cell office:value-type="float" office:value="10899" calcext:value-type="float">
            <text:p>1089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899" calcext:value-type="float">
            <text:p>108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58" calcext:value-type="float">
            <text:p>1461836558</text:p>
          </table:table-cell>
          <table:table-cell table:formula="of:=[.D555]-[.C555]" office:value-type="float" office:value="880" calcext:value-type="float">
            <text:p>880</text:p>
          </table:table-cell>
          <table:table-cell office:value-type="float" office:value="11" calcext:value-type="float">
            <text:p>11</text:p>
          </table:table-cell>
          <table:table-cell office:value-type="float" office:value="3636" calcext:value-type="float">
            <text:p>3636</text:p>
          </table:table-cell>
          <table:table-cell table:formula="of:=([.G555]-[.G554])/([.E555]-[.E554])" office:value-type="float" office:value="3.66666666666667" calcext:value-type="float">
            <text:p>3,6666666667</text:p>
          </table:table-cell>
          <table:table-cell table:number-columns-repeated="7"/>
          <table:table-cell office:value-type="float" office:value="1461835895249" calcext:value-type="float">
            <text:p>1461835895249</text:p>
          </table:table-cell>
          <table:table-cell office:value-type="float" office:value="11017" calcext:value-type="float">
            <text:p>1101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017" calcext:value-type="float">
            <text:p>11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59" calcext:value-type="float">
            <text:p>1461836559</text:p>
          </table:table-cell>
          <table:table-cell table:formula="of:=[.D556]-[.C556]" office:value-type="float" office:value="881" calcext:value-type="float">
            <text:p>881</text:p>
          </table:table-cell>
          <table:table-cell office:value-type="float" office:value="5" calcext:value-type="float">
            <text:p>5</text:p>
          </table:table-cell>
          <table:table-cell office:value-type="float" office:value="3641" calcext:value-type="float">
            <text:p>3641</text:p>
          </table:table-cell>
          <table:table-cell table:formula="of:=([.G556]-[.G555])/([.E556]-[.E555])" office:value-type="float" office:value="5" calcext:value-type="float">
            <text:p>5</text:p>
          </table:table-cell>
          <table:table-cell table:number-columns-repeated="7"/>
          <table:table-cell office:value-type="float" office:value="1461835895642" calcext:value-type="float">
            <text:p>1461835895642</text:p>
          </table:table-cell>
          <table:table-cell office:value-type="float" office:value="10646" calcext:value-type="float">
            <text:p>1064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646" calcext:value-type="float">
            <text:p>106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61" calcext:value-type="float">
            <text:p>1461836561</text:p>
          </table:table-cell>
          <table:table-cell table:formula="of:=[.D557]-[.C557]" office:value-type="float" office:value="883" calcext:value-type="float">
            <text:p>883</text:p>
          </table:table-cell>
          <table:table-cell office:value-type="float" office:value="3" calcext:value-type="float">
            <text:p>3</text:p>
          </table:table-cell>
          <table:table-cell office:value-type="float" office:value="3644" calcext:value-type="float">
            <text:p>3644</text:p>
          </table:table-cell>
          <table:table-cell table:formula="of:=([.G557]-[.G556])/([.E557]-[.E556])" office:value-type="float" office:value="1.5" calcext:value-type="float">
            <text:p>1,5</text:p>
          </table:table-cell>
          <table:table-cell table:number-columns-repeated="7"/>
          <table:table-cell office:value-type="float" office:value="1461835895377" calcext:value-type="float">
            <text:p>1461835895377</text:p>
          </table:table-cell>
          <table:table-cell office:value-type="float" office:value="11105" calcext:value-type="float">
            <text:p>1110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105" calcext:value-type="float">
            <text:p>11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63" calcext:value-type="float">
            <text:p>1461836563</text:p>
          </table:table-cell>
          <table:table-cell table:formula="of:=[.D558]-[.C558]" office:value-type="float" office:value="885" calcext:value-type="float">
            <text:p>885</text:p>
          </table:table-cell>
          <table:table-cell office:value-type="float" office:value="6" calcext:value-type="float">
            <text:p>6</text:p>
          </table:table-cell>
          <table:table-cell office:value-type="float" office:value="3650" calcext:value-type="float">
            <text:p>3650</text:p>
          </table:table-cell>
          <table:table-cell table:formula="of:=([.G558]-[.G557])/([.E558]-[.E557])" office:value-type="float" office:value="3" calcext:value-type="float">
            <text:p>3</text:p>
          </table:table-cell>
          <table:table-cell table:number-columns-repeated="7"/>
          <table:table-cell office:value-type="float" office:value="1461835895853" calcext:value-type="float">
            <text:p>1461835895853</text:p>
          </table:table-cell>
          <table:table-cell office:value-type="float" office:value="10987" calcext:value-type="float">
            <text:p>1098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987" calcext:value-type="float">
            <text:p>109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65" calcext:value-type="float">
            <text:p>1461836565</text:p>
          </table:table-cell>
          <table:table-cell table:formula="of:=[.D559]-[.C559]" office:value-type="float" office:value="887" calcext:value-type="float">
            <text:p>887</text:p>
          </table:table-cell>
          <table:table-cell office:value-type="float" office:value="5" calcext:value-type="float">
            <text:p>5</text:p>
          </table:table-cell>
          <table:table-cell office:value-type="float" office:value="3655" calcext:value-type="float">
            <text:p>3655</text:p>
          </table:table-cell>
          <table:table-cell table:formula="of:=([.G559]-[.G558])/([.E559]-[.E558])" office:value-type="float" office:value="2.5" calcext:value-type="float">
            <text:p>2,5</text:p>
          </table:table-cell>
          <table:table-cell table:number-columns-repeated="7"/>
          <table:table-cell office:value-type="float" office:value="1461835895762" calcext:value-type="float">
            <text:p>1461835895762</text:p>
          </table:table-cell>
          <table:table-cell office:value-type="float" office:value="11291" calcext:value-type="float">
            <text:p>112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291" calcext:value-type="float">
            <text:p>112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66" calcext:value-type="float">
            <text:p>1461836566</text:p>
          </table:table-cell>
          <table:table-cell table:formula="of:=[.D560]-[.C560]" office:value-type="float" office:value="888" calcext:value-type="float">
            <text:p>888</text:p>
          </table:table-cell>
          <table:table-cell office:value-type="float" office:value="4" calcext:value-type="float">
            <text:p>4</text:p>
          </table:table-cell>
          <table:table-cell office:value-type="float" office:value="3659" calcext:value-type="float">
            <text:p>3659</text:p>
          </table:table-cell>
          <table:table-cell table:formula="of:=([.G560]-[.G559])/([.E560]-[.E559])" office:value-type="float" office:value="4" calcext:value-type="float">
            <text:p>4</text:p>
          </table:table-cell>
          <table:table-cell table:number-columns-repeated="7"/>
          <table:table-cell office:value-type="float" office:value="1461835895999" calcext:value-type="float">
            <text:p>1461835895999</text:p>
          </table:table-cell>
          <table:table-cell office:value-type="float" office:value="11076" calcext:value-type="float">
            <text:p>1107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076" calcext:value-type="float">
            <text:p>110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68" calcext:value-type="float">
            <text:p>1461836568</text:p>
          </table:table-cell>
          <table:table-cell table:formula="of:=[.D561]-[.C561]" office:value-type="float" office:value="890" calcext:value-type="float">
            <text:p>890</text:p>
          </table:table-cell>
          <table:table-cell office:value-type="float" office:value="3" calcext:value-type="float">
            <text:p>3</text:p>
          </table:table-cell>
          <table:table-cell office:value-type="float" office:value="3662" calcext:value-type="float">
            <text:p>3662</text:p>
          </table:table-cell>
          <table:table-cell table:formula="of:=([.G561]-[.G560])/([.E561]-[.E560])" office:value-type="float" office:value="1.5" calcext:value-type="float">
            <text:p>1,5</text:p>
          </table:table-cell>
          <table:table-cell table:number-columns-repeated="7"/>
          <table:table-cell office:value-type="float" office:value="1461835896050" calcext:value-type="float">
            <text:p>1461835896050</text:p>
          </table:table-cell>
          <table:table-cell office:value-type="float" office:value="11059" calcext:value-type="float">
            <text:p>1105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059" calcext:value-type="float">
            <text:p>110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69" calcext:value-type="float">
            <text:p>1461836569</text:p>
          </table:table-cell>
          <table:table-cell table:formula="of:=[.D562]-[.C562]" office:value-type="float" office:value="891" calcext:value-type="float">
            <text:p>891</text:p>
          </table:table-cell>
          <table:table-cell office:value-type="float" office:value="6" calcext:value-type="float">
            <text:p>6</text:p>
          </table:table-cell>
          <table:table-cell office:value-type="float" office:value="3668" calcext:value-type="float">
            <text:p>3668</text:p>
          </table:table-cell>
          <table:table-cell table:formula="of:=([.G562]-[.G561])/([.E562]-[.E561])" office:value-type="float" office:value="6" calcext:value-type="float">
            <text:p>6</text:p>
          </table:table-cell>
          <table:table-cell table:number-columns-repeated="7"/>
          <table:table-cell office:value-type="float" office:value="1461835896052" calcext:value-type="float">
            <text:p>1461835896052</text:p>
          </table:table-cell>
          <table:table-cell office:value-type="float" office:value="12510" calcext:value-type="float">
            <text:p>1251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510" calcext:value-type="float">
            <text:p>125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71" calcext:value-type="float">
            <text:p>1461836571</text:p>
          </table:table-cell>
          <table:table-cell table:formula="of:=[.D563]-[.C563]" office:value-type="float" office:value="893" calcext:value-type="float">
            <text:p>893</text:p>
          </table:table-cell>
          <table:table-cell office:value-type="float" office:value="7" calcext:value-type="float">
            <text:p>7</text:p>
          </table:table-cell>
          <table:table-cell office:value-type="float" office:value="3675" calcext:value-type="float">
            <text:p>3675</text:p>
          </table:table-cell>
          <table:table-cell table:formula="of:=([.G563]-[.G562])/([.E563]-[.E562])" office:value-type="float" office:value="3.5" calcext:value-type="float">
            <text:p>3,5</text:p>
          </table:table-cell>
          <table:table-cell table:number-columns-repeated="7"/>
          <table:table-cell office:value-type="float" office:value="1461835896382" calcext:value-type="float">
            <text:p>1461835896382</text:p>
          </table:table-cell>
          <table:table-cell office:value-type="float" office:value="12373" calcext:value-type="float">
            <text:p>1237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373" calcext:value-type="float">
            <text:p>123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72" calcext:value-type="float">
            <text:p>1461836572</text:p>
          </table:table-cell>
          <table:table-cell table:formula="of:=[.D564]-[.C564]" office:value-type="float" office:value="894" calcext:value-type="float">
            <text:p>894</text:p>
          </table:table-cell>
          <table:table-cell office:value-type="float" office:value="4" calcext:value-type="float">
            <text:p>4</text:p>
          </table:table-cell>
          <table:table-cell office:value-type="float" office:value="3679" calcext:value-type="float">
            <text:p>3679</text:p>
          </table:table-cell>
          <table:table-cell table:formula="of:=([.G564]-[.G563])/([.E564]-[.E563])" office:value-type="float" office:value="4" calcext:value-type="float">
            <text:p>4</text:p>
          </table:table-cell>
          <table:table-cell table:number-columns-repeated="7"/>
          <table:table-cell office:value-type="float" office:value="1461835896054" calcext:value-type="float">
            <text:p>1461835896054</text:p>
          </table:table-cell>
          <table:table-cell office:value-type="float" office:value="12779" calcext:value-type="float">
            <text:p>1277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779" calcext:value-type="float">
            <text:p>127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74" calcext:value-type="float">
            <text:p>1461836574</text:p>
          </table:table-cell>
          <table:table-cell table:formula="of:=[.D565]-[.C565]" office:value-type="float" office:value="896" calcext:value-type="float">
            <text:p>896</text:p>
          </table:table-cell>
          <table:table-cell office:value-type="float" office:value="7" calcext:value-type="float">
            <text:p>7</text:p>
          </table:table-cell>
          <table:table-cell office:value-type="float" office:value="3686" calcext:value-type="float">
            <text:p>3686</text:p>
          </table:table-cell>
          <table:table-cell table:formula="of:=([.G565]-[.G564])/([.E565]-[.E564])" office:value-type="float" office:value="3.5" calcext:value-type="float">
            <text:p>3,5</text:p>
          </table:table-cell>
          <table:table-cell table:number-columns-repeated="7"/>
          <table:table-cell office:value-type="float" office:value="1461835897311" calcext:value-type="float">
            <text:p>1461835897311</text:p>
          </table:table-cell>
          <table:table-cell office:value-type="float" office:value="14296" calcext:value-type="float">
            <text:p>1429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296" calcext:value-type="float">
            <text:p>14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76" calcext:value-type="float">
            <text:p>1461836576</text:p>
          </table:table-cell>
          <table:table-cell table:formula="of:=[.D566]-[.C566]" office:value-type="float" office:value="898" calcext:value-type="float">
            <text:p>898</text:p>
          </table:table-cell>
          <table:table-cell office:value-type="float" office:value="7" calcext:value-type="float">
            <text:p>7</text:p>
          </table:table-cell>
          <table:table-cell office:value-type="float" office:value="3693" calcext:value-type="float">
            <text:p>3693</text:p>
          </table:table-cell>
          <table:table-cell table:formula="of:=([.G566]-[.G565])/([.E566]-[.E565])" office:value-type="float" office:value="3.5" calcext:value-type="float">
            <text:p>3,5</text:p>
          </table:table-cell>
          <table:table-cell table:number-columns-repeated="7"/>
          <table:table-cell office:value-type="float" office:value="1461835897823" calcext:value-type="float">
            <text:p>1461835897823</text:p>
          </table:table-cell>
          <table:table-cell office:value-type="float" office:value="14788" calcext:value-type="float">
            <text:p>1478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788" calcext:value-type="float">
            <text:p>147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77" calcext:value-type="float">
            <text:p>1461836577</text:p>
          </table:table-cell>
          <table:table-cell table:formula="of:=[.D567]-[.C567]"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3693" calcext:value-type="float">
            <text:p>3693</text:p>
          </table:table-cell>
          <table:table-cell table:formula="of:=([.G567]-[.G566])/([.E567]-[.E566])" office:value-type="float" office:value="0" calcext:value-type="float">
            <text:p>0</text:p>
          </table:table-cell>
          <table:table-cell table:number-columns-repeated="7"/>
          <table:table-cell office:value-type="float" office:value="1461835897952" calcext:value-type="float">
            <text:p>1461835897952</text:p>
          </table:table-cell>
          <table:table-cell office:value-type="float" office:value="14830" calcext:value-type="float">
            <text:p>1483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830" calcext:value-type="float">
            <text:p>148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79" calcext:value-type="float">
            <text:p>1461836579</text:p>
          </table:table-cell>
          <table:table-cell table:formula="of:=[.D568]-[.C568]"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3696" calcext:value-type="float">
            <text:p>3696</text:p>
          </table:table-cell>
          <table:table-cell table:formula="of:=([.G568]-[.G567])/([.E568]-[.E567])" office:value-type="float" office:value="1.5" calcext:value-type="float">
            <text:p>1,5</text:p>
          </table:table-cell>
          <table:table-cell table:number-columns-repeated="7"/>
          <table:table-cell office:value-type="float" office:value="1461835897760" calcext:value-type="float">
            <text:p>1461835897760</text:p>
          </table:table-cell>
          <table:table-cell office:value-type="float" office:value="15024" calcext:value-type="float">
            <text:p>1502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5024" calcext:value-type="float">
            <text:p>15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81" calcext:value-type="float">
            <text:p>1461836581</text:p>
          </table:table-cell>
          <table:table-cell table:formula="of:=[.D569]-[.C569]" office:value-type="float" office:value="903" calcext:value-type="float">
            <text:p>903</text:p>
          </table:table-cell>
          <table:table-cell office:value-type="float" office:value="6" calcext:value-type="float">
            <text:p>6</text:p>
          </table:table-cell>
          <table:table-cell office:value-type="float" office:value="3702" calcext:value-type="float">
            <text:p>3702</text:p>
          </table:table-cell>
          <table:table-cell table:formula="of:=([.G569]-[.G568])/([.E569]-[.E568])" office:value-type="float" office:value="3" calcext:value-type="float">
            <text:p>3</text:p>
          </table:table-cell>
          <table:table-cell table:number-columns-repeated="7"/>
          <table:table-cell office:value-type="float" office:value="1461835897824" calcext:value-type="float">
            <text:p>1461835897824</text:p>
          </table:table-cell>
          <table:table-cell office:value-type="float" office:value="14986" calcext:value-type="float">
            <text:p>1498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986" calcext:value-type="float">
            <text:p>149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83" calcext:value-type="float">
            <text:p>1461836583</text:p>
          </table:table-cell>
          <table:table-cell table:formula="of:=[.D570]-[.C570]" office:value-type="float" office:value="905" calcext:value-type="float">
            <text:p>905</text:p>
          </table:table-cell>
          <table:table-cell office:value-type="float" office:value="6" calcext:value-type="float">
            <text:p>6</text:p>
          </table:table-cell>
          <table:table-cell office:value-type="float" office:value="3708" calcext:value-type="float">
            <text:p>3708</text:p>
          </table:table-cell>
          <table:table-cell table:formula="of:=([.G570]-[.G569])/([.E570]-[.E569])" office:value-type="float" office:value="3" calcext:value-type="float">
            <text:p>3</text:p>
          </table:table-cell>
          <table:table-cell table:number-columns-repeated="7"/>
          <table:table-cell office:value-type="float" office:value="1461835898179" calcext:value-type="float">
            <text:p>1461835898179</text:p>
          </table:table-cell>
          <table:table-cell office:value-type="float" office:value="14661" calcext:value-type="float">
            <text:p>1466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661" calcext:value-type="float">
            <text:p>146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84" calcext:value-type="float">
            <text:p>1461836584</text:p>
          </table:table-cell>
          <table:table-cell table:formula="of:=[.D571]-[.C571]"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3708" calcext:value-type="float">
            <text:p>3708</text:p>
          </table:table-cell>
          <table:table-cell table:formula="of:=([.G571]-[.G570])/([.E571]-[.E570])" office:value-type="float" office:value="0" calcext:value-type="float">
            <text:p>0</text:p>
          </table:table-cell>
          <table:table-cell table:number-columns-repeated="7"/>
          <table:table-cell office:value-type="float" office:value="1461835898708" calcext:value-type="float">
            <text:p>1461835898708</text:p>
          </table:table-cell>
          <table:table-cell office:value-type="float" office:value="14240" calcext:value-type="float">
            <text:p>1424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240" calcext:value-type="float">
            <text:p>142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85" calcext:value-type="float">
            <text:p>1461836585</text:p>
          </table:table-cell>
          <table:table-cell table:formula="of:=[.D572]-[.C572]" office:value-type="float" office:value="907" calcext:value-type="float">
            <text:p>907</text:p>
          </table:table-cell>
          <table:table-cell office:value-type="float" office:value="4" calcext:value-type="float">
            <text:p>4</text:p>
          </table:table-cell>
          <table:table-cell office:value-type="float" office:value="3712" calcext:value-type="float">
            <text:p>3712</text:p>
          </table:table-cell>
          <table:table-cell table:formula="of:=([.G572]-[.G571])/([.E572]-[.E571])" office:value-type="float" office:value="4" calcext:value-type="float">
            <text:p>4</text:p>
          </table:table-cell>
          <table:table-cell table:number-columns-repeated="7"/>
          <table:table-cell office:value-type="float" office:value="1461835898688" calcext:value-type="float">
            <text:p>1461835898688</text:p>
          </table:table-cell>
          <table:table-cell office:value-type="float" office:value="14395" calcext:value-type="float">
            <text:p>1439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395" calcext:value-type="float">
            <text:p>14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87" calcext:value-type="float">
            <text:p>1461836587</text:p>
          </table:table-cell>
          <table:table-cell table:formula="of:=[.D573]-[.C573]" office:value-type="float" office:value="909" calcext:value-type="float">
            <text:p>909</text:p>
          </table:table-cell>
          <table:table-cell office:value-type="float" office:value="8" calcext:value-type="float">
            <text:p>8</text:p>
          </table:table-cell>
          <table:table-cell office:value-type="float" office:value="3720" calcext:value-type="float">
            <text:p>3720</text:p>
          </table:table-cell>
          <table:table-cell table:formula="of:=([.G573]-[.G572])/([.E573]-[.E572])" office:value-type="float" office:value="4" calcext:value-type="float">
            <text:p>4</text:p>
          </table:table-cell>
          <table:table-cell table:number-columns-repeated="7"/>
          <table:table-cell office:value-type="float" office:value="1461835898714" calcext:value-type="float">
            <text:p>1461835898714</text:p>
          </table:table-cell>
          <table:table-cell office:value-type="float" office:value="14406" calcext:value-type="float">
            <text:p>1440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406" calcext:value-type="float">
            <text:p>144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89" calcext:value-type="float">
            <text:p>1461836589</text:p>
          </table:table-cell>
          <table:table-cell table:formula="of:=[.D574]-[.C574]" office:value-type="float" office:value="911" calcext:value-type="float">
            <text:p>911</text:p>
          </table:table-cell>
          <table:table-cell office:value-type="float" office:value="11" calcext:value-type="float">
            <text:p>11</text:p>
          </table:table-cell>
          <table:table-cell office:value-type="float" office:value="3731" calcext:value-type="float">
            <text:p>3731</text:p>
          </table:table-cell>
          <table:table-cell table:formula="of:=([.G574]-[.G573])/([.E574]-[.E573])" office:value-type="float" office:value="5.5" calcext:value-type="float">
            <text:p>5,5</text:p>
          </table:table-cell>
          <table:table-cell table:number-columns-repeated="7"/>
          <table:table-cell office:value-type="float" office:value="1461835898767" calcext:value-type="float">
            <text:p>1461835898767</text:p>
          </table:table-cell>
          <table:table-cell office:value-type="float" office:value="14357" calcext:value-type="float">
            <text:p>1435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357" calcext:value-type="float">
            <text:p>14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90" calcext:value-type="float">
            <text:p>1461836590</text:p>
          </table:table-cell>
          <table:table-cell table:formula="of:=[.D575]-[.C575]" office:value-type="float" office:value="912" calcext:value-type="float">
            <text:p>912</text:p>
          </table:table-cell>
          <table:table-cell office:value-type="float" office:value="5" calcext:value-type="float">
            <text:p>5</text:p>
          </table:table-cell>
          <table:table-cell office:value-type="float" office:value="3736" calcext:value-type="float">
            <text:p>3736</text:p>
          </table:table-cell>
          <table:table-cell table:formula="of:=([.G575]-[.G574])/([.E575]-[.E574])" office:value-type="float" office:value="5" calcext:value-type="float">
            <text:p>5</text:p>
          </table:table-cell>
          <table:table-cell table:number-columns-repeated="7"/>
          <table:table-cell office:value-type="float" office:value="1461835899323" calcext:value-type="float">
            <text:p>1461835899323</text:p>
          </table:table-cell>
          <table:table-cell office:value-type="float" office:value="14264" calcext:value-type="float">
            <text:p>1426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264" calcext:value-type="float">
            <text:p>14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92" calcext:value-type="float">
            <text:p>1461836592</text:p>
          </table:table-cell>
          <table:table-cell table:formula="of:=[.D576]-[.C576]" office:value-type="float" office:value="914" calcext:value-type="float">
            <text:p>914</text:p>
          </table:table-cell>
          <table:table-cell office:value-type="float" office:value="5" calcext:value-type="float">
            <text:p>5</text:p>
          </table:table-cell>
          <table:table-cell office:value-type="float" office:value="3741" calcext:value-type="float">
            <text:p>3741</text:p>
          </table:table-cell>
          <table:table-cell table:formula="of:=([.G576]-[.G575])/([.E576]-[.E575])" office:value-type="float" office:value="2.5" calcext:value-type="float">
            <text:p>2,5</text:p>
          </table:table-cell>
          <table:table-cell table:number-columns-repeated="7"/>
          <table:table-cell office:value-type="float" office:value="1461835899383" calcext:value-type="float">
            <text:p>1461835899383</text:p>
          </table:table-cell>
          <table:table-cell office:value-type="float" office:value="14382" calcext:value-type="float">
            <text:p>1438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382" calcext:value-type="float">
            <text:p>143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93" calcext:value-type="float">
            <text:p>1461836593</text:p>
          </table:table-cell>
          <table:table-cell table:formula="of:=[.D577]-[.C577]" office:value-type="float" office:value="915" calcext:value-type="float">
            <text:p>915</text:p>
          </table:table-cell>
          <table:table-cell office:value-type="float" office:value="2" calcext:value-type="float">
            <text:p>2</text:p>
          </table:table-cell>
          <table:table-cell office:value-type="float" office:value="3743" calcext:value-type="float">
            <text:p>3743</text:p>
          </table:table-cell>
          <table:table-cell table:formula="of:=([.G577]-[.G576])/([.E577]-[.E576])" office:value-type="float" office:value="2" calcext:value-type="float">
            <text:p>2</text:p>
          </table:table-cell>
          <table:table-cell table:number-columns-repeated="7"/>
          <table:table-cell office:value-type="float" office:value="1461835899336" calcext:value-type="float">
            <text:p>1461835899336</text:p>
          </table:table-cell>
          <table:table-cell office:value-type="float" office:value="14616" calcext:value-type="float">
            <text:p>146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616" calcext:value-type="float">
            <text:p>146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95" calcext:value-type="float">
            <text:p>1461836595</text:p>
          </table:table-cell>
          <table:table-cell table:formula="of:=[.D578]-[.C578]" office:value-type="float" office:value="917" calcext:value-type="float">
            <text:p>917</text:p>
          </table:table-cell>
          <table:table-cell office:value-type="float" office:value="3" calcext:value-type="float">
            <text:p>3</text:p>
          </table:table-cell>
          <table:table-cell office:value-type="float" office:value="3746" calcext:value-type="float">
            <text:p>3746</text:p>
          </table:table-cell>
          <table:table-cell table:formula="of:=([.G578]-[.G577])/([.E578]-[.E577])" office:value-type="float" office:value="1.5" calcext:value-type="float">
            <text:p>1,5</text:p>
          </table:table-cell>
          <table:table-cell table:number-columns-repeated="7"/>
          <table:table-cell office:value-type="float" office:value="1461835898840" calcext:value-type="float">
            <text:p>1461835898840</text:p>
          </table:table-cell>
          <table:table-cell office:value-type="float" office:value="15254" calcext:value-type="float">
            <text:p>1525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5254" calcext:value-type="float">
            <text:p>15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96" calcext:value-type="float">
            <text:p>1461836596</text:p>
          </table:table-cell>
          <table:table-cell table:formula="of:=[.D579]-[.C579]"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office:value-type="float" office:value="3748" calcext:value-type="float">
            <text:p>3748</text:p>
          </table:table-cell>
          <table:table-cell table:formula="of:=([.G579]-[.G578])/([.E579]-[.E578])" office:value-type="float" office:value="2" calcext:value-type="float">
            <text:p>2</text:p>
          </table:table-cell>
          <table:table-cell table:number-columns-repeated="7"/>
          <table:table-cell office:value-type="float" office:value="1461835899458" calcext:value-type="float">
            <text:p>1461835899458</text:p>
          </table:table-cell>
          <table:table-cell office:value-type="float" office:value="14651" calcext:value-type="float">
            <text:p>146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651" calcext:value-type="float">
            <text:p>146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98" calcext:value-type="float">
            <text:p>1461836598</text:p>
          </table:table-cell>
          <table:table-cell table:formula="of:=[.D580]-[.C580]" office:value-type="float" office:value="920" calcext:value-type="float">
            <text:p>920</text:p>
          </table:table-cell>
          <table:table-cell office:value-type="float" office:value="4" calcext:value-type="float">
            <text:p>4</text:p>
          </table:table-cell>
          <table:table-cell office:value-type="float" office:value="3752" calcext:value-type="float">
            <text:p>3752</text:p>
          </table:table-cell>
          <table:table-cell table:formula="of:=([.G580]-[.G579])/([.E580]-[.E579])" office:value-type="float" office:value="2" calcext:value-type="float">
            <text:p>2</text:p>
          </table:table-cell>
          <table:table-cell table:number-columns-repeated="7"/>
          <table:table-cell office:value-type="float" office:value="1461835899499" calcext:value-type="float">
            <text:p>1461835899499</text:p>
          </table:table-cell>
          <table:table-cell office:value-type="float" office:value="14846" calcext:value-type="float">
            <text:p>1484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846" calcext:value-type="float">
            <text:p>148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599" calcext:value-type="float">
            <text:p>1461836599</text:p>
          </table:table-cell>
          <table:table-cell table:formula="of:=[.D581]-[.C581]"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office:value-type="float" office:value="3753" calcext:value-type="float">
            <text:p>3753</text:p>
          </table:table-cell>
          <table:table-cell table:formula="of:=([.G581]-[.G580])/([.E581]-[.E580])" office:value-type="float" office:value="1" calcext:value-type="float">
            <text:p>1</text:p>
          </table:table-cell>
          <table:table-cell table:number-columns-repeated="7"/>
          <table:table-cell office:value-type="float" office:value="1461835899701" calcext:value-type="float">
            <text:p>1461835899701</text:p>
          </table:table-cell>
          <table:table-cell office:value-type="float" office:value="14721" calcext:value-type="float">
            <text:p>1472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721" calcext:value-type="float">
            <text:p>147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01" calcext:value-type="float">
            <text:p>1461836601</text:p>
          </table:table-cell>
          <table:table-cell table:formula="of:=[.D582]-[.C582]" office:value-type="float" office:value="923" calcext:value-type="float">
            <text:p>923</text:p>
          </table:table-cell>
          <table:table-cell office:value-type="float" office:value="3" calcext:value-type="float">
            <text:p>3</text:p>
          </table:table-cell>
          <table:table-cell office:value-type="float" office:value="3756" calcext:value-type="float">
            <text:p>3756</text:p>
          </table:table-cell>
          <table:table-cell table:formula="of:=([.G582]-[.G581])/([.E582]-[.E581])" office:value-type="float" office:value="1.5" calcext:value-type="float">
            <text:p>1,5</text:p>
          </table:table-cell>
          <table:table-cell table:number-columns-repeated="7"/>
          <table:table-cell office:value-type="float" office:value="1461835899638" calcext:value-type="float">
            <text:p>1461835899638</text:p>
          </table:table-cell>
          <table:table-cell office:value-type="float" office:value="14786" calcext:value-type="float">
            <text:p>1478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786" calcext:value-type="float">
            <text:p>147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02" calcext:value-type="float">
            <text:p>1461836602</text:p>
          </table:table-cell>
          <table:table-cell table:formula="of:=[.D583]-[.C583]" office:value-type="float" office:value="924" calcext:value-type="float">
            <text:p>924</text:p>
          </table:table-cell>
          <table:table-cell office:value-type="float" office:value="2" calcext:value-type="float">
            <text:p>2</text:p>
          </table:table-cell>
          <table:table-cell office:value-type="float" office:value="3758" calcext:value-type="float">
            <text:p>3758</text:p>
          </table:table-cell>
          <table:table-cell table:formula="of:=([.G583]-[.G582])/([.E583]-[.E582])" office:value-type="float" office:value="2" calcext:value-type="float">
            <text:p>2</text:p>
          </table:table-cell>
          <table:table-cell table:number-columns-repeated="7"/>
          <table:table-cell office:value-type="float" office:value="1461835899608" calcext:value-type="float">
            <text:p>1461835899608</text:p>
          </table:table-cell>
          <table:table-cell office:value-type="float" office:value="14817" calcext:value-type="float">
            <text:p>1481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817" calcext:value-type="float">
            <text:p>148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04" calcext:value-type="float">
            <text:p>1461836604</text:p>
          </table:table-cell>
          <table:table-cell table:formula="of:=[.D584]-[.C584]" office:value-type="float" office:value="926" calcext:value-type="float">
            <text:p>926</text:p>
          </table:table-cell>
          <table:table-cell office:value-type="float" office:value="5" calcext:value-type="float">
            <text:p>5</text:p>
          </table:table-cell>
          <table:table-cell office:value-type="float" office:value="3763" calcext:value-type="float">
            <text:p>3763</text:p>
          </table:table-cell>
          <table:table-cell table:formula="of:=([.G584]-[.G583])/([.E584]-[.E583])" office:value-type="float" office:value="2.5" calcext:value-type="float">
            <text:p>2,5</text:p>
          </table:table-cell>
          <table:table-cell table:number-columns-repeated="7"/>
          <table:table-cell office:value-type="float" office:value="1461835899848" calcext:value-type="float">
            <text:p>1461835899848</text:p>
          </table:table-cell>
          <table:table-cell office:value-type="float" office:value="16581" calcext:value-type="float">
            <text:p>1658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581" calcext:value-type="float">
            <text:p>165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06" calcext:value-type="float">
            <text:p>1461836606</text:p>
          </table:table-cell>
          <table:table-cell table:formula="of:=[.D585]-[.C585]" office:value-type="float" office:value="928" calcext:value-type="float">
            <text:p>928</text:p>
          </table:table-cell>
          <table:table-cell office:value-type="float" office:value="4" calcext:value-type="float">
            <text:p>4</text:p>
          </table:table-cell>
          <table:table-cell office:value-type="float" office:value="3767" calcext:value-type="float">
            <text:p>3767</text:p>
          </table:table-cell>
          <table:table-cell table:formula="of:=([.G585]-[.G584])/([.E585]-[.E584])" office:value-type="float" office:value="2" calcext:value-type="float">
            <text:p>2</text:p>
          </table:table-cell>
          <table:table-cell table:number-columns-repeated="7"/>
          <table:table-cell office:value-type="float" office:value="1461835899973" calcext:value-type="float">
            <text:p>1461835899973</text:p>
          </table:table-cell>
          <table:table-cell office:value-type="float" office:value="16646" calcext:value-type="float">
            <text:p>1664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646" calcext:value-type="float">
            <text:p>166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07" calcext:value-type="float">
            <text:p>1461836607</text:p>
          </table:table-cell>
          <table:table-cell table:formula="of:=[.D586]-[.C586]"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 office:value-type="float" office:value="3768" calcext:value-type="float">
            <text:p>3768</text:p>
          </table:table-cell>
          <table:table-cell table:formula="of:=([.G586]-[.G585])/([.E586]-[.E585])" office:value-type="float" office:value="1" calcext:value-type="float">
            <text:p>1</text:p>
          </table:table-cell>
          <table:table-cell table:number-columns-repeated="7"/>
          <table:table-cell office:value-type="float" office:value="1461835899847" calcext:value-type="float">
            <text:p>1461835899847</text:p>
          </table:table-cell>
          <table:table-cell office:value-type="float" office:value="16802" calcext:value-type="float">
            <text:p>168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802" calcext:value-type="float">
            <text:p>168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08" calcext:value-type="float">
            <text:p>1461836608</text:p>
          </table:table-cell>
          <table:table-cell table:formula="of:=[.D587]-[.C587]"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  <table:table-cell office:value-type="float" office:value="3771" calcext:value-type="float">
            <text:p>3771</text:p>
          </table:table-cell>
          <table:table-cell table:formula="of:=([.G587]-[.G586])/([.E587]-[.E586])" office:value-type="float" office:value="3" calcext:value-type="float">
            <text:p>3</text:p>
          </table:table-cell>
          <table:table-cell table:number-columns-repeated="7"/>
          <table:table-cell office:value-type="float" office:value="1461835899917" calcext:value-type="float">
            <text:p>1461835899917</text:p>
          </table:table-cell>
          <table:table-cell office:value-type="float" office:value="16737" calcext:value-type="float">
            <text:p>1673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737" calcext:value-type="float">
            <text:p>16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10" calcext:value-type="float">
            <text:p>1461836610</text:p>
          </table:table-cell>
          <table:table-cell table:formula="of:=[.D588]-[.C588]" office:value-type="float" office:value="932" calcext:value-type="float">
            <text:p>932</text:p>
          </table:table-cell>
          <table:table-cell office:value-type="float" office:value="6" calcext:value-type="float">
            <text:p>6</text:p>
          </table:table-cell>
          <table:table-cell office:value-type="float" office:value="3777" calcext:value-type="float">
            <text:p>3777</text:p>
          </table:table-cell>
          <table:table-cell table:formula="of:=([.G588]-[.G587])/([.E588]-[.E587])" office:value-type="float" office:value="3" calcext:value-type="float">
            <text:p>3</text:p>
          </table:table-cell>
          <table:table-cell table:number-columns-repeated="7"/>
          <table:table-cell office:value-type="float" office:value="1461835899854" calcext:value-type="float">
            <text:p>1461835899854</text:p>
          </table:table-cell>
          <table:table-cell office:value-type="float" office:value="16803" calcext:value-type="float">
            <text:p>1680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803" calcext:value-type="float">
            <text:p>168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12" calcext:value-type="float">
            <text:p>1461836612</text:p>
          </table:table-cell>
          <table:table-cell table:formula="of:=[.D589]-[.C589]" office:value-type="float" office:value="934" calcext:value-type="float">
            <text:p>934</text:p>
          </table:table-cell>
          <table:table-cell office:value-type="float" office:value="5" calcext:value-type="float">
            <text:p>5</text:p>
          </table:table-cell>
          <table:table-cell office:value-type="float" office:value="3782" calcext:value-type="float">
            <text:p>3782</text:p>
          </table:table-cell>
          <table:table-cell table:formula="of:=([.G589]-[.G588])/([.E589]-[.E588])" office:value-type="float" office:value="2.5" calcext:value-type="float">
            <text:p>2,5</text:p>
          </table:table-cell>
          <table:table-cell table:number-columns-repeated="7"/>
          <table:table-cell office:value-type="float" office:value="1461835900027" calcext:value-type="float">
            <text:p>1461835900027</text:p>
          </table:table-cell>
          <table:table-cell office:value-type="float" office:value="17102" calcext:value-type="float">
            <text:p>171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102" calcext:value-type="float">
            <text:p>17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13" calcext:value-type="float">
            <text:p>1461836613</text:p>
          </table:table-cell>
          <table:table-cell table:formula="of:=[.D590]-[.C590]"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office:value-type="float" office:value="3783" calcext:value-type="float">
            <text:p>3783</text:p>
          </table:table-cell>
          <table:table-cell table:formula="of:=([.G590]-[.G589])/([.E590]-[.E589])" office:value-type="float" office:value="1" calcext:value-type="float">
            <text:p>1</text:p>
          </table:table-cell>
          <table:table-cell table:number-columns-repeated="7"/>
          <table:table-cell office:value-type="float" office:value="1461835900169" calcext:value-type="float">
            <text:p>1461835900169</text:p>
          </table:table-cell>
          <table:table-cell office:value-type="float" office:value="17124" calcext:value-type="float">
            <text:p>1712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124" calcext:value-type="float">
            <text:p>17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15" calcext:value-type="float">
            <text:p>1461836615</text:p>
          </table:table-cell>
          <table:table-cell table:formula="of:=[.D591]-[.C591]"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office:value-type="float" office:value="3783" calcext:value-type="float">
            <text:p>3783</text:p>
          </table:table-cell>
          <table:table-cell table:formula="of:=([.G591]-[.G590])/([.E591]-[.E590])" office:value-type="float" office:value="0" calcext:value-type="float">
            <text:p>0</text:p>
          </table:table-cell>
          <table:table-cell table:number-columns-repeated="7"/>
          <table:table-cell office:value-type="float" office:value="1461835900286" calcext:value-type="float">
            <text:p>1461835900286</text:p>
          </table:table-cell>
          <table:table-cell office:value-type="float" office:value="17045" calcext:value-type="float">
            <text:p>1704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045" calcext:value-type="float">
            <text:p>17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16" calcext:value-type="float">
            <text:p>1461836616</text:p>
          </table:table-cell>
          <table:table-cell table:formula="of:=[.D592]-[.C592]" office:value-type="float" office:value="938" calcext:value-type="float">
            <text:p>938</text:p>
          </table:table-cell>
          <table:table-cell office:value-type="float" office:value="4" calcext:value-type="float">
            <text:p>4</text:p>
          </table:table-cell>
          <table:table-cell office:value-type="float" office:value="3787" calcext:value-type="float">
            <text:p>3787</text:p>
          </table:table-cell>
          <table:table-cell table:formula="of:=([.G592]-[.G591])/([.E592]-[.E591])" office:value-type="float" office:value="4" calcext:value-type="float">
            <text:p>4</text:p>
          </table:table-cell>
          <table:table-cell table:number-columns-repeated="7"/>
          <table:table-cell office:value-type="float" office:value="1461835900292" calcext:value-type="float">
            <text:p>1461835900292</text:p>
          </table:table-cell>
          <table:table-cell office:value-type="float" office:value="17107" calcext:value-type="float">
            <text:p>1710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107" calcext:value-type="float">
            <text:p>17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18" calcext:value-type="float">
            <text:p>1461836618</text:p>
          </table:table-cell>
          <table:table-cell table:formula="of:=[.D593]-[.C593]" office:value-type="float" office:value="940" calcext:value-type="float">
            <text:p>940</text:p>
          </table:table-cell>
          <table:table-cell office:value-type="float" office:value="3" calcext:value-type="float">
            <text:p>3</text:p>
          </table:table-cell>
          <table:table-cell office:value-type="float" office:value="3790" calcext:value-type="float">
            <text:p>3790</text:p>
          </table:table-cell>
          <table:table-cell table:formula="of:=([.G593]-[.G592])/([.E593]-[.E592])" office:value-type="float" office:value="1.5" calcext:value-type="float">
            <text:p>1,5</text:p>
          </table:table-cell>
          <table:table-cell table:number-columns-repeated="7"/>
          <table:table-cell office:value-type="float" office:value="1461835900219" calcext:value-type="float">
            <text:p>1461835900219</text:p>
          </table:table-cell>
          <table:table-cell office:value-type="float" office:value="17186" calcext:value-type="float">
            <text:p>1718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186" calcext:value-type="float">
            <text:p>171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19" calcext:value-type="float">
            <text:p>1461836619</text:p>
          </table:table-cell>
          <table:table-cell table:formula="of:=[.D594]-[.C594]" office:value-type="float" office:value="941" calcext:value-type="float">
            <text:p>941</text:p>
          </table:table-cell>
          <table:table-cell office:value-type="float" office:value="3" calcext:value-type="float">
            <text:p>3</text:p>
          </table:table-cell>
          <table:table-cell office:value-type="float" office:value="3793" calcext:value-type="float">
            <text:p>3793</text:p>
          </table:table-cell>
          <table:table-cell table:formula="of:=([.G594]-[.G593])/([.E594]-[.E593])" office:value-type="float" office:value="3" calcext:value-type="float">
            <text:p>3</text:p>
          </table:table-cell>
          <table:table-cell table:number-columns-repeated="7"/>
          <table:table-cell office:value-type="float" office:value="1461835900508" calcext:value-type="float">
            <text:p>1461835900508</text:p>
          </table:table-cell>
          <table:table-cell office:value-type="float" office:value="17078" calcext:value-type="float">
            <text:p>170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078" calcext:value-type="float">
            <text:p>170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21" calcext:value-type="float">
            <text:p>1461836621</text:p>
          </table:table-cell>
          <table:table-cell table:formula="of:=[.D595]-[.C595]" office:value-type="float" office:value="943" calcext:value-type="float">
            <text:p>943</text:p>
          </table:table-cell>
          <table:table-cell office:value-type="float" office:value="6" calcext:value-type="float">
            <text:p>6</text:p>
          </table:table-cell>
          <table:table-cell office:value-type="float" office:value="3799" calcext:value-type="float">
            <text:p>3799</text:p>
          </table:table-cell>
          <table:table-cell table:formula="of:=([.G595]-[.G594])/([.E595]-[.E594])" office:value-type="float" office:value="3" calcext:value-type="float">
            <text:p>3</text:p>
          </table:table-cell>
          <table:table-cell table:number-columns-repeated="7"/>
          <table:table-cell office:value-type="float" office:value="1461835900412" calcext:value-type="float">
            <text:p>1461835900412</text:p>
          </table:table-cell>
          <table:table-cell office:value-type="float" office:value="17865" calcext:value-type="float">
            <text:p>1786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865" calcext:value-type="float">
            <text:p>178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22" calcext:value-type="float">
            <text:p>1461836622</text:p>
          </table:table-cell>
          <table:table-cell table:formula="of:=[.D596]-[.C596]" office:value-type="float" office:value="944" calcext:value-type="float">
            <text:p>944</text:p>
          </table:table-cell>
          <table:table-cell office:value-type="float" office:value="6" calcext:value-type="float">
            <text:p>6</text:p>
          </table:table-cell>
          <table:table-cell office:value-type="float" office:value="3805" calcext:value-type="float">
            <text:p>3805</text:p>
          </table:table-cell>
          <table:table-cell table:formula="of:=([.G596]-[.G595])/([.E596]-[.E595])" office:value-type="float" office:value="6" calcext:value-type="float">
            <text:p>6</text:p>
          </table:table-cell>
          <table:table-cell table:number-columns-repeated="7"/>
          <table:table-cell office:value-type="float" office:value="1461835900530" calcext:value-type="float">
            <text:p>1461835900530</text:p>
          </table:table-cell>
          <table:table-cell office:value-type="float" office:value="17752" calcext:value-type="float">
            <text:p>1775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752" calcext:value-type="float">
            <text:p>177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24" calcext:value-type="float">
            <text:p>1461836624</text:p>
          </table:table-cell>
          <table:table-cell table:formula="of:=[.D597]-[.C597]"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office:value-type="float" office:value="3806" calcext:value-type="float">
            <text:p>3806</text:p>
          </table:table-cell>
          <table:table-cell table:formula="of:=([.G597]-[.G596])/([.E597]-[.E596])" office:value-type="float" office:value="0.5" calcext:value-type="float">
            <text:p>0,5</text:p>
          </table:table-cell>
          <table:table-cell table:number-columns-repeated="7"/>
          <table:table-cell office:value-type="float" office:value="1461835900576" calcext:value-type="float">
            <text:p>1461835900576</text:p>
          </table:table-cell>
          <table:table-cell office:value-type="float" office:value="17725" calcext:value-type="float">
            <text:p>177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725" calcext:value-type="float">
            <text:p>17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25" calcext:value-type="float">
            <text:p>1461836625</text:p>
          </table:table-cell>
          <table:table-cell table:formula="of:=[.D598]-[.C598]" office:value-type="float" office:value="947" calcext:value-type="float">
            <text:p>947</text:p>
          </table:table-cell>
          <table:table-cell office:value-type="float" office:value="10" calcext:value-type="float">
            <text:p>10</text:p>
          </table:table-cell>
          <table:table-cell office:value-type="float" office:value="3816" calcext:value-type="float">
            <text:p>3816</text:p>
          </table:table-cell>
          <table:table-cell table:formula="of:=([.G598]-[.G597])/([.E598]-[.E597])" office:value-type="float" office:value="10" calcext:value-type="float">
            <text:p>10</text:p>
          </table:table-cell>
          <table:table-cell table:number-columns-repeated="7"/>
          <table:table-cell office:value-type="float" office:value="1461835900541" calcext:value-type="float">
            <text:p>1461835900541</text:p>
          </table:table-cell>
          <table:table-cell office:value-type="float" office:value="17761" calcext:value-type="float">
            <text:p>1776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761" calcext:value-type="float">
            <text:p>177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27" calcext:value-type="float">
            <text:p>1461836627</text:p>
          </table:table-cell>
          <table:table-cell table:formula="of:=[.D599]-[.C599]"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3816" calcext:value-type="float">
            <text:p>3816</text:p>
          </table:table-cell>
          <table:table-cell table:formula="of:=([.G599]-[.G598])/([.E599]-[.E598])" office:value-type="float" office:value="0" calcext:value-type="float">
            <text:p>0</text:p>
          </table:table-cell>
          <table:table-cell table:number-columns-repeated="7"/>
          <table:table-cell office:value-type="float" office:value="1461835900578" calcext:value-type="float">
            <text:p>1461835900578</text:p>
          </table:table-cell>
          <table:table-cell office:value-type="float" office:value="18290" calcext:value-type="float">
            <text:p>1829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290" calcext:value-type="float">
            <text:p>182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29" calcext:value-type="float">
            <text:p>1461836629</text:p>
          </table:table-cell>
          <table:table-cell table:formula="of:=[.D600]-[.C600]" office:value-type="float" office:value="951" calcext:value-type="float">
            <text:p>951</text:p>
          </table:table-cell>
          <table:table-cell office:value-type="float" office:value="5" calcext:value-type="float">
            <text:p>5</text:p>
          </table:table-cell>
          <table:table-cell office:value-type="float" office:value="3821" calcext:value-type="float">
            <text:p>3821</text:p>
          </table:table-cell>
          <table:table-cell table:formula="of:=([.G600]-[.G599])/([.E600]-[.E599])" office:value-type="float" office:value="2.5" calcext:value-type="float">
            <text:p>2,5</text:p>
          </table:table-cell>
          <table:table-cell table:number-columns-repeated="7"/>
          <table:table-cell office:value-type="float" office:value="1461835900643" calcext:value-type="float">
            <text:p>1461835900643</text:p>
          </table:table-cell>
          <table:table-cell office:value-type="float" office:value="18236" calcext:value-type="float">
            <text:p>1823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236" calcext:value-type="float">
            <text:p>182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31" calcext:value-type="float">
            <text:p>1461836631</text:p>
          </table:table-cell>
          <table:table-cell table:formula="of:=[.D601]-[.C601]" office:value-type="float" office:value="953" calcext:value-type="float">
            <text:p>953</text:p>
          </table:table-cell>
          <table:table-cell office:value-type="float" office:value="4" calcext:value-type="float">
            <text:p>4</text:p>
          </table:table-cell>
          <table:table-cell office:value-type="float" office:value="3825" calcext:value-type="float">
            <text:p>3825</text:p>
          </table:table-cell>
          <table:table-cell table:formula="of:=([.G601]-[.G600])/([.E601]-[.E600])" office:value-type="float" office:value="2" calcext:value-type="float">
            <text:p>2</text:p>
          </table:table-cell>
          <table:table-cell table:number-columns-repeated="7"/>
          <table:table-cell office:value-type="float" office:value="1461835900916" calcext:value-type="float">
            <text:p>1461835900916</text:p>
          </table:table-cell>
          <table:table-cell office:value-type="float" office:value="18096" calcext:value-type="float">
            <text:p>1809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096" calcext:value-type="float">
            <text:p>18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32" calcext:value-type="float">
            <text:p>1461836632</text:p>
          </table:table-cell>
          <table:table-cell table:formula="of:=[.D602]-[.C602]"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office:value-type="float" office:value="3826" calcext:value-type="float">
            <text:p>3826</text:p>
          </table:table-cell>
          <table:table-cell table:formula="of:=([.G602]-[.G601])/([.E602]-[.E601])" office:value-type="float" office:value="1" calcext:value-type="float">
            <text:p>1</text:p>
          </table:table-cell>
          <table:table-cell table:number-columns-repeated="7"/>
          <table:table-cell office:value-type="float" office:value="1461835901125" calcext:value-type="float">
            <text:p>1461835901125</text:p>
          </table:table-cell>
          <table:table-cell office:value-type="float" office:value="18060" calcext:value-type="float">
            <text:p>1806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060" calcext:value-type="float">
            <text:p>180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34" calcext:value-type="float">
            <text:p>1461836634</text:p>
          </table:table-cell>
          <table:table-cell table:formula="of:=[.D603]-[.C603]" office:value-type="float" office:value="956" calcext:value-type="float">
            <text:p>956</text:p>
          </table:table-cell>
          <table:table-cell office:value-type="float" office:value="2" calcext:value-type="float">
            <text:p>2</text:p>
          </table:table-cell>
          <table:table-cell office:value-type="float" office:value="3828" calcext:value-type="float">
            <text:p>3828</text:p>
          </table:table-cell>
          <table:table-cell table:formula="of:=([.G603]-[.G602])/([.E603]-[.E602])" office:value-type="float" office:value="1" calcext:value-type="float">
            <text:p>1</text:p>
          </table:table-cell>
          <table:table-cell table:number-columns-repeated="7"/>
          <table:table-cell office:value-type="float" office:value="1461835901123" calcext:value-type="float">
            <text:p>1461835901123</text:p>
          </table:table-cell>
          <table:table-cell office:value-type="float" office:value="18122" calcext:value-type="float">
            <text:p>1812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122" calcext:value-type="float">
            <text:p>18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36" calcext:value-type="float">
            <text:p>1461836636</text:p>
          </table:table-cell>
          <table:table-cell table:formula="of:=[.D604]-[.C604]" office:value-type="float" office:value="958" calcext:value-type="float">
            <text:p>958</text:p>
          </table:table-cell>
          <table:table-cell office:value-type="float" office:value="5" calcext:value-type="float">
            <text:p>5</text:p>
          </table:table-cell>
          <table:table-cell office:value-type="float" office:value="3833" calcext:value-type="float">
            <text:p>3833</text:p>
          </table:table-cell>
          <table:table-cell table:formula="of:=([.G604]-[.G603])/([.E604]-[.E603])" office:value-type="float" office:value="2.5" calcext:value-type="float">
            <text:p>2,5</text:p>
          </table:table-cell>
          <table:table-cell table:number-columns-repeated="7"/>
          <table:table-cell office:value-type="float" office:value="1461835900776" calcext:value-type="float">
            <text:p>1461835900776</text:p>
          </table:table-cell>
          <table:table-cell office:value-type="float" office:value="18493" calcext:value-type="float">
            <text:p>1849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493" calcext:value-type="float">
            <text:p>184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38" calcext:value-type="float">
            <text:p>1461836638</text:p>
          </table:table-cell>
          <table:table-cell table:formula="of:=[.D605]-[.C605]" office:value-type="float" office:value="960" calcext:value-type="float">
            <text:p>960</text:p>
          </table:table-cell>
          <table:table-cell office:value-type="float" office:value="3" calcext:value-type="float">
            <text:p>3</text:p>
          </table:table-cell>
          <table:table-cell office:value-type="float" office:value="3836" calcext:value-type="float">
            <text:p>3836</text:p>
          </table:table-cell>
          <table:table-cell table:formula="of:=([.G605]-[.G604])/([.E605]-[.E604])" office:value-type="float" office:value="1.5" calcext:value-type="float">
            <text:p>1,5</text:p>
          </table:table-cell>
          <table:table-cell table:number-columns-repeated="7"/>
          <table:table-cell office:value-type="float" office:value="1461835901155" calcext:value-type="float">
            <text:p>1461835901155</text:p>
          </table:table-cell>
          <table:table-cell office:value-type="float" office:value="18260" calcext:value-type="float">
            <text:p>1826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260" calcext:value-type="float">
            <text:p>182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39" calcext:value-type="float">
            <text:p>1461836639</text:p>
          </table:table-cell>
          <table:table-cell table:formula="of:=[.D606]-[.C606]"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float" office:value="3836" calcext:value-type="float">
            <text:p>3836</text:p>
          </table:table-cell>
          <table:table-cell table:formula="of:=([.G606]-[.G605])/([.E606]-[.E605])" office:value-type="float" office:value="0" calcext:value-type="float">
            <text:p>0</text:p>
          </table:table-cell>
          <table:table-cell table:number-columns-repeated="7"/>
          <table:table-cell office:value-type="float" office:value="1461835901215" calcext:value-type="float">
            <text:p>1461835901215</text:p>
          </table:table-cell>
          <table:table-cell office:value-type="float" office:value="18346" calcext:value-type="float">
            <text:p>1834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346" calcext:value-type="float">
            <text:p>183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41" calcext:value-type="float">
            <text:p>1461836641</text:p>
          </table:table-cell>
          <table:table-cell table:formula="of:=[.D607]-[.C607]" office:value-type="float" office:value="963" calcext:value-type="float">
            <text:p>963</text:p>
          </table:table-cell>
          <table:table-cell office:value-type="float" office:value="3" calcext:value-type="float">
            <text:p>3</text:p>
          </table:table-cell>
          <table:table-cell office:value-type="float" office:value="3839" calcext:value-type="float">
            <text:p>3839</text:p>
          </table:table-cell>
          <table:table-cell table:formula="of:=([.G607]-[.G606])/([.E607]-[.E606])" office:value-type="float" office:value="1.5" calcext:value-type="float">
            <text:p>1,5</text:p>
          </table:table-cell>
          <table:table-cell table:number-columns-repeated="7"/>
          <table:table-cell office:value-type="float" office:value="1461835901675" calcext:value-type="float">
            <text:p>1461835901675</text:p>
          </table:table-cell>
          <table:table-cell office:value-type="float" office:value="17948" calcext:value-type="float">
            <text:p>1794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948" calcext:value-type="float">
            <text:p>179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43" calcext:value-type="float">
            <text:p>1461836643</text:p>
          </table:table-cell>
          <table:table-cell table:formula="of:=[.D608]-[.C608]"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office:value-type="float" office:value="3840" calcext:value-type="float">
            <text:p>3840</text:p>
          </table:table-cell>
          <table:table-cell table:formula="of:=([.G608]-[.G607])/([.E608]-[.E607])" office:value-type="float" office:value="0.5" calcext:value-type="float">
            <text:p>0,5</text:p>
          </table:table-cell>
          <table:table-cell table:number-columns-repeated="7"/>
          <table:table-cell office:value-type="float" office:value="1461835901371" calcext:value-type="float">
            <text:p>1461835901371</text:p>
          </table:table-cell>
          <table:table-cell office:value-type="float" office:value="18267" calcext:value-type="float">
            <text:p>1826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267" calcext:value-type="float">
            <text:p>182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44" calcext:value-type="float">
            <text:p>1461836644</text:p>
          </table:table-cell>
          <table:table-cell table:formula="of:=[.D609]-[.C609]" office:value-type="float" office:value="966" calcext:value-type="float">
            <text:p>966</text:p>
          </table:table-cell>
          <table:table-cell office:value-type="float" office:value="5" calcext:value-type="float">
            <text:p>5</text:p>
          </table:table-cell>
          <table:table-cell office:value-type="float" office:value="3845" calcext:value-type="float">
            <text:p>3845</text:p>
          </table:table-cell>
          <table:table-cell table:formula="of:=([.G609]-[.G608])/([.E609]-[.E608])" office:value-type="float" office:value="5" calcext:value-type="float">
            <text:p>5</text:p>
          </table:table-cell>
          <table:table-cell table:number-columns-repeated="7"/>
          <table:table-cell office:value-type="float" office:value="1461835901659" calcext:value-type="float">
            <text:p>1461835901659</text:p>
          </table:table-cell>
          <table:table-cell office:value-type="float" office:value="17981" calcext:value-type="float">
            <text:p>1798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981" calcext:value-type="float">
            <text:p>179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46" calcext:value-type="float">
            <text:p>1461836646</text:p>
          </table:table-cell>
          <table:table-cell table:formula="of:=[.D610]-[.C610]" office:value-type="float" office:value="968" calcext:value-type="float">
            <text:p>968</text:p>
          </table:table-cell>
          <table:table-cell office:value-type="float" office:value="2" calcext:value-type="float">
            <text:p>2</text:p>
          </table:table-cell>
          <table:table-cell office:value-type="float" office:value="3847" calcext:value-type="float">
            <text:p>3847</text:p>
          </table:table-cell>
          <table:table-cell table:formula="of:=([.G610]-[.G609])/([.E610]-[.E609])" office:value-type="float" office:value="1" calcext:value-type="float">
            <text:p>1</text:p>
          </table:table-cell>
          <table:table-cell table:number-columns-repeated="7"/>
          <table:table-cell office:value-type="float" office:value="1461835901515" calcext:value-type="float">
            <text:p>1461835901515</text:p>
          </table:table-cell>
          <table:table-cell office:value-type="float" office:value="18127" calcext:value-type="float">
            <text:p>181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127" calcext:value-type="float">
            <text:p>18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48" calcext:value-type="float">
            <text:p>1461836648</text:p>
          </table:table-cell>
          <table:table-cell table:formula="of:=[.D611]-[.C611]" office:value-type="float" office:value="970" calcext:value-type="float">
            <text:p>970</text:p>
          </table:table-cell>
          <table:table-cell office:value-type="float" office:value="4" calcext:value-type="float">
            <text:p>4</text:p>
          </table:table-cell>
          <table:table-cell office:value-type="float" office:value="3851" calcext:value-type="float">
            <text:p>3851</text:p>
          </table:table-cell>
          <table:table-cell table:formula="of:=([.G611]-[.G610])/([.E611]-[.E610])" office:value-type="float" office:value="2" calcext:value-type="float">
            <text:p>2</text:p>
          </table:table-cell>
          <table:table-cell table:number-columns-repeated="7"/>
          <table:table-cell office:value-type="float" office:value="1461835903356" calcext:value-type="float">
            <text:p>1461835903356</text:p>
          </table:table-cell>
          <table:table-cell office:value-type="float" office:value="16475" calcext:value-type="float">
            <text:p>1647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475" calcext:value-type="float">
            <text:p>16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49" calcext:value-type="float">
            <text:p>1461836649</text:p>
          </table:table-cell>
          <table:table-cell table:formula="of:=[.D612]-[.C612]" office:value-type="float" office:value="971" calcext:value-type="float">
            <text:p>971</text:p>
          </table:table-cell>
          <table:table-cell office:value-type="float" office:value="6" calcext:value-type="float">
            <text:p>6</text:p>
          </table:table-cell>
          <table:table-cell office:value-type="float" office:value="3857" calcext:value-type="float">
            <text:p>3857</text:p>
          </table:table-cell>
          <table:table-cell table:formula="of:=([.G612]-[.G611])/([.E612]-[.E611])" office:value-type="float" office:value="6" calcext:value-type="float">
            <text:p>6</text:p>
          </table:table-cell>
          <table:table-cell table:number-columns-repeated="7"/>
          <table:table-cell office:value-type="float" office:value="1461835901687" calcext:value-type="float">
            <text:p>1461835901687</text:p>
          </table:table-cell>
          <table:table-cell office:value-type="float" office:value="18170" calcext:value-type="float">
            <text:p>1817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170" calcext:value-type="float">
            <text:p>181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51" calcext:value-type="float">
            <text:p>1461836651</text:p>
          </table:table-cell>
          <table:table-cell table:formula="of:=[.D613]-[.C613]"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3858" calcext:value-type="float">
            <text:p>3858</text:p>
          </table:table-cell>
          <table:table-cell table:formula="of:=([.G613]-[.G612])/([.E613]-[.E612])" office:value-type="float" office:value="0.5" calcext:value-type="float">
            <text:p>0,5</text:p>
          </table:table-cell>
          <table:table-cell table:number-columns-repeated="7"/>
          <table:table-cell office:value-type="float" office:value="1461835903568" calcext:value-type="float">
            <text:p>1461835903568</text:p>
          </table:table-cell>
          <table:table-cell office:value-type="float" office:value="16291" calcext:value-type="float">
            <text:p>162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291" calcext:value-type="float">
            <text:p>162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53" calcext:value-type="float">
            <text:p>1461836653</text:p>
          </table:table-cell>
          <table:table-cell table:formula="of:=[.D614]-[.C614]" office:value-type="float" office:value="975" calcext:value-type="float">
            <text:p>975</text:p>
          </table:table-cell>
          <table:table-cell office:value-type="float" office:value="6" calcext:value-type="float">
            <text:p>6</text:p>
          </table:table-cell>
          <table:table-cell office:value-type="float" office:value="3864" calcext:value-type="float">
            <text:p>3864</text:p>
          </table:table-cell>
          <table:table-cell table:formula="of:=([.G614]-[.G613])/([.E614]-[.E613])" office:value-type="float" office:value="3" calcext:value-type="float">
            <text:p>3</text:p>
          </table:table-cell>
          <table:table-cell table:number-columns-repeated="7"/>
          <table:table-cell office:value-type="float" office:value="1461835901678" calcext:value-type="float">
            <text:p>1461835901678</text:p>
          </table:table-cell>
          <table:table-cell office:value-type="float" office:value="18205" calcext:value-type="float">
            <text:p>1820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205" calcext:value-type="float">
            <text:p>18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54" calcext:value-type="float">
            <text:p>1461836654</text:p>
          </table:table-cell>
          <table:table-cell table:formula="of:=[.D615]-[.C615]" office:value-type="float" office:value="976" calcext:value-type="float">
            <text:p>976</text:p>
          </table:table-cell>
          <table:table-cell office:value-type="float" office:value="6" calcext:value-type="float">
            <text:p>6</text:p>
          </table:table-cell>
          <table:table-cell office:value-type="float" office:value="3870" calcext:value-type="float">
            <text:p>3870</text:p>
          </table:table-cell>
          <table:table-cell table:formula="of:=([.G615]-[.G614])/([.E615]-[.E614])" office:value-type="float" office:value="6" calcext:value-type="float">
            <text:p>6</text:p>
          </table:table-cell>
          <table:table-cell table:number-columns-repeated="7"/>
          <table:table-cell office:value-type="float" office:value="1461835905568" calcext:value-type="float">
            <text:p>1461835905568</text:p>
          </table:table-cell>
          <table:table-cell office:value-type="float" office:value="14589" calcext:value-type="float">
            <text:p>1458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589" calcext:value-type="float">
            <text:p>145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56" calcext:value-type="float">
            <text:p>1461836656</text:p>
          </table:table-cell>
          <table:table-cell table:formula="of:=[.D616]-[.C616]" office:value-type="float" office:value="978" calcext:value-type="float">
            <text:p>978</text:p>
          </table:table-cell>
          <table:table-cell office:value-type="float" office:value="5" calcext:value-type="float">
            <text:p>5</text:p>
          </table:table-cell>
          <table:table-cell office:value-type="float" office:value="3875" calcext:value-type="float">
            <text:p>3875</text:p>
          </table:table-cell>
          <table:table-cell table:formula="of:=([.G616]-[.G615])/([.E616]-[.E615])" office:value-type="float" office:value="2.5" calcext:value-type="float">
            <text:p>2,5</text:p>
          </table:table-cell>
          <table:table-cell table:number-columns-repeated="7"/>
          <table:table-cell office:value-type="float" office:value="1461835905606" calcext:value-type="float">
            <text:p>1461835905606</text:p>
          </table:table-cell>
          <table:table-cell office:value-type="float" office:value="14577" calcext:value-type="float">
            <text:p>1457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577" calcext:value-type="float">
            <text:p>145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57" calcext:value-type="float">
            <text:p>1461836657</text:p>
          </table:table-cell>
          <table:table-cell table:formula="of:=[.D617]-[.C617]" office:value-type="float" office:value="979" calcext:value-type="float">
            <text:p>979</text:p>
          </table:table-cell>
          <table:table-cell office:value-type="float" office:value="3" calcext:value-type="float">
            <text:p>3</text:p>
          </table:table-cell>
          <table:table-cell office:value-type="float" office:value="3878" calcext:value-type="float">
            <text:p>3878</text:p>
          </table:table-cell>
          <table:table-cell table:formula="of:=([.G617]-[.G616])/([.E617]-[.E616])" office:value-type="float" office:value="3" calcext:value-type="float">
            <text:p>3</text:p>
          </table:table-cell>
          <table:table-cell table:number-columns-repeated="7"/>
          <table:table-cell office:value-type="float" office:value="1461835903977" calcext:value-type="float">
            <text:p>1461835903977</text:p>
          </table:table-cell>
          <table:table-cell office:value-type="float" office:value="16209" calcext:value-type="float">
            <text:p>1620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209" calcext:value-type="float">
            <text:p>16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58" calcext:value-type="float">
            <text:p>1461836658</text:p>
          </table:table-cell>
          <table:table-cell table:formula="of:=[.D618]-[.C618]" office:value-type="float" office:value="980" calcext:value-type="float">
            <text:p>980</text:p>
          </table:table-cell>
          <table:table-cell office:value-type="float" office:value="7" calcext:value-type="float">
            <text:p>7</text:p>
          </table:table-cell>
          <table:table-cell office:value-type="float" office:value="3885" calcext:value-type="float">
            <text:p>3885</text:p>
          </table:table-cell>
          <table:table-cell table:formula="of:=([.G618]-[.G617])/([.E618]-[.E617])" office:value-type="float" office:value="7" calcext:value-type="float">
            <text:p>7</text:p>
          </table:table-cell>
          <table:table-cell table:number-columns-repeated="7"/>
          <table:table-cell office:value-type="float" office:value="1461835905361" calcext:value-type="float">
            <text:p>1461835905361</text:p>
          </table:table-cell>
          <table:table-cell office:value-type="float" office:value="14830" calcext:value-type="float">
            <text:p>1483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830" calcext:value-type="float">
            <text:p>148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60" calcext:value-type="float">
            <text:p>1461836660</text:p>
          </table:table-cell>
          <table:table-cell table:formula="of:=[.D619]-[.C619]" office:value-type="float" office:value="982" calcext:value-type="float">
            <text:p>982</text:p>
          </table:table-cell>
          <table:table-cell office:value-type="float" office:value="4" calcext:value-type="float">
            <text:p>4</text:p>
          </table:table-cell>
          <table:table-cell office:value-type="float" office:value="3889" calcext:value-type="float">
            <text:p>3889</text:p>
          </table:table-cell>
          <table:table-cell table:formula="of:=([.G619]-[.G618])/([.E619]-[.E618])" office:value-type="float" office:value="2" calcext:value-type="float">
            <text:p>2</text:p>
          </table:table-cell>
          <table:table-cell table:number-columns-repeated="7"/>
          <table:table-cell office:value-type="float" office:value="1461835905831" calcext:value-type="float">
            <text:p>1461835905831</text:p>
          </table:table-cell>
          <table:table-cell office:value-type="float" office:value="14503" calcext:value-type="float">
            <text:p>1450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503" calcext:value-type="float">
            <text:p>145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62" calcext:value-type="float">
            <text:p>1461836662</text:p>
          </table:table-cell>
          <table:table-cell table:formula="of:=[.D620]-[.C620]" office:value-type="float" office:value="984" calcext:value-type="float">
            <text:p>984</text:p>
          </table:table-cell>
          <table:table-cell office:value-type="float" office:value="3" calcext:value-type="float">
            <text:p>3</text:p>
          </table:table-cell>
          <table:table-cell office:value-type="float" office:value="3892" calcext:value-type="float">
            <text:p>3892</text:p>
          </table:table-cell>
          <table:table-cell table:formula="of:=([.G620]-[.G619])/([.E620]-[.E619])" office:value-type="float" office:value="1.5" calcext:value-type="float">
            <text:p>1,5</text:p>
          </table:table-cell>
          <table:table-cell table:number-columns-repeated="7"/>
          <table:table-cell office:value-type="float" office:value="1461835906000" calcext:value-type="float">
            <text:p>1461835906000</text:p>
          </table:table-cell>
          <table:table-cell office:value-type="float" office:value="14374" calcext:value-type="float">
            <text:p>1437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374" calcext:value-type="float">
            <text:p>143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63" calcext:value-type="float">
            <text:p>1461836663</text:p>
          </table:table-cell>
          <table:table-cell table:formula="of:=[.D621]-[.C621]"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office:value-type="float" office:value="3893" calcext:value-type="float">
            <text:p>3893</text:p>
          </table:table-cell>
          <table:table-cell table:formula="of:=([.G621]-[.G620])/([.E621]-[.E620])" office:value-type="float" office:value="1" calcext:value-type="float">
            <text:p>1</text:p>
          </table:table-cell>
          <table:table-cell table:number-columns-repeated="7"/>
          <table:table-cell office:value-type="float" office:value="1461835906244" calcext:value-type="float">
            <text:p>1461835906244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140" calcext:value-type="float">
            <text:p>14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65" calcext:value-type="float">
            <text:p>1461836665</text:p>
          </table:table-cell>
          <table:table-cell table:formula="of:=[.D622]-[.C622]"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float" office:value="3896" calcext:value-type="float">
            <text:p>3896</text:p>
          </table:table-cell>
          <table:table-cell table:formula="of:=([.G622]-[.G621])/([.E622]-[.E621])" office:value-type="float" office:value="1.5" calcext:value-type="float">
            <text:p>1,5</text:p>
          </table:table-cell>
          <table:table-cell table:number-columns-repeated="7"/>
          <table:table-cell office:value-type="float" office:value="1461835906246" calcext:value-type="float">
            <text:p>1461835906246</text:p>
          </table:table-cell>
          <table:table-cell office:value-type="float" office:value="14143" calcext:value-type="float">
            <text:p>1414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143" calcext:value-type="float">
            <text:p>14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66" calcext:value-type="float">
            <text:p>1461836666</text:p>
          </table:table-cell>
          <table:table-cell table:formula="of:=[.D623]-[.C623]" office:value-type="float" office:value="988" calcext:value-type="float">
            <text:p>988</text:p>
          </table:table-cell>
          <table:table-cell office:value-type="float" office:value="3" calcext:value-type="float">
            <text:p>3</text:p>
          </table:table-cell>
          <table:table-cell office:value-type="float" office:value="3899" calcext:value-type="float">
            <text:p>3899</text:p>
          </table:table-cell>
          <table:table-cell table:formula="of:=([.G623]-[.G622])/([.E623]-[.E622])" office:value-type="float" office:value="3" calcext:value-type="float">
            <text:p>3</text:p>
          </table:table-cell>
          <table:table-cell table:number-columns-repeated="7"/>
          <table:table-cell office:value-type="float" office:value="1461835907146" calcext:value-type="float">
            <text:p>1461835907146</text:p>
          </table:table-cell>
          <table:table-cell office:value-type="float" office:value="13357" calcext:value-type="float">
            <text:p>1335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357" calcext:value-type="float">
            <text:p>13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68" calcext:value-type="float">
            <text:p>1461836668</text:p>
          </table:table-cell>
          <table:table-cell table:formula="of:=[.D624]-[.C624]" office:value-type="float" office:value="990" calcext:value-type="float">
            <text:p>990</text:p>
          </table:table-cell>
          <table:table-cell office:value-type="float" office:value="2" calcext:value-type="float">
            <text:p>2</text:p>
          </table:table-cell>
          <table:table-cell office:value-type="float" office:value="3901" calcext:value-type="float">
            <text:p>3901</text:p>
          </table:table-cell>
          <table:table-cell table:formula="of:=([.G624]-[.G623])/([.E624]-[.E623])" office:value-type="float" office:value="1" calcext:value-type="float">
            <text:p>1</text:p>
          </table:table-cell>
          <table:table-cell table:number-columns-repeated="7"/>
          <table:table-cell office:value-type="float" office:value="1461835907267" calcext:value-type="float">
            <text:p>1461835907267</text:p>
          </table:table-cell>
          <table:table-cell office:value-type="float" office:value="13310" calcext:value-type="float">
            <text:p>1331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310" calcext:value-type="float">
            <text:p>133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69" calcext:value-type="float">
            <text:p>1461836669</text:p>
          </table:table-cell>
          <table:table-cell table:formula="of:=[.D625]-[.C625]" office:value-type="float" office:value="991" calcext:value-type="float">
            <text:p>991</text:p>
          </table:table-cell>
          <table:table-cell office:value-type="float" office:value="2" calcext:value-type="float">
            <text:p>2</text:p>
          </table:table-cell>
          <table:table-cell office:value-type="float" office:value="3903" calcext:value-type="float">
            <text:p>3903</text:p>
          </table:table-cell>
          <table:table-cell table:formula="of:=([.G625]-[.G624])/([.E625]-[.E624])" office:value-type="float" office:value="2" calcext:value-type="float">
            <text:p>2</text:p>
          </table:table-cell>
          <table:table-cell table:number-columns-repeated="7"/>
          <table:table-cell office:value-type="float" office:value="1461835907311" calcext:value-type="float">
            <text:p>1461835907311</text:p>
          </table:table-cell>
          <table:table-cell office:value-type="float" office:value="13283" calcext:value-type="float">
            <text:p>1328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283" calcext:value-type="float">
            <text:p>132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71" calcext:value-type="float">
            <text:p>1461836671</text:p>
          </table:table-cell>
          <table:table-cell table:formula="of:=[.D626]-[.C626]" office:value-type="float" office:value="993" calcext:value-type="float">
            <text:p>993</text:p>
          </table:table-cell>
          <table:table-cell office:value-type="float" office:value="4" calcext:value-type="float">
            <text:p>4</text:p>
          </table:table-cell>
          <table:table-cell office:value-type="float" office:value="3907" calcext:value-type="float">
            <text:p>3907</text:p>
          </table:table-cell>
          <table:table-cell table:formula="of:=([.G626]-[.G625])/([.E626]-[.E625])" office:value-type="float" office:value="2" calcext:value-type="float">
            <text:p>2</text:p>
          </table:table-cell>
          <table:table-cell table:number-columns-repeated="7"/>
          <table:table-cell office:value-type="float" office:value="1461835907289" calcext:value-type="float">
            <text:p>1461835907289</text:p>
          </table:table-cell>
          <table:table-cell office:value-type="float" office:value="13345" calcext:value-type="float">
            <text:p>1334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345" calcext:value-type="float">
            <text:p>133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72" calcext:value-type="float">
            <text:p>1461836672</text:p>
          </table:table-cell>
          <table:table-cell table:formula="of:=[.D627]-[.C627]" office:value-type="float" office:value="994" calcext:value-type="float">
            <text:p>994</text:p>
          </table:table-cell>
          <table:table-cell office:value-type="float" office:value="5" calcext:value-type="float">
            <text:p>5</text:p>
          </table:table-cell>
          <table:table-cell office:value-type="float" office:value="3912" calcext:value-type="float">
            <text:p>3912</text:p>
          </table:table-cell>
          <table:table-cell table:formula="of:=([.G627]-[.G626])/([.E627]-[.E626])" office:value-type="float" office:value="5" calcext:value-type="float">
            <text:p>5</text:p>
          </table:table-cell>
          <table:table-cell table:number-columns-repeated="7"/>
          <table:table-cell office:value-type="float" office:value="1461835907841" calcext:value-type="float">
            <text:p>1461835907841</text:p>
          </table:table-cell>
          <table:table-cell office:value-type="float" office:value="12819" calcext:value-type="float">
            <text:p>1281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819" calcext:value-type="float">
            <text:p>128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75" calcext:value-type="float">
            <text:p>1461836675</text:p>
          </table:table-cell>
          <table:table-cell table:formula="of:=[.D628]-[.C628]"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  <table:table-cell office:value-type="float" office:value="3913" calcext:value-type="float">
            <text:p>3913</text:p>
          </table:table-cell>
          <table:table-cell table:formula="of:=([.G628]-[.G627])/([.E628]-[.E627])" office:value-type="float" office:value="0.333333333333333" calcext:value-type="float">
            <text:p>0,3333333333</text:p>
          </table:table-cell>
          <table:table-cell table:number-columns-repeated="7"/>
          <table:table-cell office:value-type="float" office:value="1461835907484" calcext:value-type="float">
            <text:p>1461835907484</text:p>
          </table:table-cell>
          <table:table-cell office:value-type="float" office:value="13181" calcext:value-type="float">
            <text:p>1318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181" calcext:value-type="float">
            <text:p>131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76" calcext:value-type="float">
            <text:p>1461836676</text:p>
          </table:table-cell>
          <table:table-cell table:formula="of:=[.D629]-[.C629]" office:value-type="float" office:value="998" calcext:value-type="float">
            <text:p>998</text:p>
          </table:table-cell>
          <table:table-cell office:value-type="float" office:value="9" calcext:value-type="float">
            <text:p>9</text:p>
          </table:table-cell>
          <table:table-cell office:value-type="float" office:value="3922" calcext:value-type="float">
            <text:p>3922</text:p>
          </table:table-cell>
          <table:table-cell table:formula="of:=([.G629]-[.G628])/([.E629]-[.E628])" office:value-type="float" office:value="9" calcext:value-type="float">
            <text:p>9</text:p>
          </table:table-cell>
          <table:table-cell table:number-columns-repeated="7"/>
          <table:table-cell office:value-type="float" office:value="1461835908055" calcext:value-type="float">
            <text:p>1461835908055</text:p>
          </table:table-cell>
          <table:table-cell office:value-type="float" office:value="12624" calcext:value-type="float">
            <text:p>1262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624" calcext:value-type="float">
            <text:p>126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77" calcext:value-type="float">
            <text:p>1461836677</text:p>
          </table:table-cell>
          <table:table-cell table:formula="of:=[.D630]-[.C630]"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3924" calcext:value-type="float">
            <text:p>3924</text:p>
          </table:table-cell>
          <table:table-cell table:formula="of:=([.G630]-[.G629])/([.E630]-[.E629])" office:value-type="float" office:value="2" calcext:value-type="float">
            <text:p>2</text:p>
          </table:table-cell>
          <table:table-cell table:number-columns-repeated="7"/>
          <table:table-cell office:value-type="float" office:value="1461835908076" calcext:value-type="float">
            <text:p>1461835908076</text:p>
          </table:table-cell>
          <table:table-cell office:value-type="float" office:value="12656" calcext:value-type="float">
            <text:p>1265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656" calcext:value-type="float">
            <text:p>126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79" calcext:value-type="float">
            <text:p>1461836679</text:p>
          </table:table-cell>
          <table:table-cell table:formula="of:=[.D631]-[.C631]" office:value-type="float" office:value="1001" calcext:value-type="float">
            <text:p>1001</text:p>
          </table:table-cell>
          <table:table-cell office:value-type="float" office:value="5" calcext:value-type="float">
            <text:p>5</text:p>
          </table:table-cell>
          <table:table-cell office:value-type="float" office:value="3929" calcext:value-type="float">
            <text:p>3929</text:p>
          </table:table-cell>
          <table:table-cell table:formula="of:=([.G631]-[.G630])/([.E631]-[.E630])" office:value-type="float" office:value="2.5" calcext:value-type="float">
            <text:p>2,5</text:p>
          </table:table-cell>
          <table:table-cell table:number-columns-repeated="7"/>
          <table:table-cell office:value-type="float" office:value="1461835909564" calcext:value-type="float">
            <text:p>1461835909564</text:p>
          </table:table-cell>
          <table:table-cell office:value-type="float" office:value="11392" calcext:value-type="float">
            <text:p>1139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392" calcext:value-type="float">
            <text:p>113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82" calcext:value-type="float">
            <text:p>1461836682</text:p>
          </table:table-cell>
          <table:table-cell table:formula="of:=[.D632]-[.C632]" office:value-type="float" office:value="1004" calcext:value-type="float">
            <text:p>1004</text:p>
          </table:table-cell>
          <table:table-cell office:value-type="float" office:value="4" calcext:value-type="float">
            <text:p>4</text:p>
          </table:table-cell>
          <table:table-cell office:value-type="float" office:value="3933" calcext:value-type="float">
            <text:p>3933</text:p>
          </table:table-cell>
          <table:table-cell table:formula="of:=([.G632]-[.G631])/([.E632]-[.E631])" office:value-type="float" office:value="1.33333333333333" calcext:value-type="float">
            <text:p>1,3333333333</text:p>
          </table:table-cell>
          <table:table-cell table:number-columns-repeated="7"/>
          <table:table-cell office:value-type="float" office:value="1461835908110" calcext:value-type="float">
            <text:p>1461835908110</text:p>
          </table:table-cell>
          <table:table-cell office:value-type="float" office:value="12975" calcext:value-type="float">
            <text:p>1297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975" calcext:value-type="float">
            <text:p>129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83" calcext:value-type="float">
            <text:p>1461836683</text:p>
          </table:table-cell>
          <table:table-cell table:formula="of:=[.D633]-[.C633]" office:value-type="float" office:value="1005" calcext:value-type="float">
            <text:p>1005</text:p>
          </table:table-cell>
          <table:table-cell office:value-type="float" office:value="5" calcext:value-type="float">
            <text:p>5</text:p>
          </table:table-cell>
          <table:table-cell office:value-type="float" office:value="3938" calcext:value-type="float">
            <text:p>3938</text:p>
          </table:table-cell>
          <table:table-cell table:formula="of:=([.G633]-[.G632])/([.E633]-[.E632])" office:value-type="float" office:value="5" calcext:value-type="float">
            <text:p>5</text:p>
          </table:table-cell>
          <table:table-cell table:number-columns-repeated="7"/>
          <table:table-cell office:value-type="float" office:value="1461835909835" calcext:value-type="float">
            <text:p>1461835909835</text:p>
          </table:table-cell>
          <table:table-cell office:value-type="float" office:value="11277" calcext:value-type="float">
            <text:p>1127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277" calcext:value-type="float">
            <text:p>11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85" calcext:value-type="float">
            <text:p>1461836685</text:p>
          </table:table-cell>
          <table:table-cell table:formula="of:=[.D634]-[.C634]" office:value-type="float" office:value="1007" calcext:value-type="float">
            <text:p>1007</text:p>
          </table:table-cell>
          <table:table-cell office:value-type="float" office:value="5" calcext:value-type="float">
            <text:p>5</text:p>
          </table:table-cell>
          <table:table-cell office:value-type="float" office:value="3943" calcext:value-type="float">
            <text:p>3943</text:p>
          </table:table-cell>
          <table:table-cell table:formula="of:=([.G634]-[.G633])/([.E634]-[.E633])" office:value-type="float" office:value="2.5" calcext:value-type="float">
            <text:p>2,5</text:p>
          </table:table-cell>
          <table:table-cell table:number-columns-repeated="7"/>
          <table:table-cell office:value-type="float" office:value="1461835909757" calcext:value-type="float">
            <text:p>1461835909757</text:p>
          </table:table-cell>
          <table:table-cell office:value-type="float" office:value="11389" calcext:value-type="float">
            <text:p>1138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389" calcext:value-type="float">
            <text:p>113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87" calcext:value-type="float">
            <text:p>1461836687</text:p>
          </table:table-cell>
          <table:table-cell table:formula="of:=[.D635]-[.C635]" office:value-type="float" office:value="1009" calcext:value-type="float">
            <text:p>1009</text:p>
          </table:table-cell>
          <table:table-cell office:value-type="float" office:value="2" calcext:value-type="float">
            <text:p>2</text:p>
          </table:table-cell>
          <table:table-cell office:value-type="float" office:value="3945" calcext:value-type="float">
            <text:p>3945</text:p>
          </table:table-cell>
          <table:table-cell table:formula="of:=([.G635]-[.G634])/([.E635]-[.E634])" office:value-type="float" office:value="1" calcext:value-type="float">
            <text:p>1</text:p>
          </table:table-cell>
          <table:table-cell table:number-columns-repeated="7"/>
          <table:table-cell office:value-type="float" office:value="1461835912608" calcext:value-type="float">
            <text:p>1461835912608</text:p>
          </table:table-cell>
          <table:table-cell office:value-type="float" office:value="8748" calcext:value-type="float">
            <text:p>874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748" calcext:value-type="float">
            <text:p>87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89" calcext:value-type="float">
            <text:p>1461836689</text:p>
          </table:table-cell>
          <table:table-cell table:formula="of:=[.D636]-[.C636]"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3949" calcext:value-type="float">
            <text:p>3949</text:p>
          </table:table-cell>
          <table:table-cell table:formula="of:=([.G636]-[.G635])/([.E636]-[.E635])" office:value-type="float" office:value="2" calcext:value-type="float">
            <text:p>2</text:p>
          </table:table-cell>
          <table:table-cell table:number-columns-repeated="7"/>
          <table:table-cell office:value-type="float" office:value="1461835913782" calcext:value-type="float">
            <text:p>1461835913782</text:p>
          </table:table-cell>
          <table:table-cell office:value-type="float" office:value="7595" calcext:value-type="float">
            <text:p>759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90" calcext:value-type="float">
            <text:p>1461836690</text:p>
          </table:table-cell>
          <table:table-cell table:formula="of:=[.D637]-[.C637]" office:value-type="float" office:value="1012" calcext:value-type="float">
            <text:p>1012</text:p>
          </table:table-cell>
          <table:table-cell office:value-type="float" office:value="8" calcext:value-type="float">
            <text:p>8</text:p>
          </table:table-cell>
          <table:table-cell office:value-type="float" office:value="3957" calcext:value-type="float">
            <text:p>3957</text:p>
          </table:table-cell>
          <table:table-cell table:formula="of:=([.G637]-[.G636])/([.E637]-[.E636])" office:value-type="float" office:value="8" calcext:value-type="float">
            <text:p>8</text:p>
          </table:table-cell>
          <table:table-cell table:number-columns-repeated="7"/>
          <table:table-cell office:value-type="float" office:value="1461835913611" calcext:value-type="float">
            <text:p>1461835913611</text:p>
          </table:table-cell>
          <table:table-cell office:value-type="float" office:value="7773" calcext:value-type="float">
            <text:p>777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773" calcext:value-type="float">
            <text:p>77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92" calcext:value-type="float">
            <text:p>1461836692</text:p>
          </table:table-cell>
          <table:table-cell table:formula="of:=[.D638]-[.C638]" office:value-type="float" office:value="1014" calcext:value-type="float">
            <text:p>1014</text:p>
          </table:table-cell>
          <table:table-cell office:value-type="float" office:value="3" calcext:value-type="float">
            <text:p>3</text:p>
          </table:table-cell>
          <table:table-cell office:value-type="float" office:value="3960" calcext:value-type="float">
            <text:p>3960</text:p>
          </table:table-cell>
          <table:table-cell table:formula="of:=([.G638]-[.G637])/([.E638]-[.E637])" office:value-type="float" office:value="1.5" calcext:value-type="float">
            <text:p>1,5</text:p>
          </table:table-cell>
          <table:table-cell table:number-columns-repeated="7"/>
          <table:table-cell office:value-type="float" office:value="1461835910644" calcext:value-type="float">
            <text:p>1461835910644</text:p>
          </table:table-cell>
          <table:table-cell office:value-type="float" office:value="10750" calcext:value-type="float">
            <text:p>1075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750" calcext:value-type="float">
            <text:p>107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93" calcext:value-type="float">
            <text:p>1461836693</text:p>
          </table:table-cell>
          <table:table-cell table:formula="of:=[.D639]-[.C639]"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 office:value-type="float" office:value="3963" calcext:value-type="float">
            <text:p>3963</text:p>
          </table:table-cell>
          <table:table-cell table:formula="of:=([.G639]-[.G638])/([.E639]-[.E638])" office:value-type="float" office:value="3" calcext:value-type="float">
            <text:p>3</text:p>
          </table:table-cell>
          <table:table-cell table:number-columns-repeated="7"/>
          <table:table-cell office:value-type="float" office:value="1461835913784" calcext:value-type="float">
            <text:p>1461835913784</text:p>
          </table:table-cell>
          <table:table-cell office:value-type="float" office:value="7761" calcext:value-type="float">
            <text:p>776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761" calcext:value-type="float">
            <text:p>77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95" calcext:value-type="float">
            <text:p>1461836695</text:p>
          </table:table-cell>
          <table:table-cell table:formula="of:=[.D640]-[.C640]" office:value-type="float" office:value="1017" calcext:value-type="float">
            <text:p>1017</text:p>
          </table:table-cell>
          <table:table-cell office:value-type="float" office:value="3" calcext:value-type="float">
            <text:p>3</text:p>
          </table:table-cell>
          <table:table-cell office:value-type="float" office:value="3966" calcext:value-type="float">
            <text:p>3966</text:p>
          </table:table-cell>
          <table:table-cell table:formula="of:=([.G640]-[.G639])/([.E640]-[.E639])" office:value-type="float" office:value="1.5" calcext:value-type="float">
            <text:p>1,5</text:p>
          </table:table-cell>
          <table:table-cell table:number-columns-repeated="7"/>
          <table:table-cell office:value-type="float" office:value="1461835913810" calcext:value-type="float">
            <text:p>1461835913810</text:p>
          </table:table-cell>
          <table:table-cell office:value-type="float" office:value="7755" calcext:value-type="float">
            <text:p>775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755" calcext:value-type="float">
            <text:p>77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96" calcext:value-type="float">
            <text:p>1461836696</text:p>
          </table:table-cell>
          <table:table-cell table:formula="of:=[.D641]-[.C641]" office:value-type="float" office:value="1018" calcext:value-type="float">
            <text:p>1018</text:p>
          </table:table-cell>
          <table:table-cell office:value-type="float" office:value="6" calcext:value-type="float">
            <text:p>6</text:p>
          </table:table-cell>
          <table:table-cell office:value-type="float" office:value="3972" calcext:value-type="float">
            <text:p>3972</text:p>
          </table:table-cell>
          <table:table-cell table:formula="of:=([.G641]-[.G640])/([.E641]-[.E640])" office:value-type="float" office:value="6" calcext:value-type="float">
            <text:p>6</text:p>
          </table:table-cell>
          <table:table-cell table:number-columns-repeated="7"/>
          <table:table-cell office:value-type="float" office:value="1461835913948" calcext:value-type="float">
            <text:p>1461835913948</text:p>
          </table:table-cell>
          <table:table-cell office:value-type="float" office:value="7627" calcext:value-type="float">
            <text:p>76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627" calcext:value-type="float">
            <text:p>76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698" calcext:value-type="float">
            <text:p>1461836698</text:p>
          </table:table-cell>
          <table:table-cell table:formula="of:=[.D642]-[.C642]" office:value-type="float" office:value="1020" calcext:value-type="float">
            <text:p>1020</text:p>
          </table:table-cell>
          <table:table-cell office:value-type="float" office:value="6" calcext:value-type="float">
            <text:p>6</text:p>
          </table:table-cell>
          <table:table-cell office:value-type="float" office:value="3978" calcext:value-type="float">
            <text:p>3978</text:p>
          </table:table-cell>
          <table:table-cell table:formula="of:=([.G642]-[.G641])/([.E642]-[.E641])" office:value-type="float" office:value="3" calcext:value-type="float">
            <text:p>3</text:p>
          </table:table-cell>
          <table:table-cell table:number-columns-repeated="7"/>
          <table:table-cell office:value-type="float" office:value="1461835913840" calcext:value-type="float">
            <text:p>1461835913840</text:p>
          </table:table-cell>
          <table:table-cell office:value-type="float" office:value="7799" calcext:value-type="float">
            <text:p>779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799" calcext:value-type="float">
            <text:p>77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00" calcext:value-type="float">
            <text:p>1461836700</text:p>
          </table:table-cell>
          <table:table-cell table:formula="of:=[.D643]-[.C643]"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float" office:value="3979" calcext:value-type="float">
            <text:p>3979</text:p>
          </table:table-cell>
          <table:table-cell table:formula="of:=([.G643]-[.G642])/([.E643]-[.E642])" office:value-type="float" office:value="0.5" calcext:value-type="float">
            <text:p>0,5</text:p>
          </table:table-cell>
          <table:table-cell table:number-columns-repeated="7"/>
          <table:table-cell office:value-type="float" office:value="1461835914120" calcext:value-type="float">
            <text:p>1461835914120</text:p>
          </table:table-cell>
          <table:table-cell office:value-type="float" office:value="7896" calcext:value-type="float">
            <text:p>789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896" calcext:value-type="float">
            <text:p>78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01" calcext:value-type="float">
            <text:p>1461836701</text:p>
          </table:table-cell>
          <table:table-cell table:formula="of:=[.D644]-[.C644]" office:value-type="float" office:value="1023" calcext:value-type="float">
            <text:p>1023</text:p>
          </table:table-cell>
          <table:table-cell office:value-type="float" office:value="3" calcext:value-type="float">
            <text:p>3</text:p>
          </table:table-cell>
          <table:table-cell office:value-type="float" office:value="3982" calcext:value-type="float">
            <text:p>3982</text:p>
          </table:table-cell>
          <table:table-cell table:formula="of:=([.G644]-[.G643])/([.E644]-[.E643])" office:value-type="float" office:value="3" calcext:value-type="float">
            <text:p>3</text:p>
          </table:table-cell>
          <table:table-cell table:number-columns-repeated="7"/>
          <table:table-cell office:value-type="float" office:value="1461835913977" calcext:value-type="float">
            <text:p>1461835913977</text:p>
          </table:table-cell>
          <table:table-cell office:value-type="float" office:value="8097" calcext:value-type="float">
            <text:p>809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097" calcext:value-type="float">
            <text:p>80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03" calcext:value-type="float">
            <text:p>1461836703</text:p>
          </table:table-cell>
          <table:table-cell table:formula="of:=[.D645]-[.C645]" office:value-type="float" office:value="1025" calcext:value-type="float">
            <text:p>1025</text:p>
          </table:table-cell>
          <table:table-cell office:value-type="float" office:value="2" calcext:value-type="float">
            <text:p>2</text:p>
          </table:table-cell>
          <table:table-cell office:value-type="float" office:value="3984" calcext:value-type="float">
            <text:p>3984</text:p>
          </table:table-cell>
          <table:table-cell table:formula="of:=([.G645]-[.G644])/([.E645]-[.E644])" office:value-type="float" office:value="1" calcext:value-type="float">
            <text:p>1</text:p>
          </table:table-cell>
          <table:table-cell table:number-columns-repeated="7"/>
          <table:table-cell office:value-type="float" office:value="1461835914083" calcext:value-type="float">
            <text:p>1461835914083</text:p>
          </table:table-cell>
          <table:table-cell office:value-type="float" office:value="7997" calcext:value-type="float">
            <text:p>799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997" calcext:value-type="float">
            <text:p>79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04" calcext:value-type="float">
            <text:p>1461836704</text:p>
          </table:table-cell>
          <table:table-cell table:formula="of:=[.D646]-[.C646]" office:value-type="float" office:value="1026" calcext:value-type="float">
            <text:p>1026</text:p>
          </table:table-cell>
          <table:table-cell office:value-type="float" office:value="3" calcext:value-type="float">
            <text:p>3</text:p>
          </table:table-cell>
          <table:table-cell office:value-type="float" office:value="3987" calcext:value-type="float">
            <text:p>3987</text:p>
          </table:table-cell>
          <table:table-cell table:formula="of:=([.G646]-[.G645])/([.E646]-[.E645])" office:value-type="float" office:value="3" calcext:value-type="float">
            <text:p>3</text:p>
          </table:table-cell>
          <table:table-cell table:number-columns-repeated="7"/>
          <table:table-cell office:value-type="float" office:value="1461835914124" calcext:value-type="float">
            <text:p>1461835914124</text:p>
          </table:table-cell>
          <table:table-cell office:value-type="float" office:value="7961" calcext:value-type="float">
            <text:p>796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961" calcext:value-type="float">
            <text:p>79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06" calcext:value-type="float">
            <text:p>1461836706</text:p>
          </table:table-cell>
          <table:table-cell table:formula="of:=[.D647]-[.C647]" office:value-type="float" office:value="1028" calcext:value-type="float">
            <text:p>1028</text:p>
          </table:table-cell>
          <table:table-cell office:value-type="float" office:value="3" calcext:value-type="float">
            <text:p>3</text:p>
          </table:table-cell>
          <table:table-cell office:value-type="float" office:value="3990" calcext:value-type="float">
            <text:p>3990</text:p>
          </table:table-cell>
          <table:table-cell table:formula="of:=([.G647]-[.G646])/([.E647]-[.E646])" office:value-type="float" office:value="1.5" calcext:value-type="float">
            <text:p>1,5</text:p>
          </table:table-cell>
          <table:table-cell table:number-columns-repeated="7"/>
          <table:table-cell office:value-type="float" office:value="1461835914588" calcext:value-type="float">
            <text:p>1461835914588</text:p>
          </table:table-cell>
          <table:table-cell office:value-type="float" office:value="7571" calcext:value-type="float">
            <text:p>757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571" calcext:value-type="float">
            <text:p>7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07" calcext:value-type="float">
            <text:p>1461836707</text:p>
          </table:table-cell>
          <table:table-cell table:formula="of:=[.D648]-[.C648]"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3990" calcext:value-type="float">
            <text:p>3990</text:p>
          </table:table-cell>
          <table:table-cell table:formula="of:=([.G648]-[.G647])/([.E648]-[.E647])" office:value-type="float" office:value="0" calcext:value-type="float">
            <text:p>0</text:p>
          </table:table-cell>
          <table:table-cell table:number-columns-repeated="7"/>
          <table:table-cell office:value-type="float" office:value="1461835914952" calcext:value-type="float">
            <text:p>1461835914952</text:p>
          </table:table-cell>
          <table:table-cell office:value-type="float" office:value="7537" calcext:value-type="float">
            <text:p>753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537" calcext:value-type="float">
            <text:p>75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09" calcext:value-type="float">
            <text:p>1461836709</text:p>
          </table:table-cell>
          <table:table-cell table:formula="of:=[.D649]-[.C649]" office:value-type="float" office:value="1031" calcext:value-type="float">
            <text:p>1031</text:p>
          </table:table-cell>
          <table:table-cell office:value-type="float" office:value="4" calcext:value-type="float">
            <text:p>4</text:p>
          </table:table-cell>
          <table:table-cell office:value-type="float" office:value="3994" calcext:value-type="float">
            <text:p>3994</text:p>
          </table:table-cell>
          <table:table-cell table:formula="of:=([.G649]-[.G648])/([.E649]-[.E648])" office:value-type="float" office:value="2" calcext:value-type="float">
            <text:p>2</text:p>
          </table:table-cell>
          <table:table-cell table:number-columns-repeated="7"/>
          <table:table-cell office:value-type="float" office:value="1461835914766" calcext:value-type="float">
            <text:p>1461835914766</text:p>
          </table:table-cell>
          <table:table-cell office:value-type="float" office:value="7839" calcext:value-type="float">
            <text:p>783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839" calcext:value-type="float">
            <text:p>78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11" calcext:value-type="float">
            <text:p>1461836711</text:p>
          </table:table-cell>
          <table:table-cell table:formula="of:=[.D650]-[.C650]" office:value-type="float" office:value="1033" calcext:value-type="float">
            <text:p>1033</text:p>
          </table:table-cell>
          <table:table-cell office:value-type="float" office:value="11" calcext:value-type="float">
            <text:p>11</text:p>
          </table:table-cell>
          <table:table-cell office:value-type="float" office:value="4005" calcext:value-type="float">
            <text:p>4005</text:p>
          </table:table-cell>
          <table:table-cell table:formula="of:=([.G650]-[.G649])/([.E650]-[.E649])" office:value-type="float" office:value="5.5" calcext:value-type="float">
            <text:p>5,5</text:p>
          </table:table-cell>
          <table:table-cell table:number-columns-repeated="7"/>
          <table:table-cell office:value-type="float" office:value="1461835915094" calcext:value-type="float">
            <text:p>1461835915094</text:p>
          </table:table-cell>
          <table:table-cell office:value-type="float" office:value="7605" calcext:value-type="float">
            <text:p>760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605" calcext:value-type="float">
            <text:p>76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13" calcext:value-type="float">
            <text:p>1461836713</text:p>
          </table:table-cell>
          <table:table-cell table:formula="of:=[.D651]-[.C651]" office:value-type="float" office:value="1035" calcext:value-type="float">
            <text:p>1035</text:p>
          </table:table-cell>
          <table:table-cell office:value-type="float" office:value="2" calcext:value-type="float">
            <text:p>2</text:p>
          </table:table-cell>
          <table:table-cell office:value-type="float" office:value="4007" calcext:value-type="float">
            <text:p>4007</text:p>
          </table:table-cell>
          <table:table-cell table:formula="of:=([.G651]-[.G650])/([.E651]-[.E650])" office:value-type="float" office:value="1" calcext:value-type="float">
            <text:p>1</text:p>
          </table:table-cell>
          <table:table-cell table:number-columns-repeated="7"/>
          <table:table-cell office:value-type="float" office:value="1461835915110" calcext:value-type="float">
            <text:p>1461835915110</text:p>
          </table:table-cell>
          <table:table-cell office:value-type="float" office:value="7631" calcext:value-type="float">
            <text:p>763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631" calcext:value-type="float">
            <text:p>76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14" calcext:value-type="float">
            <text:p>1461836714</text:p>
          </table:table-cell>
          <table:table-cell table:formula="of:=[.D652]-[.C652]" office:value-type="float" office:value="1036" calcext:value-type="float">
            <text:p>1036</text:p>
          </table:table-cell>
          <table:table-cell office:value-type="float" office:value="11" calcext:value-type="float">
            <text:p>11</text:p>
          </table:table-cell>
          <table:table-cell office:value-type="float" office:value="4018" calcext:value-type="float">
            <text:p>4018</text:p>
          </table:table-cell>
          <table:table-cell table:formula="of:=([.G652]-[.G651])/([.E652]-[.E651])" office:value-type="float" office:value="11" calcext:value-type="float">
            <text:p>11</text:p>
          </table:table-cell>
          <table:table-cell table:number-columns-repeated="7"/>
          <table:table-cell office:value-type="float" office:value="1461835915424" calcext:value-type="float">
            <text:p>1461835915424</text:p>
          </table:table-cell>
          <table:table-cell office:value-type="float" office:value="7441" calcext:value-type="float">
            <text:p>744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441" calcext:value-type="float">
            <text:p>74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16" calcext:value-type="float">
            <text:p>1461836716</text:p>
          </table:table-cell>
          <table:table-cell table:formula="of:=[.D653]-[.C653]" office:value-type="float" office:value="1038" calcext:value-type="float">
            <text:p>1038</text:p>
          </table:table-cell>
          <table:table-cell office:value-type="float" office:value="6" calcext:value-type="float">
            <text:p>6</text:p>
          </table:table-cell>
          <table:table-cell office:value-type="float" office:value="4024" calcext:value-type="float">
            <text:p>4024</text:p>
          </table:table-cell>
          <table:table-cell table:formula="of:=([.G653]-[.G652])/([.E653]-[.E652])" office:value-type="float" office:value="3" calcext:value-type="float">
            <text:p>3</text:p>
          </table:table-cell>
          <table:table-cell table:number-columns-repeated="7"/>
          <table:table-cell office:value-type="float" office:value="1461835915345" calcext:value-type="float">
            <text:p>1461835915345</text:p>
          </table:table-cell>
          <table:table-cell office:value-type="float" office:value="7529" calcext:value-type="float">
            <text:p>752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529" calcext:value-type="float">
            <text:p>75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17" calcext:value-type="float">
            <text:p>1461836717</text:p>
          </table:table-cell>
          <table:table-cell table:formula="of:=[.D654]-[.C654]" office:value-type="float" office:value="1039" calcext:value-type="float">
            <text:p>1039</text:p>
          </table:table-cell>
          <table:table-cell office:value-type="float" office:value="15" calcext:value-type="float">
            <text:p>15</text:p>
          </table:table-cell>
          <table:table-cell office:value-type="float" office:value="4039" calcext:value-type="float">
            <text:p>4039</text:p>
          </table:table-cell>
          <table:table-cell table:formula="of:=([.G654]-[.G653])/([.E654]-[.E653])" office:value-type="float" office:value="15" calcext:value-type="float">
            <text:p>15</text:p>
          </table:table-cell>
          <table:table-cell table:number-columns-repeated="7"/>
          <table:table-cell office:value-type="float" office:value="1461835915423" calcext:value-type="float">
            <text:p>1461835915423</text:p>
          </table:table-cell>
          <table:table-cell office:value-type="float" office:value="7512" calcext:value-type="float">
            <text:p>751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512" calcext:value-type="float">
            <text:p>7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20" calcext:value-type="float">
            <text:p>1461836720</text:p>
          </table:table-cell>
          <table:table-cell table:formula="of:=[.D655]-[.C655]" office:value-type="float" office:value="1042" calcext:value-type="float">
            <text:p>1042</text:p>
          </table:table-cell>
          <table:table-cell office:value-type="float" office:value="14" calcext:value-type="float">
            <text:p>14</text:p>
          </table:table-cell>
          <table:table-cell office:value-type="float" office:value="4053" calcext:value-type="float">
            <text:p>4053</text:p>
          </table:table-cell>
          <table:table-cell table:formula="of:=([.G655]-[.G654])/([.E655]-[.E654])" office:value-type="float" office:value="4.66666666666667" calcext:value-type="float">
            <text:p>4,6666666667</text:p>
          </table:table-cell>
          <table:table-cell table:number-columns-repeated="7"/>
          <table:table-cell office:value-type="float" office:value="1461835915425" calcext:value-type="float">
            <text:p>1461835915425</text:p>
          </table:table-cell>
          <table:table-cell office:value-type="float" office:value="7516" calcext:value-type="float">
            <text:p>75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516" calcext:value-type="float">
            <text:p>75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22" calcext:value-type="float">
            <text:p>1461836722</text:p>
          </table:table-cell>
          <table:table-cell table:formula="of:=[.D656]-[.C656]" office:value-type="float" office:value="1044" calcext:value-type="float">
            <text:p>1044</text:p>
          </table:table-cell>
          <table:table-cell office:value-type="float" office:value="10" calcext:value-type="float">
            <text:p>10</text:p>
          </table:table-cell>
          <table:table-cell office:value-type="float" office:value="4063" calcext:value-type="float">
            <text:p>4063</text:p>
          </table:table-cell>
          <table:table-cell table:formula="of:=([.G656]-[.G655])/([.E656]-[.E655])" office:value-type="float" office:value="5" calcext:value-type="float">
            <text:p>5</text:p>
          </table:table-cell>
          <table:table-cell table:number-columns-repeated="7"/>
          <table:table-cell office:value-type="float" office:value="1461835917429" calcext:value-type="float">
            <text:p>1461835917429</text:p>
          </table:table-cell>
          <table:table-cell office:value-type="float" office:value="5656" calcext:value-type="float">
            <text:p>565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656" calcext:value-type="float">
            <text:p>56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23" calcext:value-type="float">
            <text:p>1461836723</text:p>
          </table:table-cell>
          <table:table-cell table:formula="of:=[.D657]-[.C657]" office:value-type="float" office:value="1045" calcext:value-type="float">
            <text:p>1045</text:p>
          </table:table-cell>
          <table:table-cell office:value-type="float" office:value="8" calcext:value-type="float">
            <text:p>8</text:p>
          </table:table-cell>
          <table:table-cell office:value-type="float" office:value="4071" calcext:value-type="float">
            <text:p>4071</text:p>
          </table:table-cell>
          <table:table-cell table:formula="of:=([.G657]-[.G656])/([.E657]-[.E656])" office:value-type="float" office:value="8" calcext:value-type="float">
            <text:p>8</text:p>
          </table:table-cell>
          <table:table-cell table:number-columns-repeated="7"/>
          <table:table-cell office:value-type="float" office:value="1461835917311" calcext:value-type="float">
            <text:p>1461835917311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786" calcext:value-type="float">
            <text:p>57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25" calcext:value-type="float">
            <text:p>1461836725</text:p>
          </table:table-cell>
          <table:table-cell table:formula="of:=[.D658]-[.C658]" office:value-type="float" office:value="1047" calcext:value-type="float">
            <text:p>1047</text:p>
          </table:table-cell>
          <table:table-cell office:value-type="float" office:value="13" calcext:value-type="float">
            <text:p>13</text:p>
          </table:table-cell>
          <table:table-cell office:value-type="float" office:value="4084" calcext:value-type="float">
            <text:p>4084</text:p>
          </table:table-cell>
          <table:table-cell table:formula="of:=([.G658]-[.G657])/([.E658]-[.E657])" office:value-type="float" office:value="6.5" calcext:value-type="float">
            <text:p>6,5</text:p>
          </table:table-cell>
          <table:table-cell table:number-columns-repeated="7"/>
          <table:table-cell office:value-type="float" office:value="1461835917619" calcext:value-type="float">
            <text:p>1461835917619</text:p>
          </table:table-cell>
          <table:table-cell office:value-type="float" office:value="5518" calcext:value-type="float">
            <text:p>55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518" calcext:value-type="float">
            <text:p>5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26" calcext:value-type="float">
            <text:p>1461836726</text:p>
          </table:table-cell>
          <table:table-cell table:formula="of:=[.D659]-[.C659]" office:value-type="float" office:value="1048" calcext:value-type="float">
            <text:p>1048</text:p>
          </table:table-cell>
          <table:table-cell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formula="of:=([.G659]-[.G658])/([.E659]-[.E658])" office:value-type="float" office:value="12" calcext:value-type="float">
            <text:p>12</text:p>
          </table:table-cell>
          <table:table-cell table:number-columns-repeated="7"/>
          <table:table-cell office:value-type="float" office:value="1461835917649" calcext:value-type="float">
            <text:p>1461835917649</text:p>
          </table:table-cell>
          <table:table-cell office:value-type="float" office:value="5530" calcext:value-type="float">
            <text:p>553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530" calcext:value-type="float">
            <text:p>55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28" calcext:value-type="float">
            <text:p>1461836728</text:p>
          </table:table-cell>
          <table:table-cell table:formula="of:=[.D660]-[.C660]" office:value-type="float" office:value="1050" calcext:value-type="float">
            <text:p>1050</text:p>
          </table:table-cell>
          <table:table-cell office:value-type="float" office:value="13" calcext:value-type="float">
            <text:p>13</text:p>
          </table:table-cell>
          <table:table-cell office:value-type="float" office:value="4109" calcext:value-type="float">
            <text:p>4109</text:p>
          </table:table-cell>
          <table:table-cell table:formula="of:=([.G660]-[.G659])/([.E660]-[.E659])" office:value-type="float" office:value="6.5" calcext:value-type="float">
            <text:p>6,5</text:p>
          </table:table-cell>
          <table:table-cell table:number-columns-repeated="7"/>
          <table:table-cell office:value-type="float" office:value="1461835918293" calcext:value-type="float">
            <text:p>1461835918293</text:p>
          </table:table-cell>
          <table:table-cell office:value-type="float" office:value="5281" calcext:value-type="float">
            <text:p>528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281" calcext:value-type="float">
            <text:p>52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32" calcext:value-type="float">
            <text:p>1461836732</text:p>
          </table:table-cell>
          <table:table-cell table:formula="of:=[.D661]-[.C661]" office:value-type="float" office:value="1054" calcext:value-type="float">
            <text:p>1054</text:p>
          </table:table-cell>
          <table:table-cell office:value-type="float" office:value="16" calcext:value-type="float">
            <text:p>16</text:p>
          </table:table-cell>
          <table:table-cell office:value-type="float" office:value="4125" calcext:value-type="float">
            <text:p>4125</text:p>
          </table:table-cell>
          <table:table-cell table:formula="of:=([.G661]-[.G660])/([.E661]-[.E660])" office:value-type="float" office:value="4" calcext:value-type="float">
            <text:p>4</text:p>
          </table:table-cell>
          <table:table-cell table:number-columns-repeated="7"/>
          <table:table-cell office:value-type="float" office:value="1461835917654" calcext:value-type="float">
            <text:p>1461835917654</text:p>
          </table:table-cell>
          <table:table-cell office:value-type="float" office:value="6060" calcext:value-type="float">
            <text:p>606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060" calcext:value-type="float">
            <text:p>60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33" calcext:value-type="float">
            <text:p>1461836733</text:p>
          </table:table-cell>
          <table:table-cell table:formula="of:=[.D662]-[.C662]" office:value-type="float" office:value="1055" calcext:value-type="float">
            <text:p>1055</text:p>
          </table:table-cell>
          <table:table-cell office:value-type="float" office:value="14" calcext:value-type="float">
            <text:p>14</text:p>
          </table:table-cell>
          <table:table-cell office:value-type="float" office:value="4139" calcext:value-type="float">
            <text:p>4139</text:p>
          </table:table-cell>
          <table:table-cell table:formula="of:=([.G662]-[.G661])/([.E662]-[.E661])" office:value-type="float" office:value="14" calcext:value-type="float">
            <text:p>14</text:p>
          </table:table-cell>
          <table:table-cell table:number-columns-repeated="7"/>
          <table:table-cell office:value-type="float" office:value="1461835917656" calcext:value-type="float">
            <text:p>1461835917656</text:p>
          </table:table-cell>
          <table:table-cell office:value-type="float" office:value="6244" calcext:value-type="float">
            <text:p>624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244" calcext:value-type="float">
            <text:p>6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34" calcext:value-type="float">
            <text:p>1461836734</text:p>
          </table:table-cell>
          <table:table-cell table:formula="of:=[.D663]-[.C663]" office:value-type="float" office:value="1056" calcext:value-type="float">
            <text:p>1056</text:p>
          </table:table-cell>
          <table:table-cell office:value-type="float" office:value="14" calcext:value-type="float">
            <text:p>14</text:p>
          </table:table-cell>
          <table:table-cell office:value-type="float" office:value="4153" calcext:value-type="float">
            <text:p>4153</text:p>
          </table:table-cell>
          <table:table-cell table:formula="of:=([.G663]-[.G662])/([.E663]-[.E662])" office:value-type="float" office:value="14" calcext:value-type="float">
            <text:p>14</text:p>
          </table:table-cell>
          <table:table-cell table:number-columns-repeated="7"/>
          <table:table-cell office:value-type="float" office:value="1461835918129" calcext:value-type="float">
            <text:p>1461835918129</text:p>
          </table:table-cell>
          <table:table-cell office:value-type="float" office:value="5871" calcext:value-type="float">
            <text:p>587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871" calcext:value-type="float">
            <text:p>58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36" calcext:value-type="float">
            <text:p>1461836736</text:p>
          </table:table-cell>
          <table:table-cell table:formula="of:=[.D664]-[.C664]" office:value-type="float" office:value="1058" calcext:value-type="float">
            <text:p>1058</text:p>
          </table:table-cell>
          <table:table-cell office:value-type="float" office:value="8" calcext:value-type="float">
            <text:p>8</text:p>
          </table:table-cell>
          <table:table-cell office:value-type="float" office:value="4161" calcext:value-type="float">
            <text:p>4161</text:p>
          </table:table-cell>
          <table:table-cell table:formula="of:=([.G664]-[.G663])/([.E664]-[.E663])" office:value-type="float" office:value="4" calcext:value-type="float">
            <text:p>4</text:p>
          </table:table-cell>
          <table:table-cell table:number-columns-repeated="7"/>
          <table:table-cell office:value-type="float" office:value="1461835918405" calcext:value-type="float">
            <text:p>1461835918405</text:p>
          </table:table-cell>
          <table:table-cell office:value-type="float" office:value="6084" calcext:value-type="float">
            <text:p>608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084" calcext:value-type="float">
            <text:p>60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37" calcext:value-type="float">
            <text:p>1461836737</text:p>
          </table:table-cell>
          <table:table-cell table:formula="of:=[.D665]-[.C665]" office:value-type="float" office:value="1059" calcext:value-type="float">
            <text:p>1059</text:p>
          </table:table-cell>
          <table:table-cell office:value-type="float" office:value="24" calcext:value-type="float">
            <text:p>24</text:p>
          </table:table-cell>
          <table:table-cell office:value-type="float" office:value="4185" calcext:value-type="float">
            <text:p>4185</text:p>
          </table:table-cell>
          <table:table-cell table:formula="of:=([.G665]-[.G664])/([.E665]-[.E664])" office:value-type="float" office:value="24" calcext:value-type="float">
            <text:p>24</text:p>
          </table:table-cell>
          <table:table-cell table:number-columns-repeated="7"/>
          <table:table-cell office:value-type="float" office:value="1461835918587" calcext:value-type="float">
            <text:p>1461835918587</text:p>
          </table:table-cell>
          <table:table-cell office:value-type="float" office:value="5927" calcext:value-type="float">
            <text:p>59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927" calcext:value-type="float">
            <text:p>59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40" calcext:value-type="float">
            <text:p>1461836740</text:p>
          </table:table-cell>
          <table:table-cell table:formula="of:=[.D666]-[.C666]" office:value-type="float" office:value="1062" calcext:value-type="float">
            <text:p>1062</text:p>
          </table:table-cell>
          <table:table-cell office:value-type="float" office:value="13" calcext:value-type="float">
            <text:p>13</text:p>
          </table:table-cell>
          <table:table-cell office:value-type="float" office:value="4198" calcext:value-type="float">
            <text:p>4198</text:p>
          </table:table-cell>
          <table:table-cell table:formula="of:=([.G666]-[.G665])/([.E666]-[.E665])" office:value-type="float" office:value="4.33333333333333" calcext:value-type="float">
            <text:p>4,3333333333</text:p>
          </table:table-cell>
          <table:table-cell table:number-columns-repeated="7"/>
          <table:table-cell office:value-type="float" office:value="1461835918331" calcext:value-type="float">
            <text:p>1461835918331</text:p>
          </table:table-cell>
          <table:table-cell office:value-type="float" office:value="6183" calcext:value-type="float">
            <text:p>618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183" calcext:value-type="float">
            <text:p>61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41" calcext:value-type="float">
            <text:p>1461836741</text:p>
          </table:table-cell>
          <table:table-cell table:formula="of:=[.D667]-[.C667]" office:value-type="float" office:value="1063" calcext:value-type="float">
            <text:p>1063</text:p>
          </table:table-cell>
          <table:table-cell office:value-type="float" office:value="8" calcext:value-type="float">
            <text:p>8</text:p>
          </table:table-cell>
          <table:table-cell office:value-type="float" office:value="4206" calcext:value-type="float">
            <text:p>4206</text:p>
          </table:table-cell>
          <table:table-cell table:formula="of:=([.G667]-[.G666])/([.E667]-[.E666])" office:value-type="float" office:value="8" calcext:value-type="float">
            <text:p>8</text:p>
          </table:table-cell>
          <table:table-cell table:number-columns-repeated="7"/>
          <table:table-cell office:value-type="float" office:value="1461835918399" calcext:value-type="float">
            <text:p>1461835918399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129" calcext:value-type="float">
            <text:p>61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43" calcext:value-type="float">
            <text:p>1461836743</text:p>
          </table:table-cell>
          <table:table-cell table:formula="of:=[.D668]-[.C668]" office:value-type="float" office:value="1065" calcext:value-type="float">
            <text:p>1065</text:p>
          </table:table-cell>
          <table:table-cell office:value-type="float" office:value="9" calcext:value-type="float">
            <text:p>9</text:p>
          </table:table-cell>
          <table:table-cell office:value-type="float" office:value="4215" calcext:value-type="float">
            <text:p>4215</text:p>
          </table:table-cell>
          <table:table-cell table:formula="of:=([.G668]-[.G667])/([.E668]-[.E667])" office:value-type="float" office:value="4.5" calcext:value-type="float">
            <text:p>4,5</text:p>
          </table:table-cell>
          <table:table-cell table:number-columns-repeated="7"/>
          <table:table-cell office:value-type="float" office:value="1461835919302" calcext:value-type="float">
            <text:p>1461835919302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013" calcext:value-type="float">
            <text:p>60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45" calcext:value-type="float">
            <text:p>1461836745</text:p>
          </table:table-cell>
          <table:table-cell table:formula="of:=[.D669]-[.C669]" office:value-type="float" office:value="1067" calcext:value-type="float">
            <text:p>1067</text:p>
          </table:table-cell>
          <table:table-cell office:value-type="float" office:value="4" calcext:value-type="float">
            <text:p>4</text:p>
          </table:table-cell>
          <table:table-cell office:value-type="float" office:value="4219" calcext:value-type="float">
            <text:p>4219</text:p>
          </table:table-cell>
          <table:table-cell table:formula="of:=([.G669]-[.G668])/([.E669]-[.E668])" office:value-type="float" office:value="2" calcext:value-type="float">
            <text:p>2</text:p>
          </table:table-cell>
          <table:table-cell table:number-columns-repeated="7"/>
          <table:table-cell office:value-type="float" office:value="1461835919282" calcext:value-type="float">
            <text:p>1461835919282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035" calcext:value-type="float">
            <text:p>60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47" calcext:value-type="float">
            <text:p>1461836747</text:p>
          </table:table-cell>
          <table:table-cell table:formula="of:=[.D670]-[.C670]" office:value-type="float" office:value="1069" calcext:value-type="float">
            <text:p>1069</text:p>
          </table:table-cell>
          <table:table-cell office:value-type="float" office:value="15" calcext:value-type="float">
            <text:p>15</text:p>
          </table:table-cell>
          <table:table-cell office:value-type="float" office:value="4234" calcext:value-type="float">
            <text:p>4234</text:p>
          </table:table-cell>
          <table:table-cell table:formula="of:=([.G670]-[.G669])/([.E670]-[.E669])" office:value-type="float" office:value="7.5" calcext:value-type="float">
            <text:p>7,5</text:p>
          </table:table-cell>
          <table:table-cell table:number-columns-repeated="7"/>
          <table:table-cell office:value-type="float" office:value="1461835919277" calcext:value-type="float">
            <text:p>1461835919277</text:p>
          </table:table-cell>
          <table:table-cell office:value-type="float" office:value="6058" calcext:value-type="float">
            <text:p>605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058" calcext:value-type="float">
            <text:p>60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50" calcext:value-type="float">
            <text:p>1461836750</text:p>
          </table:table-cell>
          <table:table-cell table:formula="of:=[.D671]-[.C671]" office:value-type="float" office:value="1072" calcext:value-type="float">
            <text:p>1072</text:p>
          </table:table-cell>
          <table:table-cell office:value-type="float" office:value="29" calcext:value-type="float">
            <text:p>29</text:p>
          </table:table-cell>
          <table:table-cell office:value-type="float" office:value="4263" calcext:value-type="float">
            <text:p>4263</text:p>
          </table:table-cell>
          <table:table-cell table:formula="of:=([.G671]-[.G670])/([.E671]-[.E670])" office:value-type="float" office:value="9.66666666666667" calcext:value-type="float">
            <text:p>9,6666666667</text:p>
          </table:table-cell>
          <table:table-cell table:number-columns-repeated="7"/>
          <table:table-cell office:value-type="float" office:value="1461835919301" calcext:value-type="float">
            <text:p>1461835919301</text:p>
          </table:table-cell>
          <table:table-cell office:value-type="float" office:value="6167" calcext:value-type="float">
            <text:p>616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167" calcext:value-type="float">
            <text:p>61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51" calcext:value-type="float">
            <text:p>1461836751</text:p>
          </table:table-cell>
          <table:table-cell table:formula="of:=[.D672]-[.C672]" office:value-type="float" office:value="1073" calcext:value-type="float">
            <text:p>1073</text:p>
          </table:table-cell>
          <table:table-cell office:value-type="float" office:value="22" calcext:value-type="float">
            <text:p>22</text:p>
          </table:table-cell>
          <table:table-cell office:value-type="float" office:value="4285" calcext:value-type="float">
            <text:p>4285</text:p>
          </table:table-cell>
          <table:table-cell table:formula="of:=([.G672]-[.G671])/([.E672]-[.E671])" office:value-type="float" office:value="22" calcext:value-type="float">
            <text:p>22</text:p>
          </table:table-cell>
          <table:table-cell table:number-columns-repeated="7"/>
          <table:table-cell office:value-type="float" office:value="1461835920185" calcext:value-type="float">
            <text:p>1461835920185</text:p>
          </table:table-cell>
          <table:table-cell office:value-type="float" office:value="6060" calcext:value-type="float">
            <text:p>606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060" calcext:value-type="float">
            <text:p>60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53" calcext:value-type="float">
            <text:p>1461836753</text:p>
          </table:table-cell>
          <table:table-cell table:formula="of:=[.D673]-[.C673]" office:value-type="float" office:value="1075" calcext:value-type="float">
            <text:p>1075</text:p>
          </table:table-cell>
          <table:table-cell office:value-type="float" office:value="35" calcext:value-type="float">
            <text:p>35</text:p>
          </table:table-cell>
          <table:table-cell office:value-type="float" office:value="4320" calcext:value-type="float">
            <text:p>4320</text:p>
          </table:table-cell>
          <table:table-cell table:formula="of:=([.G673]-[.G672])/([.E673]-[.E672])" office:value-type="float" office:value="17.5" calcext:value-type="float">
            <text:p>17,5</text:p>
          </table:table-cell>
          <table:table-cell table:number-columns-repeated="7"/>
          <table:table-cell office:value-type="float" office:value="1461835920012" calcext:value-type="float">
            <text:p>1461835920012</text:p>
          </table:table-cell>
          <table:table-cell office:value-type="float" office:value="6259" calcext:value-type="float">
            <text:p>625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259" calcext:value-type="float">
            <text:p>62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54" calcext:value-type="float">
            <text:p>1461836754</text:p>
          </table:table-cell>
          <table:table-cell table:formula="of:=[.D674]-[.C674]" office:value-type="float" office:value="1076" calcext:value-type="float">
            <text:p>1076</text:p>
          </table:table-cell>
          <table:table-cell office:value-type="float" office:value="18" calcext:value-type="float">
            <text:p>18</text:p>
          </table:table-cell>
          <table:table-cell office:value-type="float" office:value="4338" calcext:value-type="float">
            <text:p>4338</text:p>
          </table:table-cell>
          <table:table-cell table:formula="of:=([.G674]-[.G673])/([.E674]-[.E673])" office:value-type="float" office:value="18" calcext:value-type="float">
            <text:p>18</text:p>
          </table:table-cell>
          <table:table-cell table:number-columns-repeated="7"/>
          <table:table-cell office:value-type="float" office:value="1461835919868" calcext:value-type="float">
            <text:p>1461835919868</text:p>
          </table:table-cell>
          <table:table-cell office:value-type="float" office:value="6427" calcext:value-type="float">
            <text:p>64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427" calcext:value-type="float">
            <text:p>64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57" calcext:value-type="float">
            <text:p>1461836757</text:p>
          </table:table-cell>
          <table:table-cell table:formula="of:=[.D675]-[.C675]" office:value-type="float" office:value="1079" calcext:value-type="float">
            <text:p>1079</text:p>
          </table:table-cell>
          <table:table-cell office:value-type="float" office:value="10" calcext:value-type="float">
            <text:p>10</text:p>
          </table:table-cell>
          <table:table-cell office:value-type="float" office:value="4348" calcext:value-type="float">
            <text:p>4348</text:p>
          </table:table-cell>
          <table:table-cell table:formula="of:=([.G675]-[.G674])/([.E675]-[.E674])" office:value-type="float" office:value="3.33333333333333" calcext:value-type="float">
            <text:p>3,3333333333</text:p>
          </table:table-cell>
          <table:table-cell table:number-columns-repeated="7"/>
          <table:table-cell office:value-type="float" office:value="1461835919880" calcext:value-type="float">
            <text:p>1461835919880</text:p>
          </table:table-cell>
          <table:table-cell office:value-type="float" office:value="6535" calcext:value-type="float">
            <text:p>653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535" calcext:value-type="float">
            <text:p>65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58" calcext:value-type="float">
            <text:p>1461836758</text:p>
          </table:table-cell>
          <table:table-cell table:formula="of:=[.D676]-[.C676]" office:value-type="float" office:value="1080" calcext:value-type="float">
            <text:p>1080</text:p>
          </table:table-cell>
          <table:table-cell office:value-type="float" office:value="11" calcext:value-type="float">
            <text:p>11</text:p>
          </table:table-cell>
          <table:table-cell office:value-type="float" office:value="4359" calcext:value-type="float">
            <text:p>4359</text:p>
          </table:table-cell>
          <table:table-cell table:formula="of:=([.G676]-[.G675])/([.E676]-[.E675])" office:value-type="float" office:value="11" calcext:value-type="float">
            <text:p>11</text:p>
          </table:table-cell>
          <table:table-cell table:number-columns-repeated="7"/>
          <table:table-cell office:value-type="float" office:value="1461835920269" calcext:value-type="float">
            <text:p>1461835920269</text:p>
          </table:table-cell>
          <table:table-cell office:value-type="float" office:value="7570" calcext:value-type="float">
            <text:p>757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570" calcext:value-type="float">
            <text:p>75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60" calcext:value-type="float">
            <text:p>1461836760</text:p>
          </table:table-cell>
          <table:table-cell table:formula="of:=[.D677]-[.C677]" office:value-type="float" office:value="1082" calcext:value-type="float">
            <text:p>1082</text:p>
          </table:table-cell>
          <table:table-cell office:value-type="float" office:value="7" calcext:value-type="float">
            <text:p>7</text:p>
          </table:table-cell>
          <table:table-cell office:value-type="float" office:value="4366" calcext:value-type="float">
            <text:p>4366</text:p>
          </table:table-cell>
          <table:table-cell table:formula="of:=([.G677]-[.G676])/([.E677]-[.E676])" office:value-type="float" office:value="3.5" calcext:value-type="float">
            <text:p>3,5</text:p>
          </table:table-cell>
          <table:table-cell table:number-columns-repeated="7"/>
          <table:table-cell office:value-type="float" office:value="1461835920245" calcext:value-type="float">
            <text:p>1461835920245</text:p>
          </table:table-cell>
          <table:table-cell office:value-type="float" office:value="7617" calcext:value-type="float">
            <text:p>761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617" calcext:value-type="float">
            <text:p>76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61" calcext:value-type="float">
            <text:p>1461836761</text:p>
          </table:table-cell>
          <table:table-cell table:formula="of:=[.D678]-[.C678]" office:value-type="float" office:value="1083" calcext:value-type="float">
            <text:p>1083</text:p>
          </table:table-cell>
          <table:table-cell office:value-type="float" office:value="16" calcext:value-type="float">
            <text:p>16</text:p>
          </table:table-cell>
          <table:table-cell office:value-type="float" office:value="4382" calcext:value-type="float">
            <text:p>4382</text:p>
          </table:table-cell>
          <table:table-cell table:formula="of:=([.G678]-[.G677])/([.E678]-[.E677])" office:value-type="float" office:value="16" calcext:value-type="float">
            <text:p>16</text:p>
          </table:table-cell>
          <table:table-cell table:number-columns-repeated="7"/>
          <table:table-cell office:value-type="float" office:value="1461835920414" calcext:value-type="float">
            <text:p>1461835920414</text:p>
          </table:table-cell>
          <table:table-cell office:value-type="float" office:value="7644" calcext:value-type="float">
            <text:p>764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644" calcext:value-type="float">
            <text:p>76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63" calcext:value-type="float">
            <text:p>1461836763</text:p>
          </table:table-cell>
          <table:table-cell table:formula="of:=[.D679]-[.C679]" office:value-type="float" office:value="1085" calcext:value-type="float">
            <text:p>1085</text:p>
          </table:table-cell>
          <table:table-cell office:value-type="float" office:value="19" calcext:value-type="float">
            <text:p>19</text:p>
          </table:table-cell>
          <table:table-cell office:value-type="float" office:value="4401" calcext:value-type="float">
            <text:p>4401</text:p>
          </table:table-cell>
          <table:table-cell table:formula="of:=([.G679]-[.G678])/([.E679]-[.E678])" office:value-type="float" office:value="9.5" calcext:value-type="float">
            <text:p>9,5</text:p>
          </table:table-cell>
          <table:table-cell table:number-columns-repeated="7"/>
          <table:table-cell office:value-type="float" office:value="1461835920561" calcext:value-type="float">
            <text:p>1461835920561</text:p>
          </table:table-cell>
          <table:table-cell office:value-type="float" office:value="7991" calcext:value-type="float">
            <text:p>79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991" calcext:value-type="float">
            <text:p>79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65" calcext:value-type="float">
            <text:p>1461836765</text:p>
          </table:table-cell>
          <table:table-cell table:formula="of:=[.D680]-[.C680]" office:value-type="float" office:value="1087" calcext:value-type="float">
            <text:p>1087</text:p>
          </table:table-cell>
          <table:table-cell office:value-type="float" office:value="30" calcext:value-type="float">
            <text:p>30</text:p>
          </table:table-cell>
          <table:table-cell office:value-type="float" office:value="4431" calcext:value-type="float">
            <text:p>4431</text:p>
          </table:table-cell>
          <table:table-cell table:formula="of:=([.G680]-[.G679])/([.E680]-[.E679])" office:value-type="float" office:value="15" calcext:value-type="float">
            <text:p>15</text:p>
          </table:table-cell>
          <table:table-cell table:number-columns-repeated="7"/>
          <table:table-cell office:value-type="float" office:value="1461835920638" calcext:value-type="float">
            <text:p>1461835920638</text:p>
          </table:table-cell>
          <table:table-cell office:value-type="float" office:value="7920" calcext:value-type="float">
            <text:p>792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920" calcext:value-type="float">
            <text:p>79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66" calcext:value-type="float">
            <text:p>1461836766</text:p>
          </table:table-cell>
          <table:table-cell table:formula="of:=[.D681]-[.C681]" office:value-type="float" office:value="1088" calcext:value-type="float">
            <text:p>1088</text:p>
          </table:table-cell>
          <table:table-cell office:value-type="float" office:value="29" calcext:value-type="float">
            <text:p>29</text:p>
          </table:table-cell>
          <table:table-cell office:value-type="float" office:value="4460" calcext:value-type="float">
            <text:p>4460</text:p>
          </table:table-cell>
          <table:table-cell table:formula="of:=([.G681]-[.G680])/([.E681]-[.E680])" office:value-type="float" office:value="29" calcext:value-type="float">
            <text:p>29</text:p>
          </table:table-cell>
          <table:table-cell table:number-columns-repeated="7"/>
          <table:table-cell office:value-type="float" office:value="1461835920624" calcext:value-type="float">
            <text:p>1461835920624</text:p>
          </table:table-cell>
          <table:table-cell office:value-type="float" office:value="7939" calcext:value-type="float">
            <text:p>793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939" calcext:value-type="float">
            <text:p>79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68" calcext:value-type="float">
            <text:p>1461836768</text:p>
          </table:table-cell>
          <table:table-cell table:formula="of:=[.D682]-[.C682]" office:value-type="float" office:value="1090" calcext:value-type="float">
            <text:p>1090</text:p>
          </table:table-cell>
          <table:table-cell office:value-type="float" office:value="46" calcext:value-type="float">
            <text:p>46</text:p>
          </table:table-cell>
          <table:table-cell office:value-type="float" office:value="4506" calcext:value-type="float">
            <text:p>4506</text:p>
          </table:table-cell>
          <table:table-cell table:formula="of:=([.G682]-[.G681])/([.E682]-[.E681])" office:value-type="float" office:value="23" calcext:value-type="float">
            <text:p>23</text:p>
          </table:table-cell>
          <table:table-cell table:number-columns-repeated="7"/>
          <table:table-cell office:value-type="float" office:value="1461835920641" calcext:value-type="float">
            <text:p>1461835920641</text:p>
          </table:table-cell>
          <table:table-cell office:value-type="float" office:value="7989" calcext:value-type="float">
            <text:p>798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989" calcext:value-type="float">
            <text:p>79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69" calcext:value-type="float">
            <text:p>1461836769</text:p>
          </table:table-cell>
          <table:table-cell table:formula="of:=[.D683]-[.C683]" office:value-type="float" office:value="1091" calcext:value-type="float">
            <text:p>1091</text:p>
          </table:table-cell>
          <table:table-cell office:value-type="float" office:value="12" calcext:value-type="float">
            <text:p>12</text:p>
          </table:table-cell>
          <table:table-cell office:value-type="float" office:value="4518" calcext:value-type="float">
            <text:p>4518</text:p>
          </table:table-cell>
          <table:table-cell table:formula="of:=([.G683]-[.G682])/([.E683]-[.E682])" office:value-type="float" office:value="12" calcext:value-type="float">
            <text:p>12</text:p>
          </table:table-cell>
          <table:table-cell table:number-columns-repeated="7"/>
          <table:table-cell office:value-type="float" office:value="1461835920642" calcext:value-type="float">
            <text:p>1461835920642</text:p>
          </table:table-cell>
          <table:table-cell office:value-type="float" office:value="8145" calcext:value-type="float">
            <text:p>814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145" calcext:value-type="float">
            <text:p>8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71" calcext:value-type="float">
            <text:p>1461836771</text:p>
          </table:table-cell>
          <table:table-cell table:formula="of:=[.D684]-[.C684]" office:value-type="float" office:value="1093" calcext:value-type="float">
            <text:p>1093</text:p>
          </table:table-cell>
          <table:table-cell office:value-type="float" office:value="22" calcext:value-type="float">
            <text:p>22</text:p>
          </table:table-cell>
          <table:table-cell office:value-type="float" office:value="4540" calcext:value-type="float">
            <text:p>4540</text:p>
          </table:table-cell>
          <table:table-cell table:formula="of:=([.G684]-[.G683])/([.E684]-[.E683])" office:value-type="float" office:value="11" calcext:value-type="float">
            <text:p>11</text:p>
          </table:table-cell>
          <table:table-cell table:number-columns-repeated="7"/>
          <table:table-cell office:value-type="float" office:value="1461835920857" calcext:value-type="float">
            <text:p>1461835920857</text:p>
          </table:table-cell>
          <table:table-cell office:value-type="float" office:value="7934" calcext:value-type="float">
            <text:p>793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934" calcext:value-type="float">
            <text:p>79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72" calcext:value-type="float">
            <text:p>1461836772</text:p>
          </table:table-cell>
          <table:table-cell table:formula="of:=[.D685]-[.C685]" office:value-type="float" office:value="1094" calcext:value-type="float">
            <text:p>1094</text:p>
          </table:table-cell>
          <table:table-cell office:value-type="float" office:value="27" calcext:value-type="float">
            <text:p>27</text:p>
          </table:table-cell>
          <table:table-cell office:value-type="float" office:value="4567" calcext:value-type="float">
            <text:p>4567</text:p>
          </table:table-cell>
          <table:table-cell table:formula="of:=([.G685]-[.G684])/([.E685]-[.E684])" office:value-type="float" office:value="27" calcext:value-type="float">
            <text:p>27</text:p>
          </table:table-cell>
          <table:table-cell table:number-columns-repeated="7"/>
          <table:table-cell office:value-type="float" office:value="1461835920643" calcext:value-type="float">
            <text:p>1461835920643</text:p>
          </table:table-cell>
          <table:table-cell office:value-type="float" office:value="8470" calcext:value-type="float">
            <text:p>847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470" calcext:value-type="float">
            <text:p>84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76" calcext:value-type="float">
            <text:p>1461836776</text:p>
          </table:table-cell>
          <table:table-cell table:formula="of:=[.D686]-[.C686]" office:value-type="float" office:value="1098" calcext:value-type="float">
            <text:p>1098</text:p>
          </table:table-cell>
          <table:table-cell office:value-type="float" office:value="33" calcext:value-type="float">
            <text:p>33</text:p>
          </table:table-cell>
          <table:table-cell office:value-type="float" office:value="4600" calcext:value-type="float">
            <text:p>4600</text:p>
          </table:table-cell>
          <table:table-cell table:formula="of:=([.G686]-[.G685])/([.E686]-[.E685])" office:value-type="float" office:value="8.25" calcext:value-type="float">
            <text:p>8,25</text:p>
          </table:table-cell>
          <table:table-cell table:number-columns-repeated="7"/>
          <table:table-cell office:value-type="float" office:value="1461835920831" calcext:value-type="float">
            <text:p>1461835920831</text:p>
          </table:table-cell>
          <table:table-cell office:value-type="float" office:value="8284" calcext:value-type="float">
            <text:p>828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284" calcext:value-type="float">
            <text:p>8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77" calcext:value-type="float">
            <text:p>1461836777</text:p>
          </table:table-cell>
          <table:table-cell table:formula="of:=[.D687]-[.C687]"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table:formula="of:=([.G687]-[.G686])/([.E687]-[.E686])" office:value-type="float" office:value="0" calcext:value-type="float">
            <text:p>0</text:p>
          </table:table-cell>
          <table:table-cell table:number-columns-repeated="7"/>
          <table:table-cell office:value-type="float" office:value="1461835920859" calcext:value-type="float">
            <text:p>1461835920859</text:p>
          </table:table-cell>
          <table:table-cell office:value-type="float" office:value="8261" calcext:value-type="float">
            <text:p>826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261" calcext:value-type="float">
            <text:p>8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78" calcext:value-type="float">
            <text:p>1461836778</text:p>
          </table:table-cell>
          <table:table-cell table:formula="of:=[.D688]-[.C688]"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table:formula="of:=([.G688]-[.G687])/([.E688]-[.E687])" office:value-type="float" office:value="0" calcext:value-type="float">
            <text:p>0</text:p>
          </table:table-cell>
          <table:table-cell table:number-columns-repeated="7"/>
          <table:table-cell office:value-type="float" office:value="1461835920883" calcext:value-type="float">
            <text:p>1461835920883</text:p>
          </table:table-cell>
          <table:table-cell office:value-type="float" office:value="8582" calcext:value-type="float">
            <text:p>858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582" calcext:value-type="float">
            <text:p>85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80" calcext:value-type="float">
            <text:p>1461836780</text:p>
          </table:table-cell>
          <table:table-cell table:formula="of:=[.D689]-[.C689]"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table:formula="of:=([.G689]-[.G688])/([.E689]-[.E688])" office:value-type="float" office:value="0" calcext:value-type="float">
            <text:p>0</text:p>
          </table:table-cell>
          <table:table-cell table:number-columns-repeated="7"/>
          <table:table-cell office:value-type="float" office:value="1461835921183" calcext:value-type="float">
            <text:p>1461835921183</text:p>
          </table:table-cell>
          <table:table-cell office:value-type="float" office:value="8825" calcext:value-type="float">
            <text:p>88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825" calcext:value-type="float">
            <text:p>8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81" calcext:value-type="float">
            <text:p>1461836781</text:p>
          </table:table-cell>
          <table:table-cell table:formula="of:=[.D690]-[.C690]"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table:formula="of:=([.G690]-[.G689])/([.E690]-[.E689])" office:value-type="float" office:value="0" calcext:value-type="float">
            <text:p>0</text:p>
          </table:table-cell>
          <table:table-cell table:number-columns-repeated="7"/>
          <table:table-cell office:value-type="float" office:value="1461835921157" calcext:value-type="float">
            <text:p>1461835921157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011" calcext:value-type="float">
            <text:p>9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83" calcext:value-type="float">
            <text:p>1461836783</text:p>
          </table:table-cell>
          <table:table-cell table:formula="of:=[.D691]-[.C691]"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table:formula="of:=([.G691]-[.G690])/([.E691]-[.E690])" office:value-type="float" office:value="0" calcext:value-type="float">
            <text:p>0</text:p>
          </table:table-cell>
          <table:table-cell table:number-columns-repeated="7"/>
          <table:table-cell office:value-type="float" office:value="1461835921186" calcext:value-type="float">
            <text:p>1461835921186</text:p>
          </table:table-cell>
          <table:table-cell office:value-type="float" office:value="9017" calcext:value-type="float">
            <text:p>901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017" calcext:value-type="float">
            <text:p>9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84" calcext:value-type="float">
            <text:p>1461836784</text:p>
          </table:table-cell>
          <table:table-cell table:formula="of:=[.D692]-[.C692]"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table:formula="of:=([.G692]-[.G691])/([.E692]-[.E691])" office:value-type="float" office:value="0" calcext:value-type="float">
            <text:p>0</text:p>
          </table:table-cell>
          <table:table-cell table:number-columns-repeated="7"/>
          <table:table-cell office:value-type="float" office:value="1461835921333" calcext:value-type="float">
            <text:p>1461835921333</text:p>
          </table:table-cell>
          <table:table-cell office:value-type="float" office:value="9021" calcext:value-type="float">
            <text:p>902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021" calcext:value-type="float">
            <text:p>9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86" calcext:value-type="float">
            <text:p>1461836786</text:p>
          </table:table-cell>
          <table:table-cell table:formula="of:=[.D693]-[.C693]"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table:formula="of:=([.G693]-[.G692])/([.E693]-[.E692])" office:value-type="float" office:value="0" calcext:value-type="float">
            <text:p>0</text:p>
          </table:table-cell>
          <table:table-cell table:number-columns-repeated="7"/>
          <table:table-cell office:value-type="float" office:value="1461835921190" calcext:value-type="float">
            <text:p>1461835921190</text:p>
          </table:table-cell>
          <table:table-cell office:value-type="float" office:value="9168" calcext:value-type="float">
            <text:p>916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168" calcext:value-type="float">
            <text:p>9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61835678" calcext:value-type="float">
            <text:p>1461835678</text:p>
          </table:table-cell>
          <table:table-cell office:value-type="float" office:value="1461836787" calcext:value-type="float">
            <text:p>1461836787</text:p>
          </table:table-cell>
          <table:table-cell table:formula="of:=[.D694]-[.C694]"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table:formula="of:=([.G694]-[.G693])/([.E694]-[.E693])" office:value-type="float" office:value="0" calcext:value-type="float">
            <text:p>0</text:p>
          </table:table-cell>
          <table:table-cell table:number-columns-repeated="7"/>
          <table:table-cell office:value-type="float" office:value="1461835921374" calcext:value-type="float">
            <text:p>1461835921374</text:p>
          </table:table-cell>
          <table:table-cell office:value-type="float" office:value="9531" calcext:value-type="float">
            <text:p>953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531" calcext:value-type="float">
            <text:p>95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1503" calcext:value-type="float">
            <text:p>1461835921503</text:p>
          </table:table-cell>
          <table:table-cell office:value-type="float" office:value="9510" calcext:value-type="float">
            <text:p>951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510" calcext:value-type="float">
            <text:p>95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1384" calcext:value-type="float">
            <text:p>1461835921384</text:p>
          </table:table-cell>
          <table:table-cell office:value-type="float" office:value="9634" calcext:value-type="float">
            <text:p>963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634" calcext:value-type="float">
            <text:p>96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1388" calcext:value-type="float">
            <text:p>1461835921388</text:p>
          </table:table-cell>
          <table:table-cell office:value-type="float" office:value="9669" calcext:value-type="float">
            <text:p>966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669" calcext:value-type="float">
            <text:p>96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1666" calcext:value-type="float">
            <text:p>1461835921666</text:p>
          </table:table-cell>
          <table:table-cell office:value-type="float" office:value="9629" calcext:value-type="float">
            <text:p>962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629" calcext:value-type="float">
            <text:p>96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1635" calcext:value-type="float">
            <text:p>1461835921635</text:p>
          </table:table-cell>
          <table:table-cell office:value-type="float" office:value="9665" calcext:value-type="float">
            <text:p>966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665" calcext:value-type="float">
            <text:p>96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1577" calcext:value-type="float">
            <text:p>1461835921577</text:p>
          </table:table-cell>
          <table:table-cell office:value-type="float" office:value="11805" calcext:value-type="float">
            <text:p>1180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805" calcext:value-type="float">
            <text:p>118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1662" calcext:value-type="float">
            <text:p>1461835921662</text:p>
          </table:table-cell>
          <table:table-cell office:value-type="float" office:value="12448" calcext:value-type="float">
            <text:p>1244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448" calcext:value-type="float">
            <text:p>124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1681" calcext:value-type="float">
            <text:p>1461835921681</text:p>
          </table:table-cell>
          <table:table-cell office:value-type="float" office:value="12481" calcext:value-type="float">
            <text:p>1248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481" calcext:value-type="float">
            <text:p>124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1594" calcext:value-type="float">
            <text:p>1461835921594</text:p>
          </table:table-cell>
          <table:table-cell office:value-type="float" office:value="12578" calcext:value-type="float">
            <text:p>125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578" calcext:value-type="float">
            <text:p>125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1734" calcext:value-type="float">
            <text:p>1461835921734</text:p>
          </table:table-cell>
          <table:table-cell office:value-type="float" office:value="12568" calcext:value-type="float">
            <text:p>1256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568" calcext:value-type="float">
            <text:p>125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1957" calcext:value-type="float">
            <text:p>1461835921957</text:p>
          </table:table-cell>
          <table:table-cell office:value-type="float" office:value="12466" calcext:value-type="float">
            <text:p>1246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466" calcext:value-type="float">
            <text:p>124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2357" calcext:value-type="float">
            <text:p>1461835922357</text:p>
          </table:table-cell>
          <table:table-cell office:value-type="float" office:value="12633" calcext:value-type="float">
            <text:p>1263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633" calcext:value-type="float">
            <text:p>126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2085" calcext:value-type="float">
            <text:p>1461835922085</text:p>
          </table:table-cell>
          <table:table-cell office:value-type="float" office:value="13018" calcext:value-type="float">
            <text:p>130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018" calcext:value-type="float">
            <text:p>13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2146" calcext:value-type="float">
            <text:p>1461835922146</text:p>
          </table:table-cell>
          <table:table-cell office:value-type="float" office:value="13003" calcext:value-type="float">
            <text:p>1300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003" calcext:value-type="float">
            <text:p>13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2378" calcext:value-type="float">
            <text:p>1461835922378</text:p>
          </table:table-cell>
          <table:table-cell office:value-type="float" office:value="12925" calcext:value-type="float">
            <text:p>129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925" calcext:value-type="float">
            <text:p>12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2112" calcext:value-type="float">
            <text:p>1461835922112</text:p>
          </table:table-cell>
          <table:table-cell office:value-type="float" office:value="13256" calcext:value-type="float">
            <text:p>1325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256" calcext:value-type="float">
            <text:p>13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2394" calcext:value-type="float">
            <text:p>1461835922394</text:p>
          </table:table-cell>
          <table:table-cell office:value-type="float" office:value="13183" calcext:value-type="float">
            <text:p>1318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183" calcext:value-type="float">
            <text:p>131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2385" calcext:value-type="float">
            <text:p>1461835922385</text:p>
          </table:table-cell>
          <table:table-cell office:value-type="float" office:value="13262" calcext:value-type="float">
            <text:p>1326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262" calcext:value-type="float">
            <text:p>13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2547" calcext:value-type="float">
            <text:p>1461835922547</text:p>
          </table:table-cell>
          <table:table-cell office:value-type="float" office:value="13295" calcext:value-type="float">
            <text:p>1329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295" calcext:value-type="float">
            <text:p>13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2566" calcext:value-type="float">
            <text:p>1461835922566</text:p>
          </table:table-cell>
          <table:table-cell office:value-type="float" office:value="13516" calcext:value-type="float">
            <text:p>135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516" calcext:value-type="float">
            <text:p>135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2576" calcext:value-type="float">
            <text:p>1461835922576</text:p>
          </table:table-cell>
          <table:table-cell office:value-type="float" office:value="13754" calcext:value-type="float">
            <text:p>1375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754" calcext:value-type="float">
            <text:p>137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3018" calcext:value-type="float">
            <text:p>1461835923018</text:p>
          </table:table-cell>
          <table:table-cell office:value-type="float" office:value="13423" calcext:value-type="float">
            <text:p>1342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423" calcext:value-type="float">
            <text:p>134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2640" calcext:value-type="float">
            <text:p>1461835922640</text:p>
          </table:table-cell>
          <table:table-cell office:value-type="float" office:value="13803" calcext:value-type="float">
            <text:p>1380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803" calcext:value-type="float">
            <text:p>138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3075" calcext:value-type="float">
            <text:p>1461835923075</text:p>
          </table:table-cell>
          <table:table-cell office:value-type="float" office:value="13652" calcext:value-type="float">
            <text:p>1365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652" calcext:value-type="float">
            <text:p>136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3081" calcext:value-type="float">
            <text:p>1461835923081</text:p>
          </table:table-cell>
          <table:table-cell office:value-type="float" office:value="13727" calcext:value-type="float">
            <text:p>137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727" calcext:value-type="float">
            <text:p>137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3085" calcext:value-type="float">
            <text:p>1461835923085</text:p>
          </table:table-cell>
          <table:table-cell office:value-type="float" office:value="13732" calcext:value-type="float">
            <text:p>1373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732" calcext:value-type="float">
            <text:p>137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3160" calcext:value-type="float">
            <text:p>1461835923160</text:p>
          </table:table-cell>
          <table:table-cell office:value-type="float" office:value="13661" calcext:value-type="float">
            <text:p>1366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661" calcext:value-type="float">
            <text:p>136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3742" calcext:value-type="float">
            <text:p>1461835923742</text:p>
          </table:table-cell>
          <table:table-cell office:value-type="float" office:value="13214" calcext:value-type="float">
            <text:p>1321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214" calcext:value-type="float">
            <text:p>13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3490" calcext:value-type="float">
            <text:p>1461835923490</text:p>
          </table:table-cell>
          <table:table-cell office:value-type="float" office:value="13498" calcext:value-type="float">
            <text:p>1349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498" calcext:value-type="float">
            <text:p>13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3606" calcext:value-type="float">
            <text:p>1461835923606</text:p>
          </table:table-cell>
          <table:table-cell office:value-type="float" office:value="13388" calcext:value-type="float">
            <text:p>1338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388" calcext:value-type="float">
            <text:p>133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3700" calcext:value-type="float">
            <text:p>1461835923700</text:p>
          </table:table-cell>
          <table:table-cell office:value-type="float" office:value="13298" calcext:value-type="float">
            <text:p>1329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298" calcext:value-type="float">
            <text:p>132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3866" calcext:value-type="float">
            <text:p>1461835923866</text:p>
          </table:table-cell>
          <table:table-cell office:value-type="float" office:value="13216" calcext:value-type="float">
            <text:p>132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216" calcext:value-type="float">
            <text:p>132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3875" calcext:value-type="float">
            <text:p>1461835923875</text:p>
          </table:table-cell>
          <table:table-cell office:value-type="float" office:value="13222" calcext:value-type="float">
            <text:p>1322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222" calcext:value-type="float">
            <text:p>132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3936" calcext:value-type="float">
            <text:p>1461835923936</text:p>
          </table:table-cell>
          <table:table-cell office:value-type="float" office:value="13163" calcext:value-type="float">
            <text:p>1316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163" calcext:value-type="float">
            <text:p>13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3942" calcext:value-type="float">
            <text:p>1461835923942</text:p>
          </table:table-cell>
          <table:table-cell office:value-type="float" office:value="13170" calcext:value-type="float">
            <text:p>1317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170" calcext:value-type="float">
            <text:p>131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3975" calcext:value-type="float">
            <text:p>1461835923975</text:p>
          </table:table-cell>
          <table:table-cell office:value-type="float" office:value="13195" calcext:value-type="float">
            <text:p>1319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195" calcext:value-type="float">
            <text:p>13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4098" calcext:value-type="float">
            <text:p>1461835924098</text:p>
          </table:table-cell>
          <table:table-cell office:value-type="float" office:value="13122" calcext:value-type="float">
            <text:p>1312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122" calcext:value-type="float">
            <text:p>13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4137" calcext:value-type="float">
            <text:p>1461835924137</text:p>
          </table:table-cell>
          <table:table-cell office:value-type="float" office:value="13088" calcext:value-type="float">
            <text:p>1308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088" calcext:value-type="float">
            <text:p>130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4086" calcext:value-type="float">
            <text:p>1461835924086</text:p>
          </table:table-cell>
          <table:table-cell office:value-type="float" office:value="13155" calcext:value-type="float">
            <text:p>1315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155" calcext:value-type="float">
            <text:p>13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4180" calcext:value-type="float">
            <text:p>1461835924180</text:p>
          </table:table-cell>
          <table:table-cell office:value-type="float" office:value="13074" calcext:value-type="float">
            <text:p>1307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074" calcext:value-type="float">
            <text:p>130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4715" calcext:value-type="float">
            <text:p>1461835924715</text:p>
          </table:table-cell>
          <table:table-cell office:value-type="float" office:value="12564" calcext:value-type="float">
            <text:p>1256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564" calcext:value-type="float">
            <text:p>125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4575" calcext:value-type="float">
            <text:p>1461835924575</text:p>
          </table:table-cell>
          <table:table-cell office:value-type="float" office:value="12811" calcext:value-type="float">
            <text:p>1281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811" calcext:value-type="float">
            <text:p>128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5001" calcext:value-type="float">
            <text:p>1461835925001</text:p>
          </table:table-cell>
          <table:table-cell office:value-type="float" office:value="12419" calcext:value-type="float">
            <text:p>1241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419" calcext:value-type="float">
            <text:p>124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5501" calcext:value-type="float">
            <text:p>1461835925501</text:p>
          </table:table-cell>
          <table:table-cell office:value-type="float" office:value="11925" calcext:value-type="float">
            <text:p>119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925" calcext:value-type="float">
            <text:p>11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4901" calcext:value-type="float">
            <text:p>1461835924901</text:p>
          </table:table-cell>
          <table:table-cell office:value-type="float" office:value="12546" calcext:value-type="float">
            <text:p>1254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546" calcext:value-type="float">
            <text:p>125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5515" calcext:value-type="float">
            <text:p>1461835925515</text:p>
          </table:table-cell>
          <table:table-cell office:value-type="float" office:value="12051" calcext:value-type="float">
            <text:p>120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051" calcext:value-type="float">
            <text:p>120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5515" calcext:value-type="float">
            <text:p>1461835925515</text:p>
          </table:table-cell>
          <table:table-cell office:value-type="float" office:value="12075" calcext:value-type="float">
            <text:p>1207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075" calcext:value-type="float">
            <text:p>120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6316" calcext:value-type="float">
            <text:p>1461835926316</text:p>
          </table:table-cell>
          <table:table-cell office:value-type="float" office:value="11282" calcext:value-type="float">
            <text:p>1128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282" calcext:value-type="float">
            <text:p>112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5529" calcext:value-type="float">
            <text:p>1461835925529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073" calcext:value-type="float">
            <text:p>120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6318" calcext:value-type="float">
            <text:p>1461835926318</text:p>
          </table:table-cell>
          <table:table-cell office:value-type="float" office:value="11415" calcext:value-type="float">
            <text:p>114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415" calcext:value-type="float">
            <text:p>114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7246" calcext:value-type="float">
            <text:p>1461835927246</text:p>
          </table:table-cell>
          <table:table-cell office:value-type="float" office:value="10492" calcext:value-type="float">
            <text:p>1049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492" calcext:value-type="float">
            <text:p>10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6336" calcext:value-type="float">
            <text:p>1461835926336</text:p>
          </table:table-cell>
          <table:table-cell office:value-type="float" office:value="11416" calcext:value-type="float">
            <text:p>114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416" calcext:value-type="float">
            <text:p>114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6470" calcext:value-type="float">
            <text:p>1461835926470</text:p>
          </table:table-cell>
          <table:table-cell office:value-type="float" office:value="11304" calcext:value-type="float">
            <text:p>1130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304" calcext:value-type="float">
            <text:p>11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7296" calcext:value-type="float">
            <text:p>1461835927296</text:p>
          </table:table-cell>
          <table:table-cell office:value-type="float" office:value="10524" calcext:value-type="float">
            <text:p>1052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524" calcext:value-type="float">
            <text:p>105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7310" calcext:value-type="float">
            <text:p>1461835927310</text:p>
          </table:table-cell>
          <table:table-cell office:value-type="float" office:value="10538" calcext:value-type="float">
            <text:p>1053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538" calcext:value-type="float">
            <text:p>105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8841" calcext:value-type="float">
            <text:p>1461835928841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020" calcext:value-type="float">
            <text:p>9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7273" calcext:value-type="float">
            <text:p>1461835927273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587" calcext:value-type="float">
            <text:p>105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7417" calcext:value-type="float">
            <text:p>1461835927417</text:p>
          </table:table-cell>
          <table:table-cell office:value-type="float" office:value="10451" calcext:value-type="float">
            <text:p>104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451" calcext:value-type="float">
            <text:p>104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8864" calcext:value-type="float">
            <text:p>1461835928864</text:p>
          </table:table-cell>
          <table:table-cell office:value-type="float" office:value="9062" calcext:value-type="float">
            <text:p>906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062" calcext:value-type="float">
            <text:p>9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9060" calcext:value-type="float">
            <text:p>1461835929060</text:p>
          </table:table-cell>
          <table:table-cell office:value-type="float" office:value="8896" calcext:value-type="float">
            <text:p>889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896" calcext:value-type="float">
            <text:p>88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9554" calcext:value-type="float">
            <text:p>1461835929554</text:p>
          </table:table-cell>
          <table:table-cell office:value-type="float" office:value="8406" calcext:value-type="float">
            <text:p>840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406" calcext:value-type="float">
            <text:p>84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9560" calcext:value-type="float">
            <text:p>1461835929560</text:p>
          </table:table-cell>
          <table:table-cell office:value-type="float" office:value="8432" calcext:value-type="float">
            <text:p>843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432" calcext:value-type="float">
            <text:p>84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9565" calcext:value-type="float">
            <text:p>1461835929565</text:p>
          </table:table-cell>
          <table:table-cell office:value-type="float" office:value="8447" calcext:value-type="float">
            <text:p>844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447" calcext:value-type="float">
            <text:p>84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9632" calcext:value-type="float">
            <text:p>1461835929632</text:p>
          </table:table-cell>
          <table:table-cell office:value-type="float" office:value="8487" calcext:value-type="float">
            <text:p>848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487" calcext:value-type="float">
            <text:p>84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9789" calcext:value-type="float">
            <text:p>1461835929789</text:p>
          </table:table-cell>
          <table:table-cell office:value-type="float" office:value="8337" calcext:value-type="float">
            <text:p>833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337" calcext:value-type="float">
            <text:p>83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29793" calcext:value-type="float">
            <text:p>1461835929793</text:p>
          </table:table-cell>
          <table:table-cell office:value-type="float" office:value="8337" calcext:value-type="float">
            <text:p>833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337" calcext:value-type="float">
            <text:p>83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0115" calcext:value-type="float">
            <text:p>1461835930115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100" calcext:value-type="float">
            <text:p>8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0122" calcext:value-type="float">
            <text:p>1461835930122</text:p>
          </table:table-cell>
          <table:table-cell office:value-type="float" office:value="8226" calcext:value-type="float">
            <text:p>82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226" calcext:value-type="float">
            <text:p>82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0467" calcext:value-type="float">
            <text:p>1461835930467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005" calcext:value-type="float">
            <text:p>8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0117" calcext:value-type="float">
            <text:p>1461835930117</text:p>
          </table:table-cell>
          <table:table-cell office:value-type="float" office:value="8370" calcext:value-type="float">
            <text:p>837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370" calcext:value-type="float">
            <text:p>83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0644" calcext:value-type="float">
            <text:p>1461835930644</text:p>
          </table:table-cell>
          <table:table-cell office:value-type="float" office:value="7884" calcext:value-type="float">
            <text:p>788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884" calcext:value-type="float">
            <text:p>78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1010" calcext:value-type="float">
            <text:p>1461835931010</text:p>
          </table:table-cell>
          <table:table-cell office:value-type="float" office:value="7711" calcext:value-type="float">
            <text:p>771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711" calcext:value-type="float">
            <text:p>77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1170" calcext:value-type="float">
            <text:p>1461835931170</text:p>
          </table:table-cell>
          <table:table-cell office:value-type="float" office:value="7558" calcext:value-type="float">
            <text:p>755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558" calcext:value-type="float">
            <text:p>75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1205" calcext:value-type="float">
            <text:p>1461835931205</text:p>
          </table:table-cell>
          <table:table-cell office:value-type="float" office:value="7530" calcext:value-type="float">
            <text:p>753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530" calcext:value-type="float">
            <text:p>75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1356" calcext:value-type="float">
            <text:p>1461835931356</text:p>
          </table:table-cell>
          <table:table-cell office:value-type="float" office:value="7392" calcext:value-type="float">
            <text:p>739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392" calcext:value-type="float">
            <text:p>73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1359" calcext:value-type="float">
            <text:p>1461835931359</text:p>
          </table:table-cell>
          <table:table-cell office:value-type="float" office:value="7447" calcext:value-type="float">
            <text:p>744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447" calcext:value-type="float">
            <text:p>74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1907" calcext:value-type="float">
            <text:p>1461835931907</text:p>
          </table:table-cell>
          <table:table-cell office:value-type="float" office:value="6902" calcext:value-type="float">
            <text:p>69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902" calcext:value-type="float">
            <text:p>69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2015" calcext:value-type="float">
            <text:p>1461835932015</text:p>
          </table:table-cell>
          <table:table-cell office:value-type="float" office:value="6798" calcext:value-type="float">
            <text:p>679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798" calcext:value-type="float">
            <text:p>67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2020" calcext:value-type="float">
            <text:p>1461835932020</text:p>
          </table:table-cell>
          <table:table-cell office:value-type="float" office:value="6795" calcext:value-type="float">
            <text:p>679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795" calcext:value-type="float">
            <text:p>6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2059" calcext:value-type="float">
            <text:p>1461835932059</text:p>
          </table:table-cell>
          <table:table-cell office:value-type="float" office:value="6999" calcext:value-type="float">
            <text:p>699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999" calcext:value-type="float">
            <text:p>6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2302" calcext:value-type="float">
            <text:p>1461835932302</text:p>
          </table:table-cell>
          <table:table-cell office:value-type="float" office:value="6769" calcext:value-type="float">
            <text:p>676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769" calcext:value-type="float">
            <text:p>67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2297" calcext:value-type="float">
            <text:p>1461835932297</text:p>
          </table:table-cell>
          <table:table-cell office:value-type="float" office:value="6778" calcext:value-type="float">
            <text:p>67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778" calcext:value-type="float">
            <text:p>6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3976" calcext:value-type="float">
            <text:p>1461835933976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103" calcext:value-type="float">
            <text:p>5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5112" calcext:value-type="float">
            <text:p>1461835935112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052" calcext:value-type="float">
            <text:p>40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4384" calcext:value-type="float">
            <text:p>1461835934384</text:p>
          </table:table-cell>
          <table:table-cell office:value-type="float" office:value="4785" calcext:value-type="float">
            <text:p>478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785" calcext:value-type="float">
            <text:p>47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5164" calcext:value-type="float">
            <text:p>1461835935164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017" calcext:value-type="float">
            <text:p>4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5174" calcext:value-type="float">
            <text:p>1461835935174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027" calcext:value-type="float">
            <text:p>4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5426" calcext:value-type="float">
            <text:p>1461835935426</text:p>
          </table:table-cell>
          <table:table-cell office:value-type="float" office:value="3869" calcext:value-type="float">
            <text:p>386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869" calcext:value-type="float">
            <text:p>38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5305" calcext:value-type="float">
            <text:p>1461835935305</text:p>
          </table:table-cell>
          <table:table-cell office:value-type="float" office:value="3998" calcext:value-type="float">
            <text:p>399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998" calcext:value-type="float">
            <text:p>39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5992" calcext:value-type="float">
            <text:p>1461835935992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383" calcext:value-type="float">
            <text:p>33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6105" calcext:value-type="float">
            <text:p>1461835936105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361" calcext:value-type="float">
            <text:p>33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6151" calcext:value-type="float">
            <text:p>1461835936151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355" calcext:value-type="float">
            <text:p>33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6305" calcext:value-type="float">
            <text:p>1461835936305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251" calcext:value-type="float">
            <text:p>32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6370" calcext:value-type="float">
            <text:p>1461835936370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250" calcext:value-type="float">
            <text:p>3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6579" calcext:value-type="float">
            <text:p>1461835936579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096" calcext:value-type="float">
            <text:p>3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6845" calcext:value-type="float">
            <text:p>1461835936845</text:p>
          </table:table-cell>
          <table:table-cell office:value-type="float" office:value="2834" calcext:value-type="float">
            <text:p>283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834" calcext:value-type="float">
            <text:p>28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6649" calcext:value-type="float">
            <text:p>1461835936649</text:p>
          </table:table-cell>
          <table:table-cell office:value-type="float" office:value="3068" calcext:value-type="float">
            <text:p>306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068" calcext:value-type="float">
            <text:p>30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7332" calcext:value-type="float">
            <text:p>1461835937332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7310" calcext:value-type="float">
            <text:p>1461835937310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462" calcext:value-type="float">
            <text:p>2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7085" calcext:value-type="float">
            <text:p>1461835937085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7443" calcext:value-type="float">
            <text:p>1461835937443</text:p>
          </table:table-cell>
          <table:table-cell office:value-type="float" office:value="2351" calcext:value-type="float">
            <text:p>23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351" calcext:value-type="float">
            <text:p>2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7730" calcext:value-type="float">
            <text:p>1461835937730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164" calcext:value-type="float">
            <text:p>21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7819" calcext:value-type="float">
            <text:p>1461835937819</text:p>
          </table:table-cell>
          <table:table-cell office:value-type="float" office:value="2107" calcext:value-type="float">
            <text:p>210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107" calcext:value-type="float">
            <text:p>2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7445" calcext:value-type="float">
            <text:p>1461835937445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494" calcext:value-type="float">
            <text:p>24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7810" calcext:value-type="float">
            <text:p>1461835937810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134" calcext:value-type="float">
            <text:p>2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7958" calcext:value-type="float">
            <text:p>1461835937958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182" calcext:value-type="float">
            <text:p>2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7991" calcext:value-type="float">
            <text:p>1461835937991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164" calcext:value-type="float">
            <text:p>21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7996" calcext:value-type="float">
            <text:p>1461835937996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201" calcext:value-type="float">
            <text:p>2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7823" calcext:value-type="float">
            <text:p>1461835937823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402" calcext:value-type="float">
            <text:p>24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122" calcext:value-type="float">
            <text:p>1461835938122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644" calcext:value-type="float">
            <text:p>26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7999" calcext:value-type="float">
            <text:p>1461835937999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823" calcext:value-type="float">
            <text:p>28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100" calcext:value-type="float">
            <text:p>1461835938100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870" calcext:value-type="float">
            <text:p>28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085" calcext:value-type="float">
            <text:p>1461835938085</text:p>
          </table:table-cell>
          <table:table-cell office:value-type="float" office:value="2948" calcext:value-type="float">
            <text:p>294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948" calcext:value-type="float">
            <text:p>29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122" calcext:value-type="float">
            <text:p>1461835938122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452" calcext:value-type="float">
            <text:p>34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172" calcext:value-type="float">
            <text:p>1461835938172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431" calcext:value-type="float">
            <text:p>34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227" calcext:value-type="float">
            <text:p>1461835938227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378" calcext:value-type="float">
            <text:p>33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222" calcext:value-type="float">
            <text:p>1461835938222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391" calcext:value-type="float">
            <text:p>33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243" calcext:value-type="float">
            <text:p>1461835938243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388" calcext:value-type="float">
            <text:p>33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422" calcext:value-type="float">
            <text:p>1461835938422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313" calcext:value-type="float">
            <text:p>33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280" calcext:value-type="float">
            <text:p>1461835938280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627" calcext:value-type="float">
            <text:p>36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256" calcext:value-type="float">
            <text:p>1461835938256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655" calcext:value-type="float">
            <text:p>36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388" calcext:value-type="float">
            <text:p>1461835938388</text:p>
          </table:table-cell>
          <table:table-cell office:value-type="float" office:value="3526" calcext:value-type="float">
            <text:p>35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526" calcext:value-type="float">
            <text:p>3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428" calcext:value-type="float">
            <text:p>1461835938428</text:p>
          </table:table-cell>
          <table:table-cell office:value-type="float" office:value="3837" calcext:value-type="float">
            <text:p>383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837" calcext:value-type="float">
            <text:p>38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568" calcext:value-type="float">
            <text:p>1461835938568</text:p>
          </table:table-cell>
          <table:table-cell office:value-type="float" office:value="3757" calcext:value-type="float">
            <text:p>375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757" calcext:value-type="float">
            <text:p>37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592" calcext:value-type="float">
            <text:p>1461835938592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786" calcext:value-type="float">
            <text:p>37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599" calcext:value-type="float">
            <text:p>1461835938599</text:p>
          </table:table-cell>
          <table:table-cell office:value-type="float" office:value="3964" calcext:value-type="float">
            <text:p>396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964" calcext:value-type="float">
            <text:p>39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604" calcext:value-type="float">
            <text:p>1461835938604</text:p>
          </table:table-cell>
          <table:table-cell office:value-type="float" office:value="4118" calcext:value-type="float">
            <text:p>41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118" calcext:value-type="float">
            <text:p>4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449" calcext:value-type="float">
            <text:p>1461835938449</text:p>
          </table:table-cell>
          <table:table-cell office:value-type="float" office:value="4397" calcext:value-type="float">
            <text:p>439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397" calcext:value-type="float">
            <text:p>43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741" calcext:value-type="float">
            <text:p>1461835938741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133" calcext:value-type="float">
            <text:p>41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753" calcext:value-type="float">
            <text:p>1461835938753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151" calcext:value-type="float">
            <text:p>4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735" calcext:value-type="float">
            <text:p>1461835938735</text:p>
          </table:table-cell>
          <table:table-cell office:value-type="float" office:value="4172" calcext:value-type="float">
            <text:p>417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172" calcext:value-type="float">
            <text:p>4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775" calcext:value-type="float">
            <text:p>1461835938775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190" calcext:value-type="float">
            <text:p>4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822" calcext:value-type="float">
            <text:p>1461835938822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182" calcext:value-type="float">
            <text:p>4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861" calcext:value-type="float">
            <text:p>1461835938861</text:p>
          </table:table-cell>
          <table:table-cell office:value-type="float" office:value="4195" calcext:value-type="float">
            <text:p>419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195" calcext:value-type="float">
            <text:p>4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862" calcext:value-type="float">
            <text:p>1461835938862</text:p>
          </table:table-cell>
          <table:table-cell office:value-type="float" office:value="4207" calcext:value-type="float">
            <text:p>420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207" calcext:value-type="float">
            <text:p>42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849" calcext:value-type="float">
            <text:p>1461835938849</text:p>
          </table:table-cell>
          <table:table-cell office:value-type="float" office:value="4242" calcext:value-type="float">
            <text:p>424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242" calcext:value-type="float">
            <text:p>4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870" calcext:value-type="float">
            <text:p>1461835938870</text:p>
          </table:table-cell>
          <table:table-cell office:value-type="float" office:value="4226" calcext:value-type="float">
            <text:p>42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226" calcext:value-type="float">
            <text:p>42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927" calcext:value-type="float">
            <text:p>1461835938927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240" calcext:value-type="float">
            <text:p>42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993" calcext:value-type="float">
            <text:p>1461835938993</text:p>
          </table:table-cell>
          <table:table-cell office:value-type="float" office:value="4234" calcext:value-type="float">
            <text:p>423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234" calcext:value-type="float">
            <text:p>4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958" calcext:value-type="float">
            <text:p>1461835938958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336" calcext:value-type="float">
            <text:p>43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8961" calcext:value-type="float">
            <text:p>1461835938961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350" calcext:value-type="float">
            <text:p>43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9013" calcext:value-type="float">
            <text:p>1461835939013</text:p>
          </table:table-cell>
          <table:table-cell office:value-type="float" office:value="4310" calcext:value-type="float">
            <text:p>431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310" calcext:value-type="float">
            <text:p>43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9217" calcext:value-type="float">
            <text:p>1461835939217</text:p>
          </table:table-cell>
          <table:table-cell office:value-type="float" office:value="4177" calcext:value-type="float">
            <text:p>417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177" calcext:value-type="float">
            <text:p>4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9131" calcext:value-type="float">
            <text:p>1461835939131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300" calcext:value-type="float">
            <text:p>4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9127" calcext:value-type="float">
            <text:p>1461835939127</text:p>
          </table:table-cell>
          <table:table-cell office:value-type="float" office:value="4335" calcext:value-type="float">
            <text:p>433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335" calcext:value-type="float">
            <text:p>43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9121" calcext:value-type="float">
            <text:p>1461835939121</text:p>
          </table:table-cell>
          <table:table-cell office:value-type="float" office:value="4362" calcext:value-type="float">
            <text:p>436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362" calcext:value-type="float">
            <text:p>43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9349" calcext:value-type="float">
            <text:p>1461835939349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176" calcext:value-type="float">
            <text:p>41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9529" calcext:value-type="float">
            <text:p>1461835939529</text:p>
          </table:table-cell>
          <table:table-cell office:value-type="float" office:value="4060" calcext:value-type="float">
            <text:p>406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060" calcext:value-type="float">
            <text:p>40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9473" calcext:value-type="float">
            <text:p>1461835939473</text:p>
          </table:table-cell>
          <table:table-cell office:value-type="float" office:value="4118" calcext:value-type="float">
            <text:p>41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118" calcext:value-type="float">
            <text:p>4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9488" calcext:value-type="float">
            <text:p>1461835939488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128" calcext:value-type="float">
            <text:p>4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9722" calcext:value-type="float">
            <text:p>1461835939722</text:p>
          </table:table-cell>
          <table:table-cell office:value-type="float" office:value="3899" calcext:value-type="float">
            <text:p>389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899" calcext:value-type="float">
            <text:p>38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9735" calcext:value-type="float">
            <text:p>1461835939735</text:p>
          </table:table-cell>
          <table:table-cell office:value-type="float" office:value="3928" calcext:value-type="float">
            <text:p>392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928" calcext:value-type="float">
            <text:p>39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9749" calcext:value-type="float">
            <text:p>1461835939749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965" calcext:value-type="float">
            <text:p>39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9729" calcext:value-type="float">
            <text:p>1461835939729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995" calcext:value-type="float">
            <text:p>39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9808" calcext:value-type="float">
            <text:p>1461835939808</text:p>
          </table:table-cell>
          <table:table-cell office:value-type="float" office:value="3929" calcext:value-type="float">
            <text:p>392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3929" calcext:value-type="float">
            <text:p>39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9811" calcext:value-type="float">
            <text:p>1461835939811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037" calcext:value-type="float">
            <text:p>4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9813" calcext:value-type="float">
            <text:p>1461835939813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501" calcext:value-type="float">
            <text:p>45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39816" calcext:value-type="float">
            <text:p>1461835939816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503" calcext:value-type="float">
            <text:p>45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059" calcext:value-type="float">
            <text:p>1461835940059</text:p>
          </table:table-cell>
          <table:table-cell office:value-type="float" office:value="4332" calcext:value-type="float">
            <text:p>433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332" calcext:value-type="float">
            <text:p>43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077" calcext:value-type="float">
            <text:p>1461835940077</text:p>
          </table:table-cell>
          <table:table-cell office:value-type="float" office:value="4756" calcext:value-type="float">
            <text:p>475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756" calcext:value-type="float">
            <text:p>47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072" calcext:value-type="float">
            <text:p>1461835940072</text:p>
          </table:table-cell>
          <table:table-cell office:value-type="float" office:value="4794" calcext:value-type="float">
            <text:p>479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794" calcext:value-type="float">
            <text:p>47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166" calcext:value-type="float">
            <text:p>1461835940166</text:p>
          </table:table-cell>
          <table:table-cell office:value-type="float" office:value="4726" calcext:value-type="float">
            <text:p>47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726" calcext:value-type="float">
            <text:p>47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080" calcext:value-type="float">
            <text:p>1461835940080</text:p>
          </table:table-cell>
          <table:table-cell office:value-type="float" office:value="4816" calcext:value-type="float">
            <text:p>48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816" calcext:value-type="float">
            <text:p>48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170" calcext:value-type="float">
            <text:p>1461835940170</text:p>
          </table:table-cell>
          <table:table-cell office:value-type="float" office:value="4785" calcext:value-type="float">
            <text:p>478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785" calcext:value-type="float">
            <text:p>47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202" calcext:value-type="float">
            <text:p>1461835940202</text:p>
          </table:table-cell>
          <table:table-cell office:value-type="float" office:value="4792" calcext:value-type="float">
            <text:p>479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792" calcext:value-type="float">
            <text:p>47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296" calcext:value-type="float">
            <text:p>1461835940296</text:p>
          </table:table-cell>
          <table:table-cell office:value-type="float" office:value="4740" calcext:value-type="float">
            <text:p>474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740" calcext:value-type="float">
            <text:p>47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181" calcext:value-type="float">
            <text:p>1461835940181</text:p>
          </table:table-cell>
          <table:table-cell office:value-type="float" office:value="4864" calcext:value-type="float">
            <text:p>486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864" calcext:value-type="float">
            <text:p>48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377" calcext:value-type="float">
            <text:p>1461835940377</text:p>
          </table:table-cell>
          <table:table-cell office:value-type="float" office:value="4826" calcext:value-type="float">
            <text:p>48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826" calcext:value-type="float">
            <text:p>48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507" calcext:value-type="float">
            <text:p>1461835940507</text:p>
          </table:table-cell>
          <table:table-cell office:value-type="float" office:value="4768" calcext:value-type="float">
            <text:p>476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768" calcext:value-type="float">
            <text:p>47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304" calcext:value-type="float">
            <text:p>1461835940304</text:p>
          </table:table-cell>
          <table:table-cell office:value-type="float" office:value="4976" calcext:value-type="float">
            <text:p>497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976" calcext:value-type="float">
            <text:p>49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467" calcext:value-type="float">
            <text:p>1461835940467</text:p>
          </table:table-cell>
          <table:table-cell office:value-type="float" office:value="4815" calcext:value-type="float">
            <text:p>48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4815" calcext:value-type="float">
            <text:p>48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621" calcext:value-type="float">
            <text:p>1461835940621</text:p>
          </table:table-cell>
          <table:table-cell office:value-type="float" office:value="6263" calcext:value-type="float">
            <text:p>626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263" calcext:value-type="float">
            <text:p>6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557" calcext:value-type="float">
            <text:p>1461835940557</text:p>
          </table:table-cell>
          <table:table-cell office:value-type="float" office:value="6699" calcext:value-type="float">
            <text:p>669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699" calcext:value-type="float">
            <text:p>66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676" calcext:value-type="float">
            <text:p>1461835940676</text:p>
          </table:table-cell>
          <table:table-cell office:value-type="float" office:value="6585" calcext:value-type="float">
            <text:p>658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585" calcext:value-type="float">
            <text:p>6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680" calcext:value-type="float">
            <text:p>1461835940680</text:p>
          </table:table-cell>
          <table:table-cell office:value-type="float" office:value="6610" calcext:value-type="float">
            <text:p>661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610" calcext:value-type="float">
            <text:p>66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774" calcext:value-type="float">
            <text:p>1461835940774</text:p>
          </table:table-cell>
          <table:table-cell office:value-type="float" office:value="7508" calcext:value-type="float">
            <text:p>750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508" calcext:value-type="float">
            <text:p>7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645" calcext:value-type="float">
            <text:p>1461835940645</text:p>
          </table:table-cell>
          <table:table-cell office:value-type="float" office:value="7639" calcext:value-type="float">
            <text:p>763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639" calcext:value-type="float">
            <text:p>76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766" calcext:value-type="float">
            <text:p>1461835940766</text:p>
          </table:table-cell>
          <table:table-cell office:value-type="float" office:value="7632" calcext:value-type="float">
            <text:p>763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632" calcext:value-type="float">
            <text:p>76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719" calcext:value-type="float">
            <text:p>1461835940719</text:p>
          </table:table-cell>
          <table:table-cell office:value-type="float" office:value="7739" calcext:value-type="float">
            <text:p>773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739" calcext:value-type="float">
            <text:p>77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787" calcext:value-type="float">
            <text:p>1461835940787</text:p>
          </table:table-cell>
          <table:table-cell office:value-type="float" office:value="7824" calcext:value-type="float">
            <text:p>782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824" calcext:value-type="float">
            <text:p>78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895" calcext:value-type="float">
            <text:p>1461835940895</text:p>
          </table:table-cell>
          <table:table-cell office:value-type="float" office:value="7724" calcext:value-type="float">
            <text:p>772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724" calcext:value-type="float">
            <text:p>77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797" calcext:value-type="float">
            <text:p>1461835940797</text:p>
          </table:table-cell>
          <table:table-cell office:value-type="float" office:value="7875" calcext:value-type="float">
            <text:p>787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875" calcext:value-type="float">
            <text:p>7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1141" calcext:value-type="float">
            <text:p>1461835941141</text:p>
          </table:table-cell>
          <table:table-cell office:value-type="float" office:value="7605" calcext:value-type="float">
            <text:p>760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605" calcext:value-type="float">
            <text:p>76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946" calcext:value-type="float">
            <text:p>1461835940946</text:p>
          </table:table-cell>
          <table:table-cell office:value-type="float" office:value="7803" calcext:value-type="float">
            <text:p>780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803" calcext:value-type="float">
            <text:p>78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927" calcext:value-type="float">
            <text:p>1461835940927</text:p>
          </table:table-cell>
          <table:table-cell office:value-type="float" office:value="7824" calcext:value-type="float">
            <text:p>782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824" calcext:value-type="float">
            <text:p>78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1227" calcext:value-type="float">
            <text:p>1461835941227</text:p>
          </table:table-cell>
          <table:table-cell office:value-type="float" office:value="7715" calcext:value-type="float">
            <text:p>77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715" calcext:value-type="float">
            <text:p>7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0940" calcext:value-type="float">
            <text:p>1461835940940</text:p>
          </table:table-cell>
          <table:table-cell office:value-type="float" office:value="8052" calcext:value-type="float">
            <text:p>805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052" calcext:value-type="float">
            <text:p>80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1156" calcext:value-type="float">
            <text:p>1461835941156</text:p>
          </table:table-cell>
          <table:table-cell office:value-type="float" office:value="7979" calcext:value-type="float">
            <text:p>797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979" calcext:value-type="float">
            <text:p>79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1198" calcext:value-type="float">
            <text:p>1461835941198</text:p>
          </table:table-cell>
          <table:table-cell office:value-type="float" office:value="7943" calcext:value-type="float">
            <text:p>794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943" calcext:value-type="float">
            <text:p>79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1768" calcext:value-type="float">
            <text:p>1461835941768</text:p>
          </table:table-cell>
          <table:table-cell office:value-type="float" office:value="7486" calcext:value-type="float">
            <text:p>748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486" calcext:value-type="float">
            <text:p>7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1824" calcext:value-type="float">
            <text:p>1461835941824</text:p>
          </table:table-cell>
          <table:table-cell office:value-type="float" office:value="7609" calcext:value-type="float">
            <text:p>760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609" calcext:value-type="float">
            <text:p>76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1973" calcext:value-type="float">
            <text:p>1461835941973</text:p>
          </table:table-cell>
          <table:table-cell office:value-type="float" office:value="7520" calcext:value-type="float">
            <text:p>752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520" calcext:value-type="float">
            <text:p>75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2035" calcext:value-type="float">
            <text:p>1461835942035</text:p>
          </table:table-cell>
          <table:table-cell office:value-type="float" office:value="7469" calcext:value-type="float">
            <text:p>746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469" calcext:value-type="float">
            <text:p>74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2577" calcext:value-type="float">
            <text:p>1461835942577</text:p>
          </table:table-cell>
          <table:table-cell office:value-type="float" office:value="7274" calcext:value-type="float">
            <text:p>727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274" calcext:value-type="float">
            <text:p>72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2615" calcext:value-type="float">
            <text:p>1461835942615</text:p>
          </table:table-cell>
          <table:table-cell office:value-type="float" office:value="7381" calcext:value-type="float">
            <text:p>738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381" calcext:value-type="float">
            <text:p>7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2606" calcext:value-type="float">
            <text:p>1461835942606</text:p>
          </table:table-cell>
          <table:table-cell office:value-type="float" office:value="7412" calcext:value-type="float">
            <text:p>741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412" calcext:value-type="float">
            <text:p>74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2607" calcext:value-type="float">
            <text:p>1461835942607</text:p>
          </table:table-cell>
          <table:table-cell office:value-type="float" office:value="7415" calcext:value-type="float">
            <text:p>74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415" calcext:value-type="float">
            <text:p>74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2633" calcext:value-type="float">
            <text:p>1461835942633</text:p>
          </table:table-cell>
          <table:table-cell office:value-type="float" office:value="7497" calcext:value-type="float">
            <text:p>749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497" calcext:value-type="float">
            <text:p>74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2737" calcext:value-type="float">
            <text:p>1461835942737</text:p>
          </table:table-cell>
          <table:table-cell office:value-type="float" office:value="7507" calcext:value-type="float">
            <text:p>750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507" calcext:value-type="float">
            <text:p>7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2916" calcext:value-type="float">
            <text:p>1461835942916</text:p>
          </table:table-cell>
          <table:table-cell office:value-type="float" office:value="7391" calcext:value-type="float">
            <text:p>73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391" calcext:value-type="float">
            <text:p>73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2908" calcext:value-type="float">
            <text:p>1461835942908</text:p>
          </table:table-cell>
          <table:table-cell office:value-type="float" office:value="7445" calcext:value-type="float">
            <text:p>744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445" calcext:value-type="float">
            <text:p>74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2912" calcext:value-type="float">
            <text:p>1461835942912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491" calcext:value-type="float">
            <text:p>7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3266" calcext:value-type="float">
            <text:p>1461835943266</text:p>
          </table:table-cell>
          <table:table-cell office:value-type="float" office:value="7197" calcext:value-type="float">
            <text:p>719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197" calcext:value-type="float">
            <text:p>7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3326" calcext:value-type="float">
            <text:p>1461835943326</text:p>
          </table:table-cell>
          <table:table-cell office:value-type="float" office:value="7244" calcext:value-type="float">
            <text:p>724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244" calcext:value-type="float">
            <text:p>7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3379" calcext:value-type="float">
            <text:p>1461835943379</text:p>
          </table:table-cell>
          <table:table-cell office:value-type="float" office:value="7340" calcext:value-type="float">
            <text:p>734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340" calcext:value-type="float">
            <text:p>73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3723" calcext:value-type="float">
            <text:p>1461835943723</text:p>
          </table:table-cell>
          <table:table-cell office:value-type="float" office:value="7095" calcext:value-type="float">
            <text:p>709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095" calcext:value-type="float">
            <text:p>70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3564" calcext:value-type="float">
            <text:p>1461835943564</text:p>
          </table:table-cell>
          <table:table-cell office:value-type="float" office:value="7254" calcext:value-type="float">
            <text:p>725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254" calcext:value-type="float">
            <text:p>7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3848" calcext:value-type="float">
            <text:p>1461835943848</text:p>
          </table:table-cell>
          <table:table-cell office:value-type="float" office:value="6989" calcext:value-type="float">
            <text:p>698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989" calcext:value-type="float">
            <text:p>69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3876" calcext:value-type="float">
            <text:p>1461835943876</text:p>
          </table:table-cell>
          <table:table-cell office:value-type="float" office:value="6967" calcext:value-type="float">
            <text:p>696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967" calcext:value-type="float">
            <text:p>69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4006" calcext:value-type="float">
            <text:p>1461835944006</text:p>
          </table:table-cell>
          <table:table-cell office:value-type="float" office:value="6891" calcext:value-type="float">
            <text:p>68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891" calcext:value-type="float">
            <text:p>68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3906" calcext:value-type="float">
            <text:p>1461835943906</text:p>
          </table:table-cell>
          <table:table-cell office:value-type="float" office:value="6996" calcext:value-type="float">
            <text:p>699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996" calcext:value-type="float">
            <text:p>69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3909" calcext:value-type="float">
            <text:p>1461835943909</text:p>
          </table:table-cell>
          <table:table-cell office:value-type="float" office:value="7008" calcext:value-type="float">
            <text:p>700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008" calcext:value-type="float">
            <text:p>7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3967" calcext:value-type="float">
            <text:p>1461835943967</text:p>
          </table:table-cell>
          <table:table-cell office:value-type="float" office:value="6954" calcext:value-type="float">
            <text:p>695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954" calcext:value-type="float">
            <text:p>69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3977" calcext:value-type="float">
            <text:p>1461835943977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135" calcext:value-type="float">
            <text:p>7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4071" calcext:value-type="float">
            <text:p>1461835944071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134" calcext:value-type="float">
            <text:p>7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4093" calcext:value-type="float">
            <text:p>1461835944093</text:p>
          </table:table-cell>
          <table:table-cell office:value-type="float" office:value="7136" calcext:value-type="float">
            <text:p>713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136" calcext:value-type="float">
            <text:p>7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4058" calcext:value-type="float">
            <text:p>1461835944058</text:p>
          </table:table-cell>
          <table:table-cell office:value-type="float" office:value="7195" calcext:value-type="float">
            <text:p>719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195" calcext:value-type="float">
            <text:p>7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4098" calcext:value-type="float">
            <text:p>1461835944098</text:p>
          </table:table-cell>
          <table:table-cell office:value-type="float" office:value="7159" calcext:value-type="float">
            <text:p>715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159" calcext:value-type="float">
            <text:p>71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4228" calcext:value-type="float">
            <text:p>1461835944228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135" calcext:value-type="float">
            <text:p>7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4168" calcext:value-type="float">
            <text:p>1461835944168</text:p>
          </table:table-cell>
          <table:table-cell office:value-type="float" office:value="7340" calcext:value-type="float">
            <text:p>734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340" calcext:value-type="float">
            <text:p>73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4312" calcext:value-type="float">
            <text:p>1461835944312</text:p>
          </table:table-cell>
          <table:table-cell office:value-type="float" office:value="7199" calcext:value-type="float">
            <text:p>719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199" calcext:value-type="float">
            <text:p>7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4296" calcext:value-type="float">
            <text:p>1461835944296</text:p>
          </table:table-cell>
          <table:table-cell office:value-type="float" office:value="7247" calcext:value-type="float">
            <text:p>724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247" calcext:value-type="float">
            <text:p>72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4396" calcext:value-type="float">
            <text:p>1461835944396</text:p>
          </table:table-cell>
          <table:table-cell office:value-type="float" office:value="7264" calcext:value-type="float">
            <text:p>726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264" calcext:value-type="float">
            <text:p>7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4463" calcext:value-type="float">
            <text:p>1461835944463</text:p>
          </table:table-cell>
          <table:table-cell office:value-type="float" office:value="7213" calcext:value-type="float">
            <text:p>721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213" calcext:value-type="float">
            <text:p>72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4432" calcext:value-type="float">
            <text:p>1461835944432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250" calcext:value-type="float">
            <text:p>7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4324" calcext:value-type="float">
            <text:p>1461835944324</text:p>
          </table:table-cell>
          <table:table-cell office:value-type="float" office:value="7360" calcext:value-type="float">
            <text:p>736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360" calcext:value-type="float">
            <text:p>73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4526" calcext:value-type="float">
            <text:p>1461835944526</text:p>
          </table:table-cell>
          <table:table-cell office:value-type="float" office:value="7258" calcext:value-type="float">
            <text:p>725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258" calcext:value-type="float">
            <text:p>7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4590" calcext:value-type="float">
            <text:p>1461835944590</text:p>
          </table:table-cell>
          <table:table-cell office:value-type="float" office:value="7279" calcext:value-type="float">
            <text:p>727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279" calcext:value-type="float">
            <text:p>7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4484" calcext:value-type="float">
            <text:p>1461835944484</text:p>
          </table:table-cell>
          <table:table-cell office:value-type="float" office:value="7404" calcext:value-type="float">
            <text:p>740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404" calcext:value-type="float">
            <text:p>74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4592" calcext:value-type="float">
            <text:p>1461835944592</text:p>
          </table:table-cell>
          <table:table-cell office:value-type="float" office:value="7379" calcext:value-type="float">
            <text:p>737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379" calcext:value-type="float">
            <text:p>73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4617" calcext:value-type="float">
            <text:p>1461835944617</text:p>
          </table:table-cell>
          <table:table-cell office:value-type="float" office:value="7366" calcext:value-type="float">
            <text:p>736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366" calcext:value-type="float">
            <text:p>7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4623" calcext:value-type="float">
            <text:p>1461835944623</text:p>
          </table:table-cell>
          <table:table-cell office:value-type="float" office:value="7376" calcext:value-type="float">
            <text:p>737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376" calcext:value-type="float">
            <text:p>73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4665" calcext:value-type="float">
            <text:p>1461835944665</text:p>
          </table:table-cell>
          <table:table-cell office:value-type="float" office:value="7383" calcext:value-type="float">
            <text:p>738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383" calcext:value-type="float">
            <text:p>73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4715" calcext:value-type="float">
            <text:p>1461835944715</text:p>
          </table:table-cell>
          <table:table-cell office:value-type="float" office:value="7453" calcext:value-type="float">
            <text:p>745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453" calcext:value-type="float">
            <text:p>74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4737" calcext:value-type="float">
            <text:p>1461835944737</text:p>
          </table:table-cell>
          <table:table-cell office:value-type="float" office:value="7441" calcext:value-type="float">
            <text:p>744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441" calcext:value-type="float">
            <text:p>74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4725" calcext:value-type="float">
            <text:p>1461835944725</text:p>
          </table:table-cell>
          <table:table-cell office:value-type="float" office:value="7465" calcext:value-type="float">
            <text:p>746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465" calcext:value-type="float">
            <text:p>74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4849" calcext:value-type="float">
            <text:p>1461835944849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410" calcext:value-type="float">
            <text:p>74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5316" calcext:value-type="float">
            <text:p>1461835945316</text:p>
          </table:table-cell>
          <table:table-cell office:value-type="float" office:value="7566" calcext:value-type="float">
            <text:p>756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566" calcext:value-type="float">
            <text:p>75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5322" calcext:value-type="float">
            <text:p>1461835945322</text:p>
          </table:table-cell>
          <table:table-cell office:value-type="float" office:value="8131" calcext:value-type="float">
            <text:p>813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131" calcext:value-type="float">
            <text:p>81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5392" calcext:value-type="float">
            <text:p>1461835945392</text:p>
          </table:table-cell>
          <table:table-cell office:value-type="float" office:value="8066" calcext:value-type="float">
            <text:p>806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066" calcext:value-type="float">
            <text:p>80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5867" calcext:value-type="float">
            <text:p>1461835945867</text:p>
          </table:table-cell>
          <table:table-cell office:value-type="float" office:value="7669" calcext:value-type="float">
            <text:p>766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669" calcext:value-type="float">
            <text:p>76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5834" calcext:value-type="float">
            <text:p>1461835945834</text:p>
          </table:table-cell>
          <table:table-cell office:value-type="float" office:value="8037" calcext:value-type="float">
            <text:p>803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037" calcext:value-type="float">
            <text:p>8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5894" calcext:value-type="float">
            <text:p>1461835945894</text:p>
          </table:table-cell>
          <table:table-cell office:value-type="float" office:value="8129" calcext:value-type="float">
            <text:p>812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129" calcext:value-type="float">
            <text:p>81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5956" calcext:value-type="float">
            <text:p>1461835945956</text:p>
          </table:table-cell>
          <table:table-cell office:value-type="float" office:value="8104" calcext:value-type="float">
            <text:p>810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104" calcext:value-type="float">
            <text:p>8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5897" calcext:value-type="float">
            <text:p>1461835945897</text:p>
          </table:table-cell>
          <table:table-cell office:value-type="float" office:value="8165" calcext:value-type="float">
            <text:p>816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165" calcext:value-type="float">
            <text:p>81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5995" calcext:value-type="float">
            <text:p>1461835945995</text:p>
          </table:table-cell>
          <table:table-cell office:value-type="float" office:value="8252" calcext:value-type="float">
            <text:p>825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252" calcext:value-type="float">
            <text:p>82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6037" calcext:value-type="float">
            <text:p>1461835946037</text:p>
          </table:table-cell>
          <table:table-cell office:value-type="float" office:value="8265" calcext:value-type="float">
            <text:p>826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265" calcext:value-type="float">
            <text:p>82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6046" calcext:value-type="float">
            <text:p>1461835946046</text:p>
          </table:table-cell>
          <table:table-cell office:value-type="float" office:value="8465" calcext:value-type="float">
            <text:p>846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465" calcext:value-type="float">
            <text:p>84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6204" calcext:value-type="float">
            <text:p>1461835946204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317" calcext:value-type="float">
            <text:p>8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6281" calcext:value-type="float">
            <text:p>1461835946281</text:p>
          </table:table-cell>
          <table:table-cell office:value-type="float" office:value="8448" calcext:value-type="float">
            <text:p>844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448" calcext:value-type="float">
            <text:p>84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7310" calcext:value-type="float">
            <text:p>1461835947310</text:p>
          </table:table-cell>
          <table:table-cell office:value-type="float" office:value="7448" calcext:value-type="float">
            <text:p>744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448" calcext:value-type="float">
            <text:p>74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6276" calcext:value-type="float">
            <text:p>1461835946276</text:p>
          </table:table-cell>
          <table:table-cell office:value-type="float" office:value="8513" calcext:value-type="float">
            <text:p>851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513" calcext:value-type="float">
            <text:p>85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6283" calcext:value-type="float">
            <text:p>1461835946283</text:p>
          </table:table-cell>
          <table:table-cell office:value-type="float" office:value="8644" calcext:value-type="float">
            <text:p>864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8644" calcext:value-type="float">
            <text:p>86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8257" calcext:value-type="float">
            <text:p>1461835948257</text:p>
          </table:table-cell>
          <table:table-cell office:value-type="float" office:value="6744" calcext:value-type="float">
            <text:p>674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744" calcext:value-type="float">
            <text:p>67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8261" calcext:value-type="float">
            <text:p>1461835948261</text:p>
          </table:table-cell>
          <table:table-cell office:value-type="float" office:value="6778" calcext:value-type="float">
            <text:p>67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778" calcext:value-type="float">
            <text:p>67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7884" calcext:value-type="float">
            <text:p>1461835947884</text:p>
          </table:table-cell>
          <table:table-cell office:value-type="float" office:value="7221" calcext:value-type="float">
            <text:p>722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221" calcext:value-type="float">
            <text:p>72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9398" calcext:value-type="float">
            <text:p>1461835949398</text:p>
          </table:table-cell>
          <table:table-cell office:value-type="float" office:value="5794" calcext:value-type="float">
            <text:p>579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794" calcext:value-type="float">
            <text:p>57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9282" calcext:value-type="float">
            <text:p>1461835949282</text:p>
          </table:table-cell>
          <table:table-cell office:value-type="float" office:value="5926" calcext:value-type="float">
            <text:p>59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926" calcext:value-type="float">
            <text:p>59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9284" calcext:value-type="float">
            <text:p>1461835949284</text:p>
          </table:table-cell>
          <table:table-cell office:value-type="float" office:value="5960" calcext:value-type="float">
            <text:p>596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960" calcext:value-type="float">
            <text:p>59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8290" calcext:value-type="float">
            <text:p>1461835948290</text:p>
          </table:table-cell>
          <table:table-cell office:value-type="float" office:value="7010" calcext:value-type="float">
            <text:p>701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7010" calcext:value-type="float">
            <text:p>7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9611" calcext:value-type="float">
            <text:p>1461835949611</text:p>
          </table:table-cell>
          <table:table-cell office:value-type="float" office:value="5747" calcext:value-type="float">
            <text:p>574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747" calcext:value-type="float">
            <text:p>57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9458" calcext:value-type="float">
            <text:p>1461835949458</text:p>
          </table:table-cell>
          <table:table-cell office:value-type="float" office:value="5901" calcext:value-type="float">
            <text:p>590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901" calcext:value-type="float">
            <text:p>59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9620" calcext:value-type="float">
            <text:p>1461835949620</text:p>
          </table:table-cell>
          <table:table-cell office:value-type="float" office:value="5755" calcext:value-type="float">
            <text:p>575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755" calcext:value-type="float">
            <text:p>57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9672" calcext:value-type="float">
            <text:p>1461835949672</text:p>
          </table:table-cell>
          <table:table-cell office:value-type="float" office:value="5721" calcext:value-type="float">
            <text:p>572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721" calcext:value-type="float">
            <text:p>57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9749" calcext:value-type="float">
            <text:p>1461835949749</text:p>
          </table:table-cell>
          <table:table-cell office:value-type="float" office:value="5715" calcext:value-type="float">
            <text:p>57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715" calcext:value-type="float">
            <text:p>5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9746" calcext:value-type="float">
            <text:p>1461835949746</text:p>
          </table:table-cell>
          <table:table-cell office:value-type="float" office:value="5725" calcext:value-type="float">
            <text:p>57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725" calcext:value-type="float">
            <text:p>5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9751" calcext:value-type="float">
            <text:p>1461835949751</text:p>
          </table:table-cell>
          <table:table-cell office:value-type="float" office:value="5723" calcext:value-type="float">
            <text:p>572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723" calcext:value-type="float">
            <text:p>57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9942" calcext:value-type="float">
            <text:p>1461835949942</text:p>
          </table:table-cell>
          <table:table-cell office:value-type="float" office:value="5586" calcext:value-type="float">
            <text:p>558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586" calcext:value-type="float">
            <text:p>55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0254" calcext:value-type="float">
            <text:p>1461835950254</text:p>
          </table:table-cell>
          <table:table-cell office:value-type="float" office:value="5672" calcext:value-type="float">
            <text:p>567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672" calcext:value-type="float">
            <text:p>56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0135" calcext:value-type="float">
            <text:p>1461835950135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817" calcext:value-type="float">
            <text:p>58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0141" calcext:value-type="float">
            <text:p>1461835950141</text:p>
          </table:table-cell>
          <table:table-cell office:value-type="float" office:value="5925" calcext:value-type="float">
            <text:p>59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5925" calcext:value-type="float">
            <text:p>5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49992" calcext:value-type="float">
            <text:p>1461835949992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169" calcext:value-type="float">
            <text:p>6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0504" calcext:value-type="float">
            <text:p>1461835950504</text:p>
          </table:table-cell>
          <table:table-cell office:value-type="float" office:value="6741" calcext:value-type="float">
            <text:p>674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741" calcext:value-type="float">
            <text:p>67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0493" calcext:value-type="float">
            <text:p>1461835950493</text:p>
          </table:table-cell>
          <table:table-cell office:value-type="float" office:value="6788" calcext:value-type="float">
            <text:p>678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6788" calcext:value-type="float">
            <text:p>67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0434" calcext:value-type="float">
            <text:p>1461835950434</text:p>
          </table:table-cell>
          <table:table-cell office:value-type="float" office:value="9317" calcext:value-type="float">
            <text:p>931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317" calcext:value-type="float">
            <text:p>9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0643" calcext:value-type="float">
            <text:p>1461835950643</text:p>
          </table:table-cell>
          <table:table-cell office:value-type="float" office:value="9230" calcext:value-type="float">
            <text:p>923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230" calcext:value-type="float">
            <text:p>92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0851" calcext:value-type="float">
            <text:p>146183595085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471" calcext:value-type="float">
            <text:p>94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0996" calcext:value-type="float">
            <text:p>1461835950996</text:p>
          </table:table-cell>
          <table:table-cell office:value-type="float" office:value="9386" calcext:value-type="float">
            <text:p>938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386" calcext:value-type="float">
            <text:p>93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1022" calcext:value-type="float">
            <text:p>1461835951022</text:p>
          </table:table-cell>
          <table:table-cell office:value-type="float" office:value="9568" calcext:value-type="float">
            <text:p>956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568" calcext:value-type="float">
            <text:p>95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1019" calcext:value-type="float">
            <text:p>1461835951019</text:p>
          </table:table-cell>
          <table:table-cell office:value-type="float" office:value="9891" calcext:value-type="float">
            <text:p>98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891" calcext:value-type="float">
            <text:p>98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1131" calcext:value-type="float">
            <text:p>1461835951131</text:p>
          </table:table-cell>
          <table:table-cell office:value-type="float" office:value="9833" calcext:value-type="float">
            <text:p>983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9833" calcext:value-type="float">
            <text:p>98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1307" calcext:value-type="float">
            <text:p>1461835951307</text:p>
          </table:table-cell>
          <table:table-cell office:value-type="float" office:value="10026" calcext:value-type="float">
            <text:p>100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026" calcext:value-type="float">
            <text:p>100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1244" calcext:value-type="float">
            <text:p>1461835951244</text:p>
          </table:table-cell>
          <table:table-cell office:value-type="float" office:value="10159" calcext:value-type="float">
            <text:p>1015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159" calcext:value-type="float">
            <text:p>101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1463" calcext:value-type="float">
            <text:p>1461835951463</text:p>
          </table:table-cell>
          <table:table-cell office:value-type="float" office:value="10390" calcext:value-type="float">
            <text:p>1039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390" calcext:value-type="float">
            <text:p>103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1353" calcext:value-type="float">
            <text:p>1461835951353</text:p>
          </table:table-cell>
          <table:table-cell office:value-type="float" office:value="10524" calcext:value-type="float">
            <text:p>1052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524" calcext:value-type="float">
            <text:p>105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1570" calcext:value-type="float">
            <text:p>1461835951570</text:p>
          </table:table-cell>
          <table:table-cell office:value-type="float" office:value="10309" calcext:value-type="float">
            <text:p>1030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309" calcext:value-type="float">
            <text:p>103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1404" calcext:value-type="float">
            <text:p>1461835951404</text:p>
          </table:table-cell>
          <table:table-cell office:value-type="float" office:value="10493" calcext:value-type="float">
            <text:p>1049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493" calcext:value-type="float">
            <text:p>104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1818" calcext:value-type="float">
            <text:p>1461835951818</text:p>
          </table:table-cell>
          <table:table-cell office:value-type="float" office:value="10254" calcext:value-type="float">
            <text:p>1025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254" calcext:value-type="float">
            <text:p>10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1818" calcext:value-type="float">
            <text:p>1461835951818</text:p>
          </table:table-cell>
          <table:table-cell office:value-type="float" office:value="10279" calcext:value-type="float">
            <text:p>1027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279" calcext:value-type="float">
            <text:p>10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1838" calcext:value-type="float">
            <text:p>1461835951838</text:p>
          </table:table-cell>
          <table:table-cell office:value-type="float" office:value="10262" calcext:value-type="float">
            <text:p>1026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262" calcext:value-type="float">
            <text:p>10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1719" calcext:value-type="float">
            <text:p>1461835951719</text:p>
          </table:table-cell>
          <table:table-cell office:value-type="float" office:value="10399" calcext:value-type="float">
            <text:p>1039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399" calcext:value-type="float">
            <text:p>103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1902" calcext:value-type="float">
            <text:p>1461835951902</text:p>
          </table:table-cell>
          <table:table-cell office:value-type="float" office:value="10626" calcext:value-type="float">
            <text:p>106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626" calcext:value-type="float">
            <text:p>106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1917" calcext:value-type="float">
            <text:p>1461835951917</text:p>
          </table:table-cell>
          <table:table-cell office:value-type="float" office:value="10715" calcext:value-type="float">
            <text:p>107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715" calcext:value-type="float">
            <text:p>10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1843" calcext:value-type="float">
            <text:p>1461835951843</text:p>
          </table:table-cell>
          <table:table-cell office:value-type="float" office:value="10791" calcext:value-type="float">
            <text:p>107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791" calcext:value-type="float">
            <text:p>107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1898" calcext:value-type="float">
            <text:p>1461835951898</text:p>
          </table:table-cell>
          <table:table-cell office:value-type="float" office:value="10740" calcext:value-type="float">
            <text:p>1074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740" calcext:value-type="float">
            <text:p>107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1921" calcext:value-type="float">
            <text:p>1461835951921</text:p>
          </table:table-cell>
          <table:table-cell office:value-type="float" office:value="10933" calcext:value-type="float">
            <text:p>1093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933" calcext:value-type="float">
            <text:p>109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2113" calcext:value-type="float">
            <text:p>1461835952113</text:p>
          </table:table-cell>
          <table:table-cell office:value-type="float" office:value="10753" calcext:value-type="float">
            <text:p>1075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753" calcext:value-type="float">
            <text:p>107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2206" calcext:value-type="float">
            <text:p>1461835952206</text:p>
          </table:table-cell>
          <table:table-cell office:value-type="float" office:value="10665" calcext:value-type="float">
            <text:p>1066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665" calcext:value-type="float">
            <text:p>106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2229" calcext:value-type="float">
            <text:p>1461835952229</text:p>
          </table:table-cell>
          <table:table-cell office:value-type="float" office:value="10651" calcext:value-type="float">
            <text:p>106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651" calcext:value-type="float">
            <text:p>106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2257" calcext:value-type="float">
            <text:p>1461835952257</text:p>
          </table:table-cell>
          <table:table-cell office:value-type="float" office:value="10830" calcext:value-type="float">
            <text:p>1083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0830" calcext:value-type="float">
            <text:p>108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2254" calcext:value-type="float">
            <text:p>1461835952254</text:p>
          </table:table-cell>
          <table:table-cell office:value-type="float" office:value="11124" calcext:value-type="float">
            <text:p>1112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124" calcext:value-type="float">
            <text:p>11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2363" calcext:value-type="float">
            <text:p>1461835952363</text:p>
          </table:table-cell>
          <table:table-cell office:value-type="float" office:value="11173" calcext:value-type="float">
            <text:p>1117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173" calcext:value-type="float">
            <text:p>111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2512" calcext:value-type="float">
            <text:p>1461835952512</text:p>
          </table:table-cell>
          <table:table-cell office:value-type="float" office:value="11508" calcext:value-type="float">
            <text:p>1150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508" calcext:value-type="float">
            <text:p>11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2662" calcext:value-type="float">
            <text:p>1461835952662</text:p>
          </table:table-cell>
          <table:table-cell office:value-type="float" office:value="11689" calcext:value-type="float">
            <text:p>1168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1689" calcext:value-type="float">
            <text:p>116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2510" calcext:value-type="float">
            <text:p>1461835952510</text:p>
          </table:table-cell>
          <table:table-cell office:value-type="float" office:value="12072" calcext:value-type="float">
            <text:p>1207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072" calcext:value-type="float">
            <text:p>12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2544" calcext:value-type="float">
            <text:p>1461835952544</text:p>
          </table:table-cell>
          <table:table-cell office:value-type="float" office:value="12335" calcext:value-type="float">
            <text:p>1233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335" calcext:value-type="float">
            <text:p>123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2677" calcext:value-type="float">
            <text:p>1461835952677</text:p>
          </table:table-cell>
          <table:table-cell office:value-type="float" office:value="12206" calcext:value-type="float">
            <text:p>1220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206" calcext:value-type="float">
            <text:p>122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2683" calcext:value-type="float">
            <text:p>1461835952683</text:p>
          </table:table-cell>
          <table:table-cell office:value-type="float" office:value="12376" calcext:value-type="float">
            <text:p>1237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376" calcext:value-type="float">
            <text:p>123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2785" calcext:value-type="float">
            <text:p>1461835952785</text:p>
          </table:table-cell>
          <table:table-cell office:value-type="float" office:value="12589" calcext:value-type="float">
            <text:p>1258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589" calcext:value-type="float">
            <text:p>125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2684" calcext:value-type="float">
            <text:p>1461835952684</text:p>
          </table:table-cell>
          <table:table-cell office:value-type="float" office:value="12774" calcext:value-type="float">
            <text:p>1277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774" calcext:value-type="float">
            <text:p>127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2869" calcext:value-type="float">
            <text:p>1461835952869</text:p>
          </table:table-cell>
          <table:table-cell office:value-type="float" office:value="12692" calcext:value-type="float">
            <text:p>1269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692" calcext:value-type="float">
            <text:p>126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2888" calcext:value-type="float">
            <text:p>1461835952888</text:p>
          </table:table-cell>
          <table:table-cell office:value-type="float" office:value="12673" calcext:value-type="float">
            <text:p>1267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2673" calcext:value-type="float">
            <text:p>126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2971" calcext:value-type="float">
            <text:p>1461835952971</text:p>
          </table:table-cell>
          <table:table-cell office:value-type="float" office:value="13254" calcext:value-type="float">
            <text:p>1325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254" calcext:value-type="float">
            <text:p>13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3049" calcext:value-type="float">
            <text:p>1461835953049</text:p>
          </table:table-cell>
          <table:table-cell office:value-type="float" office:value="13218" calcext:value-type="float">
            <text:p>132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3218" calcext:value-type="float">
            <text:p>132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2999" calcext:value-type="float">
            <text:p>1461835952999</text:p>
          </table:table-cell>
          <table:table-cell office:value-type="float" office:value="14102" calcext:value-type="float">
            <text:p>141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102" calcext:value-type="float">
            <text:p>14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2983" calcext:value-type="float">
            <text:p>1461835952983</text:p>
          </table:table-cell>
          <table:table-cell office:value-type="float" office:value="14244" calcext:value-type="float">
            <text:p>1424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244" calcext:value-type="float">
            <text:p>14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3168" calcext:value-type="float">
            <text:p>1461835953168</text:p>
          </table:table-cell>
          <table:table-cell office:value-type="float" office:value="14180" calcext:value-type="float">
            <text:p>1418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180" calcext:value-type="float">
            <text:p>141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3260" calcext:value-type="float">
            <text:p>1461835953260</text:p>
          </table:table-cell>
          <table:table-cell office:value-type="float" office:value="14644" calcext:value-type="float">
            <text:p>1464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644" calcext:value-type="float">
            <text:p>146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3178" calcext:value-type="float">
            <text:p>1461835953178</text:p>
          </table:table-cell>
          <table:table-cell office:value-type="float" office:value="14911" calcext:value-type="float">
            <text:p>1491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911" calcext:value-type="float">
            <text:p>149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3190" calcext:value-type="float">
            <text:p>1461835953190</text:p>
          </table:table-cell>
          <table:table-cell office:value-type="float" office:value="15630" calcext:value-type="float">
            <text:p>1563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5630" calcext:value-type="float">
            <text:p>156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3882" calcext:value-type="float">
            <text:p>1461835953882</text:p>
          </table:table-cell>
          <table:table-cell office:value-type="float" office:value="14970" calcext:value-type="float">
            <text:p>1497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970" calcext:value-type="float">
            <text:p>149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3978" calcext:value-type="float">
            <text:p>1461835953978</text:p>
          </table:table-cell>
          <table:table-cell office:value-type="float" office:value="14984" calcext:value-type="float">
            <text:p>1498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984" calcext:value-type="float">
            <text:p>149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4458" calcext:value-type="float">
            <text:p>1461835954458</text:p>
          </table:table-cell>
          <table:table-cell office:value-type="float" office:value="14635" calcext:value-type="float">
            <text:p>1463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635" calcext:value-type="float">
            <text:p>14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4454" calcext:value-type="float">
            <text:p>1461835954454</text:p>
          </table:table-cell>
          <table:table-cell office:value-type="float" office:value="14738" calcext:value-type="float">
            <text:p>1473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738" calcext:value-type="float">
            <text:p>147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5024" calcext:value-type="float">
            <text:p>1461835955024</text:p>
          </table:table-cell>
          <table:table-cell office:value-type="float" office:value="14708" calcext:value-type="float">
            <text:p>1470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4708" calcext:value-type="float">
            <text:p>147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4871" calcext:value-type="float">
            <text:p>1461835954871</text:p>
          </table:table-cell>
          <table:table-cell office:value-type="float" office:value="15080" calcext:value-type="float">
            <text:p>1508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5080" calcext:value-type="float">
            <text:p>150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4536" calcext:value-type="float">
            <text:p>1461835954536</text:p>
          </table:table-cell>
          <table:table-cell office:value-type="float" office:value="15477" calcext:value-type="float">
            <text:p>1547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5477" calcext:value-type="float">
            <text:p>15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5060" calcext:value-type="float">
            <text:p>1461835955060</text:p>
          </table:table-cell>
          <table:table-cell office:value-type="float" office:value="15101" calcext:value-type="float">
            <text:p>1510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5101" calcext:value-type="float">
            <text:p>15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5063" calcext:value-type="float">
            <text:p>1461835955063</text:p>
          </table:table-cell>
          <table:table-cell office:value-type="float" office:value="15453" calcext:value-type="float">
            <text:p>1545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5453" calcext:value-type="float">
            <text:p>154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5247" calcext:value-type="float">
            <text:p>1461835955247</text:p>
          </table:table-cell>
          <table:table-cell office:value-type="float" office:value="15356" calcext:value-type="float">
            <text:p>1535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5356" calcext:value-type="float">
            <text:p>153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5302" calcext:value-type="float">
            <text:p>1461835955302</text:p>
          </table:table-cell>
          <table:table-cell office:value-type="float" office:value="15387" calcext:value-type="float">
            <text:p>1538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5387" calcext:value-type="float">
            <text:p>153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5511" calcext:value-type="float">
            <text:p>1461835955511</text:p>
          </table:table-cell>
          <table:table-cell office:value-type="float" office:value="15340" calcext:value-type="float">
            <text:p>1534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5340" calcext:value-type="float">
            <text:p>153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5729" calcext:value-type="float">
            <text:p>1461835955729</text:p>
          </table:table-cell>
          <table:table-cell office:value-type="float" office:value="15674" calcext:value-type="float">
            <text:p>1567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5674" calcext:value-type="float">
            <text:p>156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5759" calcext:value-type="float">
            <text:p>1461835955759</text:p>
          </table:table-cell>
          <table:table-cell office:value-type="float" office:value="16140" calcext:value-type="float">
            <text:p>1614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140" calcext:value-type="float">
            <text:p>16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5522" calcext:value-type="float">
            <text:p>1461835955522</text:p>
          </table:table-cell>
          <table:table-cell office:value-type="float" office:value="16472" calcext:value-type="float">
            <text:p>1647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472" calcext:value-type="float">
            <text:p>16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5791" calcext:value-type="float">
            <text:p>1461835955791</text:p>
          </table:table-cell>
          <table:table-cell office:value-type="float" office:value="16362" calcext:value-type="float">
            <text:p>1636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362" calcext:value-type="float">
            <text:p>163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6003" calcext:value-type="float">
            <text:p>1461835956003</text:p>
          </table:table-cell>
          <table:table-cell office:value-type="float" office:value="16265" calcext:value-type="float">
            <text:p>1626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265" calcext:value-type="float">
            <text:p>162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5929" calcext:value-type="float">
            <text:p>1461835955929</text:p>
          </table:table-cell>
          <table:table-cell office:value-type="float" office:value="16484" calcext:value-type="float">
            <text:p>1648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484" calcext:value-type="float">
            <text:p>16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6041" calcext:value-type="float">
            <text:p>1461835956041</text:p>
          </table:table-cell>
          <table:table-cell office:value-type="float" office:value="16698" calcext:value-type="float">
            <text:p>1669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698" calcext:value-type="float">
            <text:p>166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6210" calcext:value-type="float">
            <text:p>1461835956210</text:p>
          </table:table-cell>
          <table:table-cell office:value-type="float" office:value="16531" calcext:value-type="float">
            <text:p>1653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531" calcext:value-type="float">
            <text:p>165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6106" calcext:value-type="float">
            <text:p>1461835956106</text:p>
          </table:table-cell>
          <table:table-cell office:value-type="float" office:value="16734" calcext:value-type="float">
            <text:p>1673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734" calcext:value-type="float">
            <text:p>167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6194" calcext:value-type="float">
            <text:p>1461835956194</text:p>
          </table:table-cell>
          <table:table-cell office:value-type="float" office:value="16781" calcext:value-type="float">
            <text:p>1678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781" calcext:value-type="float">
            <text:p>167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6246" calcext:value-type="float">
            <text:p>1461835956246</text:p>
          </table:table-cell>
          <table:table-cell office:value-type="float" office:value="16936" calcext:value-type="float">
            <text:p>1693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6936" calcext:value-type="float">
            <text:p>169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6377" calcext:value-type="float">
            <text:p>1461835956377</text:p>
          </table:table-cell>
          <table:table-cell office:value-type="float" office:value="17013" calcext:value-type="float">
            <text:p>1701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013" calcext:value-type="float">
            <text:p>170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6360" calcext:value-type="float">
            <text:p>1461835956360</text:p>
          </table:table-cell>
          <table:table-cell office:value-type="float" office:value="17127" calcext:value-type="float">
            <text:p>171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127" calcext:value-type="float">
            <text:p>17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6361" calcext:value-type="float">
            <text:p>1461835956361</text:p>
          </table:table-cell>
          <table:table-cell office:value-type="float" office:value="17228" calcext:value-type="float">
            <text:p>1722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228" calcext:value-type="float">
            <text:p>17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6303" calcext:value-type="float">
            <text:p>1461835956303</text:p>
          </table:table-cell>
          <table:table-cell office:value-type="float" office:value="17316" calcext:value-type="float">
            <text:p>173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316" calcext:value-type="float">
            <text:p>17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6473" calcext:value-type="float">
            <text:p>1461835956473</text:p>
          </table:table-cell>
          <table:table-cell office:value-type="float" office:value="17785" calcext:value-type="float">
            <text:p>1778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785" calcext:value-type="float">
            <text:p>177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6466" calcext:value-type="float">
            <text:p>1461835956466</text:p>
          </table:table-cell>
          <table:table-cell office:value-type="float" office:value="17925" calcext:value-type="float">
            <text:p>179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925" calcext:value-type="float">
            <text:p>17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6395" calcext:value-type="float">
            <text:p>1461835956395</text:p>
          </table:table-cell>
          <table:table-cell office:value-type="float" office:value="18001" calcext:value-type="float">
            <text:p>1800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001" calcext:value-type="float">
            <text:p>18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6475" calcext:value-type="float">
            <text:p>1461835956475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141" calcext:value-type="float">
            <text:p>18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6530" calcext:value-type="float">
            <text:p>1461835956530</text:p>
          </table:table-cell>
          <table:table-cell office:value-type="float" office:value="18339" calcext:value-type="float">
            <text:p>1833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339" calcext:value-type="float">
            <text:p>183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6954" calcext:value-type="float">
            <text:p>1461835956954</text:p>
          </table:table-cell>
          <table:table-cell office:value-type="float" office:value="18114" calcext:value-type="float">
            <text:p>1811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114" calcext:value-type="float">
            <text:p>18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6929" calcext:value-type="float">
            <text:p>1461835956929</text:p>
          </table:table-cell>
          <table:table-cell office:value-type="float" office:value="18446" calcext:value-type="float">
            <text:p>1844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446" calcext:value-type="float">
            <text:p>184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8246" calcext:value-type="float">
            <text:p>1461835958246</text:p>
          </table:table-cell>
          <table:table-cell office:value-type="float" office:value="17425" calcext:value-type="float">
            <text:p>174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425" calcext:value-type="float">
            <text:p>174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7067" calcext:value-type="float">
            <text:p>1461835957067</text:p>
          </table:table-cell>
          <table:table-cell office:value-type="float" office:value="18692" calcext:value-type="float">
            <text:p>1869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692" calcext:value-type="float">
            <text:p>186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7312" calcext:value-type="float">
            <text:p>1461835957312</text:p>
          </table:table-cell>
          <table:table-cell office:value-type="float" office:value="18965" calcext:value-type="float">
            <text:p>1896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965" calcext:value-type="float">
            <text:p>189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57162" calcext:value-type="float">
            <text:p>1461835957162</text:p>
          </table:table-cell>
          <table:table-cell office:value-type="float" office:value="19127" calcext:value-type="float">
            <text:p>191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127" calcext:value-type="float">
            <text:p>19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0645" calcext:value-type="float">
            <text:p>1461835960645</text:p>
          </table:table-cell>
          <table:table-cell office:value-type="float" office:value="18126" calcext:value-type="float">
            <text:p>181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126" calcext:value-type="float">
            <text:p>18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0874" calcext:value-type="float">
            <text:p>1461835960874</text:p>
          </table:table-cell>
          <table:table-cell office:value-type="float" office:value="18031" calcext:value-type="float">
            <text:p>1803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031" calcext:value-type="float">
            <text:p>18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0753" calcext:value-type="float">
            <text:p>1461835960753</text:p>
          </table:table-cell>
          <table:table-cell office:value-type="float" office:value="18245" calcext:value-type="float">
            <text:p>1824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245" calcext:value-type="float">
            <text:p>18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1592" calcext:value-type="float">
            <text:p>1461835961592</text:p>
          </table:table-cell>
          <table:table-cell office:value-type="float" office:value="17539" calcext:value-type="float">
            <text:p>1753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539" calcext:value-type="float">
            <text:p>17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1383" calcext:value-type="float">
            <text:p>1461835961383</text:p>
          </table:table-cell>
          <table:table-cell office:value-type="float" office:value="17751" calcext:value-type="float">
            <text:p>177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751" calcext:value-type="float">
            <text:p>177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1323" calcext:value-type="float">
            <text:p>1461835961323</text:p>
          </table:table-cell>
          <table:table-cell office:value-type="float" office:value="17916" calcext:value-type="float">
            <text:p>179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916" calcext:value-type="float">
            <text:p>179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2335" calcext:value-type="float">
            <text:p>1461835962335</text:p>
          </table:table-cell>
          <table:table-cell office:value-type="float" office:value="17584" calcext:value-type="float">
            <text:p>1758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584" calcext:value-type="float">
            <text:p>175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1965" calcext:value-type="float">
            <text:p>1461835961965</text:p>
          </table:table-cell>
          <table:table-cell office:value-type="float" office:value="18319" calcext:value-type="float">
            <text:p>1831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319" calcext:value-type="float">
            <text:p>183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2405" calcext:value-type="float">
            <text:p>1461835962405</text:p>
          </table:table-cell>
          <table:table-cell office:value-type="float" office:value="17939" calcext:value-type="float">
            <text:p>1793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939" calcext:value-type="float">
            <text:p>179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2855" calcext:value-type="float">
            <text:p>1461835962855</text:p>
          </table:table-cell>
          <table:table-cell office:value-type="float" office:value="17520" calcext:value-type="float">
            <text:p>1752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520" calcext:value-type="float">
            <text:p>175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1912" calcext:value-type="float">
            <text:p>1461835961912</text:p>
          </table:table-cell>
          <table:table-cell office:value-type="float" office:value="18490" calcext:value-type="float">
            <text:p>1849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490" calcext:value-type="float">
            <text:p>184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3074" calcext:value-type="float">
            <text:p>1461835963074</text:p>
          </table:table-cell>
          <table:table-cell office:value-type="float" office:value="18020" calcext:value-type="float">
            <text:p>1802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020" calcext:value-type="float">
            <text:p>18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2898" calcext:value-type="float">
            <text:p>1461835962898</text:p>
          </table:table-cell>
          <table:table-cell office:value-type="float" office:value="18282" calcext:value-type="float">
            <text:p>1828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282" calcext:value-type="float">
            <text:p>182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2881" calcext:value-type="float">
            <text:p>1461835962881</text:p>
          </table:table-cell>
          <table:table-cell office:value-type="float" office:value="18461" calcext:value-type="float">
            <text:p>1846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461" calcext:value-type="float">
            <text:p>184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2879" calcext:value-type="float">
            <text:p>1461835962879</text:p>
          </table:table-cell>
          <table:table-cell office:value-type="float" office:value="19149" calcext:value-type="float">
            <text:p>1914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149" calcext:value-type="float">
            <text:p>19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3101" calcext:value-type="float">
            <text:p>1461835963101</text:p>
          </table:table-cell>
          <table:table-cell office:value-type="float" office:value="19127" calcext:value-type="float">
            <text:p>191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127" calcext:value-type="float">
            <text:p>19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3119" calcext:value-type="float">
            <text:p>1461835963119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193" calcext:value-type="float">
            <text:p>191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3098" calcext:value-type="float">
            <text:p>1461835963098</text:p>
          </table:table-cell>
          <table:table-cell office:value-type="float" office:value="19775" calcext:value-type="float">
            <text:p>1977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775" calcext:value-type="float">
            <text:p>197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3633" calcext:value-type="float">
            <text:p>1461835963633</text:p>
          </table:table-cell>
          <table:table-cell office:value-type="float" office:value="19463" calcext:value-type="float">
            <text:p>1946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463" calcext:value-type="float">
            <text:p>19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3530" calcext:value-type="float">
            <text:p>1461835963530</text:p>
          </table:table-cell>
          <table:table-cell office:value-type="float" office:value="19958" calcext:value-type="float">
            <text:p>1995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958" calcext:value-type="float">
            <text:p>199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3635" calcext:value-type="float">
            <text:p>1461835963635</text:p>
          </table:table-cell>
          <table:table-cell office:value-type="float" office:value="19932" calcext:value-type="float">
            <text:p>1993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932" calcext:value-type="float">
            <text:p>199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3855" calcext:value-type="float">
            <text:p>1461835963855</text:p>
          </table:table-cell>
          <table:table-cell office:value-type="float" office:value="19987" calcext:value-type="float">
            <text:p>1998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987" calcext:value-type="float">
            <text:p>199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5021" calcext:value-type="float">
            <text:p>1461835965021</text:p>
          </table:table-cell>
          <table:table-cell office:value-type="float" office:value="19931" calcext:value-type="float">
            <text:p>1993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931" calcext:value-type="float">
            <text:p>199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8103" calcext:value-type="float">
            <text:p>1461835968103</text:p>
          </table:table-cell>
          <table:table-cell office:value-type="float" office:value="19426" calcext:value-type="float">
            <text:p>194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426" calcext:value-type="float">
            <text:p>194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8230" calcext:value-type="float">
            <text:p>1461835968230</text:p>
          </table:table-cell>
          <table:table-cell office:value-type="float" office:value="19875" calcext:value-type="float">
            <text:p>1987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875" calcext:value-type="float">
            <text:p>19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8350" calcext:value-type="float">
            <text:p>1461835968350</text:p>
          </table:table-cell>
          <table:table-cell office:value-type="float" office:value="19986" calcext:value-type="float">
            <text:p>1998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986" calcext:value-type="float">
            <text:p>199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9822" calcext:value-type="float">
            <text:p>1461835969822</text:p>
          </table:table-cell>
          <table:table-cell office:value-type="float" office:value="19187" calcext:value-type="float">
            <text:p>1918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187" calcext:value-type="float">
            <text:p>191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9091" calcext:value-type="float">
            <text:p>1461835969091</text:p>
          </table:table-cell>
          <table:table-cell office:value-type="float" office:value="19937" calcext:value-type="float">
            <text:p>1993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937" calcext:value-type="float">
            <text:p>199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9854" calcext:value-type="float">
            <text:p>1461835969854</text:p>
          </table:table-cell>
          <table:table-cell office:value-type="float" office:value="19232" calcext:value-type="float">
            <text:p>1923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232" calcext:value-type="float">
            <text:p>192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70194" calcext:value-type="float">
            <text:p>1461835970194</text:p>
          </table:table-cell>
          <table:table-cell office:value-type="float" office:value="19623" calcext:value-type="float">
            <text:p>1962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623" calcext:value-type="float">
            <text:p>196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70095" calcext:value-type="float">
            <text:p>1461835970095</text:p>
          </table:table-cell>
          <table:table-cell office:value-type="float" office:value="19737" calcext:value-type="float">
            <text:p>1973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737" calcext:value-type="float">
            <text:p>19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69964" calcext:value-type="float">
            <text:p>1461835969964</text:p>
          </table:table-cell>
          <table:table-cell office:value-type="float" office:value="19879" calcext:value-type="float">
            <text:p>1987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879" calcext:value-type="float">
            <text:p>198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70650" calcext:value-type="float">
            <text:p>1461835970650</text:p>
          </table:table-cell>
          <table:table-cell office:value-type="float" office:value="19270" calcext:value-type="float">
            <text:p>1927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270" calcext:value-type="float">
            <text:p>192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70955" calcext:value-type="float">
            <text:p>1461835970955</text:p>
          </table:table-cell>
          <table:table-cell office:value-type="float" office:value="19339" calcext:value-type="float">
            <text:p>1933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339" calcext:value-type="float">
            <text:p>193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70735" calcext:value-type="float">
            <text:p>1461835970735</text:p>
          </table:table-cell>
          <table:table-cell office:value-type="float" office:value="19804" calcext:value-type="float">
            <text:p>1980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804" calcext:value-type="float">
            <text:p>198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71017" calcext:value-type="float">
            <text:p>1461835971017</text:p>
          </table:table-cell>
          <table:table-cell office:value-type="float" office:value="19618" calcext:value-type="float">
            <text:p>196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618" calcext:value-type="float">
            <text:p>196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71520" calcext:value-type="float">
            <text:p>1461835971520</text:p>
          </table:table-cell>
          <table:table-cell office:value-type="float" office:value="19627" calcext:value-type="float">
            <text:p>196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627" calcext:value-type="float">
            <text:p>196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71607" calcext:value-type="float">
            <text:p>1461835971607</text:p>
          </table:table-cell>
          <table:table-cell office:value-type="float" office:value="19812" calcext:value-type="float">
            <text:p>1981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812" calcext:value-type="float">
            <text:p>198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72406" calcext:value-type="float">
            <text:p>1461835972406</text:p>
          </table:table-cell>
          <table:table-cell office:value-type="float" office:value="19891" calcext:value-type="float">
            <text:p>198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891" calcext:value-type="float">
            <text:p>198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72902" calcext:value-type="float">
            <text:p>1461835972902</text:p>
          </table:table-cell>
          <table:table-cell office:value-type="float" office:value="19607" calcext:value-type="float">
            <text:p>1960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607" calcext:value-type="float">
            <text:p>196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5973271" calcext:value-type="float">
            <text:p>1461835973271</text:p>
          </table:table-cell>
          <table:table-cell office:value-type="float" office:value="19917" calcext:value-type="float">
            <text:p>1991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917" calcext:value-type="float">
            <text:p>199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82740" calcext:value-type="float">
            <text:p>1461836182740</text:p>
          </table:table-cell>
          <table:table-cell office:value-type="float" office:value="20038" calcext:value-type="float">
            <text:p>2003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0038" calcext:value-type="float">
            <text:p>20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90790" calcext:value-type="float">
            <text:p>1461836190790</text:p>
          </table:table-cell>
          <table:table-cell office:value-type="float" office:value="19385" calcext:value-type="float">
            <text:p>1938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385" calcext:value-type="float">
            <text:p>19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90632" calcext:value-type="float">
            <text:p>1461836190632</text:p>
          </table:table-cell>
          <table:table-cell office:value-type="float" office:value="19590" calcext:value-type="float">
            <text:p>1959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590" calcext:value-type="float">
            <text:p>195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90285" calcext:value-type="float">
            <text:p>1461836190285</text:p>
          </table:table-cell>
          <table:table-cell office:value-type="float" office:value="20082" calcext:value-type="float">
            <text:p>2008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0082" calcext:value-type="float">
            <text:p>20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91107" calcext:value-type="float">
            <text:p>1461836191107</text:p>
          </table:table-cell>
          <table:table-cell office:value-type="float" office:value="19821" calcext:value-type="float">
            <text:p>1982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821" calcext:value-type="float">
            <text:p>198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90873" calcext:value-type="float">
            <text:p>1461836190873</text:p>
          </table:table-cell>
          <table:table-cell office:value-type="float" office:value="20077" calcext:value-type="float">
            <text:p>2007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0077" calcext:value-type="float">
            <text:p>20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91782" calcext:value-type="float">
            <text:p>1461836191782</text:p>
          </table:table-cell>
          <table:table-cell office:value-type="float" office:value="19608" calcext:value-type="float">
            <text:p>1960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608" calcext:value-type="float">
            <text:p>196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92143" calcext:value-type="float">
            <text:p>1461836192143</text:p>
          </table:table-cell>
          <table:table-cell office:value-type="float" office:value="19450" calcext:value-type="float">
            <text:p>1945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450" calcext:value-type="float">
            <text:p>194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92189" calcext:value-type="float">
            <text:p>1461836192189</text:p>
          </table:table-cell>
          <table:table-cell office:value-type="float" office:value="19542" calcext:value-type="float">
            <text:p>1954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542" calcext:value-type="float">
            <text:p>195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92289" calcext:value-type="float">
            <text:p>1461836192289</text:p>
          </table:table-cell>
          <table:table-cell office:value-type="float" office:value="19810" calcext:value-type="float">
            <text:p>1981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810" calcext:value-type="float">
            <text:p>198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93027" calcext:value-type="float">
            <text:p>1461836193027</text:p>
          </table:table-cell>
          <table:table-cell office:value-type="float" office:value="19715" calcext:value-type="float">
            <text:p>197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715" calcext:value-type="float">
            <text:p>19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93244" calcext:value-type="float">
            <text:p>1461836193244</text:p>
          </table:table-cell>
          <table:table-cell office:value-type="float" office:value="19518" calcext:value-type="float">
            <text:p>195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518" calcext:value-type="float">
            <text:p>19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93008" calcext:value-type="float">
            <text:p>1461836193008</text:p>
          </table:table-cell>
          <table:table-cell office:value-type="float" office:value="19769" calcext:value-type="float">
            <text:p>1976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769" calcext:value-type="float">
            <text:p>197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93914" calcext:value-type="float">
            <text:p>1461836193914</text:p>
          </table:table-cell>
          <table:table-cell office:value-type="float" office:value="19172" calcext:value-type="float">
            <text:p>1917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172" calcext:value-type="float">
            <text:p>19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94196" calcext:value-type="float">
            <text:p>1461836194196</text:p>
          </table:table-cell>
          <table:table-cell office:value-type="float" office:value="19363" calcext:value-type="float">
            <text:p>1936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363" calcext:value-type="float">
            <text:p>193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94119" calcext:value-type="float">
            <text:p>1461836194119</text:p>
          </table:table-cell>
          <table:table-cell office:value-type="float" office:value="19552" calcext:value-type="float">
            <text:p>1955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552" calcext:value-type="float">
            <text:p>19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94741" calcext:value-type="float">
            <text:p>1461836194741</text:p>
          </table:table-cell>
          <table:table-cell office:value-type="float" office:value="18950" calcext:value-type="float">
            <text:p>1895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950" calcext:value-type="float">
            <text:p>189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94909" calcext:value-type="float">
            <text:p>1461836194909</text:p>
          </table:table-cell>
          <table:table-cell office:value-type="float" office:value="19205" calcext:value-type="float">
            <text:p>1920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205" calcext:value-type="float">
            <text:p>19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95365" calcext:value-type="float">
            <text:p>1461836195365</text:p>
          </table:table-cell>
          <table:table-cell office:value-type="float" office:value="18753" calcext:value-type="float">
            <text:p>1875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753" calcext:value-type="float">
            <text:p>187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95631" calcext:value-type="float">
            <text:p>1461836195631</text:p>
          </table:table-cell>
          <table:table-cell office:value-type="float" office:value="18686" calcext:value-type="float">
            <text:p>1868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3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8686" calcext:value-type="float">
            <text:p>186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95446" calcext:value-type="float">
            <text:p>1461836195446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113" calcext:value-type="float">
            <text:p>19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95801" calcext:value-type="float">
            <text:p>1461836195801</text:p>
          </table:table-cell>
          <table:table-cell office:value-type="float" office:value="19213" calcext:value-type="float">
            <text:p>1921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213" calcext:value-type="float">
            <text:p>192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95667" calcext:value-type="float">
            <text:p>1461836195667</text:p>
          </table:table-cell>
          <table:table-cell office:value-type="float" office:value="19411" calcext:value-type="float">
            <text:p>1941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7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411" calcext:value-type="float">
            <text:p>194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95801" calcext:value-type="float">
            <text:p>1461836195801</text:p>
          </table:table-cell>
          <table:table-cell office:value-type="float" office:value="19315" calcext:value-type="float">
            <text:p>193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315" calcext:value-type="float">
            <text:p>19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96812" calcext:value-type="float">
            <text:p>1461836196812</text:p>
          </table:table-cell>
          <table:table-cell office:value-type="float" office:value="19964" calcext:value-type="float">
            <text:p>1996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9964" calcext:value-type="float">
            <text:p>199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197841" calcext:value-type="float">
            <text:p>1461836197841</text:p>
          </table:table-cell>
          <table:table-cell office:value-type="float" office:value="20059" calcext:value-type="float">
            <text:p>2005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4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0059" calcext:value-type="float">
            <text:p>200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754010" calcext:value-type="float">
            <text:p>1461836754010</text:p>
          </table:table-cell>
          <table:table-cell office:value-type="float" office:value="17290" calcext:value-type="float">
            <text:p>1729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6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290" calcext:value-type="float">
            <text:p>172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754011" calcext:value-type="float">
            <text:p>1461836754011</text:p>
          </table:table-cell>
          <table:table-cell office:value-type="float" office:value="17346" calcext:value-type="float">
            <text:p>1734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2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346" calcext:value-type="float">
            <text:p>173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754012" calcext:value-type="float">
            <text:p>1461836754012</text:p>
          </table:table-cell>
          <table:table-cell office:value-type="float" office:value="17370" calcext:value-type="float">
            <text:p>1737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370" calcext:value-type="float">
            <text:p>173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754013" calcext:value-type="float">
            <text:p>1461836754013</text:p>
          </table:table-cell>
          <table:table-cell office:value-type="float" office:value="17427" calcext:value-type="float">
            <text:p>174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9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427" calcext:value-type="float">
            <text:p>174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754013" calcext:value-type="float">
            <text:p>1461836754013</text:p>
          </table:table-cell>
          <table:table-cell office:value-type="float" office:value="17478" calcext:value-type="float">
            <text:p>174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478" calcext:value-type="float">
            <text:p>17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754012" calcext:value-type="float">
            <text:p>1461836754012</text:p>
          </table:table-cell>
          <table:table-cell office:value-type="float" office:value="17482" calcext:value-type="float">
            <text:p>1748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8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482" calcext:value-type="float">
            <text:p>174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754014" calcext:value-type="float">
            <text:p>1461836754014</text:p>
          </table:table-cell>
          <table:table-cell office:value-type="float" office:value="17483" calcext:value-type="float">
            <text:p>1748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483" calcext:value-type="float">
            <text:p>174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461836754014" calcext:value-type="float">
            <text:p>1461836754014</text:p>
          </table:table-cell>
          <table:table-cell office:value-type="float" office:value="17498" calcext:value-type="float">
            <text:p>1749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0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7498" calcext:value-type="float">
            <text:p>17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9:38:29.545592625</meta:creation-date>
    <dc:date>2016-04-28T18:23:23.773802535</dc:date>
    <meta:editing-duration>PT5H53M43S</meta:editing-duration>
    <meta:editing-cycles>3</meta:editing-cycles>
    <meta:generator>LibreOffice/5.0.5.2$Linux_X86_64 LibreOffice_project/00m0$Build-2</meta:generator>
    <meta:document-statistic meta:table-count="1" meta:cell-count="164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801cm" svg:height="14.669cm" xlink:href=".." xlink:type="simple" chart:class="chart:line" chart:style-name="ch1">
        <chart:legend chart:legend-position="end" svg:x="20.922cm" svg:y="7.035cm" style:legend-expansion="high" chart:style-name="ch2"/>
        <chart:plot-area chart:style-name="ch3" table:cell-range-address="Sheet1.E5:Sheet1.E694 Sheet1.G5:Sheet1.G694" chart:data-source-has-labels="column" svg:x="1cm" svg:y="0.223cm" svg:width="18.071cm" svg:height="13.292cm">
          <chartooo:coordinate-region svg:x="1.992cm" svg:y="0.422cm" svg:width="17.079cm" svg:height="12.039cm"/>
          <chart:axis chart:dimension="x" chart:name="primary-x" chart:style-name="ch4" chartooo:axis-type="auto">
            <chartooo:date-scale/>
            <chart:categories table:cell-range-address="Sheet1.E5:Sheet1.E69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5:Sheet1.G694" chart:class="chart:line">
            <chart:data-point chart:repeated="6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E5:Sheet1.E694</svg:desc>
                </draw:g>
              </table:table-cell>
              <table:table-cell office:value-type="float" office:value="0">
                <text:p>0</text:p>
                <draw:g>
                  <svg:desc>Sheet1.G5:Sheet1.G69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2258">
                <text:p>2258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2301">
                <text:p>2301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2365">
                <text:p>2365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2429">
                <text:p>242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2563">
                <text:p>256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2734">
                <text:p>2734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2742">
                <text:p>2742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2759">
                <text:p>2759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2829">
                <text:p>2829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2892">
                <text:p>2892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2917">
                <text:p>2917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3158">
                <text:p>315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3243">
                <text:p>3243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3402">
                <text:p>3402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3499">
                <text:p>3499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3509">
                <text:p>3509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3553">
                <text:p>3553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3575">
                <text:p>3575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3599">
                <text:p>3599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3611">
                <text:p>3611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3641">
                <text:p>3641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3662">
                <text:p>3662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3693">
                <text:p>3693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3693">
                <text:p>3693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3743">
                <text:p>3743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3752">
                <text:p>3752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3758">
                <text:p>3758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3767">
                <text:p>3767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3771">
                <text:p>3771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3782">
                <text:p>3782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3783">
                <text:p>3783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3783">
                <text:p>3783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3787">
                <text:p>378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3839">
                <text:p>3839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3929">
                <text:p>3929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3943">
                <text:p>3943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float" office:value="1011">
                <text:p>1010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1015">
                <text:p>1020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float" office:value="1017">
                <text:p>1020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float" office:value="1026">
                <text:p>1030</text:p>
              </table:table-cell>
              <table:table-cell office:value-type="float" office:value="3987">
                <text:p>3987</text:p>
              </table:table-cell>
            </table:table-row>
            <table:table-row>
              <table:table-cell office:value-type="float" office:value="1028">
                <text:p>1030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float" office:value="1029">
                <text:p>1030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float" office:value="1031">
                <text:p>1030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1033">
                <text:p>1030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float" office:value="1035">
                <text:p>1040</text:p>
              </table:table-cell>
              <table:table-cell office:value-type="float" office:value="4007">
                <text:p>4007</text:p>
              </table:table-cell>
            </table:table-row>
            <table:table-row>
              <table:table-cell office:value-type="float" office:value="1036">
                <text:p>1040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float" office:value="1038">
                <text:p>1040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float" office:value="1039">
                <text:p>1040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float" office:value="1042">
                <text:p>1040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float" office:value="1045">
                <text:p>1050</text:p>
              </table:table-cell>
              <table:table-cell office:value-type="float" office:value="4071">
                <text:p>4071</text:p>
              </table:table-cell>
            </table:table-row>
            <table:table-row>
              <table:table-cell office:value-type="float" office:value="1047">
                <text:p>1050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float" office:value="1048">
                <text:p>105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4109">
                <text:p>4109</text:p>
              </table:table-cell>
            </table:table-row>
            <table:table-row>
              <table:table-cell office:value-type="float" office:value="1054">
                <text:p>1050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float" office:value="1055">
                <text:p>1060</text:p>
              </table:table-cell>
              <table:table-cell office:value-type="float" office:value="4139">
                <text:p>4139</text:p>
              </table:table-cell>
            </table:table-row>
            <table:table-row>
              <table:table-cell office:value-type="float" office:value="1056">
                <text:p>1060</text:p>
              </table:table-cell>
              <table:table-cell office:value-type="float" office:value="4153">
                <text:p>4153</text:p>
              </table:table-cell>
            </table:table-row>
            <table:table-row>
              <table:table-cell office:value-type="float" office:value="1058">
                <text:p>1060</text:p>
              </table:table-cell>
              <table:table-cell office:value-type="float" office:value="4161">
                <text:p>4161</text:p>
              </table:table-cell>
            </table:table-row>
            <table:table-row>
              <table:table-cell office:value-type="float" office:value="1059">
                <text:p>1060</text:p>
              </table:table-cell>
              <table:table-cell office:value-type="float" office:value="4185">
                <text:p>4185</text:p>
              </table:table-cell>
            </table:table-row>
            <table:table-row>
              <table:table-cell office:value-type="float" office:value="1062">
                <text:p>1060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float" office:value="1063">
                <text:p>1060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float" office:value="1065">
                <text:p>1070</text:p>
              </table:table-cell>
              <table:table-cell office:value-type="float" office:value="4215">
                <text:p>4215</text:p>
              </table:table-cell>
            </table:table-row>
            <table:table-row>
              <table:table-cell office:value-type="float" office:value="1067">
                <text:p>1070</text:p>
              </table:table-cell>
              <table:table-cell office:value-type="float" office:value="4219">
                <text:p>4219</text:p>
              </table:table-cell>
            </table:table-row>
            <table:table-row>
              <table:table-cell office:value-type="float" office:value="1069">
                <text:p>1070</text:p>
              </table:table-cell>
              <table:table-cell office:value-type="float" office:value="4234">
                <text:p>4234</text:p>
              </table:table-cell>
            </table:table-row>
            <table:table-row>
              <table:table-cell office:value-type="float" office:value="1072">
                <text:p>1070</text:p>
              </table:table-cell>
              <table:table-cell office:value-type="float" office:value="4263">
                <text:p>4263</text:p>
              </table:table-cell>
            </table:table-row>
            <table:table-row>
              <table:table-cell office:value-type="float" office:value="1073">
                <text:p>1070</text:p>
              </table:table-cell>
              <table:table-cell office:value-type="float" office:value="4285">
                <text:p>4285</text:p>
              </table:table-cell>
            </table:table-row>
            <table:table-row>
              <table:table-cell office:value-type="float" office:value="1075">
                <text:p>1080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float" office:value="1076">
                <text:p>1080</text:p>
              </table:table-cell>
              <table:table-cell office:value-type="float" office:value="4338">
                <text:p>4338</text:p>
              </table:table-cell>
            </table:table-row>
            <table:table-row>
              <table:table-cell office:value-type="float" office:value="1079">
                <text:p>1080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4359">
                <text:p>4359</text:p>
              </table:table-cell>
            </table:table-row>
            <table:table-row>
              <table:table-cell office:value-type="float" office:value="1082">
                <text:p>1080</text:p>
              </table:table-cell>
              <table:table-cell office:value-type="float" office:value="4366">
                <text:p>4366</text:p>
              </table:table-cell>
            </table:table-row>
            <table:table-row>
              <table:table-cell office:value-type="float" office:value="1083">
                <text:p>1080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float" office:value="1085">
                <text:p>1090</text:p>
              </table:table-cell>
              <table:table-cell office:value-type="float" office:value="4401">
                <text:p>4401</text:p>
              </table:table-cell>
            </table:table-row>
            <table:table-row>
              <table:table-cell office:value-type="float" office:value="1087">
                <text:p>1090</text:p>
              </table:table-cell>
              <table:table-cell office:value-type="float" office:value="4431">
                <text:p>4431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4506">
                <text:p>4506</text:p>
              </table:table-cell>
            </table:table-row>
            <table:table-row>
              <table:table-cell office:value-type="float" office:value="1091">
                <text:p>1090</text:p>
              </table:table-cell>
              <table:table-cell office:value-type="float" office:value="4518">
                <text:p>4518</text:p>
              </table:table-cell>
            </table:table-row>
            <table:table-row>
              <table:table-cell office:value-type="float" office:value="1093">
                <text:p>109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1094">
                <text:p>1090</text:p>
              </table:table-cell>
              <table:table-cell office:value-type="float" office:value="4567">
                <text:p>4567</text:p>
              </table:table-cell>
            </table:table-row>
            <table:table-row>
              <table:table-cell office:value-type="float" office:value="1098">
                <text:p>1100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1099">
                <text:p>1100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1102">
                <text:p>1100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1103">
                <text:p>1100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1105">
                <text:p>1110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1106">
                <text:p>1110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1108">
                <text:p>1110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1109">
                <text:p>1110</text:p>
              </table:table-cell>
              <table:table-cell office:value-type="float" office:value="4600">
                <text:p>4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39cm" svg:height="17.22cm" xlink:href=".." xlink:type="simple" chart:class="chart:line" chart:style-name="ch1">
        <chart:legend chart:legend-position="end" svg:x="24.538cm" svg:y="8.311cm" style:legend-expansion="high" chart:style-name="ch2"/>
        <chart:plot-area chart:style-name="ch3" table:cell-range-address="Sheet1.E6:Sheet1.E694 Sheet1.H6:Sheet1.H694" chart:data-source-has-labels="column" svg:x="0.547cm" svg:y="0.344cm" svg:width="23.444cm" svg:height="16.532cm">
          <chartooo:coordinate-region svg:x="1.168cm" svg:y="0.344cm" svg:width="22.782cm" svg:height="15.279cm"/>
          <chart:axis chart:dimension="x" chart:name="primary-x" chart:style-name="ch4" chartooo:axis-type="auto">
            <chartooo:date-scale/>
            <chart:categories table:cell-range-address="Sheet1.E6:Sheet1.E69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6:Sheet1.H694" chart:class="chart:line">
            <chart:data-point chart:repeated="68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E6:Sheet1.E694</svg:desc>
                </draw:g>
              </table:table-cell>
              <table:table-cell office:value-type="float" office:value="0">
                <text:p>0</text:p>
                <draw:g>
                  <svg:desc>Sheet1.H6:Sheet1.H694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11">
                <text:p>10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015">
                <text:p>10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17">
                <text:p>102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26">
                <text:p>10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28">
                <text:p>10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029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1">
                <text:p>10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33">
                <text:p>103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1035">
                <text:p>10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36">
                <text:p>10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38">
                <text:p>10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39">
                <text:p>10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42">
                <text:p>1040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45">
                <text:p>10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47">
                <text:p>105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1048">
                <text:p>10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1054">
                <text:p>10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55">
                <text:p>10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56">
                <text:p>10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58">
                <text:p>10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59">
                <text:p>10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062">
                <text:p>1060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float" office:value="1063">
                <text:p>10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65">
                <text:p>107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067">
                <text:p>10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69">
                <text:p>107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072">
                <text:p>1070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float" office:value="1073">
                <text:p>10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075">
                <text:p>108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1076">
                <text:p>10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79">
                <text:p>1080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82">
                <text:p>108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083">
                <text:p>10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85">
                <text:p>109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087">
                <text:p>10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091">
                <text:p>10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93">
                <text:p>10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94">
                <text:p>10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98">
                <text:p>1100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1099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2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3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5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6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8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9">
                <text:p>11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